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7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0" style:family="table-cell" style:parent-style-name="Default">
      <style:text-properties fo:color="#c9211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y2_inpu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irection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</table:table-row>
      </table:table>
      <table:table table:name="Pivot Table_day2_input_1" table:style-name="ta1">
        <table:table-column table:style-name="co3" table:default-cell-style-name="ce3"/>
        <table:table-column table:style-name="co3" table:default-cell-style-name="ce5"/>
        <table:table-row table:style-name="ro1">
          <table:table-cell table:style-name="ce1" office:value-type="string" calcext:value-type="string">
            <text:p>direction</text:p>
          </table:table-cell>
          <table:table-cell office:value-type="string" calcext:value-type="string">
            <text:p>Sum - value</text:p>
          </table:table-cell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6" office:value-type="float" office:value="1883" calcext:value-type="float">
            <text:p>188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table:style-name="ce7"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table:style-name="ce8" office:value-type="float" office:value="1166" calcext:value-type="float">
            <text:p>1166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9" office:value-type="float" office:value="5073" calcext:value-type="float">
            <text:p>5073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Day 2 1</text:p>
          </table:table-cell>
          <table:table-cell table:style-name="ce10" table:formula="of:=([.B2]-[.B4])*[.B3]" office:value-type="float" office:value="1451208" calcext:value-type="float">
            <text:p>1451208</text:p>
          </table:table-cell>
        </table:table-row>
      </table:table>
      <table:table table:name="day2 part 2 example" table:style-name="ta1">
        <table:table-column table:style-name="co3" table:default-cell-style-name="ce12"/>
        <table:table-column table:style-name="co3" table:number-columns-repeated="5" table:default-cell-style-name="Default"/>
        <table:table-row table:style-name="ro1">
          <table:table-cell table:style-name="ce11" office:value-type="string" calcext:value-type="string">
            <text:p>direction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aim</text:p>
          </table:table-cell>
          <table:table-cell table:style-name="ce11" office:value-type="string" calcext:value-type="string">
            <text:p>h pos</text:p>
          </table:table-cell>
          <table:table-cell table:style-name="ce11" office:value-type="string" calcext:value-type="string">
            <text:p>depth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2]+IF([.A2]=&quot;down&quot;;[.B2])+IF([.A2]=&quot;up&quot;;-[.B2])" office:value-type="float" office:value="0" calcext:value-type="float">
            <text:p>0</text:p>
          </table:table-cell>
          <table:table-cell table:formula="of:=[.D2]+IF([.A2]=&quot;forward&quot;;[.B2])" office:value-type="float" office:value="5" calcext:value-type="float">
            <text:p>5</text:p>
          </table:table-cell>
          <table:table-cell table:formula="of:=[.E2]+IF([.A2]=&quot;forward&quot;;[.B2]*[.C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3]+IF([.A3]=&quot;down&quot;;[.B3])+IF([.A3]=&quot;up&quot;;-[.B3])" office:value-type="float" office:value="5" calcext:value-type="float">
            <text:p>5</text:p>
          </table:table-cell>
          <table:table-cell table:formula="of:=[.D3]+IF([.A3]=&quot;forward&quot;;[.B3])" office:value-type="float" office:value="5" calcext:value-type="float">
            <text:p>5</text:p>
          </table:table-cell>
          <table:table-cell table:formula="of:=[.E3]+IF([.A3]=&quot;forward&quot;;[.B3]*[.C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4]+IF([.A4]=&quot;down&quot;;[.B4])+IF([.A4]=&quot;up&quot;;-[.B4])" office:value-type="float" office:value="5" calcext:value-type="float">
            <text:p>5</text:p>
          </table:table-cell>
          <table:table-cell table:formula="of:=[.D4]+IF([.A4]=&quot;forward&quot;;[.B4])" office:value-type="float" office:value="13" calcext:value-type="float">
            <text:p>13</text:p>
          </table:table-cell>
          <table:table-cell table:formula="of:=[.E4]+IF([.A4]=&quot;forward&quot;;[.B4]*[.C4])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5]+IF([.A5]=&quot;down&quot;;[.B5])+IF([.A5]=&quot;up&quot;;-[.B5])" office:value-type="float" office:value="2" calcext:value-type="float">
            <text:p>2</text:p>
          </table:table-cell>
          <table:table-cell table:formula="of:=[.D5]+IF([.A5]=&quot;forward&quot;;[.B5])" office:value-type="float" office:value="13" calcext:value-type="float">
            <text:p>13</text:p>
          </table:table-cell>
          <table:table-cell table:formula="of:=[.E5]+IF([.A5]=&quot;forward&quot;;[.B5]*[.C5])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6]+IF([.A6]=&quot;down&quot;;[.B6])+IF([.A6]=&quot;up&quot;;-[.B6])" office:value-type="float" office:value="10" calcext:value-type="float">
            <text:p>10</text:p>
          </table:table-cell>
          <table:table-cell table:formula="of:=[.D6]+IF([.A6]=&quot;forward&quot;;[.B6])" office:value-type="float" office:value="13" calcext:value-type="float">
            <text:p>13</text:p>
          </table:table-cell>
          <table:table-cell table:formula="of:=[.E6]+IF([.A6]=&quot;forward&quot;;[.B6]*[.C6])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Default"/>
          <table:table-cell/>
          <table:table-cell table:formula="of:=[.C7]+IF([.A7]=&quot;down&quot;;[.B7])+IF([.A7]=&quot;up&quot;;-[.B7])" office:value-type="float" office:value="10" calcext:value-type="float">
            <text:p>10</text:p>
          </table:table-cell>
          <table:table-cell table:formula="of:=[.D7]+IF([.A7]=&quot;forward&quot;;[.B7])" office:value-type="float" office:value="15" calcext:value-type="float">
            <text:p>15</text:p>
          </table:table-cell>
          <table:table-cell table:formula="of:=[.E7]+IF([.A7]=&quot;forward&quot;;[.B7]*[.C7])" office:value-type="float" office:value="60" calcext:value-type="float">
            <text:p>60</text:p>
          </table:table-cell>
          <table:table-cell table:formula="of:=[.D8]*[.E8]" office:value-type="float" office:value="900" calcext:value-type="float">
            <text:p>900</text:p>
          </table:table-cell>
        </table:table-row>
      </table:table>
      <table:table table:name="Day2 part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1" office:value-type="string" calcext:value-type="string">
            <text:p>direction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aim</text:p>
          </table:table-cell>
          <table:table-cell table:style-name="ce11" office:value-type="string" calcext:value-type="string">
            <text:p>h pos</text:p>
          </table:table-cell>
          <table:table-cell table:style-name="ce11" office:value-type="string" calcext:value-type="string">
            <text:p>depth</text:p>
          </table:table-cell>
          <table:table-cell table:style-name="ce11"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2]+IF([.A2]=&quot;down&quot;;[.B2])+IF([.A2]=&quot;up&quot;;-[.B2])" office:value-type="float" office:value="0" calcext:value-type="float">
            <text:p>0</text:p>
          </table:table-cell>
          <table:table-cell table:formula="of:=[.D2]+IF([.A2]=&quot;forward&quot;;[.B2])" office:value-type="float" office:value="9" calcext:value-type="float">
            <text:p>9</text:p>
          </table:table-cell>
          <table:table-cell table:formula="of:=[.E2]+IF([.A2]=&quot;forward&quot;;[.B2]*[.C2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3]+IF([.A3]=&quot;down&quot;;[.B3])+IF([.A3]=&quot;up&quot;;-[.B3])" office:value-type="float" office:value="3" calcext:value-type="float">
            <text:p>3</text:p>
          </table:table-cell>
          <table:table-cell table:formula="of:=[.D3]+IF([.A3]=&quot;forward&quot;;[.B3])" office:value-type="float" office:value="9" calcext:value-type="float">
            <text:p>9</text:p>
          </table:table-cell>
          <table:table-cell table:formula="of:=[.E3]+IF([.A3]=&quot;forward&quot;;[.B3]*[.C3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4]+IF([.A4]=&quot;down&quot;;[.B4])+IF([.A4]=&quot;up&quot;;-[.B4])" office:value-type="float" office:value="11" calcext:value-type="float">
            <text:p>11</text:p>
          </table:table-cell>
          <table:table-cell table:formula="of:=[.D4]+IF([.A4]=&quot;forward&quot;;[.B4])" office:value-type="float" office:value="9" calcext:value-type="float">
            <text:p>9</text:p>
          </table:table-cell>
          <table:table-cell table:formula="of:=[.E4]+IF([.A4]=&quot;forward&quot;;[.B4]*[.C4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5]+IF([.A5]=&quot;down&quot;;[.B5])+IF([.A5]=&quot;up&quot;;-[.B5])" office:value-type="float" office:value="11" calcext:value-type="float">
            <text:p>11</text:p>
          </table:table-cell>
          <table:table-cell table:formula="of:=[.D5]+IF([.A5]=&quot;forward&quot;;[.B5])" office:value-type="float" office:value="11" calcext:value-type="float">
            <text:p>11</text:p>
          </table:table-cell>
          <table:table-cell table:formula="of:=[.E5]+IF([.A5]=&quot;forward&quot;;[.B5]*[.C5])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6]+IF([.A6]=&quot;down&quot;;[.B6])+IF([.A6]=&quot;up&quot;;-[.B6])" office:value-type="float" office:value="8" calcext:value-type="float">
            <text:p>8</text:p>
          </table:table-cell>
          <table:table-cell table:formula="of:=[.D6]+IF([.A6]=&quot;forward&quot;;[.B6])" office:value-type="float" office:value="11" calcext:value-type="float">
            <text:p>11</text:p>
          </table:table-cell>
          <table:table-cell table:formula="of:=[.E6]+IF([.A6]=&quot;forward&quot;;[.B6]*[.C6])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7]+IF([.A7]=&quot;down&quot;;[.B7])+IF([.A7]=&quot;up&quot;;-[.B7])" office:value-type="float" office:value="8" calcext:value-type="float">
            <text:p>8</text:p>
          </table:table-cell>
          <table:table-cell table:formula="of:=[.D7]+IF([.A7]=&quot;forward&quot;;[.B7])" office:value-type="float" office:value="16" calcext:value-type="float">
            <text:p>16</text:p>
          </table:table-cell>
          <table:table-cell table:formula="of:=[.E7]+IF([.A7]=&quot;forward&quot;;[.B7]*[.C7])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8]+IF([.A8]=&quot;down&quot;;[.B8])+IF([.A8]=&quot;up&quot;;-[.B8])" office:value-type="float" office:value="0" calcext:value-type="float">
            <text:p>0</text:p>
          </table:table-cell>
          <table:table-cell table:formula="of:=[.D8]+IF([.A8]=&quot;forward&quot;;[.B8])" office:value-type="float" office:value="16" calcext:value-type="float">
            <text:p>16</text:p>
          </table:table-cell>
          <table:table-cell table:formula="of:=[.E8]+IF([.A8]=&quot;forward&quot;;[.B8]*[.C8])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9]+IF([.A9]=&quot;down&quot;;[.B9])+IF([.A9]=&quot;up&quot;;-[.B9])" office:value-type="float" office:value="2" calcext:value-type="float">
            <text:p>2</text:p>
          </table:table-cell>
          <table:table-cell table:formula="of:=[.D9]+IF([.A9]=&quot;forward&quot;;[.B9])" office:value-type="float" office:value="16" calcext:value-type="float">
            <text:p>16</text:p>
          </table:table-cell>
          <table:table-cell table:formula="of:=[.E9]+IF([.A9]=&quot;forward&quot;;[.B9]*[.C9])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10]+IF([.A10]=&quot;down&quot;;[.B10])+IF([.A10]=&quot;up&quot;;-[.B10])" office:value-type="float" office:value="7" calcext:value-type="float">
            <text:p>7</text:p>
          </table:table-cell>
          <table:table-cell table:formula="of:=[.D10]+IF([.A10]=&quot;forward&quot;;[.B10])" office:value-type="float" office:value="16" calcext:value-type="float">
            <text:p>16</text:p>
          </table:table-cell>
          <table:table-cell table:formula="of:=[.E10]+IF([.A10]=&quot;forward&quot;;[.B10]*[.C10])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11]+IF([.A11]=&quot;down&quot;;[.B11])+IF([.A11]=&quot;up&quot;;-[.B11])" office:value-type="float" office:value="0" calcext:value-type="float">
            <text:p>0</text:p>
          </table:table-cell>
          <table:table-cell table:formula="of:=[.D11]+IF([.A11]=&quot;forward&quot;;[.B11])" office:value-type="float" office:value="16" calcext:value-type="float">
            <text:p>16</text:p>
          </table:table-cell>
          <table:table-cell table:formula="of:=[.E11]+IF([.A11]=&quot;forward&quot;;[.B11]*[.C11])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12]+IF([.A12]=&quot;down&quot;;[.B12])+IF([.A12]=&quot;up&quot;;-[.B12])" office:value-type="float" office:value="9" calcext:value-type="float">
            <text:p>9</text:p>
          </table:table-cell>
          <table:table-cell table:formula="of:=[.D12]+IF([.A12]=&quot;forward&quot;;[.B12])" office:value-type="float" office:value="16" calcext:value-type="float">
            <text:p>16</text:p>
          </table:table-cell>
          <table:table-cell table:formula="of:=[.E12]+IF([.A12]=&quot;forward&quot;;[.B12]*[.C12])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13]+IF([.A13]=&quot;down&quot;;[.B13])+IF([.A13]=&quot;up&quot;;-[.B13])" office:value-type="float" office:value="9" calcext:value-type="float">
            <text:p>9</text:p>
          </table:table-cell>
          <table:table-cell table:formula="of:=[.D13]+IF([.A13]=&quot;forward&quot;;[.B13])" office:value-type="float" office:value="20" calcext:value-type="float">
            <text:p>20</text:p>
          </table:table-cell>
          <table:table-cell table:formula="of:=[.E13]+IF([.A13]=&quot;forward&quot;;[.B13]*[.C13])"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14]+IF([.A14]=&quot;down&quot;;[.B14])+IF([.A14]=&quot;up&quot;;-[.B14])" office:value-type="float" office:value="4" calcext:value-type="float">
            <text:p>4</text:p>
          </table:table-cell>
          <table:table-cell table:formula="of:=[.D14]+IF([.A14]=&quot;forward&quot;;[.B14])" office:value-type="float" office:value="20" calcext:value-type="float">
            <text:p>20</text:p>
          </table:table-cell>
          <table:table-cell table:formula="of:=[.E14]+IF([.A14]=&quot;forward&quot;;[.B14]*[.C14])"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15]+IF([.A15]=&quot;down&quot;;[.B15])+IF([.A15]=&quot;up&quot;;-[.B15])" office:value-type="float" office:value="13" calcext:value-type="float">
            <text:p>13</text:p>
          </table:table-cell>
          <table:table-cell table:formula="of:=[.D15]+IF([.A15]=&quot;forward&quot;;[.B15])" office:value-type="float" office:value="20" calcext:value-type="float">
            <text:p>20</text:p>
          </table:table-cell>
          <table:table-cell table:formula="of:=[.E15]+IF([.A15]=&quot;forward&quot;;[.B15]*[.C15])"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16]+IF([.A16]=&quot;down&quot;;[.B16])+IF([.A16]=&quot;up&quot;;-[.B16])" office:value-type="float" office:value="13" calcext:value-type="float">
            <text:p>13</text:p>
          </table:table-cell>
          <table:table-cell table:formula="of:=[.D16]+IF([.A16]=&quot;forward&quot;;[.B16])" office:value-type="float" office:value="22" calcext:value-type="float">
            <text:p>22</text:p>
          </table:table-cell>
          <table:table-cell table:formula="of:=[.E16]+IF([.A16]=&quot;forward&quot;;[.B16]*[.C16])" office:value-type="float" office:value="124" calcext:value-type="float">
            <text:p>1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17]+IF([.A17]=&quot;down&quot;;[.B17])+IF([.A17]=&quot;up&quot;;-[.B17])" office:value-type="float" office:value="13" calcext:value-type="float">
            <text:p>13</text:p>
          </table:table-cell>
          <table:table-cell table:formula="of:=[.D17]+IF([.A17]=&quot;forward&quot;;[.B17])" office:value-type="float" office:value="24" calcext:value-type="float">
            <text:p>24</text:p>
          </table:table-cell>
          <table:table-cell table:formula="of:=[.E17]+IF([.A17]=&quot;forward&quot;;[.B17]*[.C17])"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18]+IF([.A18]=&quot;down&quot;;[.B18])+IF([.A18]=&quot;up&quot;;-[.B18])" office:value-type="float" office:value="13" calcext:value-type="float">
            <text:p>13</text:p>
          </table:table-cell>
          <table:table-cell table:formula="of:=[.D18]+IF([.A18]=&quot;forward&quot;;[.B18])" office:value-type="float" office:value="32" calcext:value-type="float">
            <text:p>32</text:p>
          </table:table-cell>
          <table:table-cell table:formula="of:=[.E18]+IF([.A18]=&quot;forward&quot;;[.B18]*[.C18])" office:value-type="float" office:value="254" calcext:value-type="float">
            <text:p>2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19]+IF([.A19]=&quot;down&quot;;[.B19])+IF([.A19]=&quot;up&quot;;-[.B19])" office:value-type="float" office:value="19" calcext:value-type="float">
            <text:p>19</text:p>
          </table:table-cell>
          <table:table-cell table:formula="of:=[.D19]+IF([.A19]=&quot;forward&quot;;[.B19])" office:value-type="float" office:value="32" calcext:value-type="float">
            <text:p>32</text:p>
          </table:table-cell>
          <table:table-cell table:formula="of:=[.E19]+IF([.A19]=&quot;forward&quot;;[.B19]*[.C19])" office:value-type="float" office:value="254" calcext:value-type="float">
            <text:p>2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20]+IF([.A20]=&quot;down&quot;;[.B20])+IF([.A20]=&quot;up&quot;;-[.B20])" office:value-type="float" office:value="19" calcext:value-type="float">
            <text:p>19</text:p>
          </table:table-cell>
          <table:table-cell table:formula="of:=[.D20]+IF([.A20]=&quot;forward&quot;;[.B20])" office:value-type="float" office:value="34" calcext:value-type="float">
            <text:p>34</text:p>
          </table:table-cell>
          <table:table-cell table:formula="of:=[.E20]+IF([.A20]=&quot;forward&quot;;[.B20]*[.C20])" office:value-type="float" office:value="292" calcext:value-type="float">
            <text:p>2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21]+IF([.A21]=&quot;down&quot;;[.B21])+IF([.A21]=&quot;up&quot;;-[.B21])" office:value-type="float" office:value="10" calcext:value-type="float">
            <text:p>10</text:p>
          </table:table-cell>
          <table:table-cell table:formula="of:=[.D21]+IF([.A21]=&quot;forward&quot;;[.B21])" office:value-type="float" office:value="34" calcext:value-type="float">
            <text:p>34</text:p>
          </table:table-cell>
          <table:table-cell table:formula="of:=[.E21]+IF([.A21]=&quot;forward&quot;;[.B21]*[.C21])" office:value-type="float" office:value="292" calcext:value-type="float">
            <text:p>2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22]+IF([.A22]=&quot;down&quot;;[.B22])+IF([.A22]=&quot;up&quot;;-[.B22])" office:value-type="float" office:value="5" calcext:value-type="float">
            <text:p>5</text:p>
          </table:table-cell>
          <table:table-cell table:formula="of:=[.D22]+IF([.A22]=&quot;forward&quot;;[.B22])" office:value-type="float" office:value="34" calcext:value-type="float">
            <text:p>34</text:p>
          </table:table-cell>
          <table:table-cell table:formula="of:=[.E22]+IF([.A22]=&quot;forward&quot;;[.B22]*[.C22])" office:value-type="float" office:value="292" calcext:value-type="float">
            <text:p>2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23]+IF([.A23]=&quot;down&quot;;[.B23])+IF([.A23]=&quot;up&quot;;-[.B23])" office:value-type="float" office:value="7" calcext:value-type="float">
            <text:p>7</text:p>
          </table:table-cell>
          <table:table-cell table:formula="of:=[.D23]+IF([.A23]=&quot;forward&quot;;[.B23])" office:value-type="float" office:value="34" calcext:value-type="float">
            <text:p>34</text:p>
          </table:table-cell>
          <table:table-cell table:formula="of:=[.E23]+IF([.A23]=&quot;forward&quot;;[.B23]*[.C23])" office:value-type="float" office:value="292" calcext:value-type="float">
            <text:p>2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24]+IF([.A24]=&quot;down&quot;;[.B24])+IF([.A24]=&quot;up&quot;;-[.B24])" office:value-type="float" office:value="7" calcext:value-type="float">
            <text:p>7</text:p>
          </table:table-cell>
          <table:table-cell table:formula="of:=[.D24]+IF([.A24]=&quot;forward&quot;;[.B24])" office:value-type="float" office:value="39" calcext:value-type="float">
            <text:p>39</text:p>
          </table:table-cell>
          <table:table-cell table:formula="of:=[.E24]+IF([.A24]=&quot;forward&quot;;[.B24]*[.C24])" office:value-type="float" office:value="327" calcext:value-type="float">
            <text:p>3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25]+IF([.A25]=&quot;down&quot;;[.B25])+IF([.A25]=&quot;up&quot;;-[.B25])" office:value-type="float" office:value="15" calcext:value-type="float">
            <text:p>15</text:p>
          </table:table-cell>
          <table:table-cell table:formula="of:=[.D25]+IF([.A25]=&quot;forward&quot;;[.B25])" office:value-type="float" office:value="39" calcext:value-type="float">
            <text:p>39</text:p>
          </table:table-cell>
          <table:table-cell table:formula="of:=[.E25]+IF([.A25]=&quot;forward&quot;;[.B25]*[.C25])" office:value-type="float" office:value="327" calcext:value-type="float">
            <text:p>3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[.C26]+IF([.A26]=&quot;down&quot;;[.B26])+IF([.A26]=&quot;up&quot;;-[.B26])" office:value-type="float" office:value="15" calcext:value-type="float">
            <text:p>15</text:p>
          </table:table-cell>
          <table:table-cell table:formula="of:=[.D26]+IF([.A26]=&quot;forward&quot;;[.B26])" office:value-type="float" office:value="42" calcext:value-type="float">
            <text:p>42</text:p>
          </table:table-cell>
          <table:table-cell table:formula="of:=[.E26]+IF([.A26]=&quot;forward&quot;;[.B26]*[.C26])" office:value-type="float" office:value="372" calcext:value-type="float">
            <text:p>3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27]+IF([.A27]=&quot;down&quot;;[.B27])+IF([.A27]=&quot;up&quot;;-[.B27])" office:value-type="float" office:value="11" calcext:value-type="float">
            <text:p>11</text:p>
          </table:table-cell>
          <table:table-cell table:formula="of:=[.D27]+IF([.A27]=&quot;forward&quot;;[.B27])" office:value-type="float" office:value="42" calcext:value-type="float">
            <text:p>42</text:p>
          </table:table-cell>
          <table:table-cell table:formula="of:=[.E27]+IF([.A27]=&quot;forward&quot;;[.B27]*[.C27])" office:value-type="float" office:value="372" calcext:value-type="float">
            <text:p>3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28]+IF([.A28]=&quot;down&quot;;[.B28])+IF([.A28]=&quot;up&quot;;-[.B28])" office:value-type="float" office:value="11" calcext:value-type="float">
            <text:p>11</text:p>
          </table:table-cell>
          <table:table-cell table:formula="of:=[.D28]+IF([.A28]=&quot;forward&quot;;[.B28])" office:value-type="float" office:value="47" calcext:value-type="float">
            <text:p>47</text:p>
          </table:table-cell>
          <table:table-cell table:formula="of:=[.E28]+IF([.A28]=&quot;forward&quot;;[.B28]*[.C28])" office:value-type="float" office:value="427" calcext:value-type="float">
            <text:p>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29]+IF([.A29]=&quot;down&quot;;[.B29])+IF([.A29]=&quot;up&quot;;-[.B29])" office:value-type="float" office:value="11" calcext:value-type="float">
            <text:p>11</text:p>
          </table:table-cell>
          <table:table-cell table:formula="of:=[.D29]+IF([.A29]=&quot;forward&quot;;[.B29])" office:value-type="float" office:value="54" calcext:value-type="float">
            <text:p>54</text:p>
          </table:table-cell>
          <table:table-cell table:formula="of:=[.E29]+IF([.A29]=&quot;forward&quot;;[.B29]*[.C29])" office:value-type="float" office:value="504" calcext:value-type="float">
            <text:p>5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30]+IF([.A30]=&quot;down&quot;;[.B30])+IF([.A30]=&quot;up&quot;;-[.B30])" office:value-type="float" office:value="19" calcext:value-type="float">
            <text:p>19</text:p>
          </table:table-cell>
          <table:table-cell table:formula="of:=[.D30]+IF([.A30]=&quot;forward&quot;;[.B30])" office:value-type="float" office:value="54" calcext:value-type="float">
            <text:p>54</text:p>
          </table:table-cell>
          <table:table-cell table:formula="of:=[.E30]+IF([.A30]=&quot;forward&quot;;[.B30]*[.C30])" office:value-type="float" office:value="504" calcext:value-type="float">
            <text:p>5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31]+IF([.A31]=&quot;down&quot;;[.B31])+IF([.A31]=&quot;up&quot;;-[.B31])" office:value-type="float" office:value="25" calcext:value-type="float">
            <text:p>25</text:p>
          </table:table-cell>
          <table:table-cell table:formula="of:=[.D31]+IF([.A31]=&quot;forward&quot;;[.B31])" office:value-type="float" office:value="54" calcext:value-type="float">
            <text:p>54</text:p>
          </table:table-cell>
          <table:table-cell table:formula="of:=[.E31]+IF([.A31]=&quot;forward&quot;;[.B31]*[.C31])" office:value-type="float" office:value="504" calcext:value-type="float">
            <text:p>5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32]+IF([.A32]=&quot;down&quot;;[.B32])+IF([.A32]=&quot;up&quot;;-[.B32])" office:value-type="float" office:value="18" calcext:value-type="float">
            <text:p>18</text:p>
          </table:table-cell>
          <table:table-cell table:formula="of:=[.D32]+IF([.A32]=&quot;forward&quot;;[.B32])" office:value-type="float" office:value="54" calcext:value-type="float">
            <text:p>54</text:p>
          </table:table-cell>
          <table:table-cell table:formula="of:=[.E32]+IF([.A32]=&quot;forward&quot;;[.B32]*[.C32])" office:value-type="float" office:value="504" calcext:value-type="float">
            <text:p>5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33]+IF([.A33]=&quot;down&quot;;[.B33])+IF([.A33]=&quot;up&quot;;-[.B33])" office:value-type="float" office:value="21" calcext:value-type="float">
            <text:p>21</text:p>
          </table:table-cell>
          <table:table-cell table:formula="of:=[.D33]+IF([.A33]=&quot;forward&quot;;[.B33])" office:value-type="float" office:value="54" calcext:value-type="float">
            <text:p>54</text:p>
          </table:table-cell>
          <table:table-cell table:formula="of:=[.E33]+IF([.A33]=&quot;forward&quot;;[.B33]*[.C33])" office:value-type="float" office:value="504" calcext:value-type="float">
            <text:p>5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34]+IF([.A34]=&quot;down&quot;;[.B34])+IF([.A34]=&quot;up&quot;;-[.B34])" office:value-type="float" office:value="21" calcext:value-type="float">
            <text:p>21</text:p>
          </table:table-cell>
          <table:table-cell table:formula="of:=[.D34]+IF([.A34]=&quot;forward&quot;;[.B34])" office:value-type="float" office:value="58" calcext:value-type="float">
            <text:p>58</text:p>
          </table:table-cell>
          <table:table-cell table:formula="of:=[.E34]+IF([.A34]=&quot;forward&quot;;[.B34]*[.C34])" office:value-type="float" office:value="588" calcext:value-type="float">
            <text:p>5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35]+IF([.A35]=&quot;down&quot;;[.B35])+IF([.A35]=&quot;up&quot;;-[.B35])" office:value-type="float" office:value="13" calcext:value-type="float">
            <text:p>13</text:p>
          </table:table-cell>
          <table:table-cell table:formula="of:=[.D35]+IF([.A35]=&quot;forward&quot;;[.B35])" office:value-type="float" office:value="58" calcext:value-type="float">
            <text:p>58</text:p>
          </table:table-cell>
          <table:table-cell table:formula="of:=[.E35]+IF([.A35]=&quot;forward&quot;;[.B35]*[.C35])" office:value-type="float" office:value="588" calcext:value-type="float">
            <text:p>5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36]+IF([.A36]=&quot;down&quot;;[.B36])+IF([.A36]=&quot;up&quot;;-[.B36])" office:value-type="float" office:value="18" calcext:value-type="float">
            <text:p>18</text:p>
          </table:table-cell>
          <table:table-cell table:formula="of:=[.D36]+IF([.A36]=&quot;forward&quot;;[.B36])" office:value-type="float" office:value="58" calcext:value-type="float">
            <text:p>58</text:p>
          </table:table-cell>
          <table:table-cell table:formula="of:=[.E36]+IF([.A36]=&quot;forward&quot;;[.B36]*[.C36])" office:value-type="float" office:value="588" calcext:value-type="float">
            <text:p>5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37]+IF([.A37]=&quot;down&quot;;[.B37])+IF([.A37]=&quot;up&quot;;-[.B37])" office:value-type="float" office:value="21" calcext:value-type="float">
            <text:p>21</text:p>
          </table:table-cell>
          <table:table-cell table:formula="of:=[.D37]+IF([.A37]=&quot;forward&quot;;[.B37])" office:value-type="float" office:value="58" calcext:value-type="float">
            <text:p>58</text:p>
          </table:table-cell>
          <table:table-cell table:formula="of:=[.E37]+IF([.A37]=&quot;forward&quot;;[.B37]*[.C37])" office:value-type="float" office:value="588" calcext:value-type="float">
            <text:p>5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38]+IF([.A38]=&quot;down&quot;;[.B38])+IF([.A38]=&quot;up&quot;;-[.B38])" office:value-type="float" office:value="27" calcext:value-type="float">
            <text:p>27</text:p>
          </table:table-cell>
          <table:table-cell table:formula="of:=[.D38]+IF([.A38]=&quot;forward&quot;;[.B38])" office:value-type="float" office:value="58" calcext:value-type="float">
            <text:p>58</text:p>
          </table:table-cell>
          <table:table-cell table:formula="of:=[.E38]+IF([.A38]=&quot;forward&quot;;[.B38]*[.C38])" office:value-type="float" office:value="588" calcext:value-type="float">
            <text:p>5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39]+IF([.A39]=&quot;down&quot;;[.B39])+IF([.A39]=&quot;up&quot;;-[.B39])" office:value-type="float" office:value="35" calcext:value-type="float">
            <text:p>35</text:p>
          </table:table-cell>
          <table:table-cell table:formula="of:=[.D39]+IF([.A39]=&quot;forward&quot;;[.B39])" office:value-type="float" office:value="58" calcext:value-type="float">
            <text:p>58</text:p>
          </table:table-cell>
          <table:table-cell table:formula="of:=[.E39]+IF([.A39]=&quot;forward&quot;;[.B39]*[.C39])" office:value-type="float" office:value="588" calcext:value-type="float">
            <text:p>5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40]+IF([.A40]=&quot;down&quot;;[.B40])+IF([.A40]=&quot;up&quot;;-[.B40])" office:value-type="float" office:value="35" calcext:value-type="float">
            <text:p>35</text:p>
          </table:table-cell>
          <table:table-cell table:formula="of:=[.D40]+IF([.A40]=&quot;forward&quot;;[.B40])" office:value-type="float" office:value="59" calcext:value-type="float">
            <text:p>59</text:p>
          </table:table-cell>
          <table:table-cell table:formula="of:=[.E40]+IF([.A40]=&quot;forward&quot;;[.B40]*[.C40])" office:value-type="float" office:value="623" calcext:value-type="float">
            <text:p>6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41]+IF([.A41]=&quot;down&quot;;[.B41])+IF([.A41]=&quot;up&quot;;-[.B41])" office:value-type="float" office:value="35" calcext:value-type="float">
            <text:p>35</text:p>
          </table:table-cell>
          <table:table-cell table:formula="of:=[.D41]+IF([.A41]=&quot;forward&quot;;[.B41])" office:value-type="float" office:value="68" calcext:value-type="float">
            <text:p>68</text:p>
          </table:table-cell>
          <table:table-cell table:formula="of:=[.E41]+IF([.A41]=&quot;forward&quot;;[.B41]*[.C41])" office:value-type="float" office:value="938" calcext:value-type="float">
            <text:p>9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42]+IF([.A42]=&quot;down&quot;;[.B42])+IF([.A42]=&quot;up&quot;;-[.B42])" office:value-type="float" office:value="35" calcext:value-type="float">
            <text:p>35</text:p>
          </table:table-cell>
          <table:table-cell table:formula="of:=[.D42]+IF([.A42]=&quot;forward&quot;;[.B42])" office:value-type="float" office:value="72" calcext:value-type="float">
            <text:p>72</text:p>
          </table:table-cell>
          <table:table-cell table:formula="of:=[.E42]+IF([.A42]=&quot;forward&quot;;[.B42]*[.C42])" office:value-type="float" office:value="1078" calcext:value-type="float">
            <text:p>10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43]+IF([.A43]=&quot;down&quot;;[.B43])+IF([.A43]=&quot;up&quot;;-[.B43])" office:value-type="float" office:value="28" calcext:value-type="float">
            <text:p>28</text:p>
          </table:table-cell>
          <table:table-cell table:formula="of:=[.D43]+IF([.A43]=&quot;forward&quot;;[.B43])" office:value-type="float" office:value="72" calcext:value-type="float">
            <text:p>72</text:p>
          </table:table-cell>
          <table:table-cell table:formula="of:=[.E43]+IF([.A43]=&quot;forward&quot;;[.B43]*[.C43])" office:value-type="float" office:value="1078" calcext:value-type="float">
            <text:p>10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44]+IF([.A44]=&quot;down&quot;;[.B44])+IF([.A44]=&quot;up&quot;;-[.B44])" office:value-type="float" office:value="32" calcext:value-type="float">
            <text:p>32</text:p>
          </table:table-cell>
          <table:table-cell table:formula="of:=[.D44]+IF([.A44]=&quot;forward&quot;;[.B44])" office:value-type="float" office:value="72" calcext:value-type="float">
            <text:p>72</text:p>
          </table:table-cell>
          <table:table-cell table:formula="of:=[.E44]+IF([.A44]=&quot;forward&quot;;[.B44]*[.C44])" office:value-type="float" office:value="1078" calcext:value-type="float">
            <text:p>10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45]+IF([.A45]=&quot;down&quot;;[.B45])+IF([.A45]=&quot;up&quot;;-[.B45])" office:value-type="float" office:value="32" calcext:value-type="float">
            <text:p>32</text:p>
          </table:table-cell>
          <table:table-cell table:formula="of:=[.D45]+IF([.A45]=&quot;forward&quot;;[.B45])" office:value-type="float" office:value="79" calcext:value-type="float">
            <text:p>79</text:p>
          </table:table-cell>
          <table:table-cell table:formula="of:=[.E45]+IF([.A45]=&quot;forward&quot;;[.B45]*[.C45])" office:value-type="float" office:value="1302" calcext:value-type="float">
            <text:p>13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46]+IF([.A46]=&quot;down&quot;;[.B46])+IF([.A46]=&quot;up&quot;;-[.B46])" office:value-type="float" office:value="32" calcext:value-type="float">
            <text:p>32</text:p>
          </table:table-cell>
          <table:table-cell table:formula="of:=[.D46]+IF([.A46]=&quot;forward&quot;;[.B46])" office:value-type="float" office:value="82" calcext:value-type="float">
            <text:p>82</text:p>
          </table:table-cell>
          <table:table-cell table:formula="of:=[.E46]+IF([.A46]=&quot;forward&quot;;[.B46]*[.C46])" office:value-type="float" office:value="1398" calcext:value-type="float">
            <text:p>13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47]+IF([.A47]=&quot;down&quot;;[.B47])+IF([.A47]=&quot;up&quot;;-[.B47])" office:value-type="float" office:value="32" calcext:value-type="float">
            <text:p>32</text:p>
          </table:table-cell>
          <table:table-cell table:formula="of:=[.D47]+IF([.A47]=&quot;forward&quot;;[.B47])" office:value-type="float" office:value="91" calcext:value-type="float">
            <text:p>91</text:p>
          </table:table-cell>
          <table:table-cell table:formula="of:=[.E47]+IF([.A47]=&quot;forward&quot;;[.B47]*[.C47])" office:value-type="float" office:value="1686" calcext:value-type="float">
            <text:p>16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48]+IF([.A48]=&quot;down&quot;;[.B48])+IF([.A48]=&quot;up&quot;;-[.B48])" office:value-type="float" office:value="33" calcext:value-type="float">
            <text:p>33</text:p>
          </table:table-cell>
          <table:table-cell table:formula="of:=[.D48]+IF([.A48]=&quot;forward&quot;;[.B48])" office:value-type="float" office:value="91" calcext:value-type="float">
            <text:p>91</text:p>
          </table:table-cell>
          <table:table-cell table:formula="of:=[.E48]+IF([.A48]=&quot;forward&quot;;[.B48]*[.C48])" office:value-type="float" office:value="1686" calcext:value-type="float">
            <text:p>16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49]+IF([.A49]=&quot;down&quot;;[.B49])+IF([.A49]=&quot;up&quot;;-[.B49])" office:value-type="float" office:value="36" calcext:value-type="float">
            <text:p>36</text:p>
          </table:table-cell>
          <table:table-cell table:formula="of:=[.D49]+IF([.A49]=&quot;forward&quot;;[.B49])" office:value-type="float" office:value="91" calcext:value-type="float">
            <text:p>91</text:p>
          </table:table-cell>
          <table:table-cell table:formula="of:=[.E49]+IF([.A49]=&quot;forward&quot;;[.B49]*[.C49])" office:value-type="float" office:value="1686" calcext:value-type="float">
            <text:p>16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50]+IF([.A50]=&quot;down&quot;;[.B50])+IF([.A50]=&quot;up&quot;;-[.B50])" office:value-type="float" office:value="27" calcext:value-type="float">
            <text:p>27</text:p>
          </table:table-cell>
          <table:table-cell table:formula="of:=[.D50]+IF([.A50]=&quot;forward&quot;;[.B50])" office:value-type="float" office:value="91" calcext:value-type="float">
            <text:p>91</text:p>
          </table:table-cell>
          <table:table-cell table:formula="of:=[.E50]+IF([.A50]=&quot;forward&quot;;[.B50]*[.C50])" office:value-type="float" office:value="1686" calcext:value-type="float">
            <text:p>16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51]+IF([.A51]=&quot;down&quot;;[.B51])+IF([.A51]=&quot;up&quot;;-[.B51])" office:value-type="float" office:value="30" calcext:value-type="float">
            <text:p>30</text:p>
          </table:table-cell>
          <table:table-cell table:formula="of:=[.D51]+IF([.A51]=&quot;forward&quot;;[.B51])" office:value-type="float" office:value="91" calcext:value-type="float">
            <text:p>91</text:p>
          </table:table-cell>
          <table:table-cell table:formula="of:=[.E51]+IF([.A51]=&quot;forward&quot;;[.B51]*[.C51])" office:value-type="float" office:value="1686" calcext:value-type="float">
            <text:p>16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52]+IF([.A52]=&quot;down&quot;;[.B52])+IF([.A52]=&quot;up&quot;;-[.B52])" office:value-type="float" office:value="30" calcext:value-type="float">
            <text:p>30</text:p>
          </table:table-cell>
          <table:table-cell table:formula="of:=[.D52]+IF([.A52]=&quot;forward&quot;;[.B52])" office:value-type="float" office:value="100" calcext:value-type="float">
            <text:p>100</text:p>
          </table:table-cell>
          <table:table-cell table:formula="of:=[.E52]+IF([.A52]=&quot;forward&quot;;[.B52]*[.C52])" office:value-type="float" office:value="1956" calcext:value-type="float">
            <text:p>19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53]+IF([.A53]=&quot;down&quot;;[.B53])+IF([.A53]=&quot;up&quot;;-[.B53])" office:value-type="float" office:value="24" calcext:value-type="float">
            <text:p>24</text:p>
          </table:table-cell>
          <table:table-cell table:formula="of:=[.D53]+IF([.A53]=&quot;forward&quot;;[.B53])" office:value-type="float" office:value="100" calcext:value-type="float">
            <text:p>100</text:p>
          </table:table-cell>
          <table:table-cell table:formula="of:=[.E53]+IF([.A53]=&quot;forward&quot;;[.B53]*[.C53])" office:value-type="float" office:value="1956" calcext:value-type="float">
            <text:p>19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54]+IF([.A54]=&quot;down&quot;;[.B54])+IF([.A54]=&quot;up&quot;;-[.B54])" office:value-type="float" office:value="15" calcext:value-type="float">
            <text:p>15</text:p>
          </table:table-cell>
          <table:table-cell table:formula="of:=[.D54]+IF([.A54]=&quot;forward&quot;;[.B54])" office:value-type="float" office:value="100" calcext:value-type="float">
            <text:p>100</text:p>
          </table:table-cell>
          <table:table-cell table:formula="of:=[.E54]+IF([.A54]=&quot;forward&quot;;[.B54]*[.C54])" office:value-type="float" office:value="1956" calcext:value-type="float">
            <text:p>19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55]+IF([.A55]=&quot;down&quot;;[.B55])+IF([.A55]=&quot;up&quot;;-[.B55])" office:value-type="float" office:value="23" calcext:value-type="float">
            <text:p>23</text:p>
          </table:table-cell>
          <table:table-cell table:formula="of:=[.D55]+IF([.A55]=&quot;forward&quot;;[.B55])" office:value-type="float" office:value="100" calcext:value-type="float">
            <text:p>100</text:p>
          </table:table-cell>
          <table:table-cell table:formula="of:=[.E55]+IF([.A55]=&quot;forward&quot;;[.B55]*[.C55])" office:value-type="float" office:value="1956" calcext:value-type="float">
            <text:p>19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56]+IF([.A56]=&quot;down&quot;;[.B56])+IF([.A56]=&quot;up&quot;;-[.B56])" office:value-type="float" office:value="20" calcext:value-type="float">
            <text:p>20</text:p>
          </table:table-cell>
          <table:table-cell table:formula="of:=[.D56]+IF([.A56]=&quot;forward&quot;;[.B56])" office:value-type="float" office:value="100" calcext:value-type="float">
            <text:p>100</text:p>
          </table:table-cell>
          <table:table-cell table:formula="of:=[.E56]+IF([.A56]=&quot;forward&quot;;[.B56]*[.C56])" office:value-type="float" office:value="1956" calcext:value-type="float">
            <text:p>19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57]+IF([.A57]=&quot;down&quot;;[.B57])+IF([.A57]=&quot;up&quot;;-[.B57])" office:value-type="float" office:value="21" calcext:value-type="float">
            <text:p>21</text:p>
          </table:table-cell>
          <table:table-cell table:formula="of:=[.D57]+IF([.A57]=&quot;forward&quot;;[.B57])" office:value-type="float" office:value="100" calcext:value-type="float">
            <text:p>100</text:p>
          </table:table-cell>
          <table:table-cell table:formula="of:=[.E57]+IF([.A57]=&quot;forward&quot;;[.B57]*[.C57])" office:value-type="float" office:value="1956" calcext:value-type="float">
            <text:p>19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58]+IF([.A58]=&quot;down&quot;;[.B58])+IF([.A58]=&quot;up&quot;;-[.B58])" office:value-type="float" office:value="13" calcext:value-type="float">
            <text:p>13</text:p>
          </table:table-cell>
          <table:table-cell table:formula="of:=[.D58]+IF([.A58]=&quot;forward&quot;;[.B58])" office:value-type="float" office:value="100" calcext:value-type="float">
            <text:p>100</text:p>
          </table:table-cell>
          <table:table-cell table:formula="of:=[.E58]+IF([.A58]=&quot;forward&quot;;[.B58]*[.C58])" office:value-type="float" office:value="1956" calcext:value-type="float">
            <text:p>19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59]+IF([.A59]=&quot;down&quot;;[.B59])+IF([.A59]=&quot;up&quot;;-[.B59])" office:value-type="float" office:value="21" calcext:value-type="float">
            <text:p>21</text:p>
          </table:table-cell>
          <table:table-cell table:formula="of:=[.D59]+IF([.A59]=&quot;forward&quot;;[.B59])" office:value-type="float" office:value="100" calcext:value-type="float">
            <text:p>100</text:p>
          </table:table-cell>
          <table:table-cell table:formula="of:=[.E59]+IF([.A59]=&quot;forward&quot;;[.B59]*[.C59])" office:value-type="float" office:value="1956" calcext:value-type="float">
            <text:p>19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60]+IF([.A60]=&quot;down&quot;;[.B60])+IF([.A60]=&quot;up&quot;;-[.B60])" office:value-type="float" office:value="23" calcext:value-type="float">
            <text:p>23</text:p>
          </table:table-cell>
          <table:table-cell table:formula="of:=[.D60]+IF([.A60]=&quot;forward&quot;;[.B60])" office:value-type="float" office:value="100" calcext:value-type="float">
            <text:p>100</text:p>
          </table:table-cell>
          <table:table-cell table:formula="of:=[.E60]+IF([.A60]=&quot;forward&quot;;[.B60]*[.C60])" office:value-type="float" office:value="1956" calcext:value-type="float">
            <text:p>19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61]+IF([.A61]=&quot;down&quot;;[.B61])+IF([.A61]=&quot;up&quot;;-[.B61])" office:value-type="float" office:value="27" calcext:value-type="float">
            <text:p>27</text:p>
          </table:table-cell>
          <table:table-cell table:formula="of:=[.D61]+IF([.A61]=&quot;forward&quot;;[.B61])" office:value-type="float" office:value="100" calcext:value-type="float">
            <text:p>100</text:p>
          </table:table-cell>
          <table:table-cell table:formula="of:=[.E61]+IF([.A61]=&quot;forward&quot;;[.B61]*[.C61])" office:value-type="float" office:value="1956" calcext:value-type="float">
            <text:p>19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62]+IF([.A62]=&quot;down&quot;;[.B62])+IF([.A62]=&quot;up&quot;;-[.B62])" office:value-type="float" office:value="31" calcext:value-type="float">
            <text:p>31</text:p>
          </table:table-cell>
          <table:table-cell table:formula="of:=[.D62]+IF([.A62]=&quot;forward&quot;;[.B62])" office:value-type="float" office:value="100" calcext:value-type="float">
            <text:p>100</text:p>
          </table:table-cell>
          <table:table-cell table:formula="of:=[.E62]+IF([.A62]=&quot;forward&quot;;[.B62]*[.C62])" office:value-type="float" office:value="1956" calcext:value-type="float">
            <text:p>19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63]+IF([.A63]=&quot;down&quot;;[.B63])+IF([.A63]=&quot;up&quot;;-[.B63])" office:value-type="float" office:value="28" calcext:value-type="float">
            <text:p>28</text:p>
          </table:table-cell>
          <table:table-cell table:formula="of:=[.D63]+IF([.A63]=&quot;forward&quot;;[.B63])" office:value-type="float" office:value="100" calcext:value-type="float">
            <text:p>100</text:p>
          </table:table-cell>
          <table:table-cell table:formula="of:=[.E63]+IF([.A63]=&quot;forward&quot;;[.B63]*[.C63])" office:value-type="float" office:value="1956" calcext:value-type="float">
            <text:p>19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64]+IF([.A64]=&quot;down&quot;;[.B64])+IF([.A64]=&quot;up&quot;;-[.B64])" office:value-type="float" office:value="34" calcext:value-type="float">
            <text:p>34</text:p>
          </table:table-cell>
          <table:table-cell table:formula="of:=[.D64]+IF([.A64]=&quot;forward&quot;;[.B64])" office:value-type="float" office:value="100" calcext:value-type="float">
            <text:p>100</text:p>
          </table:table-cell>
          <table:table-cell table:formula="of:=[.E64]+IF([.A64]=&quot;forward&quot;;[.B64]*[.C64])" office:value-type="float" office:value="1956" calcext:value-type="float">
            <text:p>19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65]+IF([.A65]=&quot;down&quot;;[.B65])+IF([.A65]=&quot;up&quot;;-[.B65])" office:value-type="float" office:value="35" calcext:value-type="float">
            <text:p>35</text:p>
          </table:table-cell>
          <table:table-cell table:formula="of:=[.D65]+IF([.A65]=&quot;forward&quot;;[.B65])" office:value-type="float" office:value="100" calcext:value-type="float">
            <text:p>100</text:p>
          </table:table-cell>
          <table:table-cell table:formula="of:=[.E65]+IF([.A65]=&quot;forward&quot;;[.B65]*[.C65])" office:value-type="float" office:value="1956" calcext:value-type="float">
            <text:p>19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66]+IF([.A66]=&quot;down&quot;;[.B66])+IF([.A66]=&quot;up&quot;;-[.B66])" office:value-type="float" office:value="38" calcext:value-type="float">
            <text:p>38</text:p>
          </table:table-cell>
          <table:table-cell table:formula="of:=[.D66]+IF([.A66]=&quot;forward&quot;;[.B66])" office:value-type="float" office:value="100" calcext:value-type="float">
            <text:p>100</text:p>
          </table:table-cell>
          <table:table-cell table:formula="of:=[.E66]+IF([.A66]=&quot;forward&quot;;[.B66]*[.C66])" office:value-type="float" office:value="1956" calcext:value-type="float">
            <text:p>19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67]+IF([.A67]=&quot;down&quot;;[.B67])+IF([.A67]=&quot;up&quot;;-[.B67])" office:value-type="float" office:value="38" calcext:value-type="float">
            <text:p>38</text:p>
          </table:table-cell>
          <table:table-cell table:formula="of:=[.D67]+IF([.A67]=&quot;forward&quot;;[.B67])" office:value-type="float" office:value="101" calcext:value-type="float">
            <text:p>101</text:p>
          </table:table-cell>
          <table:table-cell table:formula="of:=[.E67]+IF([.A67]=&quot;forward&quot;;[.B67]*[.C67])" office:value-type="float" office:value="1994" calcext:value-type="float">
            <text:p>19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68]+IF([.A68]=&quot;down&quot;;[.B68])+IF([.A68]=&quot;up&quot;;-[.B68])" office:value-type="float" office:value="33" calcext:value-type="float">
            <text:p>33</text:p>
          </table:table-cell>
          <table:table-cell table:formula="of:=[.D68]+IF([.A68]=&quot;forward&quot;;[.B68])" office:value-type="float" office:value="101" calcext:value-type="float">
            <text:p>101</text:p>
          </table:table-cell>
          <table:table-cell table:formula="of:=[.E68]+IF([.A68]=&quot;forward&quot;;[.B68]*[.C68])" office:value-type="float" office:value="1994" calcext:value-type="float">
            <text:p>19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69]+IF([.A69]=&quot;down&quot;;[.B69])+IF([.A69]=&quot;up&quot;;-[.B69])" office:value-type="float" office:value="33" calcext:value-type="float">
            <text:p>33</text:p>
          </table:table-cell>
          <table:table-cell table:formula="of:=[.D69]+IF([.A69]=&quot;forward&quot;;[.B69])" office:value-type="float" office:value="106" calcext:value-type="float">
            <text:p>106</text:p>
          </table:table-cell>
          <table:table-cell table:formula="of:=[.E69]+IF([.A69]=&quot;forward&quot;;[.B69]*[.C69])" office:value-type="float" office:value="2159" calcext:value-type="float">
            <text:p>21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70]+IF([.A70]=&quot;down&quot;;[.B70])+IF([.A70]=&quot;up&quot;;-[.B70])" office:value-type="float" office:value="33" calcext:value-type="float">
            <text:p>33</text:p>
          </table:table-cell>
          <table:table-cell table:formula="of:=[.D70]+IF([.A70]=&quot;forward&quot;;[.B70])" office:value-type="float" office:value="114" calcext:value-type="float">
            <text:p>114</text:p>
          </table:table-cell>
          <table:table-cell table:formula="of:=[.E70]+IF([.A70]=&quot;forward&quot;;[.B70]*[.C70])" office:value-type="float" office:value="2423" calcext:value-type="float">
            <text:p>2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71]+IF([.A71]=&quot;down&quot;;[.B71])+IF([.A71]=&quot;up&quot;;-[.B71])" office:value-type="float" office:value="35" calcext:value-type="float">
            <text:p>35</text:p>
          </table:table-cell>
          <table:table-cell table:formula="of:=[.D71]+IF([.A71]=&quot;forward&quot;;[.B71])" office:value-type="float" office:value="114" calcext:value-type="float">
            <text:p>114</text:p>
          </table:table-cell>
          <table:table-cell table:formula="of:=[.E71]+IF([.A71]=&quot;forward&quot;;[.B71]*[.C71])" office:value-type="float" office:value="2423" calcext:value-type="float">
            <text:p>2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72]+IF([.A72]=&quot;down&quot;;[.B72])+IF([.A72]=&quot;up&quot;;-[.B72])" office:value-type="float" office:value="35" calcext:value-type="float">
            <text:p>35</text:p>
          </table:table-cell>
          <table:table-cell table:formula="of:=[.D72]+IF([.A72]=&quot;forward&quot;;[.B72])" office:value-type="float" office:value="120" calcext:value-type="float">
            <text:p>120</text:p>
          </table:table-cell>
          <table:table-cell table:formula="of:=[.E72]+IF([.A72]=&quot;forward&quot;;[.B72]*[.C72])" office:value-type="float" office:value="2633" calcext:value-type="float">
            <text:p>26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73]+IF([.A73]=&quot;down&quot;;[.B73])+IF([.A73]=&quot;up&quot;;-[.B73])" office:value-type="float" office:value="35" calcext:value-type="float">
            <text:p>35</text:p>
          </table:table-cell>
          <table:table-cell table:formula="of:=[.D73]+IF([.A73]=&quot;forward&quot;;[.B73])" office:value-type="float" office:value="122" calcext:value-type="float">
            <text:p>122</text:p>
          </table:table-cell>
          <table:table-cell table:formula="of:=[.E73]+IF([.A73]=&quot;forward&quot;;[.B73]*[.C73])" office:value-type="float" office:value="2703" calcext:value-type="float">
            <text:p>27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74]+IF([.A74]=&quot;down&quot;;[.B74])+IF([.A74]=&quot;up&quot;;-[.B74])" office:value-type="float" office:value="28" calcext:value-type="float">
            <text:p>28</text:p>
          </table:table-cell>
          <table:table-cell table:formula="of:=[.D74]+IF([.A74]=&quot;forward&quot;;[.B74])" office:value-type="float" office:value="122" calcext:value-type="float">
            <text:p>122</text:p>
          </table:table-cell>
          <table:table-cell table:formula="of:=[.E74]+IF([.A74]=&quot;forward&quot;;[.B74]*[.C74])" office:value-type="float" office:value="2703" calcext:value-type="float">
            <text:p>27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75]+IF([.A75]=&quot;down&quot;;[.B75])+IF([.A75]=&quot;up&quot;;-[.B75])" office:value-type="float" office:value="28" calcext:value-type="float">
            <text:p>28</text:p>
          </table:table-cell>
          <table:table-cell table:formula="of:=[.D75]+IF([.A75]=&quot;forward&quot;;[.B75])" office:value-type="float" office:value="128" calcext:value-type="float">
            <text:p>128</text:p>
          </table:table-cell>
          <table:table-cell table:formula="of:=[.E75]+IF([.A75]=&quot;forward&quot;;[.B75]*[.C75])" office:value-type="float" office:value="2871" calcext:value-type="float">
            <text:p>28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76]+IF([.A76]=&quot;down&quot;;[.B76])+IF([.A76]=&quot;up&quot;;-[.B76])" office:value-type="float" office:value="36" calcext:value-type="float">
            <text:p>36</text:p>
          </table:table-cell>
          <table:table-cell table:formula="of:=[.D76]+IF([.A76]=&quot;forward&quot;;[.B76])" office:value-type="float" office:value="128" calcext:value-type="float">
            <text:p>128</text:p>
          </table:table-cell>
          <table:table-cell table:formula="of:=[.E76]+IF([.A76]=&quot;forward&quot;;[.B76]*[.C76])" office:value-type="float" office:value="2871" calcext:value-type="float">
            <text:p>28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77]+IF([.A77]=&quot;down&quot;;[.B77])+IF([.A77]=&quot;up&quot;;-[.B77])" office:value-type="float" office:value="36" calcext:value-type="float">
            <text:p>36</text:p>
          </table:table-cell>
          <table:table-cell table:formula="of:=[.D77]+IF([.A77]=&quot;forward&quot;;[.B77])" office:value-type="float" office:value="134" calcext:value-type="float">
            <text:p>134</text:p>
          </table:table-cell>
          <table:table-cell table:formula="of:=[.E77]+IF([.A77]=&quot;forward&quot;;[.B77]*[.C77])" office:value-type="float" office:value="3087" calcext:value-type="float">
            <text:p>30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78]+IF([.A78]=&quot;down&quot;;[.B78])+IF([.A78]=&quot;up&quot;;-[.B78])" office:value-type="float" office:value="36" calcext:value-type="float">
            <text:p>36</text:p>
          </table:table-cell>
          <table:table-cell table:formula="of:=[.D78]+IF([.A78]=&quot;forward&quot;;[.B78])" office:value-type="float" office:value="139" calcext:value-type="float">
            <text:p>139</text:p>
          </table:table-cell>
          <table:table-cell table:formula="of:=[.E78]+IF([.A78]=&quot;forward&quot;;[.B78]*[.C78])" office:value-type="float" office:value="3267" calcext:value-type="float">
            <text:p>3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79]+IF([.A79]=&quot;down&quot;;[.B79])+IF([.A79]=&quot;up&quot;;-[.B79])" office:value-type="float" office:value="27" calcext:value-type="float">
            <text:p>27</text:p>
          </table:table-cell>
          <table:table-cell table:formula="of:=[.D79]+IF([.A79]=&quot;forward&quot;;[.B79])" office:value-type="float" office:value="139" calcext:value-type="float">
            <text:p>139</text:p>
          </table:table-cell>
          <table:table-cell table:formula="of:=[.E79]+IF([.A79]=&quot;forward&quot;;[.B79]*[.C79])" office:value-type="float" office:value="3267" calcext:value-type="float">
            <text:p>3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80]+IF([.A80]=&quot;down&quot;;[.B80])+IF([.A80]=&quot;up&quot;;-[.B80])" office:value-type="float" office:value="27" calcext:value-type="float">
            <text:p>27</text:p>
          </table:table-cell>
          <table:table-cell table:formula="of:=[.D80]+IF([.A80]=&quot;forward&quot;;[.B80])" office:value-type="float" office:value="144" calcext:value-type="float">
            <text:p>144</text:p>
          </table:table-cell>
          <table:table-cell table:formula="of:=[.E80]+IF([.A80]=&quot;forward&quot;;[.B80]*[.C80])" office:value-type="float" office:value="3402" calcext:value-type="float">
            <text:p>3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81]+IF([.A81]=&quot;down&quot;;[.B81])+IF([.A81]=&quot;up&quot;;-[.B81])" office:value-type="float" office:value="22" calcext:value-type="float">
            <text:p>22</text:p>
          </table:table-cell>
          <table:table-cell table:formula="of:=[.D81]+IF([.A81]=&quot;forward&quot;;[.B81])" office:value-type="float" office:value="144" calcext:value-type="float">
            <text:p>144</text:p>
          </table:table-cell>
          <table:table-cell table:formula="of:=[.E81]+IF([.A81]=&quot;forward&quot;;[.B81]*[.C81])" office:value-type="float" office:value="3402" calcext:value-type="float">
            <text:p>3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82]+IF([.A82]=&quot;down&quot;;[.B82])+IF([.A82]=&quot;up&quot;;-[.B82])" office:value-type="float" office:value="22" calcext:value-type="float">
            <text:p>22</text:p>
          </table:table-cell>
          <table:table-cell table:formula="of:=[.D82]+IF([.A82]=&quot;forward&quot;;[.B82])" office:value-type="float" office:value="153" calcext:value-type="float">
            <text:p>153</text:p>
          </table:table-cell>
          <table:table-cell table:formula="of:=[.E82]+IF([.A82]=&quot;forward&quot;;[.B82]*[.C82])" office:value-type="float" office:value="3600" calcext:value-type="float">
            <text:p>3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83]+IF([.A83]=&quot;down&quot;;[.B83])+IF([.A83]=&quot;up&quot;;-[.B83])" office:value-type="float" office:value="24" calcext:value-type="float">
            <text:p>24</text:p>
          </table:table-cell>
          <table:table-cell table:formula="of:=[.D83]+IF([.A83]=&quot;forward&quot;;[.B83])" office:value-type="float" office:value="153" calcext:value-type="float">
            <text:p>153</text:p>
          </table:table-cell>
          <table:table-cell table:formula="of:=[.E83]+IF([.A83]=&quot;forward&quot;;[.B83]*[.C83])" office:value-type="float" office:value="3600" calcext:value-type="float">
            <text:p>3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84]+IF([.A84]=&quot;down&quot;;[.B84])+IF([.A84]=&quot;up&quot;;-[.B84])" office:value-type="float" office:value="28" calcext:value-type="float">
            <text:p>28</text:p>
          </table:table-cell>
          <table:table-cell table:formula="of:=[.D84]+IF([.A84]=&quot;forward&quot;;[.B84])" office:value-type="float" office:value="153" calcext:value-type="float">
            <text:p>153</text:p>
          </table:table-cell>
          <table:table-cell table:formula="of:=[.E84]+IF([.A84]=&quot;forward&quot;;[.B84]*[.C84])" office:value-type="float" office:value="3600" calcext:value-type="float">
            <text:p>3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85]+IF([.A85]=&quot;down&quot;;[.B85])+IF([.A85]=&quot;up&quot;;-[.B85])" office:value-type="float" office:value="31" calcext:value-type="float">
            <text:p>31</text:p>
          </table:table-cell>
          <table:table-cell table:formula="of:=[.D85]+IF([.A85]=&quot;forward&quot;;[.B85])" office:value-type="float" office:value="153" calcext:value-type="float">
            <text:p>153</text:p>
          </table:table-cell>
          <table:table-cell table:formula="of:=[.E85]+IF([.A85]=&quot;forward&quot;;[.B85]*[.C85])" office:value-type="float" office:value="3600" calcext:value-type="float">
            <text:p>3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86]+IF([.A86]=&quot;down&quot;;[.B86])+IF([.A86]=&quot;up&quot;;-[.B86])" office:value-type="float" office:value="39" calcext:value-type="float">
            <text:p>39</text:p>
          </table:table-cell>
          <table:table-cell table:formula="of:=[.D86]+IF([.A86]=&quot;forward&quot;;[.B86])" office:value-type="float" office:value="153" calcext:value-type="float">
            <text:p>153</text:p>
          </table:table-cell>
          <table:table-cell table:formula="of:=[.E86]+IF([.A86]=&quot;forward&quot;;[.B86]*[.C86])" office:value-type="float" office:value="3600" calcext:value-type="float">
            <text:p>3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87]+IF([.A87]=&quot;down&quot;;[.B87])+IF([.A87]=&quot;up&quot;;-[.B87])" office:value-type="float" office:value="39" calcext:value-type="float">
            <text:p>39</text:p>
          </table:table-cell>
          <table:table-cell table:formula="of:=[.D87]+IF([.A87]=&quot;forward&quot;;[.B87])" office:value-type="float" office:value="162" calcext:value-type="float">
            <text:p>162</text:p>
          </table:table-cell>
          <table:table-cell table:formula="of:=[.E87]+IF([.A87]=&quot;forward&quot;;[.B87]*[.C87])" office:value-type="float" office:value="3951" calcext:value-type="float">
            <text:p>39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88]+IF([.A88]=&quot;down&quot;;[.B88])+IF([.A88]=&quot;up&quot;;-[.B88])" office:value-type="float" office:value="39" calcext:value-type="float">
            <text:p>39</text:p>
          </table:table-cell>
          <table:table-cell table:formula="of:=[.D88]+IF([.A88]=&quot;forward&quot;;[.B88])" office:value-type="float" office:value="168" calcext:value-type="float">
            <text:p>168</text:p>
          </table:table-cell>
          <table:table-cell table:formula="of:=[.E88]+IF([.A88]=&quot;forward&quot;;[.B88]*[.C88])" office:value-type="float" office:value="4185" calcext:value-type="float">
            <text:p>41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89]+IF([.A89]=&quot;down&quot;;[.B89])+IF([.A89]=&quot;up&quot;;-[.B89])" office:value-type="float" office:value="39" calcext:value-type="float">
            <text:p>39</text:p>
          </table:table-cell>
          <table:table-cell table:formula="of:=[.D89]+IF([.A89]=&quot;forward&quot;;[.B89])" office:value-type="float" office:value="170" calcext:value-type="float">
            <text:p>170</text:p>
          </table:table-cell>
          <table:table-cell table:formula="of:=[.E89]+IF([.A89]=&quot;forward&quot;;[.B89]*[.C89])" office:value-type="float" office:value="4263" calcext:value-type="float">
            <text:p>4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90]+IF([.A90]=&quot;down&quot;;[.B90])+IF([.A90]=&quot;up&quot;;-[.B90])" office:value-type="float" office:value="32" calcext:value-type="float">
            <text:p>32</text:p>
          </table:table-cell>
          <table:table-cell table:formula="of:=[.D90]+IF([.A90]=&quot;forward&quot;;[.B90])" office:value-type="float" office:value="170" calcext:value-type="float">
            <text:p>170</text:p>
          </table:table-cell>
          <table:table-cell table:formula="of:=[.E90]+IF([.A90]=&quot;forward&quot;;[.B90]*[.C90])" office:value-type="float" office:value="4263" calcext:value-type="float">
            <text:p>4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91]+IF([.A91]=&quot;down&quot;;[.B91])+IF([.A91]=&quot;up&quot;;-[.B91])" office:value-type="float" office:value="39" calcext:value-type="float">
            <text:p>39</text:p>
          </table:table-cell>
          <table:table-cell table:formula="of:=[.D91]+IF([.A91]=&quot;forward&quot;;[.B91])" office:value-type="float" office:value="170" calcext:value-type="float">
            <text:p>170</text:p>
          </table:table-cell>
          <table:table-cell table:formula="of:=[.E91]+IF([.A91]=&quot;forward&quot;;[.B91]*[.C91])" office:value-type="float" office:value="4263" calcext:value-type="float">
            <text:p>4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92]+IF([.A92]=&quot;down&quot;;[.B92])+IF([.A92]=&quot;up&quot;;-[.B92])" office:value-type="float" office:value="36" calcext:value-type="float">
            <text:p>36</text:p>
          </table:table-cell>
          <table:table-cell table:formula="of:=[.D92]+IF([.A92]=&quot;forward&quot;;[.B92])" office:value-type="float" office:value="170" calcext:value-type="float">
            <text:p>170</text:p>
          </table:table-cell>
          <table:table-cell table:formula="of:=[.E92]+IF([.A92]=&quot;forward&quot;;[.B92]*[.C92])" office:value-type="float" office:value="4263" calcext:value-type="float">
            <text:p>4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93]+IF([.A93]=&quot;down&quot;;[.B93])+IF([.A93]=&quot;up&quot;;-[.B93])" office:value-type="float" office:value="36" calcext:value-type="float">
            <text:p>36</text:p>
          </table:table-cell>
          <table:table-cell table:formula="of:=[.D93]+IF([.A93]=&quot;forward&quot;;[.B93])" office:value-type="float" office:value="174" calcext:value-type="float">
            <text:p>174</text:p>
          </table:table-cell>
          <table:table-cell table:formula="of:=[.E93]+IF([.A93]=&quot;forward&quot;;[.B93]*[.C93])" office:value-type="float" office:value="4407" calcext:value-type="float">
            <text:p>44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94]+IF([.A94]=&quot;down&quot;;[.B94])+IF([.A94]=&quot;up&quot;;-[.B94])" office:value-type="float" office:value="36" calcext:value-type="float">
            <text:p>36</text:p>
          </table:table-cell>
          <table:table-cell table:formula="of:=[.D94]+IF([.A94]=&quot;forward&quot;;[.B94])" office:value-type="float" office:value="179" calcext:value-type="float">
            <text:p>179</text:p>
          </table:table-cell>
          <table:table-cell table:formula="of:=[.E94]+IF([.A94]=&quot;forward&quot;;[.B94]*[.C94])" office:value-type="float" office:value="4587" calcext:value-type="float">
            <text:p>45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95]+IF([.A95]=&quot;down&quot;;[.B95])+IF([.A95]=&quot;up&quot;;-[.B95])" office:value-type="float" office:value="43" calcext:value-type="float">
            <text:p>43</text:p>
          </table:table-cell>
          <table:table-cell table:formula="of:=[.D95]+IF([.A95]=&quot;forward&quot;;[.B95])" office:value-type="float" office:value="179" calcext:value-type="float">
            <text:p>179</text:p>
          </table:table-cell>
          <table:table-cell table:formula="of:=[.E95]+IF([.A95]=&quot;forward&quot;;[.B95]*[.C95])" office:value-type="float" office:value="4587" calcext:value-type="float">
            <text:p>45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96]+IF([.A96]=&quot;down&quot;;[.B96])+IF([.A96]=&quot;up&quot;;-[.B96])" office:value-type="float" office:value="43" calcext:value-type="float">
            <text:p>43</text:p>
          </table:table-cell>
          <table:table-cell table:formula="of:=[.D96]+IF([.A96]=&quot;forward&quot;;[.B96])" office:value-type="float" office:value="184" calcext:value-type="float">
            <text:p>184</text:p>
          </table:table-cell>
          <table:table-cell table:formula="of:=[.E96]+IF([.A96]=&quot;forward&quot;;[.B96]*[.C96])" office:value-type="float" office:value="4802" calcext:value-type="float">
            <text:p>48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97]+IF([.A97]=&quot;down&quot;;[.B97])+IF([.A97]=&quot;up&quot;;-[.B97])" office:value-type="float" office:value="34" calcext:value-type="float">
            <text:p>34</text:p>
          </table:table-cell>
          <table:table-cell table:formula="of:=[.D97]+IF([.A97]=&quot;forward&quot;;[.B97])" office:value-type="float" office:value="184" calcext:value-type="float">
            <text:p>184</text:p>
          </table:table-cell>
          <table:table-cell table:formula="of:=[.E97]+IF([.A97]=&quot;forward&quot;;[.B97]*[.C97])" office:value-type="float" office:value="4802" calcext:value-type="float">
            <text:p>48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98]+IF([.A98]=&quot;down&quot;;[.B98])+IF([.A98]=&quot;up&quot;;-[.B98])" office:value-type="float" office:value="34" calcext:value-type="float">
            <text:p>34</text:p>
          </table:table-cell>
          <table:table-cell table:formula="of:=[.D98]+IF([.A98]=&quot;forward&quot;;[.B98])" office:value-type="float" office:value="190" calcext:value-type="float">
            <text:p>190</text:p>
          </table:table-cell>
          <table:table-cell table:formula="of:=[.E98]+IF([.A98]=&quot;forward&quot;;[.B98]*[.C98])" office:value-type="float" office:value="5006" calcext:value-type="float">
            <text:p>50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99]+IF([.A99]=&quot;down&quot;;[.B99])+IF([.A99]=&quot;up&quot;;-[.B99])" office:value-type="float" office:value="34" calcext:value-type="float">
            <text:p>34</text:p>
          </table:table-cell>
          <table:table-cell table:formula="of:=[.D99]+IF([.A99]=&quot;forward&quot;;[.B99])" office:value-type="float" office:value="196" calcext:value-type="float">
            <text:p>196</text:p>
          </table:table-cell>
          <table:table-cell table:formula="of:=[.E99]+IF([.A99]=&quot;forward&quot;;[.B99]*[.C99])" office:value-type="float" office:value="5210" calcext:value-type="float">
            <text:p>52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100]+IF([.A100]=&quot;down&quot;;[.B100])+IF([.A100]=&quot;up&quot;;-[.B100])" office:value-type="float" office:value="34" calcext:value-type="float">
            <text:p>34</text:p>
          </table:table-cell>
          <table:table-cell table:formula="of:=[.D100]+IF([.A100]=&quot;forward&quot;;[.B100])" office:value-type="float" office:value="197" calcext:value-type="float">
            <text:p>197</text:p>
          </table:table-cell>
          <table:table-cell table:formula="of:=[.E100]+IF([.A100]=&quot;forward&quot;;[.B100]*[.C100])" office:value-type="float" office:value="5244" calcext:value-type="float">
            <text:p>52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101]+IF([.A101]=&quot;down&quot;;[.B101])+IF([.A101]=&quot;up&quot;;-[.B101])" office:value-type="float" office:value="40" calcext:value-type="float">
            <text:p>40</text:p>
          </table:table-cell>
          <table:table-cell table:formula="of:=[.D101]+IF([.A101]=&quot;forward&quot;;[.B101])" office:value-type="float" office:value="197" calcext:value-type="float">
            <text:p>197</text:p>
          </table:table-cell>
          <table:table-cell table:formula="of:=[.E101]+IF([.A101]=&quot;forward&quot;;[.B101]*[.C101])" office:value-type="float" office:value="5244" calcext:value-type="float">
            <text:p>52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102]+IF([.A102]=&quot;down&quot;;[.B102])+IF([.A102]=&quot;up&quot;;-[.B102])" office:value-type="float" office:value="40" calcext:value-type="float">
            <text:p>40</text:p>
          </table:table-cell>
          <table:table-cell table:formula="of:=[.D102]+IF([.A102]=&quot;forward&quot;;[.B102])" office:value-type="float" office:value="206" calcext:value-type="float">
            <text:p>206</text:p>
          </table:table-cell>
          <table:table-cell table:formula="of:=[.E102]+IF([.A102]=&quot;forward&quot;;[.B102]*[.C102])" office:value-type="float" office:value="5604" calcext:value-type="float">
            <text:p>56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103]+IF([.A103]=&quot;down&quot;;[.B103])+IF([.A103]=&quot;up&quot;;-[.B103])" office:value-type="float" office:value="38" calcext:value-type="float">
            <text:p>38</text:p>
          </table:table-cell>
          <table:table-cell table:formula="of:=[.D103]+IF([.A103]=&quot;forward&quot;;[.B103])" office:value-type="float" office:value="206" calcext:value-type="float">
            <text:p>206</text:p>
          </table:table-cell>
          <table:table-cell table:formula="of:=[.E103]+IF([.A103]=&quot;forward&quot;;[.B103]*[.C103])" office:value-type="float" office:value="5604" calcext:value-type="float">
            <text:p>56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104]+IF([.A104]=&quot;down&quot;;[.B104])+IF([.A104]=&quot;up&quot;;-[.B104])" office:value-type="float" office:value="45" calcext:value-type="float">
            <text:p>45</text:p>
          </table:table-cell>
          <table:table-cell table:formula="of:=[.D104]+IF([.A104]=&quot;forward&quot;;[.B104])" office:value-type="float" office:value="206" calcext:value-type="float">
            <text:p>206</text:p>
          </table:table-cell>
          <table:table-cell table:formula="of:=[.E104]+IF([.A104]=&quot;forward&quot;;[.B104]*[.C104])" office:value-type="float" office:value="5604" calcext:value-type="float">
            <text:p>56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105]+IF([.A105]=&quot;down&quot;;[.B105])+IF([.A105]=&quot;up&quot;;-[.B105])" office:value-type="float" office:value="53" calcext:value-type="float">
            <text:p>53</text:p>
          </table:table-cell>
          <table:table-cell table:formula="of:=[.D105]+IF([.A105]=&quot;forward&quot;;[.B105])" office:value-type="float" office:value="206" calcext:value-type="float">
            <text:p>206</text:p>
          </table:table-cell>
          <table:table-cell table:formula="of:=[.E105]+IF([.A105]=&quot;forward&quot;;[.B105]*[.C105])" office:value-type="float" office:value="5604" calcext:value-type="float">
            <text:p>56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106]+IF([.A106]=&quot;down&quot;;[.B106])+IF([.A106]=&quot;up&quot;;-[.B106])" office:value-type="float" office:value="59" calcext:value-type="float">
            <text:p>59</text:p>
          </table:table-cell>
          <table:table-cell table:formula="of:=[.D106]+IF([.A106]=&quot;forward&quot;;[.B106])" office:value-type="float" office:value="206" calcext:value-type="float">
            <text:p>206</text:p>
          </table:table-cell>
          <table:table-cell table:formula="of:=[.E106]+IF([.A106]=&quot;forward&quot;;[.B106]*[.C106])" office:value-type="float" office:value="5604" calcext:value-type="float">
            <text:p>56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107]+IF([.A107]=&quot;down&quot;;[.B107])+IF([.A107]=&quot;up&quot;;-[.B107])" office:value-type="float" office:value="54" calcext:value-type="float">
            <text:p>54</text:p>
          </table:table-cell>
          <table:table-cell table:formula="of:=[.D107]+IF([.A107]=&quot;forward&quot;;[.B107])" office:value-type="float" office:value="206" calcext:value-type="float">
            <text:p>206</text:p>
          </table:table-cell>
          <table:table-cell table:formula="of:=[.E107]+IF([.A107]=&quot;forward&quot;;[.B107]*[.C107])" office:value-type="float" office:value="5604" calcext:value-type="float">
            <text:p>56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108]+IF([.A108]=&quot;down&quot;;[.B108])+IF([.A108]=&quot;up&quot;;-[.B108])" office:value-type="float" office:value="62" calcext:value-type="float">
            <text:p>62</text:p>
          </table:table-cell>
          <table:table-cell table:formula="of:=[.D108]+IF([.A108]=&quot;forward&quot;;[.B108])" office:value-type="float" office:value="206" calcext:value-type="float">
            <text:p>206</text:p>
          </table:table-cell>
          <table:table-cell table:formula="of:=[.E108]+IF([.A108]=&quot;forward&quot;;[.B108]*[.C108])" office:value-type="float" office:value="5604" calcext:value-type="float">
            <text:p>56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109]+IF([.A109]=&quot;down&quot;;[.B109])+IF([.A109]=&quot;up&quot;;-[.B109])" office:value-type="float" office:value="70" calcext:value-type="float">
            <text:p>70</text:p>
          </table:table-cell>
          <table:table-cell table:formula="of:=[.D109]+IF([.A109]=&quot;forward&quot;;[.B109])" office:value-type="float" office:value="206" calcext:value-type="float">
            <text:p>206</text:p>
          </table:table-cell>
          <table:table-cell table:formula="of:=[.E109]+IF([.A109]=&quot;forward&quot;;[.B109]*[.C109])" office:value-type="float" office:value="5604" calcext:value-type="float">
            <text:p>56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110]+IF([.A110]=&quot;down&quot;;[.B110])+IF([.A110]=&quot;up&quot;;-[.B110])" office:value-type="float" office:value="70" calcext:value-type="float">
            <text:p>70</text:p>
          </table:table-cell>
          <table:table-cell table:formula="of:=[.D110]+IF([.A110]=&quot;forward&quot;;[.B110])" office:value-type="float" office:value="213" calcext:value-type="float">
            <text:p>213</text:p>
          </table:table-cell>
          <table:table-cell table:formula="of:=[.E110]+IF([.A110]=&quot;forward&quot;;[.B110]*[.C110])" office:value-type="float" office:value="6094" calcext:value-type="float">
            <text:p>60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111]+IF([.A111]=&quot;down&quot;;[.B111])+IF([.A111]=&quot;up&quot;;-[.B111])" office:value-type="float" office:value="76" calcext:value-type="float">
            <text:p>76</text:p>
          </table:table-cell>
          <table:table-cell table:formula="of:=[.D111]+IF([.A111]=&quot;forward&quot;;[.B111])" office:value-type="float" office:value="213" calcext:value-type="float">
            <text:p>213</text:p>
          </table:table-cell>
          <table:table-cell table:formula="of:=[.E111]+IF([.A111]=&quot;forward&quot;;[.B111]*[.C111])" office:value-type="float" office:value="6094" calcext:value-type="float">
            <text:p>60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112]+IF([.A112]=&quot;down&quot;;[.B112])+IF([.A112]=&quot;up&quot;;-[.B112])" office:value-type="float" office:value="71" calcext:value-type="float">
            <text:p>71</text:p>
          </table:table-cell>
          <table:table-cell table:formula="of:=[.D112]+IF([.A112]=&quot;forward&quot;;[.B112])" office:value-type="float" office:value="213" calcext:value-type="float">
            <text:p>213</text:p>
          </table:table-cell>
          <table:table-cell table:formula="of:=[.E112]+IF([.A112]=&quot;forward&quot;;[.B112]*[.C112])" office:value-type="float" office:value="6094" calcext:value-type="float">
            <text:p>60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113]+IF([.A113]=&quot;down&quot;;[.B113])+IF([.A113]=&quot;up&quot;;-[.B113])" office:value-type="float" office:value="80" calcext:value-type="float">
            <text:p>80</text:p>
          </table:table-cell>
          <table:table-cell table:formula="of:=[.D113]+IF([.A113]=&quot;forward&quot;;[.B113])" office:value-type="float" office:value="213" calcext:value-type="float">
            <text:p>213</text:p>
          </table:table-cell>
          <table:table-cell table:formula="of:=[.E113]+IF([.A113]=&quot;forward&quot;;[.B113]*[.C113])" office:value-type="float" office:value="6094" calcext:value-type="float">
            <text:p>60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114]+IF([.A114]=&quot;down&quot;;[.B114])+IF([.A114]=&quot;up&quot;;-[.B114])" office:value-type="float" office:value="83" calcext:value-type="float">
            <text:p>83</text:p>
          </table:table-cell>
          <table:table-cell table:formula="of:=[.D114]+IF([.A114]=&quot;forward&quot;;[.B114])" office:value-type="float" office:value="213" calcext:value-type="float">
            <text:p>213</text:p>
          </table:table-cell>
          <table:table-cell table:formula="of:=[.E114]+IF([.A114]=&quot;forward&quot;;[.B114]*[.C114])" office:value-type="float" office:value="6094" calcext:value-type="float">
            <text:p>60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115]+IF([.A115]=&quot;down&quot;;[.B115])+IF([.A115]=&quot;up&quot;;-[.B115])" office:value-type="float" office:value="83" calcext:value-type="float">
            <text:p>83</text:p>
          </table:table-cell>
          <table:table-cell table:formula="of:=[.D115]+IF([.A115]=&quot;forward&quot;;[.B115])" office:value-type="float" office:value="215" calcext:value-type="float">
            <text:p>215</text:p>
          </table:table-cell>
          <table:table-cell table:formula="of:=[.E115]+IF([.A115]=&quot;forward&quot;;[.B115]*[.C115])" office:value-type="float" office:value="6260" calcext:value-type="float">
            <text:p>62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116]+IF([.A116]=&quot;down&quot;;[.B116])+IF([.A116]=&quot;up&quot;;-[.B116])" office:value-type="float" office:value="87" calcext:value-type="float">
            <text:p>87</text:p>
          </table:table-cell>
          <table:table-cell table:formula="of:=[.D116]+IF([.A116]=&quot;forward&quot;;[.B116])" office:value-type="float" office:value="215" calcext:value-type="float">
            <text:p>215</text:p>
          </table:table-cell>
          <table:table-cell table:formula="of:=[.E116]+IF([.A116]=&quot;forward&quot;;[.B116]*[.C116])" office:value-type="float" office:value="6260" calcext:value-type="float">
            <text:p>62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117]+IF([.A117]=&quot;down&quot;;[.B117])+IF([.A117]=&quot;up&quot;;-[.B117])" office:value-type="float" office:value="87" calcext:value-type="float">
            <text:p>87</text:p>
          </table:table-cell>
          <table:table-cell table:formula="of:=[.D117]+IF([.A117]=&quot;forward&quot;;[.B117])" office:value-type="float" office:value="223" calcext:value-type="float">
            <text:p>223</text:p>
          </table:table-cell>
          <table:table-cell table:formula="of:=[.E117]+IF([.A117]=&quot;forward&quot;;[.B117]*[.C117])" office:value-type="float" office:value="6956" calcext:value-type="float">
            <text:p>69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118]+IF([.A118]=&quot;down&quot;;[.B118])+IF([.A118]=&quot;up&quot;;-[.B118])" office:value-type="float" office:value="92" calcext:value-type="float">
            <text:p>92</text:p>
          </table:table-cell>
          <table:table-cell table:formula="of:=[.D118]+IF([.A118]=&quot;forward&quot;;[.B118])" office:value-type="float" office:value="223" calcext:value-type="float">
            <text:p>223</text:p>
          </table:table-cell>
          <table:table-cell table:formula="of:=[.E118]+IF([.A118]=&quot;forward&quot;;[.B118]*[.C118])" office:value-type="float" office:value="6956" calcext:value-type="float">
            <text:p>69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119]+IF([.A119]=&quot;down&quot;;[.B119])+IF([.A119]=&quot;up&quot;;-[.B119])" office:value-type="float" office:value="87" calcext:value-type="float">
            <text:p>87</text:p>
          </table:table-cell>
          <table:table-cell table:formula="of:=[.D119]+IF([.A119]=&quot;forward&quot;;[.B119])" office:value-type="float" office:value="223" calcext:value-type="float">
            <text:p>223</text:p>
          </table:table-cell>
          <table:table-cell table:formula="of:=[.E119]+IF([.A119]=&quot;forward&quot;;[.B119]*[.C119])" office:value-type="float" office:value="6956" calcext:value-type="float">
            <text:p>69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120]+IF([.A120]=&quot;down&quot;;[.B120])+IF([.A120]=&quot;up&quot;;-[.B120])" office:value-type="float" office:value="87" calcext:value-type="float">
            <text:p>87</text:p>
          </table:table-cell>
          <table:table-cell table:formula="of:=[.D120]+IF([.A120]=&quot;forward&quot;;[.B120])" office:value-type="float" office:value="230" calcext:value-type="float">
            <text:p>230</text:p>
          </table:table-cell>
          <table:table-cell table:formula="of:=[.E120]+IF([.A120]=&quot;forward&quot;;[.B120]*[.C120])" office:value-type="float" office:value="7565" calcext:value-type="float">
            <text:p>75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121]+IF([.A121]=&quot;down&quot;;[.B121])+IF([.A121]=&quot;up&quot;;-[.B121])" office:value-type="float" office:value="85" calcext:value-type="float">
            <text:p>85</text:p>
          </table:table-cell>
          <table:table-cell table:formula="of:=[.D121]+IF([.A121]=&quot;forward&quot;;[.B121])" office:value-type="float" office:value="230" calcext:value-type="float">
            <text:p>230</text:p>
          </table:table-cell>
          <table:table-cell table:formula="of:=[.E121]+IF([.A121]=&quot;forward&quot;;[.B121]*[.C121])" office:value-type="float" office:value="7565" calcext:value-type="float">
            <text:p>75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122]+IF([.A122]=&quot;down&quot;;[.B122])+IF([.A122]=&quot;up&quot;;-[.B122])" office:value-type="float" office:value="83" calcext:value-type="float">
            <text:p>83</text:p>
          </table:table-cell>
          <table:table-cell table:formula="of:=[.D122]+IF([.A122]=&quot;forward&quot;;[.B122])" office:value-type="float" office:value="230" calcext:value-type="float">
            <text:p>230</text:p>
          </table:table-cell>
          <table:table-cell table:formula="of:=[.E122]+IF([.A122]=&quot;forward&quot;;[.B122]*[.C122])" office:value-type="float" office:value="7565" calcext:value-type="float">
            <text:p>75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123]+IF([.A123]=&quot;down&quot;;[.B123])+IF([.A123]=&quot;up&quot;;-[.B123])" office:value-type="float" office:value="87" calcext:value-type="float">
            <text:p>87</text:p>
          </table:table-cell>
          <table:table-cell table:formula="of:=[.D123]+IF([.A123]=&quot;forward&quot;;[.B123])" office:value-type="float" office:value="230" calcext:value-type="float">
            <text:p>230</text:p>
          </table:table-cell>
          <table:table-cell table:formula="of:=[.E123]+IF([.A123]=&quot;forward&quot;;[.B123]*[.C123])" office:value-type="float" office:value="7565" calcext:value-type="float">
            <text:p>75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124]+IF([.A124]=&quot;down&quot;;[.B124])+IF([.A124]=&quot;up&quot;;-[.B124])" office:value-type="float" office:value="87" calcext:value-type="float">
            <text:p>87</text:p>
          </table:table-cell>
          <table:table-cell table:formula="of:=[.D124]+IF([.A124]=&quot;forward&quot;;[.B124])" office:value-type="float" office:value="234" calcext:value-type="float">
            <text:p>234</text:p>
          </table:table-cell>
          <table:table-cell table:formula="of:=[.E124]+IF([.A124]=&quot;forward&quot;;[.B124]*[.C124])" office:value-type="float" office:value="7913" calcext:value-type="float">
            <text:p>79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125]+IF([.A125]=&quot;down&quot;;[.B125])+IF([.A125]=&quot;up&quot;;-[.B125])" office:value-type="float" office:value="92" calcext:value-type="float">
            <text:p>92</text:p>
          </table:table-cell>
          <table:table-cell table:formula="of:=[.D125]+IF([.A125]=&quot;forward&quot;;[.B125])" office:value-type="float" office:value="234" calcext:value-type="float">
            <text:p>234</text:p>
          </table:table-cell>
          <table:table-cell table:formula="of:=[.E125]+IF([.A125]=&quot;forward&quot;;[.B125]*[.C125])" office:value-type="float" office:value="7913" calcext:value-type="float">
            <text:p>79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126]+IF([.A126]=&quot;down&quot;;[.B126])+IF([.A126]=&quot;up&quot;;-[.B126])" office:value-type="float" office:value="84" calcext:value-type="float">
            <text:p>84</text:p>
          </table:table-cell>
          <table:table-cell table:formula="of:=[.D126]+IF([.A126]=&quot;forward&quot;;[.B126])" office:value-type="float" office:value="234" calcext:value-type="float">
            <text:p>234</text:p>
          </table:table-cell>
          <table:table-cell table:formula="of:=[.E126]+IF([.A126]=&quot;forward&quot;;[.B126]*[.C126])" office:value-type="float" office:value="7913" calcext:value-type="float">
            <text:p>79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127]+IF([.A127]=&quot;down&quot;;[.B127])+IF([.A127]=&quot;up&quot;;-[.B127])" office:value-type="float" office:value="86" calcext:value-type="float">
            <text:p>86</text:p>
          </table:table-cell>
          <table:table-cell table:formula="of:=[.D127]+IF([.A127]=&quot;forward&quot;;[.B127])" office:value-type="float" office:value="234" calcext:value-type="float">
            <text:p>234</text:p>
          </table:table-cell>
          <table:table-cell table:formula="of:=[.E127]+IF([.A127]=&quot;forward&quot;;[.B127]*[.C127])" office:value-type="float" office:value="7913" calcext:value-type="float">
            <text:p>79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128]+IF([.A128]=&quot;down&quot;;[.B128])+IF([.A128]=&quot;up&quot;;-[.B128])" office:value-type="float" office:value="86" calcext:value-type="float">
            <text:p>86</text:p>
          </table:table-cell>
          <table:table-cell table:formula="of:=[.D128]+IF([.A128]=&quot;forward&quot;;[.B128])" office:value-type="float" office:value="238" calcext:value-type="float">
            <text:p>238</text:p>
          </table:table-cell>
          <table:table-cell table:formula="of:=[.E128]+IF([.A128]=&quot;forward&quot;;[.B128]*[.C128])" office:value-type="float" office:value="8257" calcext:value-type="float">
            <text:p>82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129]+IF([.A129]=&quot;down&quot;;[.B129])+IF([.A129]=&quot;up&quot;;-[.B129])" office:value-type="float" office:value="95" calcext:value-type="float">
            <text:p>95</text:p>
          </table:table-cell>
          <table:table-cell table:formula="of:=[.D129]+IF([.A129]=&quot;forward&quot;;[.B129])" office:value-type="float" office:value="238" calcext:value-type="float">
            <text:p>238</text:p>
          </table:table-cell>
          <table:table-cell table:formula="of:=[.E129]+IF([.A129]=&quot;forward&quot;;[.B129]*[.C129])" office:value-type="float" office:value="8257" calcext:value-type="float">
            <text:p>82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130]+IF([.A130]=&quot;down&quot;;[.B130])+IF([.A130]=&quot;up&quot;;-[.B130])" office:value-type="float" office:value="95" calcext:value-type="float">
            <text:p>95</text:p>
          </table:table-cell>
          <table:table-cell table:formula="of:=[.D130]+IF([.A130]=&quot;forward&quot;;[.B130])" office:value-type="float" office:value="246" calcext:value-type="float">
            <text:p>246</text:p>
          </table:table-cell>
          <table:table-cell table:formula="of:=[.E130]+IF([.A130]=&quot;forward&quot;;[.B130]*[.C130])" office:value-type="float" office:value="9017" calcext:value-type="float">
            <text:p>9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131]+IF([.A131]=&quot;down&quot;;[.B131])+IF([.A131]=&quot;up&quot;;-[.B131])" office:value-type="float" office:value="100" calcext:value-type="float">
            <text:p>100</text:p>
          </table:table-cell>
          <table:table-cell table:formula="of:=[.D131]+IF([.A131]=&quot;forward&quot;;[.B131])" office:value-type="float" office:value="246" calcext:value-type="float">
            <text:p>246</text:p>
          </table:table-cell>
          <table:table-cell table:formula="of:=[.E131]+IF([.A131]=&quot;forward&quot;;[.B131]*[.C131])" office:value-type="float" office:value="9017" calcext:value-type="float">
            <text:p>9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132]+IF([.A132]=&quot;down&quot;;[.B132])+IF([.A132]=&quot;up&quot;;-[.B132])" office:value-type="float" office:value="106" calcext:value-type="float">
            <text:p>106</text:p>
          </table:table-cell>
          <table:table-cell table:formula="of:=[.D132]+IF([.A132]=&quot;forward&quot;;[.B132])" office:value-type="float" office:value="246" calcext:value-type="float">
            <text:p>246</text:p>
          </table:table-cell>
          <table:table-cell table:formula="of:=[.E132]+IF([.A132]=&quot;forward&quot;;[.B132]*[.C132])" office:value-type="float" office:value="9017" calcext:value-type="float">
            <text:p>9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133]+IF([.A133]=&quot;down&quot;;[.B133])+IF([.A133]=&quot;up&quot;;-[.B133])" office:value-type="float" office:value="113" calcext:value-type="float">
            <text:p>113</text:p>
          </table:table-cell>
          <table:table-cell table:formula="of:=[.D133]+IF([.A133]=&quot;forward&quot;;[.B133])" office:value-type="float" office:value="246" calcext:value-type="float">
            <text:p>246</text:p>
          </table:table-cell>
          <table:table-cell table:formula="of:=[.E133]+IF([.A133]=&quot;forward&quot;;[.B133]*[.C133])" office:value-type="float" office:value="9017" calcext:value-type="float">
            <text:p>9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134]+IF([.A134]=&quot;down&quot;;[.B134])+IF([.A134]=&quot;up&quot;;-[.B134])" office:value-type="float" office:value="106" calcext:value-type="float">
            <text:p>106</text:p>
          </table:table-cell>
          <table:table-cell table:formula="of:=[.D134]+IF([.A134]=&quot;forward&quot;;[.B134])" office:value-type="float" office:value="246" calcext:value-type="float">
            <text:p>246</text:p>
          </table:table-cell>
          <table:table-cell table:formula="of:=[.E134]+IF([.A134]=&quot;forward&quot;;[.B134]*[.C134])" office:value-type="float" office:value="9017" calcext:value-type="float">
            <text:p>9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135]+IF([.A135]=&quot;down&quot;;[.B135])+IF([.A135]=&quot;up&quot;;-[.B135])" office:value-type="float" office:value="101" calcext:value-type="float">
            <text:p>101</text:p>
          </table:table-cell>
          <table:table-cell table:formula="of:=[.D135]+IF([.A135]=&quot;forward&quot;;[.B135])" office:value-type="float" office:value="246" calcext:value-type="float">
            <text:p>246</text:p>
          </table:table-cell>
          <table:table-cell table:formula="of:=[.E135]+IF([.A135]=&quot;forward&quot;;[.B135]*[.C135])" office:value-type="float" office:value="9017" calcext:value-type="float">
            <text:p>9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136]+IF([.A136]=&quot;down&quot;;[.B136])+IF([.A136]=&quot;up&quot;;-[.B136])" office:value-type="float" office:value="94" calcext:value-type="float">
            <text:p>94</text:p>
          </table:table-cell>
          <table:table-cell table:formula="of:=[.D136]+IF([.A136]=&quot;forward&quot;;[.B136])" office:value-type="float" office:value="246" calcext:value-type="float">
            <text:p>246</text:p>
          </table:table-cell>
          <table:table-cell table:formula="of:=[.E136]+IF([.A136]=&quot;forward&quot;;[.B136]*[.C136])" office:value-type="float" office:value="9017" calcext:value-type="float">
            <text:p>9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137]+IF([.A137]=&quot;down&quot;;[.B137])+IF([.A137]=&quot;up&quot;;-[.B137])" office:value-type="float" office:value="94" calcext:value-type="float">
            <text:p>94</text:p>
          </table:table-cell>
          <table:table-cell table:formula="of:=[.D137]+IF([.A137]=&quot;forward&quot;;[.B137])" office:value-type="float" office:value="253" calcext:value-type="float">
            <text:p>253</text:p>
          </table:table-cell>
          <table:table-cell table:formula="of:=[.E137]+IF([.A137]=&quot;forward&quot;;[.B137]*[.C137])" office:value-type="float" office:value="9675" calcext:value-type="float">
            <text:p>96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138]+IF([.A138]=&quot;down&quot;;[.B138])+IF([.A138]=&quot;up&quot;;-[.B138])" office:value-type="float" office:value="94" calcext:value-type="float">
            <text:p>94</text:p>
          </table:table-cell>
          <table:table-cell table:formula="of:=[.D138]+IF([.A138]=&quot;forward&quot;;[.B138])" office:value-type="float" office:value="261" calcext:value-type="float">
            <text:p>261</text:p>
          </table:table-cell>
          <table:table-cell table:formula="of:=[.E138]+IF([.A138]=&quot;forward&quot;;[.B138]*[.C138])" office:value-type="float" office:value="10427" calcext:value-type="float">
            <text:p>10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139]+IF([.A139]=&quot;down&quot;;[.B139])+IF([.A139]=&quot;up&quot;;-[.B139])" office:value-type="float" office:value="96" calcext:value-type="float">
            <text:p>96</text:p>
          </table:table-cell>
          <table:table-cell table:formula="of:=[.D139]+IF([.A139]=&quot;forward&quot;;[.B139])" office:value-type="float" office:value="261" calcext:value-type="float">
            <text:p>261</text:p>
          </table:table-cell>
          <table:table-cell table:formula="of:=[.E139]+IF([.A139]=&quot;forward&quot;;[.B139]*[.C139])" office:value-type="float" office:value="10427" calcext:value-type="float">
            <text:p>10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140]+IF([.A140]=&quot;down&quot;;[.B140])+IF([.A140]=&quot;up&quot;;-[.B140])" office:value-type="float" office:value="96" calcext:value-type="float">
            <text:p>96</text:p>
          </table:table-cell>
          <table:table-cell table:formula="of:=[.D140]+IF([.A140]=&quot;forward&quot;;[.B140])" office:value-type="float" office:value="264" calcext:value-type="float">
            <text:p>264</text:p>
          </table:table-cell>
          <table:table-cell table:formula="of:=[.E140]+IF([.A140]=&quot;forward&quot;;[.B140]*[.C140])" office:value-type="float" office:value="10715" calcext:value-type="float">
            <text:p>107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141]+IF([.A141]=&quot;down&quot;;[.B141])+IF([.A141]=&quot;up&quot;;-[.B141])" office:value-type="float" office:value="98" calcext:value-type="float">
            <text:p>98</text:p>
          </table:table-cell>
          <table:table-cell table:formula="of:=[.D141]+IF([.A141]=&quot;forward&quot;;[.B141])" office:value-type="float" office:value="264" calcext:value-type="float">
            <text:p>264</text:p>
          </table:table-cell>
          <table:table-cell table:formula="of:=[.E141]+IF([.A141]=&quot;forward&quot;;[.B141]*[.C141])" office:value-type="float" office:value="10715" calcext:value-type="float">
            <text:p>107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142]+IF([.A142]=&quot;down&quot;;[.B142])+IF([.A142]=&quot;up&quot;;-[.B142])" office:value-type="float" office:value="105" calcext:value-type="float">
            <text:p>105</text:p>
          </table:table-cell>
          <table:table-cell table:formula="of:=[.D142]+IF([.A142]=&quot;forward&quot;;[.B142])" office:value-type="float" office:value="264" calcext:value-type="float">
            <text:p>264</text:p>
          </table:table-cell>
          <table:table-cell table:formula="of:=[.E142]+IF([.A142]=&quot;forward&quot;;[.B142]*[.C142])" office:value-type="float" office:value="10715" calcext:value-type="float">
            <text:p>107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143]+IF([.A143]=&quot;down&quot;;[.B143])+IF([.A143]=&quot;up&quot;;-[.B143])" office:value-type="float" office:value="109" calcext:value-type="float">
            <text:p>109</text:p>
          </table:table-cell>
          <table:table-cell table:formula="of:=[.D143]+IF([.A143]=&quot;forward&quot;;[.B143])" office:value-type="float" office:value="264" calcext:value-type="float">
            <text:p>264</text:p>
          </table:table-cell>
          <table:table-cell table:formula="of:=[.E143]+IF([.A143]=&quot;forward&quot;;[.B143]*[.C143])" office:value-type="float" office:value="10715" calcext:value-type="float">
            <text:p>107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144]+IF([.A144]=&quot;down&quot;;[.B144])+IF([.A144]=&quot;up&quot;;-[.B144])" office:value-type="float" office:value="111" calcext:value-type="float">
            <text:p>111</text:p>
          </table:table-cell>
          <table:table-cell table:formula="of:=[.D144]+IF([.A144]=&quot;forward&quot;;[.B144])" office:value-type="float" office:value="264" calcext:value-type="float">
            <text:p>264</text:p>
          </table:table-cell>
          <table:table-cell table:formula="of:=[.E144]+IF([.A144]=&quot;forward&quot;;[.B144]*[.C144])" office:value-type="float" office:value="10715" calcext:value-type="float">
            <text:p>107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145]+IF([.A145]=&quot;down&quot;;[.B145])+IF([.A145]=&quot;up&quot;;-[.B145])" office:value-type="float" office:value="111" calcext:value-type="float">
            <text:p>111</text:p>
          </table:table-cell>
          <table:table-cell table:formula="of:=[.D145]+IF([.A145]=&quot;forward&quot;;[.B145])" office:value-type="float" office:value="267" calcext:value-type="float">
            <text:p>267</text:p>
          </table:table-cell>
          <table:table-cell table:formula="of:=[.E145]+IF([.A145]=&quot;forward&quot;;[.B145]*[.C145])" office:value-type="float" office:value="11048" calcext:value-type="float">
            <text:p>110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146]+IF([.A146]=&quot;down&quot;;[.B146])+IF([.A146]=&quot;up&quot;;-[.B146])" office:value-type="float" office:value="111" calcext:value-type="float">
            <text:p>111</text:p>
          </table:table-cell>
          <table:table-cell table:formula="of:=[.D146]+IF([.A146]=&quot;forward&quot;;[.B146])" office:value-type="float" office:value="272" calcext:value-type="float">
            <text:p>272</text:p>
          </table:table-cell>
          <table:table-cell table:formula="of:=[.E146]+IF([.A146]=&quot;forward&quot;;[.B146]*[.C146])" office:value-type="float" office:value="11603" calcext:value-type="float">
            <text:p>11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147]+IF([.A147]=&quot;down&quot;;[.B147])+IF([.A147]=&quot;up&quot;;-[.B147])" office:value-type="float" office:value="114" calcext:value-type="float">
            <text:p>114</text:p>
          </table:table-cell>
          <table:table-cell table:formula="of:=[.D147]+IF([.A147]=&quot;forward&quot;;[.B147])" office:value-type="float" office:value="272" calcext:value-type="float">
            <text:p>272</text:p>
          </table:table-cell>
          <table:table-cell table:formula="of:=[.E147]+IF([.A147]=&quot;forward&quot;;[.B147]*[.C147])" office:value-type="float" office:value="11603" calcext:value-type="float">
            <text:p>11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148]+IF([.A148]=&quot;down&quot;;[.B148])+IF([.A148]=&quot;up&quot;;-[.B148])" office:value-type="float" office:value="121" calcext:value-type="float">
            <text:p>121</text:p>
          </table:table-cell>
          <table:table-cell table:formula="of:=[.D148]+IF([.A148]=&quot;forward&quot;;[.B148])" office:value-type="float" office:value="272" calcext:value-type="float">
            <text:p>272</text:p>
          </table:table-cell>
          <table:table-cell table:formula="of:=[.E148]+IF([.A148]=&quot;forward&quot;;[.B148]*[.C148])" office:value-type="float" office:value="11603" calcext:value-type="float">
            <text:p>11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149]+IF([.A149]=&quot;down&quot;;[.B149])+IF([.A149]=&quot;up&quot;;-[.B149])" office:value-type="float" office:value="114" calcext:value-type="float">
            <text:p>114</text:p>
          </table:table-cell>
          <table:table-cell table:formula="of:=[.D149]+IF([.A149]=&quot;forward&quot;;[.B149])" office:value-type="float" office:value="272" calcext:value-type="float">
            <text:p>272</text:p>
          </table:table-cell>
          <table:table-cell table:formula="of:=[.E149]+IF([.A149]=&quot;forward&quot;;[.B149]*[.C149])" office:value-type="float" office:value="11603" calcext:value-type="float">
            <text:p>11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150]+IF([.A150]=&quot;down&quot;;[.B150])+IF([.A150]=&quot;up&quot;;-[.B150])" office:value-type="float" office:value="121" calcext:value-type="float">
            <text:p>121</text:p>
          </table:table-cell>
          <table:table-cell table:formula="of:=[.D150]+IF([.A150]=&quot;forward&quot;;[.B150])" office:value-type="float" office:value="272" calcext:value-type="float">
            <text:p>272</text:p>
          </table:table-cell>
          <table:table-cell table:formula="of:=[.E150]+IF([.A150]=&quot;forward&quot;;[.B150]*[.C150])" office:value-type="float" office:value="11603" calcext:value-type="float">
            <text:p>11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151]+IF([.A151]=&quot;down&quot;;[.B151])+IF([.A151]=&quot;up&quot;;-[.B151])" office:value-type="float" office:value="116" calcext:value-type="float">
            <text:p>116</text:p>
          </table:table-cell>
          <table:table-cell table:formula="of:=[.D151]+IF([.A151]=&quot;forward&quot;;[.B151])" office:value-type="float" office:value="272" calcext:value-type="float">
            <text:p>272</text:p>
          </table:table-cell>
          <table:table-cell table:formula="of:=[.E151]+IF([.A151]=&quot;forward&quot;;[.B151]*[.C151])" office:value-type="float" office:value="11603" calcext:value-type="float">
            <text:p>11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152]+IF([.A152]=&quot;down&quot;;[.B152])+IF([.A152]=&quot;up&quot;;-[.B152])" office:value-type="float" office:value="116" calcext:value-type="float">
            <text:p>116</text:p>
          </table:table-cell>
          <table:table-cell table:formula="of:=[.D152]+IF([.A152]=&quot;forward&quot;;[.B152])" office:value-type="float" office:value="273" calcext:value-type="float">
            <text:p>273</text:p>
          </table:table-cell>
          <table:table-cell table:formula="of:=[.E152]+IF([.A152]=&quot;forward&quot;;[.B152]*[.C152])" office:value-type="float" office:value="11719" calcext:value-type="float">
            <text:p>117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153]+IF([.A153]=&quot;down&quot;;[.B153])+IF([.A153]=&quot;up&quot;;-[.B153])" office:value-type="float" office:value="124" calcext:value-type="float">
            <text:p>124</text:p>
          </table:table-cell>
          <table:table-cell table:formula="of:=[.D153]+IF([.A153]=&quot;forward&quot;;[.B153])" office:value-type="float" office:value="273" calcext:value-type="float">
            <text:p>273</text:p>
          </table:table-cell>
          <table:table-cell table:formula="of:=[.E153]+IF([.A153]=&quot;forward&quot;;[.B153]*[.C153])" office:value-type="float" office:value="11719" calcext:value-type="float">
            <text:p>117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[.C154]+IF([.A154]=&quot;down&quot;;[.B154])+IF([.A154]=&quot;up&quot;;-[.B154])" office:value-type="float" office:value="126" calcext:value-type="float">
            <text:p>126</text:p>
          </table:table-cell>
          <table:table-cell table:formula="of:=[.D154]+IF([.A154]=&quot;forward&quot;;[.B154])" office:value-type="float" office:value="273" calcext:value-type="float">
            <text:p>273</text:p>
          </table:table-cell>
          <table:table-cell table:formula="of:=[.E154]+IF([.A154]=&quot;forward&quot;;[.B154]*[.C154])" office:value-type="float" office:value="11719" calcext:value-type="float">
            <text:p>117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155]+IF([.A155]=&quot;down&quot;;[.B155])+IF([.A155]=&quot;up&quot;;-[.B155])" office:value-type="float" office:value="122" calcext:value-type="float">
            <text:p>122</text:p>
          </table:table-cell>
          <table:table-cell table:formula="of:=[.D155]+IF([.A155]=&quot;forward&quot;;[.B155])" office:value-type="float" office:value="273" calcext:value-type="float">
            <text:p>273</text:p>
          </table:table-cell>
          <table:table-cell table:formula="of:=[.E155]+IF([.A155]=&quot;forward&quot;;[.B155]*[.C155])" office:value-type="float" office:value="11719" calcext:value-type="float">
            <text:p>117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156]+IF([.A156]=&quot;down&quot;;[.B156])+IF([.A156]=&quot;up&quot;;-[.B156])" office:value-type="float" office:value="117" calcext:value-type="float">
            <text:p>117</text:p>
          </table:table-cell>
          <table:table-cell table:formula="of:=[.D156]+IF([.A156]=&quot;forward&quot;;[.B156])" office:value-type="float" office:value="273" calcext:value-type="float">
            <text:p>273</text:p>
          </table:table-cell>
          <table:table-cell table:formula="of:=[.E156]+IF([.A156]=&quot;forward&quot;;[.B156]*[.C156])" office:value-type="float" office:value="11719" calcext:value-type="float">
            <text:p>117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157]+IF([.A157]=&quot;down&quot;;[.B157])+IF([.A157]=&quot;up&quot;;-[.B157])" office:value-type="float" office:value="125" calcext:value-type="float">
            <text:p>125</text:p>
          </table:table-cell>
          <table:table-cell table:formula="of:=[.D157]+IF([.A157]=&quot;forward&quot;;[.B157])" office:value-type="float" office:value="273" calcext:value-type="float">
            <text:p>273</text:p>
          </table:table-cell>
          <table:table-cell table:formula="of:=[.E157]+IF([.A157]=&quot;forward&quot;;[.B157]*[.C157])" office:value-type="float" office:value="11719" calcext:value-type="float">
            <text:p>117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158]+IF([.A158]=&quot;down&quot;;[.B158])+IF([.A158]=&quot;up&quot;;-[.B158])" office:value-type="float" office:value="125" calcext:value-type="float">
            <text:p>125</text:p>
          </table:table-cell>
          <table:table-cell table:formula="of:=[.D158]+IF([.A158]=&quot;forward&quot;;[.B158])" office:value-type="float" office:value="282" calcext:value-type="float">
            <text:p>282</text:p>
          </table:table-cell>
          <table:table-cell table:formula="of:=[.E158]+IF([.A158]=&quot;forward&quot;;[.B158]*[.C158])" office:value-type="float" office:value="12844" calcext:value-type="float">
            <text:p>128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159]+IF([.A159]=&quot;down&quot;;[.B159])+IF([.A159]=&quot;up&quot;;-[.B159])" office:value-type="float" office:value="128" calcext:value-type="float">
            <text:p>128</text:p>
          </table:table-cell>
          <table:table-cell table:formula="of:=[.D159]+IF([.A159]=&quot;forward&quot;;[.B159])" office:value-type="float" office:value="282" calcext:value-type="float">
            <text:p>282</text:p>
          </table:table-cell>
          <table:table-cell table:formula="of:=[.E159]+IF([.A159]=&quot;forward&quot;;[.B159]*[.C159])" office:value-type="float" office:value="12844" calcext:value-type="float">
            <text:p>128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160]+IF([.A160]=&quot;down&quot;;[.B160])+IF([.A160]=&quot;up&quot;;-[.B160])" office:value-type="float" office:value="137" calcext:value-type="float">
            <text:p>137</text:p>
          </table:table-cell>
          <table:table-cell table:formula="of:=[.D160]+IF([.A160]=&quot;forward&quot;;[.B160])" office:value-type="float" office:value="282" calcext:value-type="float">
            <text:p>282</text:p>
          </table:table-cell>
          <table:table-cell table:formula="of:=[.E160]+IF([.A160]=&quot;forward&quot;;[.B160]*[.C160])" office:value-type="float" office:value="12844" calcext:value-type="float">
            <text:p>128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161]+IF([.A161]=&quot;down&quot;;[.B161])+IF([.A161]=&quot;up&quot;;-[.B161])" office:value-type="float" office:value="137" calcext:value-type="float">
            <text:p>137</text:p>
          </table:table-cell>
          <table:table-cell table:formula="of:=[.D161]+IF([.A161]=&quot;forward&quot;;[.B161])" office:value-type="float" office:value="290" calcext:value-type="float">
            <text:p>290</text:p>
          </table:table-cell>
          <table:table-cell table:formula="of:=[.E161]+IF([.A161]=&quot;forward&quot;;[.B161]*[.C161])" office:value-type="float" office:value="13940" calcext:value-type="float">
            <text:p>139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162]+IF([.A162]=&quot;down&quot;;[.B162])+IF([.A162]=&quot;up&quot;;-[.B162])" office:value-type="float" office:value="137" calcext:value-type="float">
            <text:p>137</text:p>
          </table:table-cell>
          <table:table-cell table:formula="of:=[.D162]+IF([.A162]=&quot;forward&quot;;[.B162])" office:value-type="float" office:value="291" calcext:value-type="float">
            <text:p>291</text:p>
          </table:table-cell>
          <table:table-cell table:formula="of:=[.E162]+IF([.A162]=&quot;forward&quot;;[.B162]*[.C162])"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163]+IF([.A163]=&quot;down&quot;;[.B163])+IF([.A163]=&quot;up&quot;;-[.B163])" office:value-type="float" office:value="137" calcext:value-type="float">
            <text:p>137</text:p>
          </table:table-cell>
          <table:table-cell table:formula="of:=[.D163]+IF([.A163]=&quot;forward&quot;;[.B163])" office:value-type="float" office:value="292" calcext:value-type="float">
            <text:p>292</text:p>
          </table:table-cell>
          <table:table-cell table:formula="of:=[.E163]+IF([.A163]=&quot;forward&quot;;[.B163]*[.C163])" office:value-type="float" office:value="14214" calcext:value-type="float">
            <text:p>14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164]+IF([.A164]=&quot;down&quot;;[.B164])+IF([.A164]=&quot;up&quot;;-[.B164])" office:value-type="float" office:value="139" calcext:value-type="float">
            <text:p>139</text:p>
          </table:table-cell>
          <table:table-cell table:formula="of:=[.D164]+IF([.A164]=&quot;forward&quot;;[.B164])" office:value-type="float" office:value="292" calcext:value-type="float">
            <text:p>292</text:p>
          </table:table-cell>
          <table:table-cell table:formula="of:=[.E164]+IF([.A164]=&quot;forward&quot;;[.B164]*[.C164])" office:value-type="float" office:value="14214" calcext:value-type="float">
            <text:p>14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165]+IF([.A165]=&quot;down&quot;;[.B165])+IF([.A165]=&quot;up&quot;;-[.B165])" office:value-type="float" office:value="130" calcext:value-type="float">
            <text:p>130</text:p>
          </table:table-cell>
          <table:table-cell table:formula="of:=[.D165]+IF([.A165]=&quot;forward&quot;;[.B165])" office:value-type="float" office:value="292" calcext:value-type="float">
            <text:p>292</text:p>
          </table:table-cell>
          <table:table-cell table:formula="of:=[.E165]+IF([.A165]=&quot;forward&quot;;[.B165]*[.C165])" office:value-type="float" office:value="14214" calcext:value-type="float">
            <text:p>14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166]+IF([.A166]=&quot;down&quot;;[.B166])+IF([.A166]=&quot;up&quot;;-[.B166])" office:value-type="float" office:value="132" calcext:value-type="float">
            <text:p>132</text:p>
          </table:table-cell>
          <table:table-cell table:formula="of:=[.D166]+IF([.A166]=&quot;forward&quot;;[.B166])" office:value-type="float" office:value="292" calcext:value-type="float">
            <text:p>292</text:p>
          </table:table-cell>
          <table:table-cell table:formula="of:=[.E166]+IF([.A166]=&quot;forward&quot;;[.B166]*[.C166])" office:value-type="float" office:value="14214" calcext:value-type="float">
            <text:p>14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167]+IF([.A167]=&quot;down&quot;;[.B167])+IF([.A167]=&quot;up&quot;;-[.B167])" office:value-type="float" office:value="124" calcext:value-type="float">
            <text:p>124</text:p>
          </table:table-cell>
          <table:table-cell table:formula="of:=[.D167]+IF([.A167]=&quot;forward&quot;;[.B167])" office:value-type="float" office:value="292" calcext:value-type="float">
            <text:p>292</text:p>
          </table:table-cell>
          <table:table-cell table:formula="of:=[.E167]+IF([.A167]=&quot;forward&quot;;[.B167]*[.C167])" office:value-type="float" office:value="14214" calcext:value-type="float">
            <text:p>14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168]+IF([.A168]=&quot;down&quot;;[.B168])+IF([.A168]=&quot;up&quot;;-[.B168])" office:value-type="float" office:value="130" calcext:value-type="float">
            <text:p>130</text:p>
          </table:table-cell>
          <table:table-cell table:formula="of:=[.D168]+IF([.A168]=&quot;forward&quot;;[.B168])" office:value-type="float" office:value="292" calcext:value-type="float">
            <text:p>292</text:p>
          </table:table-cell>
          <table:table-cell table:formula="of:=[.E168]+IF([.A168]=&quot;forward&quot;;[.B168]*[.C168])" office:value-type="float" office:value="14214" calcext:value-type="float">
            <text:p>14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169]+IF([.A169]=&quot;down&quot;;[.B169])+IF([.A169]=&quot;up&quot;;-[.B169])" office:value-type="float" office:value="122" calcext:value-type="float">
            <text:p>122</text:p>
          </table:table-cell>
          <table:table-cell table:formula="of:=[.D169]+IF([.A169]=&quot;forward&quot;;[.B169])" office:value-type="float" office:value="292" calcext:value-type="float">
            <text:p>292</text:p>
          </table:table-cell>
          <table:table-cell table:formula="of:=[.E169]+IF([.A169]=&quot;forward&quot;;[.B169]*[.C169])" office:value-type="float" office:value="14214" calcext:value-type="float">
            <text:p>14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170]+IF([.A170]=&quot;down&quot;;[.B170])+IF([.A170]=&quot;up&quot;;-[.B170])" office:value-type="float" office:value="122" calcext:value-type="float">
            <text:p>122</text:p>
          </table:table-cell>
          <table:table-cell table:formula="of:=[.D170]+IF([.A170]=&quot;forward&quot;;[.B170])" office:value-type="float" office:value="299" calcext:value-type="float">
            <text:p>299</text:p>
          </table:table-cell>
          <table:table-cell table:formula="of:=[.E170]+IF([.A170]=&quot;forward&quot;;[.B170]*[.C170])" office:value-type="float" office:value="15068" calcext:value-type="float">
            <text:p>150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171]+IF([.A171]=&quot;down&quot;;[.B171])+IF([.A171]=&quot;up&quot;;-[.B171])" office:value-type="float" office:value="127" calcext:value-type="float">
            <text:p>127</text:p>
          </table:table-cell>
          <table:table-cell table:formula="of:=[.D171]+IF([.A171]=&quot;forward&quot;;[.B171])" office:value-type="float" office:value="299" calcext:value-type="float">
            <text:p>299</text:p>
          </table:table-cell>
          <table:table-cell table:formula="of:=[.E171]+IF([.A171]=&quot;forward&quot;;[.B171]*[.C171])" office:value-type="float" office:value="15068" calcext:value-type="float">
            <text:p>150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172]+IF([.A172]=&quot;down&quot;;[.B172])+IF([.A172]=&quot;up&quot;;-[.B172])" office:value-type="float" office:value="127" calcext:value-type="float">
            <text:p>127</text:p>
          </table:table-cell>
          <table:table-cell table:formula="of:=[.D172]+IF([.A172]=&quot;forward&quot;;[.B172])" office:value-type="float" office:value="306" calcext:value-type="float">
            <text:p>306</text:p>
          </table:table-cell>
          <table:table-cell table:formula="of:=[.E172]+IF([.A172]=&quot;forward&quot;;[.B172]*[.C172])" office:value-type="float" office:value="15957" calcext:value-type="float">
            <text:p>159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173]+IF([.A173]=&quot;down&quot;;[.B173])+IF([.A173]=&quot;up&quot;;-[.B173])" office:value-type="float" office:value="135" calcext:value-type="float">
            <text:p>135</text:p>
          </table:table-cell>
          <table:table-cell table:formula="of:=[.D173]+IF([.A173]=&quot;forward&quot;;[.B173])" office:value-type="float" office:value="306" calcext:value-type="float">
            <text:p>306</text:p>
          </table:table-cell>
          <table:table-cell table:formula="of:=[.E173]+IF([.A173]=&quot;forward&quot;;[.B173]*[.C173])" office:value-type="float" office:value="15957" calcext:value-type="float">
            <text:p>159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174]+IF([.A174]=&quot;down&quot;;[.B174])+IF([.A174]=&quot;up&quot;;-[.B174])" office:value-type="float" office:value="135" calcext:value-type="float">
            <text:p>135</text:p>
          </table:table-cell>
          <table:table-cell table:formula="of:=[.D174]+IF([.A174]=&quot;forward&quot;;[.B174])" office:value-type="float" office:value="314" calcext:value-type="float">
            <text:p>314</text:p>
          </table:table-cell>
          <table:table-cell table:formula="of:=[.E174]+IF([.A174]=&quot;forward&quot;;[.B174]*[.C174])" office:value-type="float" office:value="17037" calcext:value-type="float">
            <text:p>170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175]+IF([.A175]=&quot;down&quot;;[.B175])+IF([.A175]=&quot;up&quot;;-[.B175])" office:value-type="float" office:value="142" calcext:value-type="float">
            <text:p>142</text:p>
          </table:table-cell>
          <table:table-cell table:formula="of:=[.D175]+IF([.A175]=&quot;forward&quot;;[.B175])" office:value-type="float" office:value="314" calcext:value-type="float">
            <text:p>314</text:p>
          </table:table-cell>
          <table:table-cell table:formula="of:=[.E175]+IF([.A175]=&quot;forward&quot;;[.B175]*[.C175])" office:value-type="float" office:value="17037" calcext:value-type="float">
            <text:p>170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176]+IF([.A176]=&quot;down&quot;;[.B176])+IF([.A176]=&quot;up&quot;;-[.B176])" office:value-type="float" office:value="133" calcext:value-type="float">
            <text:p>133</text:p>
          </table:table-cell>
          <table:table-cell table:formula="of:=[.D176]+IF([.A176]=&quot;forward&quot;;[.B176])" office:value-type="float" office:value="314" calcext:value-type="float">
            <text:p>314</text:p>
          </table:table-cell>
          <table:table-cell table:formula="of:=[.E176]+IF([.A176]=&quot;forward&quot;;[.B176]*[.C176])" office:value-type="float" office:value="17037" calcext:value-type="float">
            <text:p>170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177]+IF([.A177]=&quot;down&quot;;[.B177])+IF([.A177]=&quot;up&quot;;-[.B177])" office:value-type="float" office:value="131" calcext:value-type="float">
            <text:p>131</text:p>
          </table:table-cell>
          <table:table-cell table:formula="of:=[.D177]+IF([.A177]=&quot;forward&quot;;[.B177])" office:value-type="float" office:value="314" calcext:value-type="float">
            <text:p>314</text:p>
          </table:table-cell>
          <table:table-cell table:formula="of:=[.E177]+IF([.A177]=&quot;forward&quot;;[.B177]*[.C177])" office:value-type="float" office:value="17037" calcext:value-type="float">
            <text:p>170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178]+IF([.A178]=&quot;down&quot;;[.B178])+IF([.A178]=&quot;up&quot;;-[.B178])" office:value-type="float" office:value="125" calcext:value-type="float">
            <text:p>125</text:p>
          </table:table-cell>
          <table:table-cell table:formula="of:=[.D178]+IF([.A178]=&quot;forward&quot;;[.B178])" office:value-type="float" office:value="314" calcext:value-type="float">
            <text:p>314</text:p>
          </table:table-cell>
          <table:table-cell table:formula="of:=[.E178]+IF([.A178]=&quot;forward&quot;;[.B178]*[.C178])" office:value-type="float" office:value="17037" calcext:value-type="float">
            <text:p>170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179]+IF([.A179]=&quot;down&quot;;[.B179])+IF([.A179]=&quot;up&quot;;-[.B179])" office:value-type="float" office:value="130" calcext:value-type="float">
            <text:p>130</text:p>
          </table:table-cell>
          <table:table-cell table:formula="of:=[.D179]+IF([.A179]=&quot;forward&quot;;[.B179])" office:value-type="float" office:value="314" calcext:value-type="float">
            <text:p>314</text:p>
          </table:table-cell>
          <table:table-cell table:formula="of:=[.E179]+IF([.A179]=&quot;forward&quot;;[.B179]*[.C179])" office:value-type="float" office:value="17037" calcext:value-type="float">
            <text:p>170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180]+IF([.A180]=&quot;down&quot;;[.B180])+IF([.A180]=&quot;up&quot;;-[.B180])" office:value-type="float" office:value="139" calcext:value-type="float">
            <text:p>139</text:p>
          </table:table-cell>
          <table:table-cell table:formula="of:=[.D180]+IF([.A180]=&quot;forward&quot;;[.B180])" office:value-type="float" office:value="314" calcext:value-type="float">
            <text:p>314</text:p>
          </table:table-cell>
          <table:table-cell table:formula="of:=[.E180]+IF([.A180]=&quot;forward&quot;;[.B180]*[.C180])" office:value-type="float" office:value="17037" calcext:value-type="float">
            <text:p>170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181]+IF([.A181]=&quot;down&quot;;[.B181])+IF([.A181]=&quot;up&quot;;-[.B181])" office:value-type="float" office:value="139" calcext:value-type="float">
            <text:p>139</text:p>
          </table:table-cell>
          <table:table-cell table:formula="of:=[.D181]+IF([.A181]=&quot;forward&quot;;[.B181])" office:value-type="float" office:value="316" calcext:value-type="float">
            <text:p>316</text:p>
          </table:table-cell>
          <table:table-cell table:formula="of:=[.E181]+IF([.A181]=&quot;forward&quot;;[.B181]*[.C181])" office:value-type="float" office:value="17315" calcext:value-type="float">
            <text:p>173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182]+IF([.A182]=&quot;down&quot;;[.B182])+IF([.A182]=&quot;up&quot;;-[.B182])" office:value-type="float" office:value="136" calcext:value-type="float">
            <text:p>136</text:p>
          </table:table-cell>
          <table:table-cell table:formula="of:=[.D182]+IF([.A182]=&quot;forward&quot;;[.B182])" office:value-type="float" office:value="316" calcext:value-type="float">
            <text:p>316</text:p>
          </table:table-cell>
          <table:table-cell table:formula="of:=[.E182]+IF([.A182]=&quot;forward&quot;;[.B182]*[.C182])" office:value-type="float" office:value="17315" calcext:value-type="float">
            <text:p>173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183]+IF([.A183]=&quot;down&quot;;[.B183])+IF([.A183]=&quot;up&quot;;-[.B183])" office:value-type="float" office:value="140" calcext:value-type="float">
            <text:p>140</text:p>
          </table:table-cell>
          <table:table-cell table:formula="of:=[.D183]+IF([.A183]=&quot;forward&quot;;[.B183])" office:value-type="float" office:value="316" calcext:value-type="float">
            <text:p>316</text:p>
          </table:table-cell>
          <table:table-cell table:formula="of:=[.E183]+IF([.A183]=&quot;forward&quot;;[.B183]*[.C183])" office:value-type="float" office:value="17315" calcext:value-type="float">
            <text:p>173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[.C184]+IF([.A184]=&quot;down&quot;;[.B184])+IF([.A184]=&quot;up&quot;;-[.B184])" office:value-type="float" office:value="135" calcext:value-type="float">
            <text:p>135</text:p>
          </table:table-cell>
          <table:table-cell table:formula="of:=[.D184]+IF([.A184]=&quot;forward&quot;;[.B184])" office:value-type="float" office:value="316" calcext:value-type="float">
            <text:p>316</text:p>
          </table:table-cell>
          <table:table-cell table:formula="of:=[.E184]+IF([.A184]=&quot;forward&quot;;[.B184]*[.C184])" office:value-type="float" office:value="17315" calcext:value-type="float">
            <text:p>173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185]+IF([.A185]=&quot;down&quot;;[.B185])+IF([.A185]=&quot;up&quot;;-[.B185])" office:value-type="float" office:value="131" calcext:value-type="float">
            <text:p>131</text:p>
          </table:table-cell>
          <table:table-cell table:formula="of:=[.D185]+IF([.A185]=&quot;forward&quot;;[.B185])" office:value-type="float" office:value="316" calcext:value-type="float">
            <text:p>316</text:p>
          </table:table-cell>
          <table:table-cell table:formula="of:=[.E185]+IF([.A185]=&quot;forward&quot;;[.B185]*[.C185])" office:value-type="float" office:value="17315" calcext:value-type="float">
            <text:p>173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186]+IF([.A186]=&quot;down&quot;;[.B186])+IF([.A186]=&quot;up&quot;;-[.B186])" office:value-type="float" office:value="140" calcext:value-type="float">
            <text:p>140</text:p>
          </table:table-cell>
          <table:table-cell table:formula="of:=[.D186]+IF([.A186]=&quot;forward&quot;;[.B186])" office:value-type="float" office:value="316" calcext:value-type="float">
            <text:p>316</text:p>
          </table:table-cell>
          <table:table-cell table:formula="of:=[.E186]+IF([.A186]=&quot;forward&quot;;[.B186]*[.C186])" office:value-type="float" office:value="17315" calcext:value-type="float">
            <text:p>173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187]+IF([.A187]=&quot;down&quot;;[.B187])+IF([.A187]=&quot;up&quot;;-[.B187])" office:value-type="float" office:value="140" calcext:value-type="float">
            <text:p>140</text:p>
          </table:table-cell>
          <table:table-cell table:formula="of:=[.D187]+IF([.A187]=&quot;forward&quot;;[.B187])" office:value-type="float" office:value="323" calcext:value-type="float">
            <text:p>323</text:p>
          </table:table-cell>
          <table:table-cell table:formula="of:=[.E187]+IF([.A187]=&quot;forward&quot;;[.B187]*[.C187])" office:value-type="float" office:value="18295" calcext:value-type="float">
            <text:p>182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188]+IF([.A188]=&quot;down&quot;;[.B188])+IF([.A188]=&quot;up&quot;;-[.B188])" office:value-type="float" office:value="140" calcext:value-type="float">
            <text:p>140</text:p>
          </table:table-cell>
          <table:table-cell table:formula="of:=[.D188]+IF([.A188]=&quot;forward&quot;;[.B188])" office:value-type="float" office:value="330" calcext:value-type="float">
            <text:p>330</text:p>
          </table:table-cell>
          <table:table-cell table:formula="of:=[.E188]+IF([.A188]=&quot;forward&quot;;[.B188]*[.C188])" office:value-type="float" office:value="19275" calcext:value-type="float">
            <text:p>192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189]+IF([.A189]=&quot;down&quot;;[.B189])+IF([.A189]=&quot;up&quot;;-[.B189])" office:value-type="float" office:value="143" calcext:value-type="float">
            <text:p>143</text:p>
          </table:table-cell>
          <table:table-cell table:formula="of:=[.D189]+IF([.A189]=&quot;forward&quot;;[.B189])" office:value-type="float" office:value="330" calcext:value-type="float">
            <text:p>330</text:p>
          </table:table-cell>
          <table:table-cell table:formula="of:=[.E189]+IF([.A189]=&quot;forward&quot;;[.B189]*[.C189])" office:value-type="float" office:value="19275" calcext:value-type="float">
            <text:p>192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190]+IF([.A190]=&quot;down&quot;;[.B190])+IF([.A190]=&quot;up&quot;;-[.B190])" office:value-type="float" office:value="143" calcext:value-type="float">
            <text:p>143</text:p>
          </table:table-cell>
          <table:table-cell table:formula="of:=[.D190]+IF([.A190]=&quot;forward&quot;;[.B190])" office:value-type="float" office:value="334" calcext:value-type="float">
            <text:p>334</text:p>
          </table:table-cell>
          <table:table-cell table:formula="of:=[.E190]+IF([.A190]=&quot;forward&quot;;[.B190]*[.C190])" office:value-type="float" office:value="19847" calcext:value-type="float">
            <text:p>198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191]+IF([.A191]=&quot;down&quot;;[.B191])+IF([.A191]=&quot;up&quot;;-[.B191])" office:value-type="float" office:value="143" calcext:value-type="float">
            <text:p>143</text:p>
          </table:table-cell>
          <table:table-cell table:formula="of:=[.D191]+IF([.A191]=&quot;forward&quot;;[.B191])" office:value-type="float" office:value="343" calcext:value-type="float">
            <text:p>343</text:p>
          </table:table-cell>
          <table:table-cell table:formula="of:=[.E191]+IF([.A191]=&quot;forward&quot;;[.B191]*[.C191])" office:value-type="float" office:value="21134" calcext:value-type="float">
            <text:p>21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192]+IF([.A192]=&quot;down&quot;;[.B192])+IF([.A192]=&quot;up&quot;;-[.B192])" office:value-type="float" office:value="135" calcext:value-type="float">
            <text:p>135</text:p>
          </table:table-cell>
          <table:table-cell table:formula="of:=[.D192]+IF([.A192]=&quot;forward&quot;;[.B192])" office:value-type="float" office:value="343" calcext:value-type="float">
            <text:p>343</text:p>
          </table:table-cell>
          <table:table-cell table:formula="of:=[.E192]+IF([.A192]=&quot;forward&quot;;[.B192]*[.C192])" office:value-type="float" office:value="21134" calcext:value-type="float">
            <text:p>21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193]+IF([.A193]=&quot;down&quot;;[.B193])+IF([.A193]=&quot;up&quot;;-[.B193])" office:value-type="float" office:value="135" calcext:value-type="float">
            <text:p>135</text:p>
          </table:table-cell>
          <table:table-cell table:formula="of:=[.D193]+IF([.A193]=&quot;forward&quot;;[.B193])" office:value-type="float" office:value="346" calcext:value-type="float">
            <text:p>346</text:p>
          </table:table-cell>
          <table:table-cell table:formula="of:=[.E193]+IF([.A193]=&quot;forward&quot;;[.B193]*[.C193])" office:value-type="float" office:value="21539" calcext:value-type="float">
            <text:p>215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194]+IF([.A194]=&quot;down&quot;;[.B194])+IF([.A194]=&quot;up&quot;;-[.B194])" office:value-type="float" office:value="136" calcext:value-type="float">
            <text:p>136</text:p>
          </table:table-cell>
          <table:table-cell table:formula="of:=[.D194]+IF([.A194]=&quot;forward&quot;;[.B194])" office:value-type="float" office:value="346" calcext:value-type="float">
            <text:p>346</text:p>
          </table:table-cell>
          <table:table-cell table:formula="of:=[.E194]+IF([.A194]=&quot;forward&quot;;[.B194]*[.C194])" office:value-type="float" office:value="21539" calcext:value-type="float">
            <text:p>215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195]+IF([.A195]=&quot;down&quot;;[.B195])+IF([.A195]=&quot;up&quot;;-[.B195])" office:value-type="float" office:value="136" calcext:value-type="float">
            <text:p>136</text:p>
          </table:table-cell>
          <table:table-cell table:formula="of:=[.D195]+IF([.A195]=&quot;forward&quot;;[.B195])" office:value-type="float" office:value="348" calcext:value-type="float">
            <text:p>348</text:p>
          </table:table-cell>
          <table:table-cell table:formula="of:=[.E195]+IF([.A195]=&quot;forward&quot;;[.B195]*[.C195])" office:value-type="float" office:value="21811" calcext:value-type="float">
            <text:p>218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196]+IF([.A196]=&quot;down&quot;;[.B196])+IF([.A196]=&quot;up&quot;;-[.B196])" office:value-type="float" office:value="143" calcext:value-type="float">
            <text:p>143</text:p>
          </table:table-cell>
          <table:table-cell table:formula="of:=[.D196]+IF([.A196]=&quot;forward&quot;;[.B196])" office:value-type="float" office:value="348" calcext:value-type="float">
            <text:p>348</text:p>
          </table:table-cell>
          <table:table-cell table:formula="of:=[.E196]+IF([.A196]=&quot;forward&quot;;[.B196]*[.C196])" office:value-type="float" office:value="21811" calcext:value-type="float">
            <text:p>218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197]+IF([.A197]=&quot;down&quot;;[.B197])+IF([.A197]=&quot;up&quot;;-[.B197])" office:value-type="float" office:value="146" calcext:value-type="float">
            <text:p>146</text:p>
          </table:table-cell>
          <table:table-cell table:formula="of:=[.D197]+IF([.A197]=&quot;forward&quot;;[.B197])" office:value-type="float" office:value="348" calcext:value-type="float">
            <text:p>348</text:p>
          </table:table-cell>
          <table:table-cell table:formula="of:=[.E197]+IF([.A197]=&quot;forward&quot;;[.B197]*[.C197])" office:value-type="float" office:value="21811" calcext:value-type="float">
            <text:p>218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198]+IF([.A198]=&quot;down&quot;;[.B198])+IF([.A198]=&quot;up&quot;;-[.B198])" office:value-type="float" office:value="153" calcext:value-type="float">
            <text:p>153</text:p>
          </table:table-cell>
          <table:table-cell table:formula="of:=[.D198]+IF([.A198]=&quot;forward&quot;;[.B198])" office:value-type="float" office:value="348" calcext:value-type="float">
            <text:p>348</text:p>
          </table:table-cell>
          <table:table-cell table:formula="of:=[.E198]+IF([.A198]=&quot;forward&quot;;[.B198]*[.C198])" office:value-type="float" office:value="21811" calcext:value-type="float">
            <text:p>218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199]+IF([.A199]=&quot;down&quot;;[.B199])+IF([.A199]=&quot;up&quot;;-[.B199])" office:value-type="float" office:value="160" calcext:value-type="float">
            <text:p>160</text:p>
          </table:table-cell>
          <table:table-cell table:formula="of:=[.D199]+IF([.A199]=&quot;forward&quot;;[.B199])" office:value-type="float" office:value="348" calcext:value-type="float">
            <text:p>348</text:p>
          </table:table-cell>
          <table:table-cell table:formula="of:=[.E199]+IF([.A199]=&quot;forward&quot;;[.B199]*[.C199])" office:value-type="float" office:value="21811" calcext:value-type="float">
            <text:p>218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200]+IF([.A200]=&quot;down&quot;;[.B200])+IF([.A200]=&quot;up&quot;;-[.B200])" office:value-type="float" office:value="160" calcext:value-type="float">
            <text:p>160</text:p>
          </table:table-cell>
          <table:table-cell table:formula="of:=[.D200]+IF([.A200]=&quot;forward&quot;;[.B200])" office:value-type="float" office:value="356" calcext:value-type="float">
            <text:p>356</text:p>
          </table:table-cell>
          <table:table-cell table:formula="of:=[.E200]+IF([.A200]=&quot;forward&quot;;[.B200]*[.C200])" office:value-type="float" office:value="23091" calcext:value-type="float">
            <text:p>230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201]+IF([.A201]=&quot;down&quot;;[.B201])+IF([.A201]=&quot;up&quot;;-[.B201])" office:value-type="float" office:value="160" calcext:value-type="float">
            <text:p>160</text:p>
          </table:table-cell>
          <table:table-cell table:formula="of:=[.D201]+IF([.A201]=&quot;forward&quot;;[.B201])" office:value-type="float" office:value="360" calcext:value-type="float">
            <text:p>360</text:p>
          </table:table-cell>
          <table:table-cell table:formula="of:=[.E201]+IF([.A201]=&quot;forward&quot;;[.B201]*[.C201])" office:value-type="float" office:value="23731" calcext:value-type="float">
            <text:p>237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[.C202]+IF([.A202]=&quot;down&quot;;[.B202])+IF([.A202]=&quot;up&quot;;-[.B202])" office:value-type="float" office:value="160" calcext:value-type="float">
            <text:p>160</text:p>
          </table:table-cell>
          <table:table-cell table:formula="of:=[.D202]+IF([.A202]=&quot;forward&quot;;[.B202])" office:value-type="float" office:value="367" calcext:value-type="float">
            <text:p>367</text:p>
          </table:table-cell>
          <table:table-cell table:formula="of:=[.E202]+IF([.A202]=&quot;forward&quot;;[.B202]*[.C202])" office:value-type="float" office:value="24851" calcext:value-type="float">
            <text:p>248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203]+IF([.A203]=&quot;down&quot;;[.B203])+IF([.A203]=&quot;up&quot;;-[.B203])" office:value-type="float" office:value="159" calcext:value-type="float">
            <text:p>159</text:p>
          </table:table-cell>
          <table:table-cell table:formula="of:=[.D203]+IF([.A203]=&quot;forward&quot;;[.B203])" office:value-type="float" office:value="367" calcext:value-type="float">
            <text:p>367</text:p>
          </table:table-cell>
          <table:table-cell table:formula="of:=[.E203]+IF([.A203]=&quot;forward&quot;;[.B203]*[.C203])" office:value-type="float" office:value="24851" calcext:value-type="float">
            <text:p>248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204]+IF([.A204]=&quot;down&quot;;[.B204])+IF([.A204]=&quot;up&quot;;-[.B204])" office:value-type="float" office:value="163" calcext:value-type="float">
            <text:p>163</text:p>
          </table:table-cell>
          <table:table-cell table:formula="of:=[.D204]+IF([.A204]=&quot;forward&quot;;[.B204])" office:value-type="float" office:value="367" calcext:value-type="float">
            <text:p>367</text:p>
          </table:table-cell>
          <table:table-cell table:formula="of:=[.E204]+IF([.A204]=&quot;forward&quot;;[.B204]*[.C204])" office:value-type="float" office:value="24851" calcext:value-type="float">
            <text:p>248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205]+IF([.A205]=&quot;down&quot;;[.B205])+IF([.A205]=&quot;up&quot;;-[.B205])" office:value-type="float" office:value="154" calcext:value-type="float">
            <text:p>154</text:p>
          </table:table-cell>
          <table:table-cell table:formula="of:=[.D205]+IF([.A205]=&quot;forward&quot;;[.B205])" office:value-type="float" office:value="367" calcext:value-type="float">
            <text:p>367</text:p>
          </table:table-cell>
          <table:table-cell table:formula="of:=[.E205]+IF([.A205]=&quot;forward&quot;;[.B205]*[.C205])" office:value-type="float" office:value="24851" calcext:value-type="float">
            <text:p>248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206]+IF([.A206]=&quot;down&quot;;[.B206])+IF([.A206]=&quot;up&quot;;-[.B206])" office:value-type="float" office:value="156" calcext:value-type="float">
            <text:p>156</text:p>
          </table:table-cell>
          <table:table-cell table:formula="of:=[.D206]+IF([.A206]=&quot;forward&quot;;[.B206])" office:value-type="float" office:value="367" calcext:value-type="float">
            <text:p>367</text:p>
          </table:table-cell>
          <table:table-cell table:formula="of:=[.E206]+IF([.A206]=&quot;forward&quot;;[.B206]*[.C206])" office:value-type="float" office:value="24851" calcext:value-type="float">
            <text:p>248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207]+IF([.A207]=&quot;down&quot;;[.B207])+IF([.A207]=&quot;up&quot;;-[.B207])" office:value-type="float" office:value="157" calcext:value-type="float">
            <text:p>157</text:p>
          </table:table-cell>
          <table:table-cell table:formula="of:=[.D207]+IF([.A207]=&quot;forward&quot;;[.B207])" office:value-type="float" office:value="367" calcext:value-type="float">
            <text:p>367</text:p>
          </table:table-cell>
          <table:table-cell table:formula="of:=[.E207]+IF([.A207]=&quot;forward&quot;;[.B207]*[.C207])" office:value-type="float" office:value="24851" calcext:value-type="float">
            <text:p>248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208]+IF([.A208]=&quot;down&quot;;[.B208])+IF([.A208]=&quot;up&quot;;-[.B208])" office:value-type="float" office:value="157" calcext:value-type="float">
            <text:p>157</text:p>
          </table:table-cell>
          <table:table-cell table:formula="of:=[.D208]+IF([.A208]=&quot;forward&quot;;[.B208])" office:value-type="float" office:value="373" calcext:value-type="float">
            <text:p>373</text:p>
          </table:table-cell>
          <table:table-cell table:formula="of:=[.E208]+IF([.A208]=&quot;forward&quot;;[.B208]*[.C208])" office:value-type="float" office:value="25793" calcext:value-type="float">
            <text:p>257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209]+IF([.A209]=&quot;down&quot;;[.B209])+IF([.A209]=&quot;up&quot;;-[.B209])" office:value-type="float" office:value="160" calcext:value-type="float">
            <text:p>160</text:p>
          </table:table-cell>
          <table:table-cell table:formula="of:=[.D209]+IF([.A209]=&quot;forward&quot;;[.B209])" office:value-type="float" office:value="373" calcext:value-type="float">
            <text:p>373</text:p>
          </table:table-cell>
          <table:table-cell table:formula="of:=[.E209]+IF([.A209]=&quot;forward&quot;;[.B209]*[.C209])" office:value-type="float" office:value="25793" calcext:value-type="float">
            <text:p>257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210]+IF([.A210]=&quot;down&quot;;[.B210])+IF([.A210]=&quot;up&quot;;-[.B210])" office:value-type="float" office:value="160" calcext:value-type="float">
            <text:p>160</text:p>
          </table:table-cell>
          <table:table-cell table:formula="of:=[.D210]+IF([.A210]=&quot;forward&quot;;[.B210])" office:value-type="float" office:value="380" calcext:value-type="float">
            <text:p>380</text:p>
          </table:table-cell>
          <table:table-cell table:formula="of:=[.E210]+IF([.A210]=&quot;forward&quot;;[.B210]*[.C210])" office:value-type="float" office:value="26913" calcext:value-type="float">
            <text:p>269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211]+IF([.A211]=&quot;down&quot;;[.B211])+IF([.A211]=&quot;up&quot;;-[.B211])" office:value-type="float" office:value="160" calcext:value-type="float">
            <text:p>160</text:p>
          </table:table-cell>
          <table:table-cell table:formula="of:=[.D211]+IF([.A211]=&quot;forward&quot;;[.B211])" office:value-type="float" office:value="388" calcext:value-type="float">
            <text:p>388</text:p>
          </table:table-cell>
          <table:table-cell table:formula="of:=[.E211]+IF([.A211]=&quot;forward&quot;;[.B211]*[.C211])" office:value-type="float" office:value="28193" calcext:value-type="float">
            <text:p>28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212]+IF([.A212]=&quot;down&quot;;[.B212])+IF([.A212]=&quot;up&quot;;-[.B212])" office:value-type="float" office:value="151" calcext:value-type="float">
            <text:p>151</text:p>
          </table:table-cell>
          <table:table-cell table:formula="of:=[.D212]+IF([.A212]=&quot;forward&quot;;[.B212])" office:value-type="float" office:value="388" calcext:value-type="float">
            <text:p>388</text:p>
          </table:table-cell>
          <table:table-cell table:formula="of:=[.E212]+IF([.A212]=&quot;forward&quot;;[.B212]*[.C212])" office:value-type="float" office:value="28193" calcext:value-type="float">
            <text:p>28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213]+IF([.A213]=&quot;down&quot;;[.B213])+IF([.A213]=&quot;up&quot;;-[.B213])" office:value-type="float" office:value="149" calcext:value-type="float">
            <text:p>149</text:p>
          </table:table-cell>
          <table:table-cell table:formula="of:=[.D213]+IF([.A213]=&quot;forward&quot;;[.B213])" office:value-type="float" office:value="388" calcext:value-type="float">
            <text:p>388</text:p>
          </table:table-cell>
          <table:table-cell table:formula="of:=[.E213]+IF([.A213]=&quot;forward&quot;;[.B213]*[.C213])" office:value-type="float" office:value="28193" calcext:value-type="float">
            <text:p>28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214]+IF([.A214]=&quot;down&quot;;[.B214])+IF([.A214]=&quot;up&quot;;-[.B214])" office:value-type="float" office:value="147" calcext:value-type="float">
            <text:p>147</text:p>
          </table:table-cell>
          <table:table-cell table:formula="of:=[.D214]+IF([.A214]=&quot;forward&quot;;[.B214])" office:value-type="float" office:value="388" calcext:value-type="float">
            <text:p>388</text:p>
          </table:table-cell>
          <table:table-cell table:formula="of:=[.E214]+IF([.A214]=&quot;forward&quot;;[.B214]*[.C214])" office:value-type="float" office:value="28193" calcext:value-type="float">
            <text:p>28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215]+IF([.A215]=&quot;down&quot;;[.B215])+IF([.A215]=&quot;up&quot;;-[.B215])" office:value-type="float" office:value="147" calcext:value-type="float">
            <text:p>147</text:p>
          </table:table-cell>
          <table:table-cell table:formula="of:=[.D215]+IF([.A215]=&quot;forward&quot;;[.B215])" office:value-type="float" office:value="395" calcext:value-type="float">
            <text:p>395</text:p>
          </table:table-cell>
          <table:table-cell table:formula="of:=[.E215]+IF([.A215]=&quot;forward&quot;;[.B215]*[.C215])" office:value-type="float" office:value="29222" calcext:value-type="float">
            <text:p>292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216]+IF([.A216]=&quot;down&quot;;[.B216])+IF([.A216]=&quot;up&quot;;-[.B216])" office:value-type="float" office:value="145" calcext:value-type="float">
            <text:p>145</text:p>
          </table:table-cell>
          <table:table-cell table:formula="of:=[.D216]+IF([.A216]=&quot;forward&quot;;[.B216])" office:value-type="float" office:value="395" calcext:value-type="float">
            <text:p>395</text:p>
          </table:table-cell>
          <table:table-cell table:formula="of:=[.E216]+IF([.A216]=&quot;forward&quot;;[.B216]*[.C216])" office:value-type="float" office:value="29222" calcext:value-type="float">
            <text:p>292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217]+IF([.A217]=&quot;down&quot;;[.B217])+IF([.A217]=&quot;up&quot;;-[.B217])" office:value-type="float" office:value="140" calcext:value-type="float">
            <text:p>140</text:p>
          </table:table-cell>
          <table:table-cell table:formula="of:=[.D217]+IF([.A217]=&quot;forward&quot;;[.B217])" office:value-type="float" office:value="395" calcext:value-type="float">
            <text:p>395</text:p>
          </table:table-cell>
          <table:table-cell table:formula="of:=[.E217]+IF([.A217]=&quot;forward&quot;;[.B217]*[.C217])" office:value-type="float" office:value="29222" calcext:value-type="float">
            <text:p>292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218]+IF([.A218]=&quot;down&quot;;[.B218])+IF([.A218]=&quot;up&quot;;-[.B218])" office:value-type="float" office:value="140" calcext:value-type="float">
            <text:p>140</text:p>
          </table:table-cell>
          <table:table-cell table:formula="of:=[.D218]+IF([.A218]=&quot;forward&quot;;[.B218])" office:value-type="float" office:value="400" calcext:value-type="float">
            <text:p>400</text:p>
          </table:table-cell>
          <table:table-cell table:formula="of:=[.E218]+IF([.A218]=&quot;forward&quot;;[.B218]*[.C218])" office:value-type="float" office:value="29922" calcext:value-type="float">
            <text:p>299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219]+IF([.A219]=&quot;down&quot;;[.B219])+IF([.A219]=&quot;up&quot;;-[.B219])" office:value-type="float" office:value="143" calcext:value-type="float">
            <text:p>143</text:p>
          </table:table-cell>
          <table:table-cell table:formula="of:=[.D219]+IF([.A219]=&quot;forward&quot;;[.B219])" office:value-type="float" office:value="400" calcext:value-type="float">
            <text:p>400</text:p>
          </table:table-cell>
          <table:table-cell table:formula="of:=[.E219]+IF([.A219]=&quot;forward&quot;;[.B219]*[.C219])" office:value-type="float" office:value="29922" calcext:value-type="float">
            <text:p>299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220]+IF([.A220]=&quot;down&quot;;[.B220])+IF([.A220]=&quot;up&quot;;-[.B220])" office:value-type="float" office:value="143" calcext:value-type="float">
            <text:p>143</text:p>
          </table:table-cell>
          <table:table-cell table:formula="of:=[.D220]+IF([.A220]=&quot;forward&quot;;[.B220])" office:value-type="float" office:value="408" calcext:value-type="float">
            <text:p>408</text:p>
          </table:table-cell>
          <table:table-cell table:formula="of:=[.E220]+IF([.A220]=&quot;forward&quot;;[.B220]*[.C220])" office:value-type="float" office:value="31066" calcext:value-type="float">
            <text:p>310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[.C221]+IF([.A221]=&quot;down&quot;;[.B221])+IF([.A221]=&quot;up&quot;;-[.B221])" office:value-type="float" office:value="143" calcext:value-type="float">
            <text:p>143</text:p>
          </table:table-cell>
          <table:table-cell table:formula="of:=[.D221]+IF([.A221]=&quot;forward&quot;;[.B221])" office:value-type="float" office:value="409" calcext:value-type="float">
            <text:p>409</text:p>
          </table:table-cell>
          <table:table-cell table:formula="of:=[.E221]+IF([.A221]=&quot;forward&quot;;[.B221]*[.C221])" office:value-type="float" office:value="31209" calcext:value-type="float">
            <text:p>312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222]+IF([.A222]=&quot;down&quot;;[.B222])+IF([.A222]=&quot;up&quot;;-[.B222])" office:value-type="float" office:value="139" calcext:value-type="float">
            <text:p>139</text:p>
          </table:table-cell>
          <table:table-cell table:formula="of:=[.D222]+IF([.A222]=&quot;forward&quot;;[.B222])" office:value-type="float" office:value="409" calcext:value-type="float">
            <text:p>409</text:p>
          </table:table-cell>
          <table:table-cell table:formula="of:=[.E222]+IF([.A222]=&quot;forward&quot;;[.B222]*[.C222])" office:value-type="float" office:value="31209" calcext:value-type="float">
            <text:p>312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223]+IF([.A223]=&quot;down&quot;;[.B223])+IF([.A223]=&quot;up&quot;;-[.B223])" office:value-type="float" office:value="145" calcext:value-type="float">
            <text:p>145</text:p>
          </table:table-cell>
          <table:table-cell table:formula="of:=[.D223]+IF([.A223]=&quot;forward&quot;;[.B223])" office:value-type="float" office:value="409" calcext:value-type="float">
            <text:p>409</text:p>
          </table:table-cell>
          <table:table-cell table:formula="of:=[.E223]+IF([.A223]=&quot;forward&quot;;[.B223]*[.C223])" office:value-type="float" office:value="31209" calcext:value-type="float">
            <text:p>312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224]+IF([.A224]=&quot;down&quot;;[.B224])+IF([.A224]=&quot;up&quot;;-[.B224])" office:value-type="float" office:value="150" calcext:value-type="float">
            <text:p>150</text:p>
          </table:table-cell>
          <table:table-cell table:formula="of:=[.D224]+IF([.A224]=&quot;forward&quot;;[.B224])" office:value-type="float" office:value="409" calcext:value-type="float">
            <text:p>409</text:p>
          </table:table-cell>
          <table:table-cell table:formula="of:=[.E224]+IF([.A224]=&quot;forward&quot;;[.B224]*[.C224])" office:value-type="float" office:value="31209" calcext:value-type="float">
            <text:p>312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225]+IF([.A225]=&quot;down&quot;;[.B225])+IF([.A225]=&quot;up&quot;;-[.B225])" office:value-type="float" office:value="150" calcext:value-type="float">
            <text:p>150</text:p>
          </table:table-cell>
          <table:table-cell table:formula="of:=[.D225]+IF([.A225]=&quot;forward&quot;;[.B225])" office:value-type="float" office:value="413" calcext:value-type="float">
            <text:p>413</text:p>
          </table:table-cell>
          <table:table-cell table:formula="of:=[.E225]+IF([.A225]=&quot;forward&quot;;[.B225]*[.C225])" office:value-type="float" office:value="31809" calcext:value-type="float">
            <text:p>318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226]+IF([.A226]=&quot;down&quot;;[.B226])+IF([.A226]=&quot;up&quot;;-[.B226])" office:value-type="float" office:value="141" calcext:value-type="float">
            <text:p>141</text:p>
          </table:table-cell>
          <table:table-cell table:formula="of:=[.D226]+IF([.A226]=&quot;forward&quot;;[.B226])" office:value-type="float" office:value="413" calcext:value-type="float">
            <text:p>413</text:p>
          </table:table-cell>
          <table:table-cell table:formula="of:=[.E226]+IF([.A226]=&quot;forward&quot;;[.B226]*[.C226])" office:value-type="float" office:value="31809" calcext:value-type="float">
            <text:p>318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[.C227]+IF([.A227]=&quot;down&quot;;[.B227])+IF([.A227]=&quot;up&quot;;-[.B227])" office:value-type="float" office:value="141" calcext:value-type="float">
            <text:p>141</text:p>
          </table:table-cell>
          <table:table-cell table:formula="of:=[.D227]+IF([.A227]=&quot;forward&quot;;[.B227])" office:value-type="float" office:value="421" calcext:value-type="float">
            <text:p>421</text:p>
          </table:table-cell>
          <table:table-cell table:formula="of:=[.E227]+IF([.A227]=&quot;forward&quot;;[.B227]*[.C227])" office:value-type="float" office:value="32937" calcext:value-type="float">
            <text:p>329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228]+IF([.A228]=&quot;down&quot;;[.B228])+IF([.A228]=&quot;up&quot;;-[.B228])" office:value-type="float" office:value="137" calcext:value-type="float">
            <text:p>137</text:p>
          </table:table-cell>
          <table:table-cell table:formula="of:=[.D228]+IF([.A228]=&quot;forward&quot;;[.B228])" office:value-type="float" office:value="421" calcext:value-type="float">
            <text:p>421</text:p>
          </table:table-cell>
          <table:table-cell table:formula="of:=[.E228]+IF([.A228]=&quot;forward&quot;;[.B228]*[.C228])" office:value-type="float" office:value="32937" calcext:value-type="float">
            <text:p>329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229]+IF([.A229]=&quot;down&quot;;[.B229])+IF([.A229]=&quot;up&quot;;-[.B229])" office:value-type="float" office:value="145" calcext:value-type="float">
            <text:p>145</text:p>
          </table:table-cell>
          <table:table-cell table:formula="of:=[.D229]+IF([.A229]=&quot;forward&quot;;[.B229])" office:value-type="float" office:value="421" calcext:value-type="float">
            <text:p>421</text:p>
          </table:table-cell>
          <table:table-cell table:formula="of:=[.E229]+IF([.A229]=&quot;forward&quot;;[.B229]*[.C229])" office:value-type="float" office:value="32937" calcext:value-type="float">
            <text:p>329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230]+IF([.A230]=&quot;down&quot;;[.B230])+IF([.A230]=&quot;up&quot;;-[.B230])" office:value-type="float" office:value="148" calcext:value-type="float">
            <text:p>148</text:p>
          </table:table-cell>
          <table:table-cell table:formula="of:=[.D230]+IF([.A230]=&quot;forward&quot;;[.B230])" office:value-type="float" office:value="421" calcext:value-type="float">
            <text:p>421</text:p>
          </table:table-cell>
          <table:table-cell table:formula="of:=[.E230]+IF([.A230]=&quot;forward&quot;;[.B230]*[.C230])" office:value-type="float" office:value="32937" calcext:value-type="float">
            <text:p>329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231]+IF([.A231]=&quot;down&quot;;[.B231])+IF([.A231]=&quot;up&quot;;-[.B231])" office:value-type="float" office:value="151" calcext:value-type="float">
            <text:p>151</text:p>
          </table:table-cell>
          <table:table-cell table:formula="of:=[.D231]+IF([.A231]=&quot;forward&quot;;[.B231])" office:value-type="float" office:value="421" calcext:value-type="float">
            <text:p>421</text:p>
          </table:table-cell>
          <table:table-cell table:formula="of:=[.E231]+IF([.A231]=&quot;forward&quot;;[.B231]*[.C231])" office:value-type="float" office:value="32937" calcext:value-type="float">
            <text:p>329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232]+IF([.A232]=&quot;down&quot;;[.B232])+IF([.A232]=&quot;up&quot;;-[.B232])" office:value-type="float" office:value="158" calcext:value-type="float">
            <text:p>158</text:p>
          </table:table-cell>
          <table:table-cell table:formula="of:=[.D232]+IF([.A232]=&quot;forward&quot;;[.B232])" office:value-type="float" office:value="421" calcext:value-type="float">
            <text:p>421</text:p>
          </table:table-cell>
          <table:table-cell table:formula="of:=[.E232]+IF([.A232]=&quot;forward&quot;;[.B232]*[.C232])" office:value-type="float" office:value="32937" calcext:value-type="float">
            <text:p>329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233]+IF([.A233]=&quot;down&quot;;[.B233])+IF([.A233]=&quot;up&quot;;-[.B233])" office:value-type="float" office:value="158" calcext:value-type="float">
            <text:p>158</text:p>
          </table:table-cell>
          <table:table-cell table:formula="of:=[.D233]+IF([.A233]=&quot;forward&quot;;[.B233])" office:value-type="float" office:value="423" calcext:value-type="float">
            <text:p>423</text:p>
          </table:table-cell>
          <table:table-cell table:formula="of:=[.E233]+IF([.A233]=&quot;forward&quot;;[.B233]*[.C233])" office:value-type="float" office:value="33253" calcext:value-type="float">
            <text:p>332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234]+IF([.A234]=&quot;down&quot;;[.B234])+IF([.A234]=&quot;up&quot;;-[.B234])" office:value-type="float" office:value="158" calcext:value-type="float">
            <text:p>158</text:p>
          </table:table-cell>
          <table:table-cell table:formula="of:=[.D234]+IF([.A234]=&quot;forward&quot;;[.B234])" office:value-type="float" office:value="427" calcext:value-type="float">
            <text:p>427</text:p>
          </table:table-cell>
          <table:table-cell table:formula="of:=[.E234]+IF([.A234]=&quot;forward&quot;;[.B234]*[.C234])" office:value-type="float" office:value="33885" calcext:value-type="float">
            <text:p>338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235]+IF([.A235]=&quot;down&quot;;[.B235])+IF([.A235]=&quot;up&quot;;-[.B235])" office:value-type="float" office:value="167" calcext:value-type="float">
            <text:p>167</text:p>
          </table:table-cell>
          <table:table-cell table:formula="of:=[.D235]+IF([.A235]=&quot;forward&quot;;[.B235])" office:value-type="float" office:value="427" calcext:value-type="float">
            <text:p>427</text:p>
          </table:table-cell>
          <table:table-cell table:formula="of:=[.E235]+IF([.A235]=&quot;forward&quot;;[.B235]*[.C235])" office:value-type="float" office:value="33885" calcext:value-type="float">
            <text:p>338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236]+IF([.A236]=&quot;down&quot;;[.B236])+IF([.A236]=&quot;up&quot;;-[.B236])" office:value-type="float" office:value="174" calcext:value-type="float">
            <text:p>174</text:p>
          </table:table-cell>
          <table:table-cell table:formula="of:=[.D236]+IF([.A236]=&quot;forward&quot;;[.B236])" office:value-type="float" office:value="427" calcext:value-type="float">
            <text:p>427</text:p>
          </table:table-cell>
          <table:table-cell table:formula="of:=[.E236]+IF([.A236]=&quot;forward&quot;;[.B236]*[.C236])" office:value-type="float" office:value="33885" calcext:value-type="float">
            <text:p>338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237]+IF([.A237]=&quot;down&quot;;[.B237])+IF([.A237]=&quot;up&quot;;-[.B237])" office:value-type="float" office:value="176" calcext:value-type="float">
            <text:p>176</text:p>
          </table:table-cell>
          <table:table-cell table:formula="of:=[.D237]+IF([.A237]=&quot;forward&quot;;[.B237])" office:value-type="float" office:value="427" calcext:value-type="float">
            <text:p>427</text:p>
          </table:table-cell>
          <table:table-cell table:formula="of:=[.E237]+IF([.A237]=&quot;forward&quot;;[.B237]*[.C237])" office:value-type="float" office:value="33885" calcext:value-type="float">
            <text:p>338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238]+IF([.A238]=&quot;down&quot;;[.B238])+IF([.A238]=&quot;up&quot;;-[.B238])" office:value-type="float" office:value="173" calcext:value-type="float">
            <text:p>173</text:p>
          </table:table-cell>
          <table:table-cell table:formula="of:=[.D238]+IF([.A238]=&quot;forward&quot;;[.B238])" office:value-type="float" office:value="427" calcext:value-type="float">
            <text:p>427</text:p>
          </table:table-cell>
          <table:table-cell table:formula="of:=[.E238]+IF([.A238]=&quot;forward&quot;;[.B238]*[.C238])" office:value-type="float" office:value="33885" calcext:value-type="float">
            <text:p>338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239]+IF([.A239]=&quot;down&quot;;[.B239])+IF([.A239]=&quot;up&quot;;-[.B239])" office:value-type="float" office:value="170" calcext:value-type="float">
            <text:p>170</text:p>
          </table:table-cell>
          <table:table-cell table:formula="of:=[.D239]+IF([.A239]=&quot;forward&quot;;[.B239])" office:value-type="float" office:value="427" calcext:value-type="float">
            <text:p>427</text:p>
          </table:table-cell>
          <table:table-cell table:formula="of:=[.E239]+IF([.A239]=&quot;forward&quot;;[.B239]*[.C239])" office:value-type="float" office:value="33885" calcext:value-type="float">
            <text:p>338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240]+IF([.A240]=&quot;down&quot;;[.B240])+IF([.A240]=&quot;up&quot;;-[.B240])" office:value-type="float" office:value="170" calcext:value-type="float">
            <text:p>170</text:p>
          </table:table-cell>
          <table:table-cell table:formula="of:=[.D240]+IF([.A240]=&quot;forward&quot;;[.B240])" office:value-type="float" office:value="435" calcext:value-type="float">
            <text:p>435</text:p>
          </table:table-cell>
          <table:table-cell table:formula="of:=[.E240]+IF([.A240]=&quot;forward&quot;;[.B240]*[.C240])" office:value-type="float" office:value="35245" calcext:value-type="float">
            <text:p>35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241]+IF([.A241]=&quot;down&quot;;[.B241])+IF([.A241]=&quot;up&quot;;-[.B241])" office:value-type="float" office:value="170" calcext:value-type="float">
            <text:p>170</text:p>
          </table:table-cell>
          <table:table-cell table:formula="of:=[.D241]+IF([.A241]=&quot;forward&quot;;[.B241])" office:value-type="float" office:value="442" calcext:value-type="float">
            <text:p>442</text:p>
          </table:table-cell>
          <table:table-cell table:formula="of:=[.E241]+IF([.A241]=&quot;forward&quot;;[.B241]*[.C241])" office:value-type="float" office:value="36435" calcext:value-type="float">
            <text:p>364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242]+IF([.A242]=&quot;down&quot;;[.B242])+IF([.A242]=&quot;up&quot;;-[.B242])" office:value-type="float" office:value="170" calcext:value-type="float">
            <text:p>170</text:p>
          </table:table-cell>
          <table:table-cell table:formula="of:=[.D242]+IF([.A242]=&quot;forward&quot;;[.B242])" office:value-type="float" office:value="450" calcext:value-type="float">
            <text:p>450</text:p>
          </table:table-cell>
          <table:table-cell table:formula="of:=[.E242]+IF([.A242]=&quot;forward&quot;;[.B242]*[.C242])" office:value-type="float" office:value="37795" calcext:value-type="float">
            <text:p>377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243]+IF([.A243]=&quot;down&quot;;[.B243])+IF([.A243]=&quot;up&quot;;-[.B243])" office:value-type="float" office:value="175" calcext:value-type="float">
            <text:p>175</text:p>
          </table:table-cell>
          <table:table-cell table:formula="of:=[.D243]+IF([.A243]=&quot;forward&quot;;[.B243])" office:value-type="float" office:value="450" calcext:value-type="float">
            <text:p>450</text:p>
          </table:table-cell>
          <table:table-cell table:formula="of:=[.E243]+IF([.A243]=&quot;forward&quot;;[.B243]*[.C243])" office:value-type="float" office:value="37795" calcext:value-type="float">
            <text:p>377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244]+IF([.A244]=&quot;down&quot;;[.B244])+IF([.A244]=&quot;up&quot;;-[.B244])" office:value-type="float" office:value="170" calcext:value-type="float">
            <text:p>170</text:p>
          </table:table-cell>
          <table:table-cell table:formula="of:=[.D244]+IF([.A244]=&quot;forward&quot;;[.B244])" office:value-type="float" office:value="450" calcext:value-type="float">
            <text:p>450</text:p>
          </table:table-cell>
          <table:table-cell table:formula="of:=[.E244]+IF([.A244]=&quot;forward&quot;;[.B244]*[.C244])" office:value-type="float" office:value="37795" calcext:value-type="float">
            <text:p>377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245]+IF([.A245]=&quot;down&quot;;[.B245])+IF([.A245]=&quot;up&quot;;-[.B245])" office:value-type="float" office:value="170" calcext:value-type="float">
            <text:p>170</text:p>
          </table:table-cell>
          <table:table-cell table:formula="of:=[.D245]+IF([.A245]=&quot;forward&quot;;[.B245])" office:value-type="float" office:value="453" calcext:value-type="float">
            <text:p>453</text:p>
          </table:table-cell>
          <table:table-cell table:formula="of:=[.E245]+IF([.A245]=&quot;forward&quot;;[.B245]*[.C245])" office:value-type="float" office:value="38305" calcext:value-type="float">
            <text:p>383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246]+IF([.A246]=&quot;down&quot;;[.B246])+IF([.A246]=&quot;up&quot;;-[.B246])" office:value-type="float" office:value="170" calcext:value-type="float">
            <text:p>170</text:p>
          </table:table-cell>
          <table:table-cell table:formula="of:=[.D246]+IF([.A246]=&quot;forward&quot;;[.B246])" office:value-type="float" office:value="459" calcext:value-type="float">
            <text:p>459</text:p>
          </table:table-cell>
          <table:table-cell table:formula="of:=[.E246]+IF([.A246]=&quot;forward&quot;;[.B246]*[.C246])" office:value-type="float" office:value="39325" calcext:value-type="float">
            <text:p>393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[.C247]+IF([.A247]=&quot;down&quot;;[.B247])+IF([.A247]=&quot;up&quot;;-[.B247])" office:value-type="float" office:value="163" calcext:value-type="float">
            <text:p>163</text:p>
          </table:table-cell>
          <table:table-cell table:formula="of:=[.D247]+IF([.A247]=&quot;forward&quot;;[.B247])" office:value-type="float" office:value="459" calcext:value-type="float">
            <text:p>459</text:p>
          </table:table-cell>
          <table:table-cell table:formula="of:=[.E247]+IF([.A247]=&quot;forward&quot;;[.B247]*[.C247])" office:value-type="float" office:value="39325" calcext:value-type="float">
            <text:p>393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248]+IF([.A248]=&quot;down&quot;;[.B248])+IF([.A248]=&quot;up&quot;;-[.B248])" office:value-type="float" office:value="162" calcext:value-type="float">
            <text:p>162</text:p>
          </table:table-cell>
          <table:table-cell table:formula="of:=[.D248]+IF([.A248]=&quot;forward&quot;;[.B248])" office:value-type="float" office:value="459" calcext:value-type="float">
            <text:p>459</text:p>
          </table:table-cell>
          <table:table-cell table:formula="of:=[.E248]+IF([.A248]=&quot;forward&quot;;[.B248]*[.C248])" office:value-type="float" office:value="39325" calcext:value-type="float">
            <text:p>393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249]+IF([.A249]=&quot;down&quot;;[.B249])+IF([.A249]=&quot;up&quot;;-[.B249])" office:value-type="float" office:value="162" calcext:value-type="float">
            <text:p>162</text:p>
          </table:table-cell>
          <table:table-cell table:formula="of:=[.D249]+IF([.A249]=&quot;forward&quot;;[.B249])" office:value-type="float" office:value="461" calcext:value-type="float">
            <text:p>461</text:p>
          </table:table-cell>
          <table:table-cell table:formula="of:=[.E249]+IF([.A249]=&quot;forward&quot;;[.B249]*[.C249])" office:value-type="float" office:value="39649" calcext:value-type="float">
            <text:p>396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250]+IF([.A250]=&quot;down&quot;;[.B250])+IF([.A250]=&quot;up&quot;;-[.B250])" office:value-type="float" office:value="162" calcext:value-type="float">
            <text:p>162</text:p>
          </table:table-cell>
          <table:table-cell table:formula="of:=[.D250]+IF([.A250]=&quot;forward&quot;;[.B250])" office:value-type="float" office:value="466" calcext:value-type="float">
            <text:p>466</text:p>
          </table:table-cell>
          <table:table-cell table:formula="of:=[.E250]+IF([.A250]=&quot;forward&quot;;[.B250]*[.C250])" office:value-type="float" office:value="40459" calcext:value-type="float">
            <text:p>404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251]+IF([.A251]=&quot;down&quot;;[.B251])+IF([.A251]=&quot;up&quot;;-[.B251])" office:value-type="float" office:value="167" calcext:value-type="float">
            <text:p>167</text:p>
          </table:table-cell>
          <table:table-cell table:formula="of:=[.D251]+IF([.A251]=&quot;forward&quot;;[.B251])" office:value-type="float" office:value="466" calcext:value-type="float">
            <text:p>466</text:p>
          </table:table-cell>
          <table:table-cell table:formula="of:=[.E251]+IF([.A251]=&quot;forward&quot;;[.B251]*[.C251])" office:value-type="float" office:value="40459" calcext:value-type="float">
            <text:p>404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252]+IF([.A252]=&quot;down&quot;;[.B252])+IF([.A252]=&quot;up&quot;;-[.B252])" office:value-type="float" office:value="167" calcext:value-type="float">
            <text:p>167</text:p>
          </table:table-cell>
          <table:table-cell table:formula="of:=[.D252]+IF([.A252]=&quot;forward&quot;;[.B252])" office:value-type="float" office:value="474" calcext:value-type="float">
            <text:p>474</text:p>
          </table:table-cell>
          <table:table-cell table:formula="of:=[.E252]+IF([.A252]=&quot;forward&quot;;[.B252]*[.C252])" office:value-type="float" office:value="41795" calcext:value-type="float">
            <text:p>417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253]+IF([.A253]=&quot;down&quot;;[.B253])+IF([.A253]=&quot;up&quot;;-[.B253])" office:value-type="float" office:value="169" calcext:value-type="float">
            <text:p>169</text:p>
          </table:table-cell>
          <table:table-cell table:formula="of:=[.D253]+IF([.A253]=&quot;forward&quot;;[.B253])" office:value-type="float" office:value="474" calcext:value-type="float">
            <text:p>474</text:p>
          </table:table-cell>
          <table:table-cell table:formula="of:=[.E253]+IF([.A253]=&quot;forward&quot;;[.B253]*[.C253])" office:value-type="float" office:value="41795" calcext:value-type="float">
            <text:p>417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254]+IF([.A254]=&quot;down&quot;;[.B254])+IF([.A254]=&quot;up&quot;;-[.B254])" office:value-type="float" office:value="173" calcext:value-type="float">
            <text:p>173</text:p>
          </table:table-cell>
          <table:table-cell table:formula="of:=[.D254]+IF([.A254]=&quot;forward&quot;;[.B254])" office:value-type="float" office:value="474" calcext:value-type="float">
            <text:p>474</text:p>
          </table:table-cell>
          <table:table-cell table:formula="of:=[.E254]+IF([.A254]=&quot;forward&quot;;[.B254]*[.C254])" office:value-type="float" office:value="41795" calcext:value-type="float">
            <text:p>417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255]+IF([.A255]=&quot;down&quot;;[.B255])+IF([.A255]=&quot;up&quot;;-[.B255])" office:value-type="float" office:value="173" calcext:value-type="float">
            <text:p>173</text:p>
          </table:table-cell>
          <table:table-cell table:formula="of:=[.D255]+IF([.A255]=&quot;forward&quot;;[.B255])" office:value-type="float" office:value="476" calcext:value-type="float">
            <text:p>476</text:p>
          </table:table-cell>
          <table:table-cell table:formula="of:=[.E255]+IF([.A255]=&quot;forward&quot;;[.B255]*[.C255])" office:value-type="float" office:value="42141" calcext:value-type="float">
            <text:p>421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256]+IF([.A256]=&quot;down&quot;;[.B256])+IF([.A256]=&quot;up&quot;;-[.B256])" office:value-type="float" office:value="180" calcext:value-type="float">
            <text:p>180</text:p>
          </table:table-cell>
          <table:table-cell table:formula="of:=[.D256]+IF([.A256]=&quot;forward&quot;;[.B256])" office:value-type="float" office:value="476" calcext:value-type="float">
            <text:p>476</text:p>
          </table:table-cell>
          <table:table-cell table:formula="of:=[.E256]+IF([.A256]=&quot;forward&quot;;[.B256]*[.C256])" office:value-type="float" office:value="42141" calcext:value-type="float">
            <text:p>421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257]+IF([.A257]=&quot;down&quot;;[.B257])+IF([.A257]=&quot;up&quot;;-[.B257])" office:value-type="float" office:value="183" calcext:value-type="float">
            <text:p>183</text:p>
          </table:table-cell>
          <table:table-cell table:formula="of:=[.D257]+IF([.A257]=&quot;forward&quot;;[.B257])" office:value-type="float" office:value="476" calcext:value-type="float">
            <text:p>476</text:p>
          </table:table-cell>
          <table:table-cell table:formula="of:=[.E257]+IF([.A257]=&quot;forward&quot;;[.B257]*[.C257])" office:value-type="float" office:value="42141" calcext:value-type="float">
            <text:p>421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258]+IF([.A258]=&quot;down&quot;;[.B258])+IF([.A258]=&quot;up&quot;;-[.B258])" office:value-type="float" office:value="188" calcext:value-type="float">
            <text:p>188</text:p>
          </table:table-cell>
          <table:table-cell table:formula="of:=[.D258]+IF([.A258]=&quot;forward&quot;;[.B258])" office:value-type="float" office:value="476" calcext:value-type="float">
            <text:p>476</text:p>
          </table:table-cell>
          <table:table-cell table:formula="of:=[.E258]+IF([.A258]=&quot;forward&quot;;[.B258]*[.C258])" office:value-type="float" office:value="42141" calcext:value-type="float">
            <text:p>421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259]+IF([.A259]=&quot;down&quot;;[.B259])+IF([.A259]=&quot;up&quot;;-[.B259])" office:value-type="float" office:value="188" calcext:value-type="float">
            <text:p>188</text:p>
          </table:table-cell>
          <table:table-cell table:formula="of:=[.D259]+IF([.A259]=&quot;forward&quot;;[.B259])" office:value-type="float" office:value="485" calcext:value-type="float">
            <text:p>485</text:p>
          </table:table-cell>
          <table:table-cell table:formula="of:=[.E259]+IF([.A259]=&quot;forward&quot;;[.B259]*[.C259])" office:value-type="float" office:value="43833" calcext:value-type="float">
            <text:p>438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260]+IF([.A260]=&quot;down&quot;;[.B260])+IF([.A260]=&quot;up&quot;;-[.B260])" office:value-type="float" office:value="195" calcext:value-type="float">
            <text:p>195</text:p>
          </table:table-cell>
          <table:table-cell table:formula="of:=[.D260]+IF([.A260]=&quot;forward&quot;;[.B260])" office:value-type="float" office:value="485" calcext:value-type="float">
            <text:p>485</text:p>
          </table:table-cell>
          <table:table-cell table:formula="of:=[.E260]+IF([.A260]=&quot;forward&quot;;[.B260]*[.C260])" office:value-type="float" office:value="43833" calcext:value-type="float">
            <text:p>438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[.C261]+IF([.A261]=&quot;down&quot;;[.B261])+IF([.A261]=&quot;up&quot;;-[.B261])" office:value-type="float" office:value="203" calcext:value-type="float">
            <text:p>203</text:p>
          </table:table-cell>
          <table:table-cell table:formula="of:=[.D261]+IF([.A261]=&quot;forward&quot;;[.B261])" office:value-type="float" office:value="485" calcext:value-type="float">
            <text:p>485</text:p>
          </table:table-cell>
          <table:table-cell table:formula="of:=[.E261]+IF([.A261]=&quot;forward&quot;;[.B261]*[.C261])" office:value-type="float" office:value="43833" calcext:value-type="float">
            <text:p>438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262]+IF([.A262]=&quot;down&quot;;[.B262])+IF([.A262]=&quot;up&quot;;-[.B262])" office:value-type="float" office:value="202" calcext:value-type="float">
            <text:p>202</text:p>
          </table:table-cell>
          <table:table-cell table:formula="of:=[.D262]+IF([.A262]=&quot;forward&quot;;[.B262])" office:value-type="float" office:value="485" calcext:value-type="float">
            <text:p>485</text:p>
          </table:table-cell>
          <table:table-cell table:formula="of:=[.E262]+IF([.A262]=&quot;forward&quot;;[.B262]*[.C262])" office:value-type="float" office:value="43833" calcext:value-type="float">
            <text:p>438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263]+IF([.A263]=&quot;down&quot;;[.B263])+IF([.A263]=&quot;up&quot;;-[.B263])" office:value-type="float" office:value="200" calcext:value-type="float">
            <text:p>200</text:p>
          </table:table-cell>
          <table:table-cell table:formula="of:=[.D263]+IF([.A263]=&quot;forward&quot;;[.B263])" office:value-type="float" office:value="485" calcext:value-type="float">
            <text:p>485</text:p>
          </table:table-cell>
          <table:table-cell table:formula="of:=[.E263]+IF([.A263]=&quot;forward&quot;;[.B263]*[.C263])" office:value-type="float" office:value="43833" calcext:value-type="float">
            <text:p>438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264]+IF([.A264]=&quot;down&quot;;[.B264])+IF([.A264]=&quot;up&quot;;-[.B264])" office:value-type="float" office:value="208" calcext:value-type="float">
            <text:p>208</text:p>
          </table:table-cell>
          <table:table-cell table:formula="of:=[.D264]+IF([.A264]=&quot;forward&quot;;[.B264])" office:value-type="float" office:value="485" calcext:value-type="float">
            <text:p>485</text:p>
          </table:table-cell>
          <table:table-cell table:formula="of:=[.E264]+IF([.A264]=&quot;forward&quot;;[.B264]*[.C264])" office:value-type="float" office:value="43833" calcext:value-type="float">
            <text:p>438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265]+IF([.A265]=&quot;down&quot;;[.B265])+IF([.A265]=&quot;up&quot;;-[.B265])" office:value-type="float" office:value="208" calcext:value-type="float">
            <text:p>208</text:p>
          </table:table-cell>
          <table:table-cell table:formula="of:=[.D265]+IF([.A265]=&quot;forward&quot;;[.B265])" office:value-type="float" office:value="492" calcext:value-type="float">
            <text:p>492</text:p>
          </table:table-cell>
          <table:table-cell table:formula="of:=[.E265]+IF([.A265]=&quot;forward&quot;;[.B265]*[.C265])" office:value-type="float" office:value="45289" calcext:value-type="float">
            <text:p>452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266]+IF([.A266]=&quot;down&quot;;[.B266])+IF([.A266]=&quot;up&quot;;-[.B266])" office:value-type="float" office:value="208" calcext:value-type="float">
            <text:p>208</text:p>
          </table:table-cell>
          <table:table-cell table:formula="of:=[.D266]+IF([.A266]=&quot;forward&quot;;[.B266])" office:value-type="float" office:value="500" calcext:value-type="float">
            <text:p>500</text:p>
          </table:table-cell>
          <table:table-cell table:formula="of:=[.E266]+IF([.A266]=&quot;forward&quot;;[.B266]*[.C266])" office:value-type="float" office:value="46953" calcext:value-type="float">
            <text:p>469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267]+IF([.A267]=&quot;down&quot;;[.B267])+IF([.A267]=&quot;up&quot;;-[.B267])" office:value-type="float" office:value="216" calcext:value-type="float">
            <text:p>216</text:p>
          </table:table-cell>
          <table:table-cell table:formula="of:=[.D267]+IF([.A267]=&quot;forward&quot;;[.B267])" office:value-type="float" office:value="500" calcext:value-type="float">
            <text:p>500</text:p>
          </table:table-cell>
          <table:table-cell table:formula="of:=[.E267]+IF([.A267]=&quot;forward&quot;;[.B267]*[.C267])" office:value-type="float" office:value="46953" calcext:value-type="float">
            <text:p>469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268]+IF([.A268]=&quot;down&quot;;[.B268])+IF([.A268]=&quot;up&quot;;-[.B268])" office:value-type="float" office:value="216" calcext:value-type="float">
            <text:p>216</text:p>
          </table:table-cell>
          <table:table-cell table:formula="of:=[.D268]+IF([.A268]=&quot;forward&quot;;[.B268])" office:value-type="float" office:value="505" calcext:value-type="float">
            <text:p>505</text:p>
          </table:table-cell>
          <table:table-cell table:formula="of:=[.E268]+IF([.A268]=&quot;forward&quot;;[.B268]*[.C268])" office:value-type="float" office:value="48033" calcext:value-type="float">
            <text:p>480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269]+IF([.A269]=&quot;down&quot;;[.B269])+IF([.A269]=&quot;up&quot;;-[.B269])" office:value-type="float" office:value="209" calcext:value-type="float">
            <text:p>209</text:p>
          </table:table-cell>
          <table:table-cell table:formula="of:=[.D269]+IF([.A269]=&quot;forward&quot;;[.B269])" office:value-type="float" office:value="505" calcext:value-type="float">
            <text:p>505</text:p>
          </table:table-cell>
          <table:table-cell table:formula="of:=[.E269]+IF([.A269]=&quot;forward&quot;;[.B269]*[.C269])" office:value-type="float" office:value="48033" calcext:value-type="float">
            <text:p>480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270]+IF([.A270]=&quot;down&quot;;[.B270])+IF([.A270]=&quot;up&quot;;-[.B270])" office:value-type="float" office:value="209" calcext:value-type="float">
            <text:p>209</text:p>
          </table:table-cell>
          <table:table-cell table:formula="of:=[.D270]+IF([.A270]=&quot;forward&quot;;[.B270])" office:value-type="float" office:value="508" calcext:value-type="float">
            <text:p>508</text:p>
          </table:table-cell>
          <table:table-cell table:formula="of:=[.E270]+IF([.A270]=&quot;forward&quot;;[.B270]*[.C270])" office:value-type="float" office:value="48660" calcext:value-type="float">
            <text:p>486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271]+IF([.A271]=&quot;down&quot;;[.B271])+IF([.A271]=&quot;up&quot;;-[.B271])" office:value-type="float" office:value="207" calcext:value-type="float">
            <text:p>207</text:p>
          </table:table-cell>
          <table:table-cell table:formula="of:=[.D271]+IF([.A271]=&quot;forward&quot;;[.B271])" office:value-type="float" office:value="508" calcext:value-type="float">
            <text:p>508</text:p>
          </table:table-cell>
          <table:table-cell table:formula="of:=[.E271]+IF([.A271]=&quot;forward&quot;;[.B271]*[.C271])" office:value-type="float" office:value="48660" calcext:value-type="float">
            <text:p>486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272]+IF([.A272]=&quot;down&quot;;[.B272])+IF([.A272]=&quot;up&quot;;-[.B272])" office:value-type="float" office:value="214" calcext:value-type="float">
            <text:p>214</text:p>
          </table:table-cell>
          <table:table-cell table:formula="of:=[.D272]+IF([.A272]=&quot;forward&quot;;[.B272])" office:value-type="float" office:value="508" calcext:value-type="float">
            <text:p>508</text:p>
          </table:table-cell>
          <table:table-cell table:formula="of:=[.E272]+IF([.A272]=&quot;forward&quot;;[.B272]*[.C272])" office:value-type="float" office:value="48660" calcext:value-type="float">
            <text:p>486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273]+IF([.A273]=&quot;down&quot;;[.B273])+IF([.A273]=&quot;up&quot;;-[.B273])" office:value-type="float" office:value="214" calcext:value-type="float">
            <text:p>214</text:p>
          </table:table-cell>
          <table:table-cell table:formula="of:=[.D273]+IF([.A273]=&quot;forward&quot;;[.B273])" office:value-type="float" office:value="509" calcext:value-type="float">
            <text:p>509</text:p>
          </table:table-cell>
          <table:table-cell table:formula="of:=[.E273]+IF([.A273]=&quot;forward&quot;;[.B273]*[.C273])" office:value-type="float" office:value="48874" calcext:value-type="float">
            <text:p>488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274]+IF([.A274]=&quot;down&quot;;[.B274])+IF([.A274]=&quot;up&quot;;-[.B274])" office:value-type="float" office:value="216" calcext:value-type="float">
            <text:p>216</text:p>
          </table:table-cell>
          <table:table-cell table:formula="of:=[.D274]+IF([.A274]=&quot;forward&quot;;[.B274])" office:value-type="float" office:value="509" calcext:value-type="float">
            <text:p>509</text:p>
          </table:table-cell>
          <table:table-cell table:formula="of:=[.E274]+IF([.A274]=&quot;forward&quot;;[.B274]*[.C274])" office:value-type="float" office:value="48874" calcext:value-type="float">
            <text:p>488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[.C275]+IF([.A275]=&quot;down&quot;;[.B275])+IF([.A275]=&quot;up&quot;;-[.B275])" office:value-type="float" office:value="209" calcext:value-type="float">
            <text:p>209</text:p>
          </table:table-cell>
          <table:table-cell table:formula="of:=[.D275]+IF([.A275]=&quot;forward&quot;;[.B275])" office:value-type="float" office:value="509" calcext:value-type="float">
            <text:p>509</text:p>
          </table:table-cell>
          <table:table-cell table:formula="of:=[.E275]+IF([.A275]=&quot;forward&quot;;[.B275]*[.C275])" office:value-type="float" office:value="48874" calcext:value-type="float">
            <text:p>488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276]+IF([.A276]=&quot;down&quot;;[.B276])+IF([.A276]=&quot;up&quot;;-[.B276])" office:value-type="float" office:value="205" calcext:value-type="float">
            <text:p>205</text:p>
          </table:table-cell>
          <table:table-cell table:formula="of:=[.D276]+IF([.A276]=&quot;forward&quot;;[.B276])" office:value-type="float" office:value="509" calcext:value-type="float">
            <text:p>509</text:p>
          </table:table-cell>
          <table:table-cell table:formula="of:=[.E276]+IF([.A276]=&quot;forward&quot;;[.B276]*[.C276])" office:value-type="float" office:value="48874" calcext:value-type="float">
            <text:p>488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277]+IF([.A277]=&quot;down&quot;;[.B277])+IF([.A277]=&quot;up&quot;;-[.B277])" office:value-type="float" office:value="207" calcext:value-type="float">
            <text:p>207</text:p>
          </table:table-cell>
          <table:table-cell table:formula="of:=[.D277]+IF([.A277]=&quot;forward&quot;;[.B277])" office:value-type="float" office:value="509" calcext:value-type="float">
            <text:p>509</text:p>
          </table:table-cell>
          <table:table-cell table:formula="of:=[.E277]+IF([.A277]=&quot;forward&quot;;[.B277]*[.C277])" office:value-type="float" office:value="48874" calcext:value-type="float">
            <text:p>488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278]+IF([.A278]=&quot;down&quot;;[.B278])+IF([.A278]=&quot;up&quot;;-[.B278])" office:value-type="float" office:value="207" calcext:value-type="float">
            <text:p>207</text:p>
          </table:table-cell>
          <table:table-cell table:formula="of:=[.D278]+IF([.A278]=&quot;forward&quot;;[.B278])" office:value-type="float" office:value="510" calcext:value-type="float">
            <text:p>510</text:p>
          </table:table-cell>
          <table:table-cell table:formula="of:=[.E278]+IF([.A278]=&quot;forward&quot;;[.B278]*[.C278])" office:value-type="float" office:value="49081" calcext:value-type="float">
            <text:p>490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279]+IF([.A279]=&quot;down&quot;;[.B279])+IF([.A279]=&quot;up&quot;;-[.B279])" office:value-type="float" office:value="202" calcext:value-type="float">
            <text:p>202</text:p>
          </table:table-cell>
          <table:table-cell table:formula="of:=[.D279]+IF([.A279]=&quot;forward&quot;;[.B279])" office:value-type="float" office:value="510" calcext:value-type="float">
            <text:p>510</text:p>
          </table:table-cell>
          <table:table-cell table:formula="of:=[.E279]+IF([.A279]=&quot;forward&quot;;[.B279]*[.C279])" office:value-type="float" office:value="49081" calcext:value-type="float">
            <text:p>490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280]+IF([.A280]=&quot;down&quot;;[.B280])+IF([.A280]=&quot;up&quot;;-[.B280])" office:value-type="float" office:value="202" calcext:value-type="float">
            <text:p>202</text:p>
          </table:table-cell>
          <table:table-cell table:formula="of:=[.D280]+IF([.A280]=&quot;forward&quot;;[.B280])" office:value-type="float" office:value="512" calcext:value-type="float">
            <text:p>512</text:p>
          </table:table-cell>
          <table:table-cell table:formula="of:=[.E280]+IF([.A280]=&quot;forward&quot;;[.B280]*[.C280])" office:value-type="float" office:value="49485" calcext:value-type="float">
            <text:p>494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281]+IF([.A281]=&quot;down&quot;;[.B281])+IF([.A281]=&quot;up&quot;;-[.B281])" office:value-type="float" office:value="200" calcext:value-type="float">
            <text:p>200</text:p>
          </table:table-cell>
          <table:table-cell table:formula="of:=[.D281]+IF([.A281]=&quot;forward&quot;;[.B281])" office:value-type="float" office:value="512" calcext:value-type="float">
            <text:p>512</text:p>
          </table:table-cell>
          <table:table-cell table:formula="of:=[.E281]+IF([.A281]=&quot;forward&quot;;[.B281]*[.C281])" office:value-type="float" office:value="49485" calcext:value-type="float">
            <text:p>494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282]+IF([.A282]=&quot;down&quot;;[.B282])+IF([.A282]=&quot;up&quot;;-[.B282])" office:value-type="float" office:value="200" calcext:value-type="float">
            <text:p>200</text:p>
          </table:table-cell>
          <table:table-cell table:formula="of:=[.D282]+IF([.A282]=&quot;forward&quot;;[.B282])" office:value-type="float" office:value="515" calcext:value-type="float">
            <text:p>515</text:p>
          </table:table-cell>
          <table:table-cell table:formula="of:=[.E282]+IF([.A282]=&quot;forward&quot;;[.B282]*[.C282])" office:value-type="float" office:value="50085" calcext:value-type="float">
            <text:p>50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283]+IF([.A283]=&quot;down&quot;;[.B283])+IF([.A283]=&quot;up&quot;;-[.B283])" office:value-type="float" office:value="200" calcext:value-type="float">
            <text:p>200</text:p>
          </table:table-cell>
          <table:table-cell table:formula="of:=[.D283]+IF([.A283]=&quot;forward&quot;;[.B283])" office:value-type="float" office:value="524" calcext:value-type="float">
            <text:p>524</text:p>
          </table:table-cell>
          <table:table-cell table:formula="of:=[.E283]+IF([.A283]=&quot;forward&quot;;[.B283]*[.C283])" office:value-type="float" office:value="51885" calcext:value-type="float">
            <text:p>518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284]+IF([.A284]=&quot;down&quot;;[.B284])+IF([.A284]=&quot;up&quot;;-[.B284])" office:value-type="float" office:value="200" calcext:value-type="float">
            <text:p>200</text:p>
          </table:table-cell>
          <table:table-cell table:formula="of:=[.D284]+IF([.A284]=&quot;forward&quot;;[.B284])" office:value-type="float" office:value="526" calcext:value-type="float">
            <text:p>526</text:p>
          </table:table-cell>
          <table:table-cell table:formula="of:=[.E284]+IF([.A284]=&quot;forward&quot;;[.B284]*[.C284])" office:value-type="float" office:value="52285" calcext:value-type="float">
            <text:p>522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285]+IF([.A285]=&quot;down&quot;;[.B285])+IF([.A285]=&quot;up&quot;;-[.B285])" office:value-type="float" office:value="200" calcext:value-type="float">
            <text:p>200</text:p>
          </table:table-cell>
          <table:table-cell table:formula="of:=[.D285]+IF([.A285]=&quot;forward&quot;;[.B285])" office:value-type="float" office:value="534" calcext:value-type="float">
            <text:p>534</text:p>
          </table:table-cell>
          <table:table-cell table:formula="of:=[.E285]+IF([.A285]=&quot;forward&quot;;[.B285]*[.C285])" office:value-type="float" office:value="53885" calcext:value-type="float">
            <text:p>538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286]+IF([.A286]=&quot;down&quot;;[.B286])+IF([.A286]=&quot;up&quot;;-[.B286])" office:value-type="float" office:value="200" calcext:value-type="float">
            <text:p>200</text:p>
          </table:table-cell>
          <table:table-cell table:formula="of:=[.D286]+IF([.A286]=&quot;forward&quot;;[.B286])" office:value-type="float" office:value="536" calcext:value-type="float">
            <text:p>536</text:p>
          </table:table-cell>
          <table:table-cell table:formula="of:=[.E286]+IF([.A286]=&quot;forward&quot;;[.B286]*[.C286])" office:value-type="float" office:value="54285" calcext:value-type="float">
            <text:p>542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287]+IF([.A287]=&quot;down&quot;;[.B287])+IF([.A287]=&quot;up&quot;;-[.B287])" office:value-type="float" office:value="193" calcext:value-type="float">
            <text:p>193</text:p>
          </table:table-cell>
          <table:table-cell table:formula="of:=[.D287]+IF([.A287]=&quot;forward&quot;;[.B287])" office:value-type="float" office:value="536" calcext:value-type="float">
            <text:p>536</text:p>
          </table:table-cell>
          <table:table-cell table:formula="of:=[.E287]+IF([.A287]=&quot;forward&quot;;[.B287]*[.C287])" office:value-type="float" office:value="54285" calcext:value-type="float">
            <text:p>542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288]+IF([.A288]=&quot;down&quot;;[.B288])+IF([.A288]=&quot;up&quot;;-[.B288])" office:value-type="float" office:value="201" calcext:value-type="float">
            <text:p>201</text:p>
          </table:table-cell>
          <table:table-cell table:formula="of:=[.D288]+IF([.A288]=&quot;forward&quot;;[.B288])" office:value-type="float" office:value="536" calcext:value-type="float">
            <text:p>536</text:p>
          </table:table-cell>
          <table:table-cell table:formula="of:=[.E288]+IF([.A288]=&quot;forward&quot;;[.B288]*[.C288])" office:value-type="float" office:value="54285" calcext:value-type="float">
            <text:p>542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289]+IF([.A289]=&quot;down&quot;;[.B289])+IF([.A289]=&quot;up&quot;;-[.B289])" office:value-type="float" office:value="208" calcext:value-type="float">
            <text:p>208</text:p>
          </table:table-cell>
          <table:table-cell table:formula="of:=[.D289]+IF([.A289]=&quot;forward&quot;;[.B289])" office:value-type="float" office:value="536" calcext:value-type="float">
            <text:p>536</text:p>
          </table:table-cell>
          <table:table-cell table:formula="of:=[.E289]+IF([.A289]=&quot;forward&quot;;[.B289]*[.C289])" office:value-type="float" office:value="54285" calcext:value-type="float">
            <text:p>542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290]+IF([.A290]=&quot;down&quot;;[.B290])+IF([.A290]=&quot;up&quot;;-[.B290])" office:value-type="float" office:value="208" calcext:value-type="float">
            <text:p>208</text:p>
          </table:table-cell>
          <table:table-cell table:formula="of:=[.D290]+IF([.A290]=&quot;forward&quot;;[.B290])" office:value-type="float" office:value="538" calcext:value-type="float">
            <text:p>538</text:p>
          </table:table-cell>
          <table:table-cell table:formula="of:=[.E290]+IF([.A290]=&quot;forward&quot;;[.B290]*[.C290])" office:value-type="float" office:value="54701" calcext:value-type="float">
            <text:p>547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291]+IF([.A291]=&quot;down&quot;;[.B291])+IF([.A291]=&quot;up&quot;;-[.B291])" office:value-type="float" office:value="208" calcext:value-type="float">
            <text:p>208</text:p>
          </table:table-cell>
          <table:table-cell table:formula="of:=[.D291]+IF([.A291]=&quot;forward&quot;;[.B291])" office:value-type="float" office:value="545" calcext:value-type="float">
            <text:p>545</text:p>
          </table:table-cell>
          <table:table-cell table:formula="of:=[.E291]+IF([.A291]=&quot;forward&quot;;[.B291]*[.C291])" office:value-type="float" office:value="56157" calcext:value-type="float">
            <text:p>561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292]+IF([.A292]=&quot;down&quot;;[.B292])+IF([.A292]=&quot;up&quot;;-[.B292])" office:value-type="float" office:value="209" calcext:value-type="float">
            <text:p>209</text:p>
          </table:table-cell>
          <table:table-cell table:formula="of:=[.D292]+IF([.A292]=&quot;forward&quot;;[.B292])" office:value-type="float" office:value="545" calcext:value-type="float">
            <text:p>545</text:p>
          </table:table-cell>
          <table:table-cell table:formula="of:=[.E292]+IF([.A292]=&quot;forward&quot;;[.B292]*[.C292])" office:value-type="float" office:value="56157" calcext:value-type="float">
            <text:p>561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[.C293]+IF([.A293]=&quot;down&quot;;[.B293])+IF([.A293]=&quot;up&quot;;-[.B293])" office:value-type="float" office:value="209" calcext:value-type="float">
            <text:p>209</text:p>
          </table:table-cell>
          <table:table-cell table:formula="of:=[.D293]+IF([.A293]=&quot;forward&quot;;[.B293])" office:value-type="float" office:value="547" calcext:value-type="float">
            <text:p>547</text:p>
          </table:table-cell>
          <table:table-cell table:formula="of:=[.E293]+IF([.A293]=&quot;forward&quot;;[.B293]*[.C293])" office:value-type="float" office:value="56575" calcext:value-type="float">
            <text:p>565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294]+IF([.A294]=&quot;down&quot;;[.B294])+IF([.A294]=&quot;up&quot;;-[.B294])" office:value-type="float" office:value="208" calcext:value-type="float">
            <text:p>208</text:p>
          </table:table-cell>
          <table:table-cell table:formula="of:=[.D294]+IF([.A294]=&quot;forward&quot;;[.B294])" office:value-type="float" office:value="547" calcext:value-type="float">
            <text:p>547</text:p>
          </table:table-cell>
          <table:table-cell table:formula="of:=[.E294]+IF([.A294]=&quot;forward&quot;;[.B294]*[.C294])" office:value-type="float" office:value="56575" calcext:value-type="float">
            <text:p>565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295]+IF([.A295]=&quot;down&quot;;[.B295])+IF([.A295]=&quot;up&quot;;-[.B295])" office:value-type="float" office:value="202" calcext:value-type="float">
            <text:p>202</text:p>
          </table:table-cell>
          <table:table-cell table:formula="of:=[.D295]+IF([.A295]=&quot;forward&quot;;[.B295])" office:value-type="float" office:value="547" calcext:value-type="float">
            <text:p>547</text:p>
          </table:table-cell>
          <table:table-cell table:formula="of:=[.E295]+IF([.A295]=&quot;forward&quot;;[.B295]*[.C295])" office:value-type="float" office:value="56575" calcext:value-type="float">
            <text:p>565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296]+IF([.A296]=&quot;down&quot;;[.B296])+IF([.A296]=&quot;up&quot;;-[.B296])" office:value-type="float" office:value="205" calcext:value-type="float">
            <text:p>205</text:p>
          </table:table-cell>
          <table:table-cell table:formula="of:=[.D296]+IF([.A296]=&quot;forward&quot;;[.B296])" office:value-type="float" office:value="547" calcext:value-type="float">
            <text:p>547</text:p>
          </table:table-cell>
          <table:table-cell table:formula="of:=[.E296]+IF([.A296]=&quot;forward&quot;;[.B296]*[.C296])" office:value-type="float" office:value="56575" calcext:value-type="float">
            <text:p>565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297]+IF([.A297]=&quot;down&quot;;[.B297])+IF([.A297]=&quot;up&quot;;-[.B297])" office:value-type="float" office:value="211" calcext:value-type="float">
            <text:p>211</text:p>
          </table:table-cell>
          <table:table-cell table:formula="of:=[.D297]+IF([.A297]=&quot;forward&quot;;[.B297])" office:value-type="float" office:value="547" calcext:value-type="float">
            <text:p>547</text:p>
          </table:table-cell>
          <table:table-cell table:formula="of:=[.E297]+IF([.A297]=&quot;forward&quot;;[.B297]*[.C297])" office:value-type="float" office:value="56575" calcext:value-type="float">
            <text:p>565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298]+IF([.A298]=&quot;down&quot;;[.B298])+IF([.A298]=&quot;up&quot;;-[.B298])" office:value-type="float" office:value="211" calcext:value-type="float">
            <text:p>211</text:p>
          </table:table-cell>
          <table:table-cell table:formula="of:=[.D298]+IF([.A298]=&quot;forward&quot;;[.B298])" office:value-type="float" office:value="554" calcext:value-type="float">
            <text:p>554</text:p>
          </table:table-cell>
          <table:table-cell table:formula="of:=[.E298]+IF([.A298]=&quot;forward&quot;;[.B298]*[.C298])" office:value-type="float" office:value="58052" calcext:value-type="float">
            <text:p>580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299]+IF([.A299]=&quot;down&quot;;[.B299])+IF([.A299]=&quot;up&quot;;-[.B299])" office:value-type="float" office:value="215" calcext:value-type="float">
            <text:p>215</text:p>
          </table:table-cell>
          <table:table-cell table:formula="of:=[.D299]+IF([.A299]=&quot;forward&quot;;[.B299])" office:value-type="float" office:value="554" calcext:value-type="float">
            <text:p>554</text:p>
          </table:table-cell>
          <table:table-cell table:formula="of:=[.E299]+IF([.A299]=&quot;forward&quot;;[.B299]*[.C299])" office:value-type="float" office:value="58052" calcext:value-type="float">
            <text:p>580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300]+IF([.A300]=&quot;down&quot;;[.B300])+IF([.A300]=&quot;up&quot;;-[.B300])" office:value-type="float" office:value="215" calcext:value-type="float">
            <text:p>215</text:p>
          </table:table-cell>
          <table:table-cell table:formula="of:=[.D300]+IF([.A300]=&quot;forward&quot;;[.B300])" office:value-type="float" office:value="559" calcext:value-type="float">
            <text:p>559</text:p>
          </table:table-cell>
          <table:table-cell table:formula="of:=[.E300]+IF([.A300]=&quot;forward&quot;;[.B300]*[.C300])" office:value-type="float" office:value="59127" calcext:value-type="float">
            <text:p>591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301]+IF([.A301]=&quot;down&quot;;[.B301])+IF([.A301]=&quot;up&quot;;-[.B301])" office:value-type="float" office:value="215" calcext:value-type="float">
            <text:p>215</text:p>
          </table:table-cell>
          <table:table-cell table:formula="of:=[.D301]+IF([.A301]=&quot;forward&quot;;[.B301])" office:value-type="float" office:value="565" calcext:value-type="float">
            <text:p>565</text:p>
          </table:table-cell>
          <table:table-cell table:formula="of:=[.E301]+IF([.A301]=&quot;forward&quot;;[.B301]*[.C301])" office:value-type="float" office:value="60417" calcext:value-type="float">
            <text:p>604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302]+IF([.A302]=&quot;down&quot;;[.B302])+IF([.A302]=&quot;up&quot;;-[.B302])" office:value-type="float" office:value="212" calcext:value-type="float">
            <text:p>212</text:p>
          </table:table-cell>
          <table:table-cell table:formula="of:=[.D302]+IF([.A302]=&quot;forward&quot;;[.B302])" office:value-type="float" office:value="565" calcext:value-type="float">
            <text:p>565</text:p>
          </table:table-cell>
          <table:table-cell table:formula="of:=[.E302]+IF([.A302]=&quot;forward&quot;;[.B302]*[.C302])" office:value-type="float" office:value="60417" calcext:value-type="float">
            <text:p>604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303]+IF([.A303]=&quot;down&quot;;[.B303])+IF([.A303]=&quot;up&quot;;-[.B303])" office:value-type="float" office:value="212" calcext:value-type="float">
            <text:p>212</text:p>
          </table:table-cell>
          <table:table-cell table:formula="of:=[.D303]+IF([.A303]=&quot;forward&quot;;[.B303])" office:value-type="float" office:value="568" calcext:value-type="float">
            <text:p>568</text:p>
          </table:table-cell>
          <table:table-cell table:formula="of:=[.E303]+IF([.A303]=&quot;forward&quot;;[.B303]*[.C303])" office:value-type="float" office:value="61053" calcext:value-type="float">
            <text:p>610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304]+IF([.A304]=&quot;down&quot;;[.B304])+IF([.A304]=&quot;up&quot;;-[.B304])" office:value-type="float" office:value="218" calcext:value-type="float">
            <text:p>218</text:p>
          </table:table-cell>
          <table:table-cell table:formula="of:=[.D304]+IF([.A304]=&quot;forward&quot;;[.B304])" office:value-type="float" office:value="568" calcext:value-type="float">
            <text:p>568</text:p>
          </table:table-cell>
          <table:table-cell table:formula="of:=[.E304]+IF([.A304]=&quot;forward&quot;;[.B304]*[.C304])" office:value-type="float" office:value="61053" calcext:value-type="float">
            <text:p>610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305]+IF([.A305]=&quot;down&quot;;[.B305])+IF([.A305]=&quot;up&quot;;-[.B305])" office:value-type="float" office:value="218" calcext:value-type="float">
            <text:p>218</text:p>
          </table:table-cell>
          <table:table-cell table:formula="of:=[.D305]+IF([.A305]=&quot;forward&quot;;[.B305])" office:value-type="float" office:value="576" calcext:value-type="float">
            <text:p>576</text:p>
          </table:table-cell>
          <table:table-cell table:formula="of:=[.E305]+IF([.A305]=&quot;forward&quot;;[.B305]*[.C305])" office:value-type="float" office:value="62797" calcext:value-type="float">
            <text:p>627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306]+IF([.A306]=&quot;down&quot;;[.B306])+IF([.A306]=&quot;up&quot;;-[.B306])" office:value-type="float" office:value="210" calcext:value-type="float">
            <text:p>210</text:p>
          </table:table-cell>
          <table:table-cell table:formula="of:=[.D306]+IF([.A306]=&quot;forward&quot;;[.B306])" office:value-type="float" office:value="576" calcext:value-type="float">
            <text:p>576</text:p>
          </table:table-cell>
          <table:table-cell table:formula="of:=[.E306]+IF([.A306]=&quot;forward&quot;;[.B306]*[.C306])" office:value-type="float" office:value="62797" calcext:value-type="float">
            <text:p>627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307]+IF([.A307]=&quot;down&quot;;[.B307])+IF([.A307]=&quot;up&quot;;-[.B307])" office:value-type="float" office:value="210" calcext:value-type="float">
            <text:p>210</text:p>
          </table:table-cell>
          <table:table-cell table:formula="of:=[.D307]+IF([.A307]=&quot;forward&quot;;[.B307])" office:value-type="float" office:value="580" calcext:value-type="float">
            <text:p>580</text:p>
          </table:table-cell>
          <table:table-cell table:formula="of:=[.E307]+IF([.A307]=&quot;forward&quot;;[.B307]*[.C307])" office:value-type="float" office:value="63637" calcext:value-type="float">
            <text:p>636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308]+IF([.A308]=&quot;down&quot;;[.B308])+IF([.A308]=&quot;up&quot;;-[.B308])" office:value-type="float" office:value="213" calcext:value-type="float">
            <text:p>213</text:p>
          </table:table-cell>
          <table:table-cell table:formula="of:=[.D308]+IF([.A308]=&quot;forward&quot;;[.B308])" office:value-type="float" office:value="580" calcext:value-type="float">
            <text:p>580</text:p>
          </table:table-cell>
          <table:table-cell table:formula="of:=[.E308]+IF([.A308]=&quot;forward&quot;;[.B308]*[.C308])" office:value-type="float" office:value="63637" calcext:value-type="float">
            <text:p>636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309]+IF([.A309]=&quot;down&quot;;[.B309])+IF([.A309]=&quot;up&quot;;-[.B309])" office:value-type="float" office:value="213" calcext:value-type="float">
            <text:p>213</text:p>
          </table:table-cell>
          <table:table-cell table:formula="of:=[.D309]+IF([.A309]=&quot;forward&quot;;[.B309])" office:value-type="float" office:value="583" calcext:value-type="float">
            <text:p>583</text:p>
          </table:table-cell>
          <table:table-cell table:formula="of:=[.E309]+IF([.A309]=&quot;forward&quot;;[.B309]*[.C309])" office:value-type="float" office:value="64276" calcext:value-type="float">
            <text:p>642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310]+IF([.A310]=&quot;down&quot;;[.B310])+IF([.A310]=&quot;up&quot;;-[.B310])" office:value-type="float" office:value="217" calcext:value-type="float">
            <text:p>217</text:p>
          </table:table-cell>
          <table:table-cell table:formula="of:=[.D310]+IF([.A310]=&quot;forward&quot;;[.B310])" office:value-type="float" office:value="583" calcext:value-type="float">
            <text:p>583</text:p>
          </table:table-cell>
          <table:table-cell table:formula="of:=[.E310]+IF([.A310]=&quot;forward&quot;;[.B310]*[.C310])" office:value-type="float" office:value="64276" calcext:value-type="float">
            <text:p>642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311]+IF([.A311]=&quot;down&quot;;[.B311])+IF([.A311]=&quot;up&quot;;-[.B311])" office:value-type="float" office:value="224" calcext:value-type="float">
            <text:p>224</text:p>
          </table:table-cell>
          <table:table-cell table:formula="of:=[.D311]+IF([.A311]=&quot;forward&quot;;[.B311])" office:value-type="float" office:value="583" calcext:value-type="float">
            <text:p>583</text:p>
          </table:table-cell>
          <table:table-cell table:formula="of:=[.E311]+IF([.A311]=&quot;forward&quot;;[.B311]*[.C311])" office:value-type="float" office:value="64276" calcext:value-type="float">
            <text:p>642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312]+IF([.A312]=&quot;down&quot;;[.B312])+IF([.A312]=&quot;up&quot;;-[.B312])" office:value-type="float" office:value="224" calcext:value-type="float">
            <text:p>224</text:p>
          </table:table-cell>
          <table:table-cell table:formula="of:=[.D312]+IF([.A312]=&quot;forward&quot;;[.B312])" office:value-type="float" office:value="592" calcext:value-type="float">
            <text:p>592</text:p>
          </table:table-cell>
          <table:table-cell table:formula="of:=[.E312]+IF([.A312]=&quot;forward&quot;;[.B312]*[.C312])" office:value-type="float" office:value="66292" calcext:value-type="float">
            <text:p>662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313]+IF([.A313]=&quot;down&quot;;[.B313])+IF([.A313]=&quot;up&quot;;-[.B313])" office:value-type="float" office:value="224" calcext:value-type="float">
            <text:p>224</text:p>
          </table:table-cell>
          <table:table-cell table:formula="of:=[.D313]+IF([.A313]=&quot;forward&quot;;[.B313])" office:value-type="float" office:value="594" calcext:value-type="float">
            <text:p>594</text:p>
          </table:table-cell>
          <table:table-cell table:formula="of:=[.E313]+IF([.A313]=&quot;forward&quot;;[.B313]*[.C313])" office:value-type="float" office:value="66740" calcext:value-type="float">
            <text:p>667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314]+IF([.A314]=&quot;down&quot;;[.B314])+IF([.A314]=&quot;up&quot;;-[.B314])" office:value-type="float" office:value="222" calcext:value-type="float">
            <text:p>222</text:p>
          </table:table-cell>
          <table:table-cell table:formula="of:=[.D314]+IF([.A314]=&quot;forward&quot;;[.B314])" office:value-type="float" office:value="594" calcext:value-type="float">
            <text:p>594</text:p>
          </table:table-cell>
          <table:table-cell table:formula="of:=[.E314]+IF([.A314]=&quot;forward&quot;;[.B314]*[.C314])" office:value-type="float" office:value="66740" calcext:value-type="float">
            <text:p>667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315]+IF([.A315]=&quot;down&quot;;[.B315])+IF([.A315]=&quot;up&quot;;-[.B315])" office:value-type="float" office:value="222" calcext:value-type="float">
            <text:p>222</text:p>
          </table:table-cell>
          <table:table-cell table:formula="of:=[.D315]+IF([.A315]=&quot;forward&quot;;[.B315])" office:value-type="float" office:value="602" calcext:value-type="float">
            <text:p>602</text:p>
          </table:table-cell>
          <table:table-cell table:formula="of:=[.E315]+IF([.A315]=&quot;forward&quot;;[.B315]*[.C315])" office:value-type="float" office:value="68516" calcext:value-type="float">
            <text:p>685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316]+IF([.A316]=&quot;down&quot;;[.B316])+IF([.A316]=&quot;up&quot;;-[.B316])" office:value-type="float" office:value="228" calcext:value-type="float">
            <text:p>228</text:p>
          </table:table-cell>
          <table:table-cell table:formula="of:=[.D316]+IF([.A316]=&quot;forward&quot;;[.B316])" office:value-type="float" office:value="602" calcext:value-type="float">
            <text:p>602</text:p>
          </table:table-cell>
          <table:table-cell table:formula="of:=[.E316]+IF([.A316]=&quot;forward&quot;;[.B316]*[.C316])" office:value-type="float" office:value="68516" calcext:value-type="float">
            <text:p>685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317]+IF([.A317]=&quot;down&quot;;[.B317])+IF([.A317]=&quot;up&quot;;-[.B317])" office:value-type="float" office:value="228" calcext:value-type="float">
            <text:p>228</text:p>
          </table:table-cell>
          <table:table-cell table:formula="of:=[.D317]+IF([.A317]=&quot;forward&quot;;[.B317])" office:value-type="float" office:value="608" calcext:value-type="float">
            <text:p>608</text:p>
          </table:table-cell>
          <table:table-cell table:formula="of:=[.E317]+IF([.A317]=&quot;forward&quot;;[.B317]*[.C317])" office:value-type="float" office:value="69884" calcext:value-type="float">
            <text:p>698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318]+IF([.A318]=&quot;down&quot;;[.B318])+IF([.A318]=&quot;up&quot;;-[.B318])" office:value-type="float" office:value="237" calcext:value-type="float">
            <text:p>237</text:p>
          </table:table-cell>
          <table:table-cell table:formula="of:=[.D318]+IF([.A318]=&quot;forward&quot;;[.B318])" office:value-type="float" office:value="608" calcext:value-type="float">
            <text:p>608</text:p>
          </table:table-cell>
          <table:table-cell table:formula="of:=[.E318]+IF([.A318]=&quot;forward&quot;;[.B318]*[.C318])" office:value-type="float" office:value="69884" calcext:value-type="float">
            <text:p>698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319]+IF([.A319]=&quot;down&quot;;[.B319])+IF([.A319]=&quot;up&quot;;-[.B319])" office:value-type="float" office:value="246" calcext:value-type="float">
            <text:p>246</text:p>
          </table:table-cell>
          <table:table-cell table:formula="of:=[.D319]+IF([.A319]=&quot;forward&quot;;[.B319])" office:value-type="float" office:value="608" calcext:value-type="float">
            <text:p>608</text:p>
          </table:table-cell>
          <table:table-cell table:formula="of:=[.E319]+IF([.A319]=&quot;forward&quot;;[.B319]*[.C319])" office:value-type="float" office:value="69884" calcext:value-type="float">
            <text:p>698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320]+IF([.A320]=&quot;down&quot;;[.B320])+IF([.A320]=&quot;up&quot;;-[.B320])" office:value-type="float" office:value="246" calcext:value-type="float">
            <text:p>246</text:p>
          </table:table-cell>
          <table:table-cell table:formula="of:=[.D320]+IF([.A320]=&quot;forward&quot;;[.B320])" office:value-type="float" office:value="616" calcext:value-type="float">
            <text:p>616</text:p>
          </table:table-cell>
          <table:table-cell table:formula="of:=[.E320]+IF([.A320]=&quot;forward&quot;;[.B320]*[.C320])" office:value-type="float" office:value="71852" calcext:value-type="float">
            <text:p>718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321]+IF([.A321]=&quot;down&quot;;[.B321])+IF([.A321]=&quot;up&quot;;-[.B321])" office:value-type="float" office:value="247" calcext:value-type="float">
            <text:p>247</text:p>
          </table:table-cell>
          <table:table-cell table:formula="of:=[.D321]+IF([.A321]=&quot;forward&quot;;[.B321])" office:value-type="float" office:value="616" calcext:value-type="float">
            <text:p>616</text:p>
          </table:table-cell>
          <table:table-cell table:formula="of:=[.E321]+IF([.A321]=&quot;forward&quot;;[.B321]*[.C321])" office:value-type="float" office:value="71852" calcext:value-type="float">
            <text:p>718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322]+IF([.A322]=&quot;down&quot;;[.B322])+IF([.A322]=&quot;up&quot;;-[.B322])" office:value-type="float" office:value="247" calcext:value-type="float">
            <text:p>247</text:p>
          </table:table-cell>
          <table:table-cell table:formula="of:=[.D322]+IF([.A322]=&quot;forward&quot;;[.B322])" office:value-type="float" office:value="625" calcext:value-type="float">
            <text:p>625</text:p>
          </table:table-cell>
          <table:table-cell table:formula="of:=[.E322]+IF([.A322]=&quot;forward&quot;;[.B322]*[.C322])" office:value-type="float" office:value="74075" calcext:value-type="float">
            <text:p>740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323]+IF([.A323]=&quot;down&quot;;[.B323])+IF([.A323]=&quot;up&quot;;-[.B323])" office:value-type="float" office:value="248" calcext:value-type="float">
            <text:p>248</text:p>
          </table:table-cell>
          <table:table-cell table:formula="of:=[.D323]+IF([.A323]=&quot;forward&quot;;[.B323])" office:value-type="float" office:value="625" calcext:value-type="float">
            <text:p>625</text:p>
          </table:table-cell>
          <table:table-cell table:formula="of:=[.E323]+IF([.A323]=&quot;forward&quot;;[.B323]*[.C323])" office:value-type="float" office:value="74075" calcext:value-type="float">
            <text:p>740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324]+IF([.A324]=&quot;down&quot;;[.B324])+IF([.A324]=&quot;up&quot;;-[.B324])" office:value-type="float" office:value="254" calcext:value-type="float">
            <text:p>254</text:p>
          </table:table-cell>
          <table:table-cell table:formula="of:=[.D324]+IF([.A324]=&quot;forward&quot;;[.B324])" office:value-type="float" office:value="625" calcext:value-type="float">
            <text:p>625</text:p>
          </table:table-cell>
          <table:table-cell table:formula="of:=[.E324]+IF([.A324]=&quot;forward&quot;;[.B324]*[.C324])" office:value-type="float" office:value="74075" calcext:value-type="float">
            <text:p>740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325]+IF([.A325]=&quot;down&quot;;[.B325])+IF([.A325]=&quot;up&quot;;-[.B325])" office:value-type="float" office:value="262" calcext:value-type="float">
            <text:p>262</text:p>
          </table:table-cell>
          <table:table-cell table:formula="of:=[.D325]+IF([.A325]=&quot;forward&quot;;[.B325])" office:value-type="float" office:value="625" calcext:value-type="float">
            <text:p>625</text:p>
          </table:table-cell>
          <table:table-cell table:formula="of:=[.E325]+IF([.A325]=&quot;forward&quot;;[.B325]*[.C325])" office:value-type="float" office:value="74075" calcext:value-type="float">
            <text:p>740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326]+IF([.A326]=&quot;down&quot;;[.B326])+IF([.A326]=&quot;up&quot;;-[.B326])" office:value-type="float" office:value="267" calcext:value-type="float">
            <text:p>267</text:p>
          </table:table-cell>
          <table:table-cell table:formula="of:=[.D326]+IF([.A326]=&quot;forward&quot;;[.B326])" office:value-type="float" office:value="625" calcext:value-type="float">
            <text:p>625</text:p>
          </table:table-cell>
          <table:table-cell table:formula="of:=[.E326]+IF([.A326]=&quot;forward&quot;;[.B326]*[.C326])" office:value-type="float" office:value="74075" calcext:value-type="float">
            <text:p>740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327]+IF([.A327]=&quot;down&quot;;[.B327])+IF([.A327]=&quot;up&quot;;-[.B327])" office:value-type="float" office:value="272" calcext:value-type="float">
            <text:p>272</text:p>
          </table:table-cell>
          <table:table-cell table:formula="of:=[.D327]+IF([.A327]=&quot;forward&quot;;[.B327])" office:value-type="float" office:value="625" calcext:value-type="float">
            <text:p>625</text:p>
          </table:table-cell>
          <table:table-cell table:formula="of:=[.E327]+IF([.A327]=&quot;forward&quot;;[.B327]*[.C327])" office:value-type="float" office:value="74075" calcext:value-type="float">
            <text:p>740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328]+IF([.A328]=&quot;down&quot;;[.B328])+IF([.A328]=&quot;up&quot;;-[.B328])" office:value-type="float" office:value="272" calcext:value-type="float">
            <text:p>272</text:p>
          </table:table-cell>
          <table:table-cell table:formula="of:=[.D328]+IF([.A328]=&quot;forward&quot;;[.B328])" office:value-type="float" office:value="628" calcext:value-type="float">
            <text:p>628</text:p>
          </table:table-cell>
          <table:table-cell table:formula="of:=[.E328]+IF([.A328]=&quot;forward&quot;;[.B328]*[.C328])" office:value-type="float" office:value="74891" calcext:value-type="float">
            <text:p>748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329]+IF([.A329]=&quot;down&quot;;[.B329])+IF([.A329]=&quot;up&quot;;-[.B329])" office:value-type="float" office:value="272" calcext:value-type="float">
            <text:p>272</text:p>
          </table:table-cell>
          <table:table-cell table:formula="of:=[.D329]+IF([.A329]=&quot;forward&quot;;[.B329])" office:value-type="float" office:value="631" calcext:value-type="float">
            <text:p>631</text:p>
          </table:table-cell>
          <table:table-cell table:formula="of:=[.E329]+IF([.A329]=&quot;forward&quot;;[.B329]*[.C329])" office:value-type="float" office:value="75707" calcext:value-type="float">
            <text:p>757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330]+IF([.A330]=&quot;down&quot;;[.B330])+IF([.A330]=&quot;up&quot;;-[.B330])" office:value-type="float" office:value="274" calcext:value-type="float">
            <text:p>274</text:p>
          </table:table-cell>
          <table:table-cell table:formula="of:=[.D330]+IF([.A330]=&quot;forward&quot;;[.B330])" office:value-type="float" office:value="631" calcext:value-type="float">
            <text:p>631</text:p>
          </table:table-cell>
          <table:table-cell table:formula="of:=[.E330]+IF([.A330]=&quot;forward&quot;;[.B330]*[.C330])" office:value-type="float" office:value="75707" calcext:value-type="float">
            <text:p>757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331]+IF([.A331]=&quot;down&quot;;[.B331])+IF([.A331]=&quot;up&quot;;-[.B331])" office:value-type="float" office:value="279" calcext:value-type="float">
            <text:p>279</text:p>
          </table:table-cell>
          <table:table-cell table:formula="of:=[.D331]+IF([.A331]=&quot;forward&quot;;[.B331])" office:value-type="float" office:value="631" calcext:value-type="float">
            <text:p>631</text:p>
          </table:table-cell>
          <table:table-cell table:formula="of:=[.E331]+IF([.A331]=&quot;forward&quot;;[.B331]*[.C331])" office:value-type="float" office:value="75707" calcext:value-type="float">
            <text:p>757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332]+IF([.A332]=&quot;down&quot;;[.B332])+IF([.A332]=&quot;up&quot;;-[.B332])" office:value-type="float" office:value="279" calcext:value-type="float">
            <text:p>279</text:p>
          </table:table-cell>
          <table:table-cell table:formula="of:=[.D332]+IF([.A332]=&quot;forward&quot;;[.B332])" office:value-type="float" office:value="640" calcext:value-type="float">
            <text:p>640</text:p>
          </table:table-cell>
          <table:table-cell table:formula="of:=[.E332]+IF([.A332]=&quot;forward&quot;;[.B332]*[.C332])" office:value-type="float" office:value="78218" calcext:value-type="float">
            <text:p>78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333]+IF([.A333]=&quot;down&quot;;[.B333])+IF([.A333]=&quot;up&quot;;-[.B333])" office:value-type="float" office:value="281" calcext:value-type="float">
            <text:p>281</text:p>
          </table:table-cell>
          <table:table-cell table:formula="of:=[.D333]+IF([.A333]=&quot;forward&quot;;[.B333])" office:value-type="float" office:value="640" calcext:value-type="float">
            <text:p>640</text:p>
          </table:table-cell>
          <table:table-cell table:formula="of:=[.E333]+IF([.A333]=&quot;forward&quot;;[.B333]*[.C333])" office:value-type="float" office:value="78218" calcext:value-type="float">
            <text:p>78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334]+IF([.A334]=&quot;down&quot;;[.B334])+IF([.A334]=&quot;up&quot;;-[.B334])" office:value-type="float" office:value="289" calcext:value-type="float">
            <text:p>289</text:p>
          </table:table-cell>
          <table:table-cell table:formula="of:=[.D334]+IF([.A334]=&quot;forward&quot;;[.B334])" office:value-type="float" office:value="640" calcext:value-type="float">
            <text:p>640</text:p>
          </table:table-cell>
          <table:table-cell table:formula="of:=[.E334]+IF([.A334]=&quot;forward&quot;;[.B334]*[.C334])" office:value-type="float" office:value="78218" calcext:value-type="float">
            <text:p>78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335]+IF([.A335]=&quot;down&quot;;[.B335])+IF([.A335]=&quot;up&quot;;-[.B335])" office:value-type="float" office:value="292" calcext:value-type="float">
            <text:p>292</text:p>
          </table:table-cell>
          <table:table-cell table:formula="of:=[.D335]+IF([.A335]=&quot;forward&quot;;[.B335])" office:value-type="float" office:value="640" calcext:value-type="float">
            <text:p>640</text:p>
          </table:table-cell>
          <table:table-cell table:formula="of:=[.E335]+IF([.A335]=&quot;forward&quot;;[.B335]*[.C335])" office:value-type="float" office:value="78218" calcext:value-type="float">
            <text:p>78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336]+IF([.A336]=&quot;down&quot;;[.B336])+IF([.A336]=&quot;up&quot;;-[.B336])" office:value-type="float" office:value="292" calcext:value-type="float">
            <text:p>292</text:p>
          </table:table-cell>
          <table:table-cell table:formula="of:=[.D336]+IF([.A336]=&quot;forward&quot;;[.B336])" office:value-type="float" office:value="649" calcext:value-type="float">
            <text:p>649</text:p>
          </table:table-cell>
          <table:table-cell table:formula="of:=[.E336]+IF([.A336]=&quot;forward&quot;;[.B336]*[.C336])" office:value-type="float" office:value="80846" calcext:value-type="float">
            <text:p>808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337]+IF([.A337]=&quot;down&quot;;[.B337])+IF([.A337]=&quot;up&quot;;-[.B337])" office:value-type="float" office:value="290" calcext:value-type="float">
            <text:p>290</text:p>
          </table:table-cell>
          <table:table-cell table:formula="of:=[.D337]+IF([.A337]=&quot;forward&quot;;[.B337])" office:value-type="float" office:value="649" calcext:value-type="float">
            <text:p>649</text:p>
          </table:table-cell>
          <table:table-cell table:formula="of:=[.E337]+IF([.A337]=&quot;forward&quot;;[.B337]*[.C337])" office:value-type="float" office:value="80846" calcext:value-type="float">
            <text:p>808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338]+IF([.A338]=&quot;down&quot;;[.B338])+IF([.A338]=&quot;up&quot;;-[.B338])" office:value-type="float" office:value="294" calcext:value-type="float">
            <text:p>294</text:p>
          </table:table-cell>
          <table:table-cell table:formula="of:=[.D338]+IF([.A338]=&quot;forward&quot;;[.B338])" office:value-type="float" office:value="649" calcext:value-type="float">
            <text:p>649</text:p>
          </table:table-cell>
          <table:table-cell table:formula="of:=[.E338]+IF([.A338]=&quot;forward&quot;;[.B338]*[.C338])" office:value-type="float" office:value="80846" calcext:value-type="float">
            <text:p>808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339]+IF([.A339]=&quot;down&quot;;[.B339])+IF([.A339]=&quot;up&quot;;-[.B339])" office:value-type="float" office:value="303" calcext:value-type="float">
            <text:p>303</text:p>
          </table:table-cell>
          <table:table-cell table:formula="of:=[.D339]+IF([.A339]=&quot;forward&quot;;[.B339])" office:value-type="float" office:value="649" calcext:value-type="float">
            <text:p>649</text:p>
          </table:table-cell>
          <table:table-cell table:formula="of:=[.E339]+IF([.A339]=&quot;forward&quot;;[.B339]*[.C339])" office:value-type="float" office:value="80846" calcext:value-type="float">
            <text:p>808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340]+IF([.A340]=&quot;down&quot;;[.B340])+IF([.A340]=&quot;up&quot;;-[.B340])" office:value-type="float" office:value="303" calcext:value-type="float">
            <text:p>303</text:p>
          </table:table-cell>
          <table:table-cell table:formula="of:=[.D340]+IF([.A340]=&quot;forward&quot;;[.B340])" office:value-type="float" office:value="658" calcext:value-type="float">
            <text:p>658</text:p>
          </table:table-cell>
          <table:table-cell table:formula="of:=[.E340]+IF([.A340]=&quot;forward&quot;;[.B340]*[.C340])" office:value-type="float" office:value="83573" calcext:value-type="float">
            <text:p>835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341]+IF([.A341]=&quot;down&quot;;[.B341])+IF([.A341]=&quot;up&quot;;-[.B341])" office:value-type="float" office:value="303" calcext:value-type="float">
            <text:p>303</text:p>
          </table:table-cell>
          <table:table-cell table:formula="of:=[.D341]+IF([.A341]=&quot;forward&quot;;[.B341])" office:value-type="float" office:value="659" calcext:value-type="float">
            <text:p>659</text:p>
          </table:table-cell>
          <table:table-cell table:formula="of:=[.E341]+IF([.A341]=&quot;forward&quot;;[.B341]*[.C341])" office:value-type="float" office:value="83876" calcext:value-type="float">
            <text:p>838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342]+IF([.A342]=&quot;down&quot;;[.B342])+IF([.A342]=&quot;up&quot;;-[.B342])" office:value-type="float" office:value="303" calcext:value-type="float">
            <text:p>303</text:p>
          </table:table-cell>
          <table:table-cell table:formula="of:=[.D342]+IF([.A342]=&quot;forward&quot;;[.B342])" office:value-type="float" office:value="664" calcext:value-type="float">
            <text:p>664</text:p>
          </table:table-cell>
          <table:table-cell table:formula="of:=[.E342]+IF([.A342]=&quot;forward&quot;;[.B342]*[.C342])" office:value-type="float" office:value="85391" calcext:value-type="float">
            <text:p>853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343]+IF([.A343]=&quot;down&quot;;[.B343])+IF([.A343]=&quot;up&quot;;-[.B343])" office:value-type="float" office:value="294" calcext:value-type="float">
            <text:p>294</text:p>
          </table:table-cell>
          <table:table-cell table:formula="of:=[.D343]+IF([.A343]=&quot;forward&quot;;[.B343])" office:value-type="float" office:value="664" calcext:value-type="float">
            <text:p>664</text:p>
          </table:table-cell>
          <table:table-cell table:formula="of:=[.E343]+IF([.A343]=&quot;forward&quot;;[.B343]*[.C343])" office:value-type="float" office:value="85391" calcext:value-type="float">
            <text:p>853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344]+IF([.A344]=&quot;down&quot;;[.B344])+IF([.A344]=&quot;up&quot;;-[.B344])" office:value-type="float" office:value="295" calcext:value-type="float">
            <text:p>295</text:p>
          </table:table-cell>
          <table:table-cell table:formula="of:=[.D344]+IF([.A344]=&quot;forward&quot;;[.B344])" office:value-type="float" office:value="664" calcext:value-type="float">
            <text:p>664</text:p>
          </table:table-cell>
          <table:table-cell table:formula="of:=[.E344]+IF([.A344]=&quot;forward&quot;;[.B344]*[.C344])" office:value-type="float" office:value="85391" calcext:value-type="float">
            <text:p>853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345]+IF([.A345]=&quot;down&quot;;[.B345])+IF([.A345]=&quot;up&quot;;-[.B345])" office:value-type="float" office:value="301" calcext:value-type="float">
            <text:p>301</text:p>
          </table:table-cell>
          <table:table-cell table:formula="of:=[.D345]+IF([.A345]=&quot;forward&quot;;[.B345])" office:value-type="float" office:value="664" calcext:value-type="float">
            <text:p>664</text:p>
          </table:table-cell>
          <table:table-cell table:formula="of:=[.E345]+IF([.A345]=&quot;forward&quot;;[.B345]*[.C345])" office:value-type="float" office:value="85391" calcext:value-type="float">
            <text:p>853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346]+IF([.A346]=&quot;down&quot;;[.B346])+IF([.A346]=&quot;up&quot;;-[.B346])" office:value-type="float" office:value="301" calcext:value-type="float">
            <text:p>301</text:p>
          </table:table-cell>
          <table:table-cell table:formula="of:=[.D346]+IF([.A346]=&quot;forward&quot;;[.B346])" office:value-type="float" office:value="670" calcext:value-type="float">
            <text:p>670</text:p>
          </table:table-cell>
          <table:table-cell table:formula="of:=[.E346]+IF([.A346]=&quot;forward&quot;;[.B346]*[.C346])" office:value-type="float" office:value="87197" calcext:value-type="float">
            <text:p>871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347]+IF([.A347]=&quot;down&quot;;[.B347])+IF([.A347]=&quot;up&quot;;-[.B347])" office:value-type="float" office:value="301" calcext:value-type="float">
            <text:p>301</text:p>
          </table:table-cell>
          <table:table-cell table:formula="of:=[.D347]+IF([.A347]=&quot;forward&quot;;[.B347])" office:value-type="float" office:value="675" calcext:value-type="float">
            <text:p>675</text:p>
          </table:table-cell>
          <table:table-cell table:formula="of:=[.E347]+IF([.A347]=&quot;forward&quot;;[.B347]*[.C347])" office:value-type="float" office:value="88702" calcext:value-type="float">
            <text:p>887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348]+IF([.A348]=&quot;down&quot;;[.B348])+IF([.A348]=&quot;up&quot;;-[.B348])" office:value-type="float" office:value="301" calcext:value-type="float">
            <text:p>301</text:p>
          </table:table-cell>
          <table:table-cell table:formula="of:=[.D348]+IF([.A348]=&quot;forward&quot;;[.B348])" office:value-type="float" office:value="683" calcext:value-type="float">
            <text:p>683</text:p>
          </table:table-cell>
          <table:table-cell table:formula="of:=[.E348]+IF([.A348]=&quot;forward&quot;;[.B348]*[.C348])" office:value-type="float" office:value="91110" calcext:value-type="float">
            <text:p>911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349]+IF([.A349]=&quot;down&quot;;[.B349])+IF([.A349]=&quot;up&quot;;-[.B349])" office:value-type="float" office:value="303" calcext:value-type="float">
            <text:p>303</text:p>
          </table:table-cell>
          <table:table-cell table:formula="of:=[.D349]+IF([.A349]=&quot;forward&quot;;[.B349])" office:value-type="float" office:value="683" calcext:value-type="float">
            <text:p>683</text:p>
          </table:table-cell>
          <table:table-cell table:formula="of:=[.E349]+IF([.A349]=&quot;forward&quot;;[.B349]*[.C349])" office:value-type="float" office:value="91110" calcext:value-type="float">
            <text:p>911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350]+IF([.A350]=&quot;down&quot;;[.B350])+IF([.A350]=&quot;up&quot;;-[.B350])" office:value-type="float" office:value="303" calcext:value-type="float">
            <text:p>303</text:p>
          </table:table-cell>
          <table:table-cell table:formula="of:=[.D350]+IF([.A350]=&quot;forward&quot;;[.B350])" office:value-type="float" office:value="691" calcext:value-type="float">
            <text:p>691</text:p>
          </table:table-cell>
          <table:table-cell table:formula="of:=[.E350]+IF([.A350]=&quot;forward&quot;;[.B350]*[.C350])" office:value-type="float" office:value="93534" calcext:value-type="float">
            <text:p>935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351]+IF([.A351]=&quot;down&quot;;[.B351])+IF([.A351]=&quot;up&quot;;-[.B351])" office:value-type="float" office:value="307" calcext:value-type="float">
            <text:p>307</text:p>
          </table:table-cell>
          <table:table-cell table:formula="of:=[.D351]+IF([.A351]=&quot;forward&quot;;[.B351])" office:value-type="float" office:value="691" calcext:value-type="float">
            <text:p>691</text:p>
          </table:table-cell>
          <table:table-cell table:formula="of:=[.E351]+IF([.A351]=&quot;forward&quot;;[.B351]*[.C351])" office:value-type="float" office:value="93534" calcext:value-type="float">
            <text:p>935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352]+IF([.A352]=&quot;down&quot;;[.B352])+IF([.A352]=&quot;up&quot;;-[.B352])" office:value-type="float" office:value="309" calcext:value-type="float">
            <text:p>309</text:p>
          </table:table-cell>
          <table:table-cell table:formula="of:=[.D352]+IF([.A352]=&quot;forward&quot;;[.B352])" office:value-type="float" office:value="691" calcext:value-type="float">
            <text:p>691</text:p>
          </table:table-cell>
          <table:table-cell table:formula="of:=[.E352]+IF([.A352]=&quot;forward&quot;;[.B352]*[.C352])" office:value-type="float" office:value="93534" calcext:value-type="float">
            <text:p>935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353]+IF([.A353]=&quot;down&quot;;[.B353])+IF([.A353]=&quot;up&quot;;-[.B353])" office:value-type="float" office:value="315" calcext:value-type="float">
            <text:p>315</text:p>
          </table:table-cell>
          <table:table-cell table:formula="of:=[.D353]+IF([.A353]=&quot;forward&quot;;[.B353])" office:value-type="float" office:value="691" calcext:value-type="float">
            <text:p>691</text:p>
          </table:table-cell>
          <table:table-cell table:formula="of:=[.E353]+IF([.A353]=&quot;forward&quot;;[.B353]*[.C353])" office:value-type="float" office:value="93534" calcext:value-type="float">
            <text:p>935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354]+IF([.A354]=&quot;down&quot;;[.B354])+IF([.A354]=&quot;up&quot;;-[.B354])" office:value-type="float" office:value="321" calcext:value-type="float">
            <text:p>321</text:p>
          </table:table-cell>
          <table:table-cell table:formula="of:=[.D354]+IF([.A354]=&quot;forward&quot;;[.B354])" office:value-type="float" office:value="691" calcext:value-type="float">
            <text:p>691</text:p>
          </table:table-cell>
          <table:table-cell table:formula="of:=[.E354]+IF([.A354]=&quot;forward&quot;;[.B354]*[.C354])" office:value-type="float" office:value="93534" calcext:value-type="float">
            <text:p>935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355]+IF([.A355]=&quot;down&quot;;[.B355])+IF([.A355]=&quot;up&quot;;-[.B355])" office:value-type="float" office:value="318" calcext:value-type="float">
            <text:p>318</text:p>
          </table:table-cell>
          <table:table-cell table:formula="of:=[.D355]+IF([.A355]=&quot;forward&quot;;[.B355])" office:value-type="float" office:value="691" calcext:value-type="float">
            <text:p>691</text:p>
          </table:table-cell>
          <table:table-cell table:formula="of:=[.E355]+IF([.A355]=&quot;forward&quot;;[.B355]*[.C355])" office:value-type="float" office:value="93534" calcext:value-type="float">
            <text:p>935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356]+IF([.A356]=&quot;down&quot;;[.B356])+IF([.A356]=&quot;up&quot;;-[.B356])" office:value-type="float" office:value="310" calcext:value-type="float">
            <text:p>310</text:p>
          </table:table-cell>
          <table:table-cell table:formula="of:=[.D356]+IF([.A356]=&quot;forward&quot;;[.B356])" office:value-type="float" office:value="691" calcext:value-type="float">
            <text:p>691</text:p>
          </table:table-cell>
          <table:table-cell table:formula="of:=[.E356]+IF([.A356]=&quot;forward&quot;;[.B356]*[.C356])" office:value-type="float" office:value="93534" calcext:value-type="float">
            <text:p>935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357]+IF([.A357]=&quot;down&quot;;[.B357])+IF([.A357]=&quot;up&quot;;-[.B357])" office:value-type="float" office:value="310" calcext:value-type="float">
            <text:p>310</text:p>
          </table:table-cell>
          <table:table-cell table:formula="of:=[.D357]+IF([.A357]=&quot;forward&quot;;[.B357])" office:value-type="float" office:value="692" calcext:value-type="float">
            <text:p>692</text:p>
          </table:table-cell>
          <table:table-cell table:formula="of:=[.E357]+IF([.A357]=&quot;forward&quot;;[.B357]*[.C357])" office:value-type="float" office:value="93844" calcext:value-type="float">
            <text:p>938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358]+IF([.A358]=&quot;down&quot;;[.B358])+IF([.A358]=&quot;up&quot;;-[.B358])" office:value-type="float" office:value="311" calcext:value-type="float">
            <text:p>311</text:p>
          </table:table-cell>
          <table:table-cell table:formula="of:=[.D358]+IF([.A358]=&quot;forward&quot;;[.B358])" office:value-type="float" office:value="692" calcext:value-type="float">
            <text:p>692</text:p>
          </table:table-cell>
          <table:table-cell table:formula="of:=[.E358]+IF([.A358]=&quot;forward&quot;;[.B358]*[.C358])" office:value-type="float" office:value="93844" calcext:value-type="float">
            <text:p>938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359]+IF([.A359]=&quot;down&quot;;[.B359])+IF([.A359]=&quot;up&quot;;-[.B359])" office:value-type="float" office:value="303" calcext:value-type="float">
            <text:p>303</text:p>
          </table:table-cell>
          <table:table-cell table:formula="of:=[.D359]+IF([.A359]=&quot;forward&quot;;[.B359])" office:value-type="float" office:value="692" calcext:value-type="float">
            <text:p>692</text:p>
          </table:table-cell>
          <table:table-cell table:formula="of:=[.E359]+IF([.A359]=&quot;forward&quot;;[.B359]*[.C359])" office:value-type="float" office:value="93844" calcext:value-type="float">
            <text:p>938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360]+IF([.A360]=&quot;down&quot;;[.B360])+IF([.A360]=&quot;up&quot;;-[.B360])" office:value-type="float" office:value="306" calcext:value-type="float">
            <text:p>306</text:p>
          </table:table-cell>
          <table:table-cell table:formula="of:=[.D360]+IF([.A360]=&quot;forward&quot;;[.B360])" office:value-type="float" office:value="692" calcext:value-type="float">
            <text:p>692</text:p>
          </table:table-cell>
          <table:table-cell table:formula="of:=[.E360]+IF([.A360]=&quot;forward&quot;;[.B360]*[.C360])" office:value-type="float" office:value="93844" calcext:value-type="float">
            <text:p>938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361]+IF([.A361]=&quot;down&quot;;[.B361])+IF([.A361]=&quot;up&quot;;-[.B361])" office:value-type="float" office:value="310" calcext:value-type="float">
            <text:p>310</text:p>
          </table:table-cell>
          <table:table-cell table:formula="of:=[.D361]+IF([.A361]=&quot;forward&quot;;[.B361])" office:value-type="float" office:value="692" calcext:value-type="float">
            <text:p>692</text:p>
          </table:table-cell>
          <table:table-cell table:formula="of:=[.E361]+IF([.A361]=&quot;forward&quot;;[.B361]*[.C361])" office:value-type="float" office:value="93844" calcext:value-type="float">
            <text:p>938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[.C362]+IF([.A362]=&quot;down&quot;;[.B362])+IF([.A362]=&quot;up&quot;;-[.B362])" office:value-type="float" office:value="301" calcext:value-type="float">
            <text:p>301</text:p>
          </table:table-cell>
          <table:table-cell table:formula="of:=[.D362]+IF([.A362]=&quot;forward&quot;;[.B362])" office:value-type="float" office:value="692" calcext:value-type="float">
            <text:p>692</text:p>
          </table:table-cell>
          <table:table-cell table:formula="of:=[.E362]+IF([.A362]=&quot;forward&quot;;[.B362]*[.C362])" office:value-type="float" office:value="93844" calcext:value-type="float">
            <text:p>938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363]+IF([.A363]=&quot;down&quot;;[.B363])+IF([.A363]=&quot;up&quot;;-[.B363])" office:value-type="float" office:value="300" calcext:value-type="float">
            <text:p>300</text:p>
          </table:table-cell>
          <table:table-cell table:formula="of:=[.D363]+IF([.A363]=&quot;forward&quot;;[.B363])" office:value-type="float" office:value="692" calcext:value-type="float">
            <text:p>692</text:p>
          </table:table-cell>
          <table:table-cell table:formula="of:=[.E363]+IF([.A363]=&quot;forward&quot;;[.B363]*[.C363])" office:value-type="float" office:value="93844" calcext:value-type="float">
            <text:p>938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364]+IF([.A364]=&quot;down&quot;;[.B364])+IF([.A364]=&quot;up&quot;;-[.B364])" office:value-type="float" office:value="307" calcext:value-type="float">
            <text:p>307</text:p>
          </table:table-cell>
          <table:table-cell table:formula="of:=[.D364]+IF([.A364]=&quot;forward&quot;;[.B364])" office:value-type="float" office:value="692" calcext:value-type="float">
            <text:p>692</text:p>
          </table:table-cell>
          <table:table-cell table:formula="of:=[.E364]+IF([.A364]=&quot;forward&quot;;[.B364]*[.C364])" office:value-type="float" office:value="93844" calcext:value-type="float">
            <text:p>938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[.C365]+IF([.A365]=&quot;down&quot;;[.B365])+IF([.A365]=&quot;up&quot;;-[.B365])" office:value-type="float" office:value="314" calcext:value-type="float">
            <text:p>314</text:p>
          </table:table-cell>
          <table:table-cell table:formula="of:=[.D365]+IF([.A365]=&quot;forward&quot;;[.B365])" office:value-type="float" office:value="692" calcext:value-type="float">
            <text:p>692</text:p>
          </table:table-cell>
          <table:table-cell table:formula="of:=[.E365]+IF([.A365]=&quot;forward&quot;;[.B365]*[.C365])" office:value-type="float" office:value="93844" calcext:value-type="float">
            <text:p>938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366]+IF([.A366]=&quot;down&quot;;[.B366])+IF([.A366]=&quot;up&quot;;-[.B366])" office:value-type="float" office:value="313" calcext:value-type="float">
            <text:p>313</text:p>
          </table:table-cell>
          <table:table-cell table:formula="of:=[.D366]+IF([.A366]=&quot;forward&quot;;[.B366])" office:value-type="float" office:value="692" calcext:value-type="float">
            <text:p>692</text:p>
          </table:table-cell>
          <table:table-cell table:formula="of:=[.E366]+IF([.A366]=&quot;forward&quot;;[.B366]*[.C366])" office:value-type="float" office:value="93844" calcext:value-type="float">
            <text:p>938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367]+IF([.A367]=&quot;down&quot;;[.B367])+IF([.A367]=&quot;up&quot;;-[.B367])" office:value-type="float" office:value="311" calcext:value-type="float">
            <text:p>311</text:p>
          </table:table-cell>
          <table:table-cell table:formula="of:=[.D367]+IF([.A367]=&quot;forward&quot;;[.B367])" office:value-type="float" office:value="692" calcext:value-type="float">
            <text:p>692</text:p>
          </table:table-cell>
          <table:table-cell table:formula="of:=[.E367]+IF([.A367]=&quot;forward&quot;;[.B367]*[.C367])" office:value-type="float" office:value="93844" calcext:value-type="float">
            <text:p>938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368]+IF([.A368]=&quot;down&quot;;[.B368])+IF([.A368]=&quot;up&quot;;-[.B368])" office:value-type="float" office:value="311" calcext:value-type="float">
            <text:p>311</text:p>
          </table:table-cell>
          <table:table-cell table:formula="of:=[.D368]+IF([.A368]=&quot;forward&quot;;[.B368])" office:value-type="float" office:value="697" calcext:value-type="float">
            <text:p>697</text:p>
          </table:table-cell>
          <table:table-cell table:formula="of:=[.E368]+IF([.A368]=&quot;forward&quot;;[.B368]*[.C368])" office:value-type="float" office:value="95399" calcext:value-type="float">
            <text:p>953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369]+IF([.A369]=&quot;down&quot;;[.B369])+IF([.A369]=&quot;up&quot;;-[.B369])" office:value-type="float" office:value="303" calcext:value-type="float">
            <text:p>303</text:p>
          </table:table-cell>
          <table:table-cell table:formula="of:=[.D369]+IF([.A369]=&quot;forward&quot;;[.B369])" office:value-type="float" office:value="697" calcext:value-type="float">
            <text:p>697</text:p>
          </table:table-cell>
          <table:table-cell table:formula="of:=[.E369]+IF([.A369]=&quot;forward&quot;;[.B369]*[.C369])" office:value-type="float" office:value="95399" calcext:value-type="float">
            <text:p>953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370]+IF([.A370]=&quot;down&quot;;[.B370])+IF([.A370]=&quot;up&quot;;-[.B370])" office:value-type="float" office:value="303" calcext:value-type="float">
            <text:p>303</text:p>
          </table:table-cell>
          <table:table-cell table:formula="of:=[.D370]+IF([.A370]=&quot;forward&quot;;[.B370])" office:value-type="float" office:value="699" calcext:value-type="float">
            <text:p>699</text:p>
          </table:table-cell>
          <table:table-cell table:formula="of:=[.E370]+IF([.A370]=&quot;forward&quot;;[.B370]*[.C370])" office:value-type="float" office:value="96005" calcext:value-type="float">
            <text:p>960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371]+IF([.A371]=&quot;down&quot;;[.B371])+IF([.A371]=&quot;up&quot;;-[.B371])" office:value-type="float" office:value="306" calcext:value-type="float">
            <text:p>306</text:p>
          </table:table-cell>
          <table:table-cell table:formula="of:=[.D371]+IF([.A371]=&quot;forward&quot;;[.B371])" office:value-type="float" office:value="699" calcext:value-type="float">
            <text:p>699</text:p>
          </table:table-cell>
          <table:table-cell table:formula="of:=[.E371]+IF([.A371]=&quot;forward&quot;;[.B371]*[.C371])" office:value-type="float" office:value="96005" calcext:value-type="float">
            <text:p>960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372]+IF([.A372]=&quot;down&quot;;[.B372])+IF([.A372]=&quot;up&quot;;-[.B372])" office:value-type="float" office:value="306" calcext:value-type="float">
            <text:p>306</text:p>
          </table:table-cell>
          <table:table-cell table:formula="of:=[.D372]+IF([.A372]=&quot;forward&quot;;[.B372])" office:value-type="float" office:value="700" calcext:value-type="float">
            <text:p>700</text:p>
          </table:table-cell>
          <table:table-cell table:formula="of:=[.E372]+IF([.A372]=&quot;forward&quot;;[.B372]*[.C372])" office:value-type="float" office:value="96311" calcext:value-type="float">
            <text:p>963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373]+IF([.A373]=&quot;down&quot;;[.B373])+IF([.A373]=&quot;up&quot;;-[.B373])" office:value-type="float" office:value="301" calcext:value-type="float">
            <text:p>301</text:p>
          </table:table-cell>
          <table:table-cell table:formula="of:=[.D373]+IF([.A373]=&quot;forward&quot;;[.B373])" office:value-type="float" office:value="700" calcext:value-type="float">
            <text:p>700</text:p>
          </table:table-cell>
          <table:table-cell table:formula="of:=[.E373]+IF([.A373]=&quot;forward&quot;;[.B373]*[.C373])" office:value-type="float" office:value="96311" calcext:value-type="float">
            <text:p>963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374]+IF([.A374]=&quot;down&quot;;[.B374])+IF([.A374]=&quot;up&quot;;-[.B374])" office:value-type="float" office:value="301" calcext:value-type="float">
            <text:p>301</text:p>
          </table:table-cell>
          <table:table-cell table:formula="of:=[.D374]+IF([.A374]=&quot;forward&quot;;[.B374])" office:value-type="float" office:value="706" calcext:value-type="float">
            <text:p>706</text:p>
          </table:table-cell>
          <table:table-cell table:formula="of:=[.E374]+IF([.A374]=&quot;forward&quot;;[.B374]*[.C374])" office:value-type="float" office:value="98117" calcext:value-type="float">
            <text:p>98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375]+IF([.A375]=&quot;down&quot;;[.B375])+IF([.A375]=&quot;up&quot;;-[.B375])" office:value-type="float" office:value="301" calcext:value-type="float">
            <text:p>301</text:p>
          </table:table-cell>
          <table:table-cell table:formula="of:=[.D375]+IF([.A375]=&quot;forward&quot;;[.B375])" office:value-type="float" office:value="708" calcext:value-type="float">
            <text:p>708</text:p>
          </table:table-cell>
          <table:table-cell table:formula="of:=[.E375]+IF([.A375]=&quot;forward&quot;;[.B375]*[.C375])" office:value-type="float" office:value="98719" calcext:value-type="float">
            <text:p>987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376]+IF([.A376]=&quot;down&quot;;[.B376])+IF([.A376]=&quot;up&quot;;-[.B376])" office:value-type="float" office:value="307" calcext:value-type="float">
            <text:p>307</text:p>
          </table:table-cell>
          <table:table-cell table:formula="of:=[.D376]+IF([.A376]=&quot;forward&quot;;[.B376])" office:value-type="float" office:value="708" calcext:value-type="float">
            <text:p>708</text:p>
          </table:table-cell>
          <table:table-cell table:formula="of:=[.E376]+IF([.A376]=&quot;forward&quot;;[.B376]*[.C376])" office:value-type="float" office:value="98719" calcext:value-type="float">
            <text:p>987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377]+IF([.A377]=&quot;down&quot;;[.B377])+IF([.A377]=&quot;up&quot;;-[.B377])" office:value-type="float" office:value="305" calcext:value-type="float">
            <text:p>305</text:p>
          </table:table-cell>
          <table:table-cell table:formula="of:=[.D377]+IF([.A377]=&quot;forward&quot;;[.B377])" office:value-type="float" office:value="708" calcext:value-type="float">
            <text:p>708</text:p>
          </table:table-cell>
          <table:table-cell table:formula="of:=[.E377]+IF([.A377]=&quot;forward&quot;;[.B377]*[.C377])" office:value-type="float" office:value="98719" calcext:value-type="float">
            <text:p>987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378]+IF([.A378]=&quot;down&quot;;[.B378])+IF([.A378]=&quot;up&quot;;-[.B378])" office:value-type="float" office:value="305" calcext:value-type="float">
            <text:p>305</text:p>
          </table:table-cell>
          <table:table-cell table:formula="of:=[.D378]+IF([.A378]=&quot;forward&quot;;[.B378])" office:value-type="float" office:value="710" calcext:value-type="float">
            <text:p>710</text:p>
          </table:table-cell>
          <table:table-cell table:formula="of:=[.E378]+IF([.A378]=&quot;forward&quot;;[.B378]*[.C378])" office:value-type="float" office:value="99329" calcext:value-type="float">
            <text:p>993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379]+IF([.A379]=&quot;down&quot;;[.B379])+IF([.A379]=&quot;up&quot;;-[.B379])" office:value-type="float" office:value="305" calcext:value-type="float">
            <text:p>305</text:p>
          </table:table-cell>
          <table:table-cell table:formula="of:=[.D379]+IF([.A379]=&quot;forward&quot;;[.B379])" office:value-type="float" office:value="711" calcext:value-type="float">
            <text:p>711</text:p>
          </table:table-cell>
          <table:table-cell table:formula="of:=[.E379]+IF([.A379]=&quot;forward&quot;;[.B379]*[.C379])" office:value-type="float" office:value="99634" calcext:value-type="float">
            <text:p>996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380]+IF([.A380]=&quot;down&quot;;[.B380])+IF([.A380]=&quot;up&quot;;-[.B380])" office:value-type="float" office:value="308" calcext:value-type="float">
            <text:p>308</text:p>
          </table:table-cell>
          <table:table-cell table:formula="of:=[.D380]+IF([.A380]=&quot;forward&quot;;[.B380])" office:value-type="float" office:value="711" calcext:value-type="float">
            <text:p>711</text:p>
          </table:table-cell>
          <table:table-cell table:formula="of:=[.E380]+IF([.A380]=&quot;forward&quot;;[.B380]*[.C380])" office:value-type="float" office:value="99634" calcext:value-type="float">
            <text:p>996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381]+IF([.A381]=&quot;down&quot;;[.B381])+IF([.A381]=&quot;up&quot;;-[.B381])" office:value-type="float" office:value="308" calcext:value-type="float">
            <text:p>308</text:p>
          </table:table-cell>
          <table:table-cell table:formula="of:=[.D381]+IF([.A381]=&quot;forward&quot;;[.B381])" office:value-type="float" office:value="715" calcext:value-type="float">
            <text:p>715</text:p>
          </table:table-cell>
          <table:table-cell table:formula="of:=[.E381]+IF([.A381]=&quot;forward&quot;;[.B381]*[.C381])" office:value-type="float" office:value="100866" calcext:value-type="float">
            <text:p>1008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382]+IF([.A382]=&quot;down&quot;;[.B382])+IF([.A382]=&quot;up&quot;;-[.B382])" office:value-type="float" office:value="300" calcext:value-type="float">
            <text:p>300</text:p>
          </table:table-cell>
          <table:table-cell table:formula="of:=[.D382]+IF([.A382]=&quot;forward&quot;;[.B382])" office:value-type="float" office:value="715" calcext:value-type="float">
            <text:p>715</text:p>
          </table:table-cell>
          <table:table-cell table:formula="of:=[.E382]+IF([.A382]=&quot;forward&quot;;[.B382]*[.C382])" office:value-type="float" office:value="100866" calcext:value-type="float">
            <text:p>1008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383]+IF([.A383]=&quot;down&quot;;[.B383])+IF([.A383]=&quot;up&quot;;-[.B383])" office:value-type="float" office:value="300" calcext:value-type="float">
            <text:p>300</text:p>
          </table:table-cell>
          <table:table-cell table:formula="of:=[.D383]+IF([.A383]=&quot;forward&quot;;[.B383])" office:value-type="float" office:value="720" calcext:value-type="float">
            <text:p>720</text:p>
          </table:table-cell>
          <table:table-cell table:formula="of:=[.E383]+IF([.A383]=&quot;forward&quot;;[.B383]*[.C383])" office:value-type="float" office:value="102366" calcext:value-type="float">
            <text:p>1023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384]+IF([.A384]=&quot;down&quot;;[.B384])+IF([.A384]=&quot;up&quot;;-[.B384])" office:value-type="float" office:value="304" calcext:value-type="float">
            <text:p>304</text:p>
          </table:table-cell>
          <table:table-cell table:formula="of:=[.D384]+IF([.A384]=&quot;forward&quot;;[.B384])" office:value-type="float" office:value="720" calcext:value-type="float">
            <text:p>720</text:p>
          </table:table-cell>
          <table:table-cell table:formula="of:=[.E384]+IF([.A384]=&quot;forward&quot;;[.B384]*[.C384])" office:value-type="float" office:value="102366" calcext:value-type="float">
            <text:p>1023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385]+IF([.A385]=&quot;down&quot;;[.B385])+IF([.A385]=&quot;up&quot;;-[.B385])" office:value-type="float" office:value="304" calcext:value-type="float">
            <text:p>304</text:p>
          </table:table-cell>
          <table:table-cell table:formula="of:=[.D385]+IF([.A385]=&quot;forward&quot;;[.B385])" office:value-type="float" office:value="722" calcext:value-type="float">
            <text:p>722</text:p>
          </table:table-cell>
          <table:table-cell table:formula="of:=[.E385]+IF([.A385]=&quot;forward&quot;;[.B385]*[.C385])" office:value-type="float" office:value="102974" calcext:value-type="float">
            <text:p>1029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386]+IF([.A386]=&quot;down&quot;;[.B386])+IF([.A386]=&quot;up&quot;;-[.B386])" office:value-type="float" office:value="312" calcext:value-type="float">
            <text:p>312</text:p>
          </table:table-cell>
          <table:table-cell table:formula="of:=[.D386]+IF([.A386]=&quot;forward&quot;;[.B386])" office:value-type="float" office:value="722" calcext:value-type="float">
            <text:p>722</text:p>
          </table:table-cell>
          <table:table-cell table:formula="of:=[.E386]+IF([.A386]=&quot;forward&quot;;[.B386]*[.C386])" office:value-type="float" office:value="102974" calcext:value-type="float">
            <text:p>1029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387]+IF([.A387]=&quot;down&quot;;[.B387])+IF([.A387]=&quot;up&quot;;-[.B387])" office:value-type="float" office:value="319" calcext:value-type="float">
            <text:p>319</text:p>
          </table:table-cell>
          <table:table-cell table:formula="of:=[.D387]+IF([.A387]=&quot;forward&quot;;[.B387])" office:value-type="float" office:value="722" calcext:value-type="float">
            <text:p>722</text:p>
          </table:table-cell>
          <table:table-cell table:formula="of:=[.E387]+IF([.A387]=&quot;forward&quot;;[.B387]*[.C387])" office:value-type="float" office:value="102974" calcext:value-type="float">
            <text:p>1029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388]+IF([.A388]=&quot;down&quot;;[.B388])+IF([.A388]=&quot;up&quot;;-[.B388])" office:value-type="float" office:value="312" calcext:value-type="float">
            <text:p>312</text:p>
          </table:table-cell>
          <table:table-cell table:formula="of:=[.D388]+IF([.A388]=&quot;forward&quot;;[.B388])" office:value-type="float" office:value="722" calcext:value-type="float">
            <text:p>722</text:p>
          </table:table-cell>
          <table:table-cell table:formula="of:=[.E388]+IF([.A388]=&quot;forward&quot;;[.B388]*[.C388])" office:value-type="float" office:value="102974" calcext:value-type="float">
            <text:p>1029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389]+IF([.A389]=&quot;down&quot;;[.B389])+IF([.A389]=&quot;up&quot;;-[.B389])" office:value-type="float" office:value="320" calcext:value-type="float">
            <text:p>320</text:p>
          </table:table-cell>
          <table:table-cell table:formula="of:=[.D389]+IF([.A389]=&quot;forward&quot;;[.B389])" office:value-type="float" office:value="722" calcext:value-type="float">
            <text:p>722</text:p>
          </table:table-cell>
          <table:table-cell table:formula="of:=[.E389]+IF([.A389]=&quot;forward&quot;;[.B389]*[.C389])" office:value-type="float" office:value="102974" calcext:value-type="float">
            <text:p>1029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390]+IF([.A390]=&quot;down&quot;;[.B390])+IF([.A390]=&quot;up&quot;;-[.B390])" office:value-type="float" office:value="320" calcext:value-type="float">
            <text:p>320</text:p>
          </table:table-cell>
          <table:table-cell table:formula="of:=[.D390]+IF([.A390]=&quot;forward&quot;;[.B390])" office:value-type="float" office:value="723" calcext:value-type="float">
            <text:p>723</text:p>
          </table:table-cell>
          <table:table-cell table:formula="of:=[.E390]+IF([.A390]=&quot;forward&quot;;[.B390]*[.C390])" office:value-type="float" office:value="103294" calcext:value-type="float">
            <text:p>1032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391]+IF([.A391]=&quot;down&quot;;[.B391])+IF([.A391]=&quot;up&quot;;-[.B391])" office:value-type="float" office:value="324" calcext:value-type="float">
            <text:p>324</text:p>
          </table:table-cell>
          <table:table-cell table:formula="of:=[.D391]+IF([.A391]=&quot;forward&quot;;[.B391])" office:value-type="float" office:value="723" calcext:value-type="float">
            <text:p>723</text:p>
          </table:table-cell>
          <table:table-cell table:formula="of:=[.E391]+IF([.A391]=&quot;forward&quot;;[.B391]*[.C391])" office:value-type="float" office:value="103294" calcext:value-type="float">
            <text:p>1032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392]+IF([.A392]=&quot;down&quot;;[.B392])+IF([.A392]=&quot;up&quot;;-[.B392])" office:value-type="float" office:value="315" calcext:value-type="float">
            <text:p>315</text:p>
          </table:table-cell>
          <table:table-cell table:formula="of:=[.D392]+IF([.A392]=&quot;forward&quot;;[.B392])" office:value-type="float" office:value="723" calcext:value-type="float">
            <text:p>723</text:p>
          </table:table-cell>
          <table:table-cell table:formula="of:=[.E392]+IF([.A392]=&quot;forward&quot;;[.B392]*[.C392])" office:value-type="float" office:value="103294" calcext:value-type="float">
            <text:p>1032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393]+IF([.A393]=&quot;down&quot;;[.B393])+IF([.A393]=&quot;up&quot;;-[.B393])" office:value-type="float" office:value="321" calcext:value-type="float">
            <text:p>321</text:p>
          </table:table-cell>
          <table:table-cell table:formula="of:=[.D393]+IF([.A393]=&quot;forward&quot;;[.B393])" office:value-type="float" office:value="723" calcext:value-type="float">
            <text:p>723</text:p>
          </table:table-cell>
          <table:table-cell table:formula="of:=[.E393]+IF([.A393]=&quot;forward&quot;;[.B393]*[.C393])" office:value-type="float" office:value="103294" calcext:value-type="float">
            <text:p>1032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394]+IF([.A394]=&quot;down&quot;;[.B394])+IF([.A394]=&quot;up&quot;;-[.B394])" office:value-type="float" office:value="315" calcext:value-type="float">
            <text:p>315</text:p>
          </table:table-cell>
          <table:table-cell table:formula="of:=[.D394]+IF([.A394]=&quot;forward&quot;;[.B394])" office:value-type="float" office:value="723" calcext:value-type="float">
            <text:p>723</text:p>
          </table:table-cell>
          <table:table-cell table:formula="of:=[.E394]+IF([.A394]=&quot;forward&quot;;[.B394]*[.C394])" office:value-type="float" office:value="103294" calcext:value-type="float">
            <text:p>1032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395]+IF([.A395]=&quot;down&quot;;[.B395])+IF([.A395]=&quot;up&quot;;-[.B395])" office:value-type="float" office:value="309" calcext:value-type="float">
            <text:p>309</text:p>
          </table:table-cell>
          <table:table-cell table:formula="of:=[.D395]+IF([.A395]=&quot;forward&quot;;[.B395])" office:value-type="float" office:value="723" calcext:value-type="float">
            <text:p>723</text:p>
          </table:table-cell>
          <table:table-cell table:formula="of:=[.E395]+IF([.A395]=&quot;forward&quot;;[.B395]*[.C395])" office:value-type="float" office:value="103294" calcext:value-type="float">
            <text:p>1032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396]+IF([.A396]=&quot;down&quot;;[.B396])+IF([.A396]=&quot;up&quot;;-[.B396])" office:value-type="float" office:value="311" calcext:value-type="float">
            <text:p>311</text:p>
          </table:table-cell>
          <table:table-cell table:formula="of:=[.D396]+IF([.A396]=&quot;forward&quot;;[.B396])" office:value-type="float" office:value="723" calcext:value-type="float">
            <text:p>723</text:p>
          </table:table-cell>
          <table:table-cell table:formula="of:=[.E396]+IF([.A396]=&quot;forward&quot;;[.B396]*[.C396])" office:value-type="float" office:value="103294" calcext:value-type="float">
            <text:p>1032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397]+IF([.A397]=&quot;down&quot;;[.B397])+IF([.A397]=&quot;up&quot;;-[.B397])" office:value-type="float" office:value="311" calcext:value-type="float">
            <text:p>311</text:p>
          </table:table-cell>
          <table:table-cell table:formula="of:=[.D397]+IF([.A397]=&quot;forward&quot;;[.B397])" office:value-type="float" office:value="724" calcext:value-type="float">
            <text:p>724</text:p>
          </table:table-cell>
          <table:table-cell table:formula="of:=[.E397]+IF([.A397]=&quot;forward&quot;;[.B397]*[.C397])" office:value-type="float" office:value="103605" calcext:value-type="float">
            <text:p>1036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398]+IF([.A398]=&quot;down&quot;;[.B398])+IF([.A398]=&quot;up&quot;;-[.B398])" office:value-type="float" office:value="311" calcext:value-type="float">
            <text:p>311</text:p>
          </table:table-cell>
          <table:table-cell table:formula="of:=[.D398]+IF([.A398]=&quot;forward&quot;;[.B398])" office:value-type="float" office:value="732" calcext:value-type="float">
            <text:p>732</text:p>
          </table:table-cell>
          <table:table-cell table:formula="of:=[.E398]+IF([.A398]=&quot;forward&quot;;[.B398]*[.C398])" office:value-type="float" office:value="106093" calcext:value-type="float">
            <text:p>1060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399]+IF([.A399]=&quot;down&quot;;[.B399])+IF([.A399]=&quot;up&quot;;-[.B399])" office:value-type="float" office:value="317" calcext:value-type="float">
            <text:p>317</text:p>
          </table:table-cell>
          <table:table-cell table:formula="of:=[.D399]+IF([.A399]=&quot;forward&quot;;[.B399])" office:value-type="float" office:value="732" calcext:value-type="float">
            <text:p>732</text:p>
          </table:table-cell>
          <table:table-cell table:formula="of:=[.E399]+IF([.A399]=&quot;forward&quot;;[.B399]*[.C399])" office:value-type="float" office:value="106093" calcext:value-type="float">
            <text:p>1060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400]+IF([.A400]=&quot;down&quot;;[.B400])+IF([.A400]=&quot;up&quot;;-[.B400])" office:value-type="float" office:value="314" calcext:value-type="float">
            <text:p>314</text:p>
          </table:table-cell>
          <table:table-cell table:formula="of:=[.D400]+IF([.A400]=&quot;forward&quot;;[.B400])" office:value-type="float" office:value="732" calcext:value-type="float">
            <text:p>732</text:p>
          </table:table-cell>
          <table:table-cell table:formula="of:=[.E400]+IF([.A400]=&quot;forward&quot;;[.B400]*[.C400])" office:value-type="float" office:value="106093" calcext:value-type="float">
            <text:p>1060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401]+IF([.A401]=&quot;down&quot;;[.B401])+IF([.A401]=&quot;up&quot;;-[.B401])" office:value-type="float" office:value="321" calcext:value-type="float">
            <text:p>321</text:p>
          </table:table-cell>
          <table:table-cell table:formula="of:=[.D401]+IF([.A401]=&quot;forward&quot;;[.B401])" office:value-type="float" office:value="732" calcext:value-type="float">
            <text:p>732</text:p>
          </table:table-cell>
          <table:table-cell table:formula="of:=[.E401]+IF([.A401]=&quot;forward&quot;;[.B401]*[.C401])" office:value-type="float" office:value="106093" calcext:value-type="float">
            <text:p>1060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[.C402]+IF([.A402]=&quot;down&quot;;[.B402])+IF([.A402]=&quot;up&quot;;-[.B402])" office:value-type="float" office:value="321" calcext:value-type="float">
            <text:p>321</text:p>
          </table:table-cell>
          <table:table-cell table:formula="of:=[.D402]+IF([.A402]=&quot;forward&quot;;[.B402])" office:value-type="float" office:value="741" calcext:value-type="float">
            <text:p>741</text:p>
          </table:table-cell>
          <table:table-cell table:formula="of:=[.E402]+IF([.A402]=&quot;forward&quot;;[.B402]*[.C402])" office:value-type="float" office:value="108982" calcext:value-type="float">
            <text:p>1089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[.C403]+IF([.A403]=&quot;down&quot;;[.B403])+IF([.A403]=&quot;up&quot;;-[.B403])" office:value-type="float" office:value="320" calcext:value-type="float">
            <text:p>320</text:p>
          </table:table-cell>
          <table:table-cell table:formula="of:=[.D403]+IF([.A403]=&quot;forward&quot;;[.B403])" office:value-type="float" office:value="741" calcext:value-type="float">
            <text:p>741</text:p>
          </table:table-cell>
          <table:table-cell table:formula="of:=[.E403]+IF([.A403]=&quot;forward&quot;;[.B403]*[.C403])" office:value-type="float" office:value="108982" calcext:value-type="float">
            <text:p>1089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404]+IF([.A404]=&quot;down&quot;;[.B404])+IF([.A404]=&quot;up&quot;;-[.B404])" office:value-type="float" office:value="316" calcext:value-type="float">
            <text:p>316</text:p>
          </table:table-cell>
          <table:table-cell table:formula="of:=[.D404]+IF([.A404]=&quot;forward&quot;;[.B404])" office:value-type="float" office:value="741" calcext:value-type="float">
            <text:p>741</text:p>
          </table:table-cell>
          <table:table-cell table:formula="of:=[.E404]+IF([.A404]=&quot;forward&quot;;[.B404]*[.C404])" office:value-type="float" office:value="108982" calcext:value-type="float">
            <text:p>1089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405]+IF([.A405]=&quot;down&quot;;[.B405])+IF([.A405]=&quot;up&quot;;-[.B405])" office:value-type="float" office:value="316" calcext:value-type="float">
            <text:p>316</text:p>
          </table:table-cell>
          <table:table-cell table:formula="of:=[.D405]+IF([.A405]=&quot;forward&quot;;[.B405])" office:value-type="float" office:value="748" calcext:value-type="float">
            <text:p>748</text:p>
          </table:table-cell>
          <table:table-cell table:formula="of:=[.E405]+IF([.A405]=&quot;forward&quot;;[.B405]*[.C405])" office:value-type="float" office:value="111194" calcext:value-type="float">
            <text:p>1111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406]+IF([.A406]=&quot;down&quot;;[.B406])+IF([.A406]=&quot;up&quot;;-[.B406])" office:value-type="float" office:value="323" calcext:value-type="float">
            <text:p>323</text:p>
          </table:table-cell>
          <table:table-cell table:formula="of:=[.D406]+IF([.A406]=&quot;forward&quot;;[.B406])" office:value-type="float" office:value="748" calcext:value-type="float">
            <text:p>748</text:p>
          </table:table-cell>
          <table:table-cell table:formula="of:=[.E406]+IF([.A406]=&quot;forward&quot;;[.B406]*[.C406])" office:value-type="float" office:value="111194" calcext:value-type="float">
            <text:p>1111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407]+IF([.A407]=&quot;down&quot;;[.B407])+IF([.A407]=&quot;up&quot;;-[.B407])" office:value-type="float" office:value="323" calcext:value-type="float">
            <text:p>323</text:p>
          </table:table-cell>
          <table:table-cell table:formula="of:=[.D407]+IF([.A407]=&quot;forward&quot;;[.B407])" office:value-type="float" office:value="749" calcext:value-type="float">
            <text:p>749</text:p>
          </table:table-cell>
          <table:table-cell table:formula="of:=[.E407]+IF([.A407]=&quot;forward&quot;;[.B407]*[.C407])" office:value-type="float" office:value="111517" calcext:value-type="float">
            <text:p>1115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408]+IF([.A408]=&quot;down&quot;;[.B408])+IF([.A408]=&quot;up&quot;;-[.B408])" office:value-type="float" office:value="329" calcext:value-type="float">
            <text:p>329</text:p>
          </table:table-cell>
          <table:table-cell table:formula="of:=[.D408]+IF([.A408]=&quot;forward&quot;;[.B408])" office:value-type="float" office:value="749" calcext:value-type="float">
            <text:p>749</text:p>
          </table:table-cell>
          <table:table-cell table:formula="of:=[.E408]+IF([.A408]=&quot;forward&quot;;[.B408]*[.C408])" office:value-type="float" office:value="111517" calcext:value-type="float">
            <text:p>1115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409]+IF([.A409]=&quot;down&quot;;[.B409])+IF([.A409]=&quot;up&quot;;-[.B409])" office:value-type="float" office:value="333" calcext:value-type="float">
            <text:p>333</text:p>
          </table:table-cell>
          <table:table-cell table:formula="of:=[.D409]+IF([.A409]=&quot;forward&quot;;[.B409])" office:value-type="float" office:value="749" calcext:value-type="float">
            <text:p>749</text:p>
          </table:table-cell>
          <table:table-cell table:formula="of:=[.E409]+IF([.A409]=&quot;forward&quot;;[.B409]*[.C409])" office:value-type="float" office:value="111517" calcext:value-type="float">
            <text:p>1115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410]+IF([.A410]=&quot;down&quot;;[.B410])+IF([.A410]=&quot;up&quot;;-[.B410])" office:value-type="float" office:value="340" calcext:value-type="float">
            <text:p>340</text:p>
          </table:table-cell>
          <table:table-cell table:formula="of:=[.D410]+IF([.A410]=&quot;forward&quot;;[.B410])" office:value-type="float" office:value="749" calcext:value-type="float">
            <text:p>749</text:p>
          </table:table-cell>
          <table:table-cell table:formula="of:=[.E410]+IF([.A410]=&quot;forward&quot;;[.B410]*[.C410])" office:value-type="float" office:value="111517" calcext:value-type="float">
            <text:p>1115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411]+IF([.A411]=&quot;down&quot;;[.B411])+IF([.A411]=&quot;up&quot;;-[.B411])" office:value-type="float" office:value="348" calcext:value-type="float">
            <text:p>348</text:p>
          </table:table-cell>
          <table:table-cell table:formula="of:=[.D411]+IF([.A411]=&quot;forward&quot;;[.B411])" office:value-type="float" office:value="749" calcext:value-type="float">
            <text:p>749</text:p>
          </table:table-cell>
          <table:table-cell table:formula="of:=[.E411]+IF([.A411]=&quot;forward&quot;;[.B411]*[.C411])" office:value-type="float" office:value="111517" calcext:value-type="float">
            <text:p>1115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412]+IF([.A412]=&quot;down&quot;;[.B412])+IF([.A412]=&quot;up&quot;;-[.B412])" office:value-type="float" office:value="356" calcext:value-type="float">
            <text:p>356</text:p>
          </table:table-cell>
          <table:table-cell table:formula="of:=[.D412]+IF([.A412]=&quot;forward&quot;;[.B412])" office:value-type="float" office:value="749" calcext:value-type="float">
            <text:p>749</text:p>
          </table:table-cell>
          <table:table-cell table:formula="of:=[.E412]+IF([.A412]=&quot;forward&quot;;[.B412]*[.C412])" office:value-type="float" office:value="111517" calcext:value-type="float">
            <text:p>1115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413]+IF([.A413]=&quot;down&quot;;[.B413])+IF([.A413]=&quot;up&quot;;-[.B413])" office:value-type="float" office:value="356" calcext:value-type="float">
            <text:p>356</text:p>
          </table:table-cell>
          <table:table-cell table:formula="of:=[.D413]+IF([.A413]=&quot;forward&quot;;[.B413])" office:value-type="float" office:value="753" calcext:value-type="float">
            <text:p>753</text:p>
          </table:table-cell>
          <table:table-cell table:formula="of:=[.E413]+IF([.A413]=&quot;forward&quot;;[.B413]*[.C413])" office:value-type="float" office:value="112941" calcext:value-type="float">
            <text:p>1129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414]+IF([.A414]=&quot;down&quot;;[.B414])+IF([.A414]=&quot;up&quot;;-[.B414])" office:value-type="float" office:value="362" calcext:value-type="float">
            <text:p>362</text:p>
          </table:table-cell>
          <table:table-cell table:formula="of:=[.D414]+IF([.A414]=&quot;forward&quot;;[.B414])" office:value-type="float" office:value="753" calcext:value-type="float">
            <text:p>753</text:p>
          </table:table-cell>
          <table:table-cell table:formula="of:=[.E414]+IF([.A414]=&quot;forward&quot;;[.B414]*[.C414])" office:value-type="float" office:value="112941" calcext:value-type="float">
            <text:p>1129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415]+IF([.A415]=&quot;down&quot;;[.B415])+IF([.A415]=&quot;up&quot;;-[.B415])" office:value-type="float" office:value="368" calcext:value-type="float">
            <text:p>368</text:p>
          </table:table-cell>
          <table:table-cell table:formula="of:=[.D415]+IF([.A415]=&quot;forward&quot;;[.B415])" office:value-type="float" office:value="753" calcext:value-type="float">
            <text:p>753</text:p>
          </table:table-cell>
          <table:table-cell table:formula="of:=[.E415]+IF([.A415]=&quot;forward&quot;;[.B415]*[.C415])" office:value-type="float" office:value="112941" calcext:value-type="float">
            <text:p>1129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416]+IF([.A416]=&quot;down&quot;;[.B416])+IF([.A416]=&quot;up&quot;;-[.B416])" office:value-type="float" office:value="373" calcext:value-type="float">
            <text:p>373</text:p>
          </table:table-cell>
          <table:table-cell table:formula="of:=[.D416]+IF([.A416]=&quot;forward&quot;;[.B416])" office:value-type="float" office:value="753" calcext:value-type="float">
            <text:p>753</text:p>
          </table:table-cell>
          <table:table-cell table:formula="of:=[.E416]+IF([.A416]=&quot;forward&quot;;[.B416]*[.C416])" office:value-type="float" office:value="112941" calcext:value-type="float">
            <text:p>1129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417]+IF([.A417]=&quot;down&quot;;[.B417])+IF([.A417]=&quot;up&quot;;-[.B417])" office:value-type="float" office:value="373" calcext:value-type="float">
            <text:p>373</text:p>
          </table:table-cell>
          <table:table-cell table:formula="of:=[.D417]+IF([.A417]=&quot;forward&quot;;[.B417])" office:value-type="float" office:value="759" calcext:value-type="float">
            <text:p>759</text:p>
          </table:table-cell>
          <table:table-cell table:formula="of:=[.E417]+IF([.A417]=&quot;forward&quot;;[.B417]*[.C417])" office:value-type="float" office:value="115179" calcext:value-type="float">
            <text:p>115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418]+IF([.A418]=&quot;down&quot;;[.B418])+IF([.A418]=&quot;up&quot;;-[.B418])" office:value-type="float" office:value="364" calcext:value-type="float">
            <text:p>364</text:p>
          </table:table-cell>
          <table:table-cell table:formula="of:=[.D418]+IF([.A418]=&quot;forward&quot;;[.B418])" office:value-type="float" office:value="759" calcext:value-type="float">
            <text:p>759</text:p>
          </table:table-cell>
          <table:table-cell table:formula="of:=[.E418]+IF([.A418]=&quot;forward&quot;;[.B418]*[.C418])" office:value-type="float" office:value="115179" calcext:value-type="float">
            <text:p>115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419]+IF([.A419]=&quot;down&quot;;[.B419])+IF([.A419]=&quot;up&quot;;-[.B419])" office:value-type="float" office:value="361" calcext:value-type="float">
            <text:p>361</text:p>
          </table:table-cell>
          <table:table-cell table:formula="of:=[.D419]+IF([.A419]=&quot;forward&quot;;[.B419])" office:value-type="float" office:value="759" calcext:value-type="float">
            <text:p>759</text:p>
          </table:table-cell>
          <table:table-cell table:formula="of:=[.E419]+IF([.A419]=&quot;forward&quot;;[.B419]*[.C419])" office:value-type="float" office:value="115179" calcext:value-type="float">
            <text:p>115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420]+IF([.A420]=&quot;down&quot;;[.B420])+IF([.A420]=&quot;up&quot;;-[.B420])" office:value-type="float" office:value="365" calcext:value-type="float">
            <text:p>365</text:p>
          </table:table-cell>
          <table:table-cell table:formula="of:=[.D420]+IF([.A420]=&quot;forward&quot;;[.B420])" office:value-type="float" office:value="759" calcext:value-type="float">
            <text:p>759</text:p>
          </table:table-cell>
          <table:table-cell table:formula="of:=[.E420]+IF([.A420]=&quot;forward&quot;;[.B420]*[.C420])" office:value-type="float" office:value="115179" calcext:value-type="float">
            <text:p>115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421]+IF([.A421]=&quot;down&quot;;[.B421])+IF([.A421]=&quot;up&quot;;-[.B421])" office:value-type="float" office:value="365" calcext:value-type="float">
            <text:p>365</text:p>
          </table:table-cell>
          <table:table-cell table:formula="of:=[.D421]+IF([.A421]=&quot;forward&quot;;[.B421])" office:value-type="float" office:value="767" calcext:value-type="float">
            <text:p>767</text:p>
          </table:table-cell>
          <table:table-cell table:formula="of:=[.E421]+IF([.A421]=&quot;forward&quot;;[.B421]*[.C421])" office:value-type="float" office:value="118099" calcext:value-type="float">
            <text:p>118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422]+IF([.A422]=&quot;down&quot;;[.B422])+IF([.A422]=&quot;up&quot;;-[.B422])" office:value-type="float" office:value="372" calcext:value-type="float">
            <text:p>372</text:p>
          </table:table-cell>
          <table:table-cell table:formula="of:=[.D422]+IF([.A422]=&quot;forward&quot;;[.B422])" office:value-type="float" office:value="767" calcext:value-type="float">
            <text:p>767</text:p>
          </table:table-cell>
          <table:table-cell table:formula="of:=[.E422]+IF([.A422]=&quot;forward&quot;;[.B422]*[.C422])" office:value-type="float" office:value="118099" calcext:value-type="float">
            <text:p>118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423]+IF([.A423]=&quot;down&quot;;[.B423])+IF([.A423]=&quot;up&quot;;-[.B423])" office:value-type="float" office:value="372" calcext:value-type="float">
            <text:p>372</text:p>
          </table:table-cell>
          <table:table-cell table:formula="of:=[.D423]+IF([.A423]=&quot;forward&quot;;[.B423])" office:value-type="float" office:value="773" calcext:value-type="float">
            <text:p>773</text:p>
          </table:table-cell>
          <table:table-cell table:formula="of:=[.E423]+IF([.A423]=&quot;forward&quot;;[.B423]*[.C423])" office:value-type="float" office:value="120331" calcext:value-type="float">
            <text:p>1203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424]+IF([.A424]=&quot;down&quot;;[.B424])+IF([.A424]=&quot;up&quot;;-[.B424])" office:value-type="float" office:value="369" calcext:value-type="float">
            <text:p>369</text:p>
          </table:table-cell>
          <table:table-cell table:formula="of:=[.D424]+IF([.A424]=&quot;forward&quot;;[.B424])" office:value-type="float" office:value="773" calcext:value-type="float">
            <text:p>773</text:p>
          </table:table-cell>
          <table:table-cell table:formula="of:=[.E424]+IF([.A424]=&quot;forward&quot;;[.B424]*[.C424])" office:value-type="float" office:value="120331" calcext:value-type="float">
            <text:p>1203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425]+IF([.A425]=&quot;down&quot;;[.B425])+IF([.A425]=&quot;up&quot;;-[.B425])" office:value-type="float" office:value="369" calcext:value-type="float">
            <text:p>369</text:p>
          </table:table-cell>
          <table:table-cell table:formula="of:=[.D425]+IF([.A425]=&quot;forward&quot;;[.B425])" office:value-type="float" office:value="774" calcext:value-type="float">
            <text:p>774</text:p>
          </table:table-cell>
          <table:table-cell table:formula="of:=[.E425]+IF([.A425]=&quot;forward&quot;;[.B425]*[.C425])" office:value-type="float" office:value="120700" calcext:value-type="float">
            <text:p>1207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426]+IF([.A426]=&quot;down&quot;;[.B426])+IF([.A426]=&quot;up&quot;;-[.B426])" office:value-type="float" office:value="369" calcext:value-type="float">
            <text:p>369</text:p>
          </table:table-cell>
          <table:table-cell table:formula="of:=[.D426]+IF([.A426]=&quot;forward&quot;;[.B426])" office:value-type="float" office:value="775" calcext:value-type="float">
            <text:p>775</text:p>
          </table:table-cell>
          <table:table-cell table:formula="of:=[.E426]+IF([.A426]=&quot;forward&quot;;[.B426]*[.C426])" office:value-type="float" office:value="121069" calcext:value-type="float">
            <text:p>1210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427]+IF([.A427]=&quot;down&quot;;[.B427])+IF([.A427]=&quot;up&quot;;-[.B427])" office:value-type="float" office:value="377" calcext:value-type="float">
            <text:p>377</text:p>
          </table:table-cell>
          <table:table-cell table:formula="of:=[.D427]+IF([.A427]=&quot;forward&quot;;[.B427])" office:value-type="float" office:value="775" calcext:value-type="float">
            <text:p>775</text:p>
          </table:table-cell>
          <table:table-cell table:formula="of:=[.E427]+IF([.A427]=&quot;forward&quot;;[.B427]*[.C427])" office:value-type="float" office:value="121069" calcext:value-type="float">
            <text:p>1210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428]+IF([.A428]=&quot;down&quot;;[.B428])+IF([.A428]=&quot;up&quot;;-[.B428])" office:value-type="float" office:value="377" calcext:value-type="float">
            <text:p>377</text:p>
          </table:table-cell>
          <table:table-cell table:formula="of:=[.D428]+IF([.A428]=&quot;forward&quot;;[.B428])" office:value-type="float" office:value="782" calcext:value-type="float">
            <text:p>782</text:p>
          </table:table-cell>
          <table:table-cell table:formula="of:=[.E428]+IF([.A428]=&quot;forward&quot;;[.B428]*[.C428])" office:value-type="float" office:value="123708" calcext:value-type="float">
            <text:p>1237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429]+IF([.A429]=&quot;down&quot;;[.B429])+IF([.A429]=&quot;up&quot;;-[.B429])" office:value-type="float" office:value="377" calcext:value-type="float">
            <text:p>377</text:p>
          </table:table-cell>
          <table:table-cell table:formula="of:=[.D429]+IF([.A429]=&quot;forward&quot;;[.B429])" office:value-type="float" office:value="786" calcext:value-type="float">
            <text:p>786</text:p>
          </table:table-cell>
          <table:table-cell table:formula="of:=[.E429]+IF([.A429]=&quot;forward&quot;;[.B429]*[.C429])" office:value-type="float" office:value="125216" calcext:value-type="float">
            <text:p>125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[.C430]+IF([.A430]=&quot;down&quot;;[.B430])+IF([.A430]=&quot;up&quot;;-[.B430])" office:value-type="float" office:value="377" calcext:value-type="float">
            <text:p>377</text:p>
          </table:table-cell>
          <table:table-cell table:formula="of:=[.D430]+IF([.A430]=&quot;forward&quot;;[.B430])" office:value-type="float" office:value="792" calcext:value-type="float">
            <text:p>792</text:p>
          </table:table-cell>
          <table:table-cell table:formula="of:=[.E430]+IF([.A430]=&quot;forward&quot;;[.B430]*[.C430])" office:value-type="float" office:value="127478" calcext:value-type="float">
            <text:p>1274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431]+IF([.A431]=&quot;down&quot;;[.B431])+IF([.A431]=&quot;up&quot;;-[.B431])" office:value-type="float" office:value="376" calcext:value-type="float">
            <text:p>376</text:p>
          </table:table-cell>
          <table:table-cell table:formula="of:=[.D431]+IF([.A431]=&quot;forward&quot;;[.B431])" office:value-type="float" office:value="792" calcext:value-type="float">
            <text:p>792</text:p>
          </table:table-cell>
          <table:table-cell table:formula="of:=[.E431]+IF([.A431]=&quot;forward&quot;;[.B431]*[.C431])" office:value-type="float" office:value="127478" calcext:value-type="float">
            <text:p>1274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432]+IF([.A432]=&quot;down&quot;;[.B432])+IF([.A432]=&quot;up&quot;;-[.B432])" office:value-type="float" office:value="376" calcext:value-type="float">
            <text:p>376</text:p>
          </table:table-cell>
          <table:table-cell table:formula="of:=[.D432]+IF([.A432]=&quot;forward&quot;;[.B432])" office:value-type="float" office:value="799" calcext:value-type="float">
            <text:p>799</text:p>
          </table:table-cell>
          <table:table-cell table:formula="of:=[.E432]+IF([.A432]=&quot;forward&quot;;[.B432]*[.C432])" office:value-type="float" office:value="130110" calcext:value-type="float">
            <text:p>1301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433]+IF([.A433]=&quot;down&quot;;[.B433])+IF([.A433]=&quot;up&quot;;-[.B433])" office:value-type="float" office:value="368" calcext:value-type="float">
            <text:p>368</text:p>
          </table:table-cell>
          <table:table-cell table:formula="of:=[.D433]+IF([.A433]=&quot;forward&quot;;[.B433])" office:value-type="float" office:value="799" calcext:value-type="float">
            <text:p>799</text:p>
          </table:table-cell>
          <table:table-cell table:formula="of:=[.E433]+IF([.A433]=&quot;forward&quot;;[.B433]*[.C433])" office:value-type="float" office:value="130110" calcext:value-type="float">
            <text:p>1301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434]+IF([.A434]=&quot;down&quot;;[.B434])+IF([.A434]=&quot;up&quot;;-[.B434])" office:value-type="float" office:value="368" calcext:value-type="float">
            <text:p>368</text:p>
          </table:table-cell>
          <table:table-cell table:formula="of:=[.D434]+IF([.A434]=&quot;forward&quot;;[.B434])" office:value-type="float" office:value="801" calcext:value-type="float">
            <text:p>801</text:p>
          </table:table-cell>
          <table:table-cell table:formula="of:=[.E434]+IF([.A434]=&quot;forward&quot;;[.B434]*[.C434])" office:value-type="float" office:value="130846" calcext:value-type="float">
            <text:p>1308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435]+IF([.A435]=&quot;down&quot;;[.B435])+IF([.A435]=&quot;up&quot;;-[.B435])" office:value-type="float" office:value="368" calcext:value-type="float">
            <text:p>368</text:p>
          </table:table-cell>
          <table:table-cell table:formula="of:=[.D435]+IF([.A435]=&quot;forward&quot;;[.B435])" office:value-type="float" office:value="807" calcext:value-type="float">
            <text:p>807</text:p>
          </table:table-cell>
          <table:table-cell table:formula="of:=[.E435]+IF([.A435]=&quot;forward&quot;;[.B435]*[.C435])" office:value-type="float" office:value="133054" calcext:value-type="float">
            <text:p>1330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436]+IF([.A436]=&quot;down&quot;;[.B436])+IF([.A436]=&quot;up&quot;;-[.B436])" office:value-type="float" office:value="368" calcext:value-type="float">
            <text:p>368</text:p>
          </table:table-cell>
          <table:table-cell table:formula="of:=[.D436]+IF([.A436]=&quot;forward&quot;;[.B436])" office:value-type="float" office:value="815" calcext:value-type="float">
            <text:p>815</text:p>
          </table:table-cell>
          <table:table-cell table:formula="of:=[.E436]+IF([.A436]=&quot;forward&quot;;[.B436]*[.C436])" office:value-type="float" office:value="135998" calcext:value-type="float">
            <text:p>1359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437]+IF([.A437]=&quot;down&quot;;[.B437])+IF([.A437]=&quot;up&quot;;-[.B437])" office:value-type="float" office:value="377" calcext:value-type="float">
            <text:p>377</text:p>
          </table:table-cell>
          <table:table-cell table:formula="of:=[.D437]+IF([.A437]=&quot;forward&quot;;[.B437])" office:value-type="float" office:value="815" calcext:value-type="float">
            <text:p>815</text:p>
          </table:table-cell>
          <table:table-cell table:formula="of:=[.E437]+IF([.A437]=&quot;forward&quot;;[.B437]*[.C437])" office:value-type="float" office:value="135998" calcext:value-type="float">
            <text:p>1359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438]+IF([.A438]=&quot;down&quot;;[.B438])+IF([.A438]=&quot;up&quot;;-[.B438])" office:value-type="float" office:value="385" calcext:value-type="float">
            <text:p>385</text:p>
          </table:table-cell>
          <table:table-cell table:formula="of:=[.D438]+IF([.A438]=&quot;forward&quot;;[.B438])" office:value-type="float" office:value="815" calcext:value-type="float">
            <text:p>815</text:p>
          </table:table-cell>
          <table:table-cell table:formula="of:=[.E438]+IF([.A438]=&quot;forward&quot;;[.B438]*[.C438])" office:value-type="float" office:value="135998" calcext:value-type="float">
            <text:p>1359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[.C439]+IF([.A439]=&quot;down&quot;;[.B439])+IF([.A439]=&quot;up&quot;;-[.B439])" office:value-type="float" office:value="376" calcext:value-type="float">
            <text:p>376</text:p>
          </table:table-cell>
          <table:table-cell table:formula="of:=[.D439]+IF([.A439]=&quot;forward&quot;;[.B439])" office:value-type="float" office:value="815" calcext:value-type="float">
            <text:p>815</text:p>
          </table:table-cell>
          <table:table-cell table:formula="of:=[.E439]+IF([.A439]=&quot;forward&quot;;[.B439]*[.C439])" office:value-type="float" office:value="135998" calcext:value-type="float">
            <text:p>1359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440]+IF([.A440]=&quot;down&quot;;[.B440])+IF([.A440]=&quot;up&quot;;-[.B440])" office:value-type="float" office:value="372" calcext:value-type="float">
            <text:p>372</text:p>
          </table:table-cell>
          <table:table-cell table:formula="of:=[.D440]+IF([.A440]=&quot;forward&quot;;[.B440])" office:value-type="float" office:value="815" calcext:value-type="float">
            <text:p>815</text:p>
          </table:table-cell>
          <table:table-cell table:formula="of:=[.E440]+IF([.A440]=&quot;forward&quot;;[.B440]*[.C440])" office:value-type="float" office:value="135998" calcext:value-type="float">
            <text:p>1359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441]+IF([.A441]=&quot;down&quot;;[.B441])+IF([.A441]=&quot;up&quot;;-[.B441])" office:value-type="float" office:value="370" calcext:value-type="float">
            <text:p>370</text:p>
          </table:table-cell>
          <table:table-cell table:formula="of:=[.D441]+IF([.A441]=&quot;forward&quot;;[.B441])" office:value-type="float" office:value="815" calcext:value-type="float">
            <text:p>815</text:p>
          </table:table-cell>
          <table:table-cell table:formula="of:=[.E441]+IF([.A441]=&quot;forward&quot;;[.B441]*[.C441])" office:value-type="float" office:value="135998" calcext:value-type="float">
            <text:p>1359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442]+IF([.A442]=&quot;down&quot;;[.B442])+IF([.A442]=&quot;up&quot;;-[.B442])" office:value-type="float" office:value="370" calcext:value-type="float">
            <text:p>370</text:p>
          </table:table-cell>
          <table:table-cell table:formula="of:=[.D442]+IF([.A442]=&quot;forward&quot;;[.B442])" office:value-type="float" office:value="817" calcext:value-type="float">
            <text:p>817</text:p>
          </table:table-cell>
          <table:table-cell table:formula="of:=[.E442]+IF([.A442]=&quot;forward&quot;;[.B442]*[.C442])" office:value-type="float" office:value="136738" calcext:value-type="float">
            <text:p>1367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443]+IF([.A443]=&quot;down&quot;;[.B443])+IF([.A443]=&quot;up&quot;;-[.B443])" office:value-type="float" office:value="370" calcext:value-type="float">
            <text:p>370</text:p>
          </table:table-cell>
          <table:table-cell table:formula="of:=[.D443]+IF([.A443]=&quot;forward&quot;;[.B443])" office:value-type="float" office:value="825" calcext:value-type="float">
            <text:p>825</text:p>
          </table:table-cell>
          <table:table-cell table:formula="of:=[.E443]+IF([.A443]=&quot;forward&quot;;[.B443]*[.C443])" office:value-type="float" office:value="139698" calcext:value-type="float">
            <text:p>1396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444]+IF([.A444]=&quot;down&quot;;[.B444])+IF([.A444]=&quot;up&quot;;-[.B444])" office:value-type="float" office:value="368" calcext:value-type="float">
            <text:p>368</text:p>
          </table:table-cell>
          <table:table-cell table:formula="of:=[.D444]+IF([.A444]=&quot;forward&quot;;[.B444])" office:value-type="float" office:value="825" calcext:value-type="float">
            <text:p>825</text:p>
          </table:table-cell>
          <table:table-cell table:formula="of:=[.E444]+IF([.A444]=&quot;forward&quot;;[.B444]*[.C444])" office:value-type="float" office:value="139698" calcext:value-type="float">
            <text:p>1396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445]+IF([.A445]=&quot;down&quot;;[.B445])+IF([.A445]=&quot;up&quot;;-[.B445])" office:value-type="float" office:value="368" calcext:value-type="float">
            <text:p>368</text:p>
          </table:table-cell>
          <table:table-cell table:formula="of:=[.D445]+IF([.A445]=&quot;forward&quot;;[.B445])" office:value-type="float" office:value="828" calcext:value-type="float">
            <text:p>828</text:p>
          </table:table-cell>
          <table:table-cell table:formula="of:=[.E445]+IF([.A445]=&quot;forward&quot;;[.B445]*[.C445])" office:value-type="float" office:value="140802" calcext:value-type="float">
            <text:p>1408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446]+IF([.A446]=&quot;down&quot;;[.B446])+IF([.A446]=&quot;up&quot;;-[.B446])" office:value-type="float" office:value="368" calcext:value-type="float">
            <text:p>368</text:p>
          </table:table-cell>
          <table:table-cell table:formula="of:=[.D446]+IF([.A446]=&quot;forward&quot;;[.B446])" office:value-type="float" office:value="830" calcext:value-type="float">
            <text:p>830</text:p>
          </table:table-cell>
          <table:table-cell table:formula="of:=[.E446]+IF([.A446]=&quot;forward&quot;;[.B446]*[.C446])" office:value-type="float" office:value="141538" calcext:value-type="float">
            <text:p>1415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447]+IF([.A447]=&quot;down&quot;;[.B447])+IF([.A447]=&quot;up&quot;;-[.B447])" office:value-type="float" office:value="366" calcext:value-type="float">
            <text:p>366</text:p>
          </table:table-cell>
          <table:table-cell table:formula="of:=[.D447]+IF([.A447]=&quot;forward&quot;;[.B447])" office:value-type="float" office:value="830" calcext:value-type="float">
            <text:p>830</text:p>
          </table:table-cell>
          <table:table-cell table:formula="of:=[.E447]+IF([.A447]=&quot;forward&quot;;[.B447]*[.C447])" office:value-type="float" office:value="141538" calcext:value-type="float">
            <text:p>1415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448]+IF([.A448]=&quot;down&quot;;[.B448])+IF([.A448]=&quot;up&quot;;-[.B448])" office:value-type="float" office:value="361" calcext:value-type="float">
            <text:p>361</text:p>
          </table:table-cell>
          <table:table-cell table:formula="of:=[.D448]+IF([.A448]=&quot;forward&quot;;[.B448])" office:value-type="float" office:value="830" calcext:value-type="float">
            <text:p>830</text:p>
          </table:table-cell>
          <table:table-cell table:formula="of:=[.E448]+IF([.A448]=&quot;forward&quot;;[.B448]*[.C448])" office:value-type="float" office:value="141538" calcext:value-type="float">
            <text:p>1415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449]+IF([.A449]=&quot;down&quot;;[.B449])+IF([.A449]=&quot;up&quot;;-[.B449])" office:value-type="float" office:value="353" calcext:value-type="float">
            <text:p>353</text:p>
          </table:table-cell>
          <table:table-cell table:formula="of:=[.D449]+IF([.A449]=&quot;forward&quot;;[.B449])" office:value-type="float" office:value="830" calcext:value-type="float">
            <text:p>830</text:p>
          </table:table-cell>
          <table:table-cell table:formula="of:=[.E449]+IF([.A449]=&quot;forward&quot;;[.B449]*[.C449])" office:value-type="float" office:value="141538" calcext:value-type="float">
            <text:p>1415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450]+IF([.A450]=&quot;down&quot;;[.B450])+IF([.A450]=&quot;up&quot;;-[.B450])" office:value-type="float" office:value="353" calcext:value-type="float">
            <text:p>353</text:p>
          </table:table-cell>
          <table:table-cell table:formula="of:=[.D450]+IF([.A450]=&quot;forward&quot;;[.B450])" office:value-type="float" office:value="834" calcext:value-type="float">
            <text:p>834</text:p>
          </table:table-cell>
          <table:table-cell table:formula="of:=[.E450]+IF([.A450]=&quot;forward&quot;;[.B450]*[.C450])" office:value-type="float" office:value="142950" calcext:value-type="float">
            <text:p>1429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451]+IF([.A451]=&quot;down&quot;;[.B451])+IF([.A451]=&quot;up&quot;;-[.B451])" office:value-type="float" office:value="353" calcext:value-type="float">
            <text:p>353</text:p>
          </table:table-cell>
          <table:table-cell table:formula="of:=[.D451]+IF([.A451]=&quot;forward&quot;;[.B451])" office:value-type="float" office:value="842" calcext:value-type="float">
            <text:p>842</text:p>
          </table:table-cell>
          <table:table-cell table:formula="of:=[.E451]+IF([.A451]=&quot;forward&quot;;[.B451]*[.C451])" office:value-type="float" office:value="145774" calcext:value-type="float">
            <text:p>1457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452]+IF([.A452]=&quot;down&quot;;[.B452])+IF([.A452]=&quot;up&quot;;-[.B452])" office:value-type="float" office:value="353" calcext:value-type="float">
            <text:p>353</text:p>
          </table:table-cell>
          <table:table-cell table:formula="of:=[.D452]+IF([.A452]=&quot;forward&quot;;[.B452])" office:value-type="float" office:value="845" calcext:value-type="float">
            <text:p>845</text:p>
          </table:table-cell>
          <table:table-cell table:formula="of:=[.E452]+IF([.A452]=&quot;forward&quot;;[.B452]*[.C452])" office:value-type="float" office:value="146833" calcext:value-type="float">
            <text:p>1468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453]+IF([.A453]=&quot;down&quot;;[.B453])+IF([.A453]=&quot;up&quot;;-[.B453])" office:value-type="float" office:value="348" calcext:value-type="float">
            <text:p>348</text:p>
          </table:table-cell>
          <table:table-cell table:formula="of:=[.D453]+IF([.A453]=&quot;forward&quot;;[.B453])" office:value-type="float" office:value="845" calcext:value-type="float">
            <text:p>845</text:p>
          </table:table-cell>
          <table:table-cell table:formula="of:=[.E453]+IF([.A453]=&quot;forward&quot;;[.B453]*[.C453])" office:value-type="float" office:value="146833" calcext:value-type="float">
            <text:p>1468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454]+IF([.A454]=&quot;down&quot;;[.B454])+IF([.A454]=&quot;up&quot;;-[.B454])" office:value-type="float" office:value="349" calcext:value-type="float">
            <text:p>349</text:p>
          </table:table-cell>
          <table:table-cell table:formula="of:=[.D454]+IF([.A454]=&quot;forward&quot;;[.B454])" office:value-type="float" office:value="845" calcext:value-type="float">
            <text:p>845</text:p>
          </table:table-cell>
          <table:table-cell table:formula="of:=[.E454]+IF([.A454]=&quot;forward&quot;;[.B454]*[.C454])" office:value-type="float" office:value="146833" calcext:value-type="float">
            <text:p>1468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455]+IF([.A455]=&quot;down&quot;;[.B455])+IF([.A455]=&quot;up&quot;;-[.B455])" office:value-type="float" office:value="349" calcext:value-type="float">
            <text:p>349</text:p>
          </table:table-cell>
          <table:table-cell table:formula="of:=[.D455]+IF([.A455]=&quot;forward&quot;;[.B455])" office:value-type="float" office:value="847" calcext:value-type="float">
            <text:p>847</text:p>
          </table:table-cell>
          <table:table-cell table:formula="of:=[.E455]+IF([.A455]=&quot;forward&quot;;[.B455]*[.C455])" office:value-type="float" office:value="147531" calcext:value-type="float">
            <text:p>1475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456]+IF([.A456]=&quot;down&quot;;[.B456])+IF([.A456]=&quot;up&quot;;-[.B456])" office:value-type="float" office:value="356" calcext:value-type="float">
            <text:p>356</text:p>
          </table:table-cell>
          <table:table-cell table:formula="of:=[.D456]+IF([.A456]=&quot;forward&quot;;[.B456])" office:value-type="float" office:value="847" calcext:value-type="float">
            <text:p>847</text:p>
          </table:table-cell>
          <table:table-cell table:formula="of:=[.E456]+IF([.A456]=&quot;forward&quot;;[.B456]*[.C456])" office:value-type="float" office:value="147531" calcext:value-type="float">
            <text:p>1475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457]+IF([.A457]=&quot;down&quot;;[.B457])+IF([.A457]=&quot;up&quot;;-[.B457])" office:value-type="float" office:value="364" calcext:value-type="float">
            <text:p>364</text:p>
          </table:table-cell>
          <table:table-cell table:formula="of:=[.D457]+IF([.A457]=&quot;forward&quot;;[.B457])" office:value-type="float" office:value="847" calcext:value-type="float">
            <text:p>847</text:p>
          </table:table-cell>
          <table:table-cell table:formula="of:=[.E457]+IF([.A457]=&quot;forward&quot;;[.B457]*[.C457])" office:value-type="float" office:value="147531" calcext:value-type="float">
            <text:p>1475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[.C458]+IF([.A458]=&quot;down&quot;;[.B458])+IF([.A458]=&quot;up&quot;;-[.B458])" office:value-type="float" office:value="364" calcext:value-type="float">
            <text:p>364</text:p>
          </table:table-cell>
          <table:table-cell table:formula="of:=[.D458]+IF([.A458]=&quot;forward&quot;;[.B458])" office:value-type="float" office:value="850" calcext:value-type="float">
            <text:p>850</text:p>
          </table:table-cell>
          <table:table-cell table:formula="of:=[.E458]+IF([.A458]=&quot;forward&quot;;[.B458]*[.C458])" office:value-type="float" office:value="148623" calcext:value-type="float">
            <text:p>1486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459]+IF([.A459]=&quot;down&quot;;[.B459])+IF([.A459]=&quot;up&quot;;-[.B459])" office:value-type="float" office:value="363" calcext:value-type="float">
            <text:p>363</text:p>
          </table:table-cell>
          <table:table-cell table:formula="of:=[.D459]+IF([.A459]=&quot;forward&quot;;[.B459])" office:value-type="float" office:value="850" calcext:value-type="float">
            <text:p>850</text:p>
          </table:table-cell>
          <table:table-cell table:formula="of:=[.E459]+IF([.A459]=&quot;forward&quot;;[.B459]*[.C459])" office:value-type="float" office:value="148623" calcext:value-type="float">
            <text:p>1486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460]+IF([.A460]=&quot;down&quot;;[.B460])+IF([.A460]=&quot;up&quot;;-[.B460])" office:value-type="float" office:value="363" calcext:value-type="float">
            <text:p>363</text:p>
          </table:table-cell>
          <table:table-cell table:formula="of:=[.D460]+IF([.A460]=&quot;forward&quot;;[.B460])" office:value-type="float" office:value="855" calcext:value-type="float">
            <text:p>855</text:p>
          </table:table-cell>
          <table:table-cell table:formula="of:=[.E460]+IF([.A460]=&quot;forward&quot;;[.B460]*[.C460])" office:value-type="float" office:value="150438" calcext:value-type="float">
            <text:p>1504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461]+IF([.A461]=&quot;down&quot;;[.B461])+IF([.A461]=&quot;up&quot;;-[.B461])" office:value-type="float" office:value="363" calcext:value-type="float">
            <text:p>363</text:p>
          </table:table-cell>
          <table:table-cell table:formula="of:=[.D461]+IF([.A461]=&quot;forward&quot;;[.B461])" office:value-type="float" office:value="862" calcext:value-type="float">
            <text:p>862</text:p>
          </table:table-cell>
          <table:table-cell table:formula="of:=[.E461]+IF([.A461]=&quot;forward&quot;;[.B461]*[.C461])" office:value-type="float" office:value="152979" calcext:value-type="float">
            <text:p>1529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462]+IF([.A462]=&quot;down&quot;;[.B462])+IF([.A462]=&quot;up&quot;;-[.B462])" office:value-type="float" office:value="363" calcext:value-type="float">
            <text:p>363</text:p>
          </table:table-cell>
          <table:table-cell table:formula="of:=[.D462]+IF([.A462]=&quot;forward&quot;;[.B462])" office:value-type="float" office:value="871" calcext:value-type="float">
            <text:p>871</text:p>
          </table:table-cell>
          <table:table-cell table:formula="of:=[.E462]+IF([.A462]=&quot;forward&quot;;[.B462]*[.C462])" office:value-type="float" office:value="156246" calcext:value-type="float">
            <text:p>1562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463]+IF([.A463]=&quot;down&quot;;[.B463])+IF([.A463]=&quot;up&quot;;-[.B463])" office:value-type="float" office:value="356" calcext:value-type="float">
            <text:p>356</text:p>
          </table:table-cell>
          <table:table-cell table:formula="of:=[.D463]+IF([.A463]=&quot;forward&quot;;[.B463])" office:value-type="float" office:value="871" calcext:value-type="float">
            <text:p>871</text:p>
          </table:table-cell>
          <table:table-cell table:formula="of:=[.E463]+IF([.A463]=&quot;forward&quot;;[.B463]*[.C463])" office:value-type="float" office:value="156246" calcext:value-type="float">
            <text:p>1562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464]+IF([.A464]=&quot;down&quot;;[.B464])+IF([.A464]=&quot;up&quot;;-[.B464])" office:value-type="float" office:value="356" calcext:value-type="float">
            <text:p>356</text:p>
          </table:table-cell>
          <table:table-cell table:formula="of:=[.D464]+IF([.A464]=&quot;forward&quot;;[.B464])" office:value-type="float" office:value="875" calcext:value-type="float">
            <text:p>875</text:p>
          </table:table-cell>
          <table:table-cell table:formula="of:=[.E464]+IF([.A464]=&quot;forward&quot;;[.B464]*[.C464])" office:value-type="float" office:value="157670" calcext:value-type="float">
            <text:p>1576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465]+IF([.A465]=&quot;down&quot;;[.B465])+IF([.A465]=&quot;up&quot;;-[.B465])" office:value-type="float" office:value="360" calcext:value-type="float">
            <text:p>360</text:p>
          </table:table-cell>
          <table:table-cell table:formula="of:=[.D465]+IF([.A465]=&quot;forward&quot;;[.B465])" office:value-type="float" office:value="875" calcext:value-type="float">
            <text:p>875</text:p>
          </table:table-cell>
          <table:table-cell table:formula="of:=[.E465]+IF([.A465]=&quot;forward&quot;;[.B465]*[.C465])" office:value-type="float" office:value="157670" calcext:value-type="float">
            <text:p>1576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466]+IF([.A466]=&quot;down&quot;;[.B466])+IF([.A466]=&quot;up&quot;;-[.B466])" office:value-type="float" office:value="358" calcext:value-type="float">
            <text:p>358</text:p>
          </table:table-cell>
          <table:table-cell table:formula="of:=[.D466]+IF([.A466]=&quot;forward&quot;;[.B466])" office:value-type="float" office:value="875" calcext:value-type="float">
            <text:p>875</text:p>
          </table:table-cell>
          <table:table-cell table:formula="of:=[.E466]+IF([.A466]=&quot;forward&quot;;[.B466]*[.C466])" office:value-type="float" office:value="157670" calcext:value-type="float">
            <text:p>1576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467]+IF([.A467]=&quot;down&quot;;[.B467])+IF([.A467]=&quot;up&quot;;-[.B467])" office:value-type="float" office:value="358" calcext:value-type="float">
            <text:p>358</text:p>
          </table:table-cell>
          <table:table-cell table:formula="of:=[.D467]+IF([.A467]=&quot;forward&quot;;[.B467])" office:value-type="float" office:value="879" calcext:value-type="float">
            <text:p>879</text:p>
          </table:table-cell>
          <table:table-cell table:formula="of:=[.E467]+IF([.A467]=&quot;forward&quot;;[.B467]*[.C467])" office:value-type="float" office:value="159102" calcext:value-type="float">
            <text:p>159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468]+IF([.A468]=&quot;down&quot;;[.B468])+IF([.A468]=&quot;up&quot;;-[.B468])" office:value-type="float" office:value="358" calcext:value-type="float">
            <text:p>358</text:p>
          </table:table-cell>
          <table:table-cell table:formula="of:=[.D468]+IF([.A468]=&quot;forward&quot;;[.B468])" office:value-type="float" office:value="884" calcext:value-type="float">
            <text:p>884</text:p>
          </table:table-cell>
          <table:table-cell table:formula="of:=[.E468]+IF([.A468]=&quot;forward&quot;;[.B468]*[.C468])" office:value-type="float" office:value="160892" calcext:value-type="float">
            <text:p>1608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469]+IF([.A469]=&quot;down&quot;;[.B469])+IF([.A469]=&quot;up&quot;;-[.B469])" office:value-type="float" office:value="358" calcext:value-type="float">
            <text:p>358</text:p>
          </table:table-cell>
          <table:table-cell table:formula="of:=[.D469]+IF([.A469]=&quot;forward&quot;;[.B469])" office:value-type="float" office:value="887" calcext:value-type="float">
            <text:p>887</text:p>
          </table:table-cell>
          <table:table-cell table:formula="of:=[.E469]+IF([.A469]=&quot;forward&quot;;[.B469]*[.C469])" office:value-type="float" office:value="161966" calcext:value-type="float">
            <text:p>1619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470]+IF([.A470]=&quot;down&quot;;[.B470])+IF([.A470]=&quot;up&quot;;-[.B470])" office:value-type="float" office:value="349" calcext:value-type="float">
            <text:p>349</text:p>
          </table:table-cell>
          <table:table-cell table:formula="of:=[.D470]+IF([.A470]=&quot;forward&quot;;[.B470])" office:value-type="float" office:value="887" calcext:value-type="float">
            <text:p>887</text:p>
          </table:table-cell>
          <table:table-cell table:formula="of:=[.E470]+IF([.A470]=&quot;forward&quot;;[.B470]*[.C470])" office:value-type="float" office:value="161966" calcext:value-type="float">
            <text:p>1619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471]+IF([.A471]=&quot;down&quot;;[.B471])+IF([.A471]=&quot;up&quot;;-[.B471])" office:value-type="float" office:value="349" calcext:value-type="float">
            <text:p>349</text:p>
          </table:table-cell>
          <table:table-cell table:formula="of:=[.D471]+IF([.A471]=&quot;forward&quot;;[.B471])" office:value-type="float" office:value="893" calcext:value-type="float">
            <text:p>893</text:p>
          </table:table-cell>
          <table:table-cell table:formula="of:=[.E471]+IF([.A471]=&quot;forward&quot;;[.B471]*[.C471])" office:value-type="float" office:value="164060" calcext:value-type="float">
            <text:p>1640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472]+IF([.A472]=&quot;down&quot;;[.B472])+IF([.A472]=&quot;up&quot;;-[.B472])" office:value-type="float" office:value="349" calcext:value-type="float">
            <text:p>349</text:p>
          </table:table-cell>
          <table:table-cell table:formula="of:=[.D472]+IF([.A472]=&quot;forward&quot;;[.B472])" office:value-type="float" office:value="901" calcext:value-type="float">
            <text:p>901</text:p>
          </table:table-cell>
          <table:table-cell table:formula="of:=[.E472]+IF([.A472]=&quot;forward&quot;;[.B472]*[.C472])" office:value-type="float" office:value="166852" calcext:value-type="float">
            <text:p>1668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473]+IF([.A473]=&quot;down&quot;;[.B473])+IF([.A473]=&quot;up&quot;;-[.B473])" office:value-type="float" office:value="358" calcext:value-type="float">
            <text:p>358</text:p>
          </table:table-cell>
          <table:table-cell table:formula="of:=[.D473]+IF([.A473]=&quot;forward&quot;;[.B473])" office:value-type="float" office:value="901" calcext:value-type="float">
            <text:p>901</text:p>
          </table:table-cell>
          <table:table-cell table:formula="of:=[.E473]+IF([.A473]=&quot;forward&quot;;[.B473]*[.C473])" office:value-type="float" office:value="166852" calcext:value-type="float">
            <text:p>1668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474]+IF([.A474]=&quot;down&quot;;[.B474])+IF([.A474]=&quot;up&quot;;-[.B474])" office:value-type="float" office:value="359" calcext:value-type="float">
            <text:p>359</text:p>
          </table:table-cell>
          <table:table-cell table:formula="of:=[.D474]+IF([.A474]=&quot;forward&quot;;[.B474])" office:value-type="float" office:value="901" calcext:value-type="float">
            <text:p>901</text:p>
          </table:table-cell>
          <table:table-cell table:formula="of:=[.E474]+IF([.A474]=&quot;forward&quot;;[.B474]*[.C474])" office:value-type="float" office:value="166852" calcext:value-type="float">
            <text:p>1668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475]+IF([.A475]=&quot;down&quot;;[.B475])+IF([.A475]=&quot;up&quot;;-[.B475])" office:value-type="float" office:value="359" calcext:value-type="float">
            <text:p>359</text:p>
          </table:table-cell>
          <table:table-cell table:formula="of:=[.D475]+IF([.A475]=&quot;forward&quot;;[.B475])" office:value-type="float" office:value="902" calcext:value-type="float">
            <text:p>902</text:p>
          </table:table-cell>
          <table:table-cell table:formula="of:=[.E475]+IF([.A475]=&quot;forward&quot;;[.B475]*[.C475])" office:value-type="float" office:value="167211" calcext:value-type="float">
            <text:p>1672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476]+IF([.A476]=&quot;down&quot;;[.B476])+IF([.A476]=&quot;up&quot;;-[.B476])" office:value-type="float" office:value="364" calcext:value-type="float">
            <text:p>364</text:p>
          </table:table-cell>
          <table:table-cell table:formula="of:=[.D476]+IF([.A476]=&quot;forward&quot;;[.B476])" office:value-type="float" office:value="902" calcext:value-type="float">
            <text:p>902</text:p>
          </table:table-cell>
          <table:table-cell table:formula="of:=[.E476]+IF([.A476]=&quot;forward&quot;;[.B476]*[.C476])" office:value-type="float" office:value="167211" calcext:value-type="float">
            <text:p>1672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477]+IF([.A477]=&quot;down&quot;;[.B477])+IF([.A477]=&quot;up&quot;;-[.B477])" office:value-type="float" office:value="366" calcext:value-type="float">
            <text:p>366</text:p>
          </table:table-cell>
          <table:table-cell table:formula="of:=[.D477]+IF([.A477]=&quot;forward&quot;;[.B477])" office:value-type="float" office:value="902" calcext:value-type="float">
            <text:p>902</text:p>
          </table:table-cell>
          <table:table-cell table:formula="of:=[.E477]+IF([.A477]=&quot;forward&quot;;[.B477]*[.C477])" office:value-type="float" office:value="167211" calcext:value-type="float">
            <text:p>1672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478]+IF([.A478]=&quot;down&quot;;[.B478])+IF([.A478]=&quot;up&quot;;-[.B478])" office:value-type="float" office:value="366" calcext:value-type="float">
            <text:p>366</text:p>
          </table:table-cell>
          <table:table-cell table:formula="of:=[.D478]+IF([.A478]=&quot;forward&quot;;[.B478])" office:value-type="float" office:value="911" calcext:value-type="float">
            <text:p>911</text:p>
          </table:table-cell>
          <table:table-cell table:formula="of:=[.E478]+IF([.A478]=&quot;forward&quot;;[.B478]*[.C478])" office:value-type="float" office:value="170505" calcext:value-type="float">
            <text:p>1705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479]+IF([.A479]=&quot;down&quot;;[.B479])+IF([.A479]=&quot;up&quot;;-[.B479])" office:value-type="float" office:value="368" calcext:value-type="float">
            <text:p>368</text:p>
          </table:table-cell>
          <table:table-cell table:formula="of:=[.D479]+IF([.A479]=&quot;forward&quot;;[.B479])" office:value-type="float" office:value="911" calcext:value-type="float">
            <text:p>911</text:p>
          </table:table-cell>
          <table:table-cell table:formula="of:=[.E479]+IF([.A479]=&quot;forward&quot;;[.B479]*[.C479])" office:value-type="float" office:value="170505" calcext:value-type="float">
            <text:p>1705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480]+IF([.A480]=&quot;down&quot;;[.B480])+IF([.A480]=&quot;up&quot;;-[.B480])" office:value-type="float" office:value="359" calcext:value-type="float">
            <text:p>359</text:p>
          </table:table-cell>
          <table:table-cell table:formula="of:=[.D480]+IF([.A480]=&quot;forward&quot;;[.B480])" office:value-type="float" office:value="911" calcext:value-type="float">
            <text:p>911</text:p>
          </table:table-cell>
          <table:table-cell table:formula="of:=[.E480]+IF([.A480]=&quot;forward&quot;;[.B480]*[.C480])" office:value-type="float" office:value="170505" calcext:value-type="float">
            <text:p>1705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481]+IF([.A481]=&quot;down&quot;;[.B481])+IF([.A481]=&quot;up&quot;;-[.B481])" office:value-type="float" office:value="360" calcext:value-type="float">
            <text:p>360</text:p>
          </table:table-cell>
          <table:table-cell table:formula="of:=[.D481]+IF([.A481]=&quot;forward&quot;;[.B481])" office:value-type="float" office:value="911" calcext:value-type="float">
            <text:p>911</text:p>
          </table:table-cell>
          <table:table-cell table:formula="of:=[.E481]+IF([.A481]=&quot;forward&quot;;[.B481]*[.C481])" office:value-type="float" office:value="170505" calcext:value-type="float">
            <text:p>1705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482]+IF([.A482]=&quot;down&quot;;[.B482])+IF([.A482]=&quot;up&quot;;-[.B482])" office:value-type="float" office:value="360" calcext:value-type="float">
            <text:p>360</text:p>
          </table:table-cell>
          <table:table-cell table:formula="of:=[.D482]+IF([.A482]=&quot;forward&quot;;[.B482])" office:value-type="float" office:value="916" calcext:value-type="float">
            <text:p>916</text:p>
          </table:table-cell>
          <table:table-cell table:formula="of:=[.E482]+IF([.A482]=&quot;forward&quot;;[.B482]*[.C482])" office:value-type="float" office:value="172305" calcext:value-type="float">
            <text:p>1723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483]+IF([.A483]=&quot;down&quot;;[.B483])+IF([.A483]=&quot;up&quot;;-[.B483])" office:value-type="float" office:value="360" calcext:value-type="float">
            <text:p>360</text:p>
          </table:table-cell>
          <table:table-cell table:formula="of:=[.D483]+IF([.A483]=&quot;forward&quot;;[.B483])" office:value-type="float" office:value="924" calcext:value-type="float">
            <text:p>924</text:p>
          </table:table-cell>
          <table:table-cell table:formula="of:=[.E483]+IF([.A483]=&quot;forward&quot;;[.B483]*[.C483])" office:value-type="float" office:value="175185" calcext:value-type="float">
            <text:p>1751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484]+IF([.A484]=&quot;down&quot;;[.B484])+IF([.A484]=&quot;up&quot;;-[.B484])" office:value-type="float" office:value="358" calcext:value-type="float">
            <text:p>358</text:p>
          </table:table-cell>
          <table:table-cell table:formula="of:=[.D484]+IF([.A484]=&quot;forward&quot;;[.B484])" office:value-type="float" office:value="924" calcext:value-type="float">
            <text:p>924</text:p>
          </table:table-cell>
          <table:table-cell table:formula="of:=[.E484]+IF([.A484]=&quot;forward&quot;;[.B484]*[.C484])" office:value-type="float" office:value="175185" calcext:value-type="float">
            <text:p>1751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485]+IF([.A485]=&quot;down&quot;;[.B485])+IF([.A485]=&quot;up&quot;;-[.B485])" office:value-type="float" office:value="358" calcext:value-type="float">
            <text:p>358</text:p>
          </table:table-cell>
          <table:table-cell table:formula="of:=[.D485]+IF([.A485]=&quot;forward&quot;;[.B485])" office:value-type="float" office:value="930" calcext:value-type="float">
            <text:p>930</text:p>
          </table:table-cell>
          <table:table-cell table:formula="of:=[.E485]+IF([.A485]=&quot;forward&quot;;[.B485]*[.C485])" office:value-type="float" office:value="177333" calcext:value-type="float">
            <text:p>177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486]+IF([.A486]=&quot;down&quot;;[.B486])+IF([.A486]=&quot;up&quot;;-[.B486])" office:value-type="float" office:value="362" calcext:value-type="float">
            <text:p>362</text:p>
          </table:table-cell>
          <table:table-cell table:formula="of:=[.D486]+IF([.A486]=&quot;forward&quot;;[.B486])" office:value-type="float" office:value="930" calcext:value-type="float">
            <text:p>930</text:p>
          </table:table-cell>
          <table:table-cell table:formula="of:=[.E486]+IF([.A486]=&quot;forward&quot;;[.B486]*[.C486])" office:value-type="float" office:value="177333" calcext:value-type="float">
            <text:p>177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487]+IF([.A487]=&quot;down&quot;;[.B487])+IF([.A487]=&quot;up&quot;;-[.B487])" office:value-type="float" office:value="371" calcext:value-type="float">
            <text:p>371</text:p>
          </table:table-cell>
          <table:table-cell table:formula="of:=[.D487]+IF([.A487]=&quot;forward&quot;;[.B487])" office:value-type="float" office:value="930" calcext:value-type="float">
            <text:p>930</text:p>
          </table:table-cell>
          <table:table-cell table:formula="of:=[.E487]+IF([.A487]=&quot;forward&quot;;[.B487]*[.C487])" office:value-type="float" office:value="177333" calcext:value-type="float">
            <text:p>177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488]+IF([.A488]=&quot;down&quot;;[.B488])+IF([.A488]=&quot;up&quot;;-[.B488])" office:value-type="float" office:value="371" calcext:value-type="float">
            <text:p>371</text:p>
          </table:table-cell>
          <table:table-cell table:formula="of:=[.D488]+IF([.A488]=&quot;forward&quot;;[.B488])" office:value-type="float" office:value="934" calcext:value-type="float">
            <text:p>934</text:p>
          </table:table-cell>
          <table:table-cell table:formula="of:=[.E488]+IF([.A488]=&quot;forward&quot;;[.B488]*[.C488])" office:value-type="float" office:value="178817" calcext:value-type="float">
            <text:p>1788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489]+IF([.A489]=&quot;down&quot;;[.B489])+IF([.A489]=&quot;up&quot;;-[.B489])" office:value-type="float" office:value="371" calcext:value-type="float">
            <text:p>371</text:p>
          </table:table-cell>
          <table:table-cell table:formula="of:=[.D489]+IF([.A489]=&quot;forward&quot;;[.B489])" office:value-type="float" office:value="935" calcext:value-type="float">
            <text:p>935</text:p>
          </table:table-cell>
          <table:table-cell table:formula="of:=[.E489]+IF([.A489]=&quot;forward&quot;;[.B489]*[.C489])" office:value-type="float" office:value="179188" calcext:value-type="float">
            <text:p>1791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490]+IF([.A490]=&quot;down&quot;;[.B490])+IF([.A490]=&quot;up&quot;;-[.B490])" office:value-type="float" office:value="374" calcext:value-type="float">
            <text:p>374</text:p>
          </table:table-cell>
          <table:table-cell table:formula="of:=[.D490]+IF([.A490]=&quot;forward&quot;;[.B490])" office:value-type="float" office:value="935" calcext:value-type="float">
            <text:p>935</text:p>
          </table:table-cell>
          <table:table-cell table:formula="of:=[.E490]+IF([.A490]=&quot;forward&quot;;[.B490]*[.C490])" office:value-type="float" office:value="179188" calcext:value-type="float">
            <text:p>1791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491]+IF([.A491]=&quot;down&quot;;[.B491])+IF([.A491]=&quot;up&quot;;-[.B491])" office:value-type="float" office:value="377" calcext:value-type="float">
            <text:p>377</text:p>
          </table:table-cell>
          <table:table-cell table:formula="of:=[.D491]+IF([.A491]=&quot;forward&quot;;[.B491])" office:value-type="float" office:value="935" calcext:value-type="float">
            <text:p>935</text:p>
          </table:table-cell>
          <table:table-cell table:formula="of:=[.E491]+IF([.A491]=&quot;forward&quot;;[.B491]*[.C491])" office:value-type="float" office:value="179188" calcext:value-type="float">
            <text:p>1791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492]+IF([.A492]=&quot;down&quot;;[.B492])+IF([.A492]=&quot;up&quot;;-[.B492])" office:value-type="float" office:value="372" calcext:value-type="float">
            <text:p>372</text:p>
          </table:table-cell>
          <table:table-cell table:formula="of:=[.D492]+IF([.A492]=&quot;forward&quot;;[.B492])" office:value-type="float" office:value="935" calcext:value-type="float">
            <text:p>935</text:p>
          </table:table-cell>
          <table:table-cell table:formula="of:=[.E492]+IF([.A492]=&quot;forward&quot;;[.B492]*[.C492])" office:value-type="float" office:value="179188" calcext:value-type="float">
            <text:p>1791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493]+IF([.A493]=&quot;down&quot;;[.B493])+IF([.A493]=&quot;up&quot;;-[.B493])" office:value-type="float" office:value="372" calcext:value-type="float">
            <text:p>372</text:p>
          </table:table-cell>
          <table:table-cell table:formula="of:=[.D493]+IF([.A493]=&quot;forward&quot;;[.B493])" office:value-type="float" office:value="940" calcext:value-type="float">
            <text:p>940</text:p>
          </table:table-cell>
          <table:table-cell table:formula="of:=[.E493]+IF([.A493]=&quot;forward&quot;;[.B493]*[.C493])" office:value-type="float" office:value="181048" calcext:value-type="float">
            <text:p>1810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494]+IF([.A494]=&quot;down&quot;;[.B494])+IF([.A494]=&quot;up&quot;;-[.B494])" office:value-type="float" office:value="378" calcext:value-type="float">
            <text:p>378</text:p>
          </table:table-cell>
          <table:table-cell table:formula="of:=[.D494]+IF([.A494]=&quot;forward&quot;;[.B494])" office:value-type="float" office:value="940" calcext:value-type="float">
            <text:p>940</text:p>
          </table:table-cell>
          <table:table-cell table:formula="of:=[.E494]+IF([.A494]=&quot;forward&quot;;[.B494]*[.C494])" office:value-type="float" office:value="181048" calcext:value-type="float">
            <text:p>1810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495]+IF([.A495]=&quot;down&quot;;[.B495])+IF([.A495]=&quot;up&quot;;-[.B495])" office:value-type="float" office:value="378" calcext:value-type="float">
            <text:p>378</text:p>
          </table:table-cell>
          <table:table-cell table:formula="of:=[.D495]+IF([.A495]=&quot;forward&quot;;[.B495])" office:value-type="float" office:value="943" calcext:value-type="float">
            <text:p>943</text:p>
          </table:table-cell>
          <table:table-cell table:formula="of:=[.E495]+IF([.A495]=&quot;forward&quot;;[.B495]*[.C495])" office:value-type="float" office:value="182182" calcext:value-type="float">
            <text:p>1821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496]+IF([.A496]=&quot;down&quot;;[.B496])+IF([.A496]=&quot;up&quot;;-[.B496])" office:value-type="float" office:value="380" calcext:value-type="float">
            <text:p>380</text:p>
          </table:table-cell>
          <table:table-cell table:formula="of:=[.D496]+IF([.A496]=&quot;forward&quot;;[.B496])" office:value-type="float" office:value="943" calcext:value-type="float">
            <text:p>943</text:p>
          </table:table-cell>
          <table:table-cell table:formula="of:=[.E496]+IF([.A496]=&quot;forward&quot;;[.B496]*[.C496])" office:value-type="float" office:value="182182" calcext:value-type="float">
            <text:p>1821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497]+IF([.A497]=&quot;down&quot;;[.B497])+IF([.A497]=&quot;up&quot;;-[.B497])" office:value-type="float" office:value="380" calcext:value-type="float">
            <text:p>380</text:p>
          </table:table-cell>
          <table:table-cell table:formula="of:=[.D497]+IF([.A497]=&quot;forward&quot;;[.B497])" office:value-type="float" office:value="951" calcext:value-type="float">
            <text:p>951</text:p>
          </table:table-cell>
          <table:table-cell table:formula="of:=[.E497]+IF([.A497]=&quot;forward&quot;;[.B497]*[.C497])" office:value-type="float" office:value="185222" calcext:value-type="float">
            <text:p>1852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498]+IF([.A498]=&quot;down&quot;;[.B498])+IF([.A498]=&quot;up&quot;;-[.B498])" office:value-type="float" office:value="387" calcext:value-type="float">
            <text:p>387</text:p>
          </table:table-cell>
          <table:table-cell table:formula="of:=[.D498]+IF([.A498]=&quot;forward&quot;;[.B498])" office:value-type="float" office:value="951" calcext:value-type="float">
            <text:p>951</text:p>
          </table:table-cell>
          <table:table-cell table:formula="of:=[.E498]+IF([.A498]=&quot;forward&quot;;[.B498]*[.C498])" office:value-type="float" office:value="185222" calcext:value-type="float">
            <text:p>1852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499]+IF([.A499]=&quot;down&quot;;[.B499])+IF([.A499]=&quot;up&quot;;-[.B499])" office:value-type="float" office:value="389" calcext:value-type="float">
            <text:p>389</text:p>
          </table:table-cell>
          <table:table-cell table:formula="of:=[.D499]+IF([.A499]=&quot;forward&quot;;[.B499])" office:value-type="float" office:value="951" calcext:value-type="float">
            <text:p>951</text:p>
          </table:table-cell>
          <table:table-cell table:formula="of:=[.E499]+IF([.A499]=&quot;forward&quot;;[.B499]*[.C499])" office:value-type="float" office:value="185222" calcext:value-type="float">
            <text:p>1852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500]+IF([.A500]=&quot;down&quot;;[.B500])+IF([.A500]=&quot;up&quot;;-[.B500])" office:value-type="float" office:value="390" calcext:value-type="float">
            <text:p>390</text:p>
          </table:table-cell>
          <table:table-cell table:formula="of:=[.D500]+IF([.A500]=&quot;forward&quot;;[.B500])" office:value-type="float" office:value="951" calcext:value-type="float">
            <text:p>951</text:p>
          </table:table-cell>
          <table:table-cell table:formula="of:=[.E500]+IF([.A500]=&quot;forward&quot;;[.B500]*[.C500])" office:value-type="float" office:value="185222" calcext:value-type="float">
            <text:p>1852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501]+IF([.A501]=&quot;down&quot;;[.B501])+IF([.A501]=&quot;up&quot;;-[.B501])" office:value-type="float" office:value="390" calcext:value-type="float">
            <text:p>390</text:p>
          </table:table-cell>
          <table:table-cell table:formula="of:=[.D501]+IF([.A501]=&quot;forward&quot;;[.B501])" office:value-type="float" office:value="953" calcext:value-type="float">
            <text:p>953</text:p>
          </table:table-cell>
          <table:table-cell table:formula="of:=[.E501]+IF([.A501]=&quot;forward&quot;;[.B501]*[.C501])" office:value-type="float" office:value="186002" calcext:value-type="float">
            <text:p>1860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502]+IF([.A502]=&quot;down&quot;;[.B502])+IF([.A502]=&quot;up&quot;;-[.B502])" office:value-type="float" office:value="385" calcext:value-type="float">
            <text:p>385</text:p>
          </table:table-cell>
          <table:table-cell table:formula="of:=[.D502]+IF([.A502]=&quot;forward&quot;;[.B502])" office:value-type="float" office:value="953" calcext:value-type="float">
            <text:p>953</text:p>
          </table:table-cell>
          <table:table-cell table:formula="of:=[.E502]+IF([.A502]=&quot;forward&quot;;[.B502]*[.C502])" office:value-type="float" office:value="186002" calcext:value-type="float">
            <text:p>1860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503]+IF([.A503]=&quot;down&quot;;[.B503])+IF([.A503]=&quot;up&quot;;-[.B503])" office:value-type="float" office:value="385" calcext:value-type="float">
            <text:p>385</text:p>
          </table:table-cell>
          <table:table-cell table:formula="of:=[.D503]+IF([.A503]=&quot;forward&quot;;[.B503])" office:value-type="float" office:value="962" calcext:value-type="float">
            <text:p>962</text:p>
          </table:table-cell>
          <table:table-cell table:formula="of:=[.E503]+IF([.A503]=&quot;forward&quot;;[.B503]*[.C503])" office:value-type="float" office:value="189467" calcext:value-type="float">
            <text:p>1894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504]+IF([.A504]=&quot;down&quot;;[.B504])+IF([.A504]=&quot;up&quot;;-[.B504])" office:value-type="float" office:value="385" calcext:value-type="float">
            <text:p>385</text:p>
          </table:table-cell>
          <table:table-cell table:formula="of:=[.D504]+IF([.A504]=&quot;forward&quot;;[.B504])" office:value-type="float" office:value="965" calcext:value-type="float">
            <text:p>965</text:p>
          </table:table-cell>
          <table:table-cell table:formula="of:=[.E504]+IF([.A504]=&quot;forward&quot;;[.B504]*[.C504])" office:value-type="float" office:value="190622" calcext:value-type="float">
            <text:p>1906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505]+IF([.A505]=&quot;down&quot;;[.B505])+IF([.A505]=&quot;up&quot;;-[.B505])" office:value-type="float" office:value="385" calcext:value-type="float">
            <text:p>385</text:p>
          </table:table-cell>
          <table:table-cell table:formula="of:=[.D505]+IF([.A505]=&quot;forward&quot;;[.B505])" office:value-type="float" office:value="970" calcext:value-type="float">
            <text:p>970</text:p>
          </table:table-cell>
          <table:table-cell table:formula="of:=[.E505]+IF([.A505]=&quot;forward&quot;;[.B505]*[.C505])" office:value-type="float" office:value="192547" calcext:value-type="float">
            <text:p>1925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506]+IF([.A506]=&quot;down&quot;;[.B506])+IF([.A506]=&quot;up&quot;;-[.B506])" office:value-type="float" office:value="389" calcext:value-type="float">
            <text:p>389</text:p>
          </table:table-cell>
          <table:table-cell table:formula="of:=[.D506]+IF([.A506]=&quot;forward&quot;;[.B506])" office:value-type="float" office:value="970" calcext:value-type="float">
            <text:p>970</text:p>
          </table:table-cell>
          <table:table-cell table:formula="of:=[.E506]+IF([.A506]=&quot;forward&quot;;[.B506]*[.C506])" office:value-type="float" office:value="192547" calcext:value-type="float">
            <text:p>1925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507]+IF([.A507]=&quot;down&quot;;[.B507])+IF([.A507]=&quot;up&quot;;-[.B507])" office:value-type="float" office:value="382" calcext:value-type="float">
            <text:p>382</text:p>
          </table:table-cell>
          <table:table-cell table:formula="of:=[.D507]+IF([.A507]=&quot;forward&quot;;[.B507])" office:value-type="float" office:value="970" calcext:value-type="float">
            <text:p>970</text:p>
          </table:table-cell>
          <table:table-cell table:formula="of:=[.E507]+IF([.A507]=&quot;forward&quot;;[.B507]*[.C507])" office:value-type="float" office:value="192547" calcext:value-type="float">
            <text:p>1925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508]+IF([.A508]=&quot;down&quot;;[.B508])+IF([.A508]=&quot;up&quot;;-[.B508])" office:value-type="float" office:value="382" calcext:value-type="float">
            <text:p>382</text:p>
          </table:table-cell>
          <table:table-cell table:formula="of:=[.D508]+IF([.A508]=&quot;forward&quot;;[.B508])" office:value-type="float" office:value="976" calcext:value-type="float">
            <text:p>976</text:p>
          </table:table-cell>
          <table:table-cell table:formula="of:=[.E508]+IF([.A508]=&quot;forward&quot;;[.B508]*[.C508])" office:value-type="float" office:value="194839" calcext:value-type="float">
            <text:p>1948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509]+IF([.A509]=&quot;down&quot;;[.B509])+IF([.A509]=&quot;up&quot;;-[.B509])" office:value-type="float" office:value="385" calcext:value-type="float">
            <text:p>385</text:p>
          </table:table-cell>
          <table:table-cell table:formula="of:=[.D509]+IF([.A509]=&quot;forward&quot;;[.B509])" office:value-type="float" office:value="976" calcext:value-type="float">
            <text:p>976</text:p>
          </table:table-cell>
          <table:table-cell table:formula="of:=[.E509]+IF([.A509]=&quot;forward&quot;;[.B509]*[.C509])" office:value-type="float" office:value="194839" calcext:value-type="float">
            <text:p>1948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510]+IF([.A510]=&quot;down&quot;;[.B510])+IF([.A510]=&quot;up&quot;;-[.B510])" office:value-type="float" office:value="385" calcext:value-type="float">
            <text:p>385</text:p>
          </table:table-cell>
          <table:table-cell table:formula="of:=[.D510]+IF([.A510]=&quot;forward&quot;;[.B510])" office:value-type="float" office:value="977" calcext:value-type="float">
            <text:p>977</text:p>
          </table:table-cell>
          <table:table-cell table:formula="of:=[.E510]+IF([.A510]=&quot;forward&quot;;[.B510]*[.C510])" office:value-type="float" office:value="195224" calcext:value-type="float">
            <text:p>1952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511]+IF([.A511]=&quot;down&quot;;[.B511])+IF([.A511]=&quot;up&quot;;-[.B511])" office:value-type="float" office:value="385" calcext:value-type="float">
            <text:p>385</text:p>
          </table:table-cell>
          <table:table-cell table:formula="of:=[.D511]+IF([.A511]=&quot;forward&quot;;[.B511])" office:value-type="float" office:value="984" calcext:value-type="float">
            <text:p>984</text:p>
          </table:table-cell>
          <table:table-cell table:formula="of:=[.E511]+IF([.A511]=&quot;forward&quot;;[.B511]*[.C511])" office:value-type="float" office:value="197919" calcext:value-type="float">
            <text:p>1979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[.C512]+IF([.A512]=&quot;down&quot;;[.B512])+IF([.A512]=&quot;up&quot;;-[.B512])" office:value-type="float" office:value="385" calcext:value-type="float">
            <text:p>385</text:p>
          </table:table-cell>
          <table:table-cell table:formula="of:=[.D512]+IF([.A512]=&quot;forward&quot;;[.B512])" office:value-type="float" office:value="985" calcext:value-type="float">
            <text:p>985</text:p>
          </table:table-cell>
          <table:table-cell table:formula="of:=[.E512]+IF([.A512]=&quot;forward&quot;;[.B512]*[.C512])" office:value-type="float" office:value="198304" calcext:value-type="float">
            <text:p>1983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513]+IF([.A513]=&quot;down&quot;;[.B513])+IF([.A513]=&quot;up&quot;;-[.B513])" office:value-type="float" office:value="381" calcext:value-type="float">
            <text:p>381</text:p>
          </table:table-cell>
          <table:table-cell table:formula="of:=[.D513]+IF([.A513]=&quot;forward&quot;;[.B513])" office:value-type="float" office:value="985" calcext:value-type="float">
            <text:p>985</text:p>
          </table:table-cell>
          <table:table-cell table:formula="of:=[.E513]+IF([.A513]=&quot;forward&quot;;[.B513]*[.C513])" office:value-type="float" office:value="198304" calcext:value-type="float">
            <text:p>1983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514]+IF([.A514]=&quot;down&quot;;[.B514])+IF([.A514]=&quot;up&quot;;-[.B514])" office:value-type="float" office:value="383" calcext:value-type="float">
            <text:p>383</text:p>
          </table:table-cell>
          <table:table-cell table:formula="of:=[.D514]+IF([.A514]=&quot;forward&quot;;[.B514])" office:value-type="float" office:value="985" calcext:value-type="float">
            <text:p>985</text:p>
          </table:table-cell>
          <table:table-cell table:formula="of:=[.E514]+IF([.A514]=&quot;forward&quot;;[.B514]*[.C514])" office:value-type="float" office:value="198304" calcext:value-type="float">
            <text:p>1983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515]+IF([.A515]=&quot;down&quot;;[.B515])+IF([.A515]=&quot;up&quot;;-[.B515])" office:value-type="float" office:value="390" calcext:value-type="float">
            <text:p>390</text:p>
          </table:table-cell>
          <table:table-cell table:formula="of:=[.D515]+IF([.A515]=&quot;forward&quot;;[.B515])" office:value-type="float" office:value="985" calcext:value-type="float">
            <text:p>985</text:p>
          </table:table-cell>
          <table:table-cell table:formula="of:=[.E515]+IF([.A515]=&quot;forward&quot;;[.B515]*[.C515])" office:value-type="float" office:value="198304" calcext:value-type="float">
            <text:p>1983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516]+IF([.A516]=&quot;down&quot;;[.B516])+IF([.A516]=&quot;up&quot;;-[.B516])" office:value-type="float" office:value="381" calcext:value-type="float">
            <text:p>381</text:p>
          </table:table-cell>
          <table:table-cell table:formula="of:=[.D516]+IF([.A516]=&quot;forward&quot;;[.B516])" office:value-type="float" office:value="985" calcext:value-type="float">
            <text:p>985</text:p>
          </table:table-cell>
          <table:table-cell table:formula="of:=[.E516]+IF([.A516]=&quot;forward&quot;;[.B516]*[.C516])" office:value-type="float" office:value="198304" calcext:value-type="float">
            <text:p>1983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517]+IF([.A517]=&quot;down&quot;;[.B517])+IF([.A517]=&quot;up&quot;;-[.B517])" office:value-type="float" office:value="381" calcext:value-type="float">
            <text:p>381</text:p>
          </table:table-cell>
          <table:table-cell table:formula="of:=[.D517]+IF([.A517]=&quot;forward&quot;;[.B517])" office:value-type="float" office:value="994" calcext:value-type="float">
            <text:p>994</text:p>
          </table:table-cell>
          <table:table-cell table:formula="of:=[.E517]+IF([.A517]=&quot;forward&quot;;[.B517]*[.C517])" office:value-type="float" office:value="201733" calcext:value-type="float">
            <text:p>2017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518]+IF([.A518]=&quot;down&quot;;[.B518])+IF([.A518]=&quot;up&quot;;-[.B518])" office:value-type="float" office:value="389" calcext:value-type="float">
            <text:p>389</text:p>
          </table:table-cell>
          <table:table-cell table:formula="of:=[.D518]+IF([.A518]=&quot;forward&quot;;[.B518])" office:value-type="float" office:value="994" calcext:value-type="float">
            <text:p>994</text:p>
          </table:table-cell>
          <table:table-cell table:formula="of:=[.E518]+IF([.A518]=&quot;forward&quot;;[.B518]*[.C518])" office:value-type="float" office:value="201733" calcext:value-type="float">
            <text:p>2017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519]+IF([.A519]=&quot;down&quot;;[.B519])+IF([.A519]=&quot;up&quot;;-[.B519])" office:value-type="float" office:value="390" calcext:value-type="float">
            <text:p>390</text:p>
          </table:table-cell>
          <table:table-cell table:formula="of:=[.D519]+IF([.A519]=&quot;forward&quot;;[.B519])" office:value-type="float" office:value="994" calcext:value-type="float">
            <text:p>994</text:p>
          </table:table-cell>
          <table:table-cell table:formula="of:=[.E519]+IF([.A519]=&quot;forward&quot;;[.B519]*[.C519])" office:value-type="float" office:value="201733" calcext:value-type="float">
            <text:p>2017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520]+IF([.A520]=&quot;down&quot;;[.B520])+IF([.A520]=&quot;up&quot;;-[.B520])" office:value-type="float" office:value="388" calcext:value-type="float">
            <text:p>388</text:p>
          </table:table-cell>
          <table:table-cell table:formula="of:=[.D520]+IF([.A520]=&quot;forward&quot;;[.B520])" office:value-type="float" office:value="994" calcext:value-type="float">
            <text:p>994</text:p>
          </table:table-cell>
          <table:table-cell table:formula="of:=[.E520]+IF([.A520]=&quot;forward&quot;;[.B520]*[.C520])" office:value-type="float" office:value="201733" calcext:value-type="float">
            <text:p>2017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521]+IF([.A521]=&quot;down&quot;;[.B521])+IF([.A521]=&quot;up&quot;;-[.B521])" office:value-type="float" office:value="391" calcext:value-type="float">
            <text:p>391</text:p>
          </table:table-cell>
          <table:table-cell table:formula="of:=[.D521]+IF([.A521]=&quot;forward&quot;;[.B521])" office:value-type="float" office:value="994" calcext:value-type="float">
            <text:p>994</text:p>
          </table:table-cell>
          <table:table-cell table:formula="of:=[.E521]+IF([.A521]=&quot;forward&quot;;[.B521]*[.C521])" office:value-type="float" office:value="201733" calcext:value-type="float">
            <text:p>2017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522]+IF([.A522]=&quot;down&quot;;[.B522])+IF([.A522]=&quot;up&quot;;-[.B522])" office:value-type="float" office:value="391" calcext:value-type="float">
            <text:p>391</text:p>
          </table:table-cell>
          <table:table-cell table:formula="of:=[.D522]+IF([.A522]=&quot;forward&quot;;[.B522])" office:value-type="float" office:value="1001" calcext:value-type="float">
            <text:p>1001</text:p>
          </table:table-cell>
          <table:table-cell table:formula="of:=[.E522]+IF([.A522]=&quot;forward&quot;;[.B522]*[.C522])" office:value-type="float" office:value="204470" calcext:value-type="float">
            <text:p>2044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523]+IF([.A523]=&quot;down&quot;;[.B523])+IF([.A523]=&quot;up&quot;;-[.B523])" office:value-type="float" office:value="399" calcext:value-type="float">
            <text:p>399</text:p>
          </table:table-cell>
          <table:table-cell table:formula="of:=[.D523]+IF([.A523]=&quot;forward&quot;;[.B523])" office:value-type="float" office:value="1001" calcext:value-type="float">
            <text:p>1001</text:p>
          </table:table-cell>
          <table:table-cell table:formula="of:=[.E523]+IF([.A523]=&quot;forward&quot;;[.B523]*[.C523])" office:value-type="float" office:value="204470" calcext:value-type="float">
            <text:p>2044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524]+IF([.A524]=&quot;down&quot;;[.B524])+IF([.A524]=&quot;up&quot;;-[.B524])" office:value-type="float" office:value="404" calcext:value-type="float">
            <text:p>404</text:p>
          </table:table-cell>
          <table:table-cell table:formula="of:=[.D524]+IF([.A524]=&quot;forward&quot;;[.B524])" office:value-type="float" office:value="1001" calcext:value-type="float">
            <text:p>1001</text:p>
          </table:table-cell>
          <table:table-cell table:formula="of:=[.E524]+IF([.A524]=&quot;forward&quot;;[.B524]*[.C524])" office:value-type="float" office:value="204470" calcext:value-type="float">
            <text:p>2044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525]+IF([.A525]=&quot;down&quot;;[.B525])+IF([.A525]=&quot;up&quot;;-[.B525])" office:value-type="float" office:value="409" calcext:value-type="float">
            <text:p>409</text:p>
          </table:table-cell>
          <table:table-cell table:formula="of:=[.D525]+IF([.A525]=&quot;forward&quot;;[.B525])" office:value-type="float" office:value="1001" calcext:value-type="float">
            <text:p>1001</text:p>
          </table:table-cell>
          <table:table-cell table:formula="of:=[.E525]+IF([.A525]=&quot;forward&quot;;[.B525]*[.C525])" office:value-type="float" office:value="204470" calcext:value-type="float">
            <text:p>2044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526]+IF([.A526]=&quot;down&quot;;[.B526])+IF([.A526]=&quot;up&quot;;-[.B526])" office:value-type="float" office:value="401" calcext:value-type="float">
            <text:p>401</text:p>
          </table:table-cell>
          <table:table-cell table:formula="of:=[.D526]+IF([.A526]=&quot;forward&quot;;[.B526])" office:value-type="float" office:value="1001" calcext:value-type="float">
            <text:p>1001</text:p>
          </table:table-cell>
          <table:table-cell table:formula="of:=[.E526]+IF([.A526]=&quot;forward&quot;;[.B526]*[.C526])" office:value-type="float" office:value="204470" calcext:value-type="float">
            <text:p>2044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527]+IF([.A527]=&quot;down&quot;;[.B527])+IF([.A527]=&quot;up&quot;;-[.B527])" office:value-type="float" office:value="401" calcext:value-type="float">
            <text:p>401</text:p>
          </table:table-cell>
          <table:table-cell table:formula="of:=[.D527]+IF([.A527]=&quot;forward&quot;;[.B527])" office:value-type="float" office:value="1002" calcext:value-type="float">
            <text:p>1002</text:p>
          </table:table-cell>
          <table:table-cell table:formula="of:=[.E527]+IF([.A527]=&quot;forward&quot;;[.B527]*[.C527])" office:value-type="float" office:value="204871" calcext:value-type="float">
            <text:p>2048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528]+IF([.A528]=&quot;down&quot;;[.B528])+IF([.A528]=&quot;up&quot;;-[.B528])" office:value-type="float" office:value="406" calcext:value-type="float">
            <text:p>406</text:p>
          </table:table-cell>
          <table:table-cell table:formula="of:=[.D528]+IF([.A528]=&quot;forward&quot;;[.B528])" office:value-type="float" office:value="1002" calcext:value-type="float">
            <text:p>1002</text:p>
          </table:table-cell>
          <table:table-cell table:formula="of:=[.E528]+IF([.A528]=&quot;forward&quot;;[.B528]*[.C528])" office:value-type="float" office:value="204871" calcext:value-type="float">
            <text:p>2048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529]+IF([.A529]=&quot;down&quot;;[.B529])+IF([.A529]=&quot;up&quot;;-[.B529])" office:value-type="float" office:value="406" calcext:value-type="float">
            <text:p>406</text:p>
          </table:table-cell>
          <table:table-cell table:formula="of:=[.D529]+IF([.A529]=&quot;forward&quot;;[.B529])" office:value-type="float" office:value="1010" calcext:value-type="float">
            <text:p>1010</text:p>
          </table:table-cell>
          <table:table-cell table:formula="of:=[.E529]+IF([.A529]=&quot;forward&quot;;[.B529]*[.C529])" office:value-type="float" office:value="208119" calcext:value-type="float">
            <text:p>2081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530]+IF([.A530]=&quot;down&quot;;[.B530])+IF([.A530]=&quot;up&quot;;-[.B530])" office:value-type="float" office:value="399" calcext:value-type="float">
            <text:p>399</text:p>
          </table:table-cell>
          <table:table-cell table:formula="of:=[.D530]+IF([.A530]=&quot;forward&quot;;[.B530])" office:value-type="float" office:value="1010" calcext:value-type="float">
            <text:p>1010</text:p>
          </table:table-cell>
          <table:table-cell table:formula="of:=[.E530]+IF([.A530]=&quot;forward&quot;;[.B530]*[.C530])" office:value-type="float" office:value="208119" calcext:value-type="float">
            <text:p>2081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531]+IF([.A531]=&quot;down&quot;;[.B531])+IF([.A531]=&quot;up&quot;;-[.B531])" office:value-type="float" office:value="400" calcext:value-type="float">
            <text:p>400</text:p>
          </table:table-cell>
          <table:table-cell table:formula="of:=[.D531]+IF([.A531]=&quot;forward&quot;;[.B531])" office:value-type="float" office:value="1010" calcext:value-type="float">
            <text:p>1010</text:p>
          </table:table-cell>
          <table:table-cell table:formula="of:=[.E531]+IF([.A531]=&quot;forward&quot;;[.B531]*[.C531])" office:value-type="float" office:value="208119" calcext:value-type="float">
            <text:p>2081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532]+IF([.A532]=&quot;down&quot;;[.B532])+IF([.A532]=&quot;up&quot;;-[.B532])" office:value-type="float" office:value="400" calcext:value-type="float">
            <text:p>400</text:p>
          </table:table-cell>
          <table:table-cell table:formula="of:=[.D532]+IF([.A532]=&quot;forward&quot;;[.B532])" office:value-type="float" office:value="1019" calcext:value-type="float">
            <text:p>1019</text:p>
          </table:table-cell>
          <table:table-cell table:formula="of:=[.E532]+IF([.A532]=&quot;forward&quot;;[.B532]*[.C532])" office:value-type="float" office:value="211719" calcext:value-type="float">
            <text:p>2117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533]+IF([.A533]=&quot;down&quot;;[.B533])+IF([.A533]=&quot;up&quot;;-[.B533])" office:value-type="float" office:value="404" calcext:value-type="float">
            <text:p>404</text:p>
          </table:table-cell>
          <table:table-cell table:formula="of:=[.D533]+IF([.A533]=&quot;forward&quot;;[.B533])" office:value-type="float" office:value="1019" calcext:value-type="float">
            <text:p>1019</text:p>
          </table:table-cell>
          <table:table-cell table:formula="of:=[.E533]+IF([.A533]=&quot;forward&quot;;[.B533]*[.C533])" office:value-type="float" office:value="211719" calcext:value-type="float">
            <text:p>2117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534]+IF([.A534]=&quot;down&quot;;[.B534])+IF([.A534]=&quot;up&quot;;-[.B534])" office:value-type="float" office:value="404" calcext:value-type="float">
            <text:p>404</text:p>
          </table:table-cell>
          <table:table-cell table:formula="of:=[.D534]+IF([.A534]=&quot;forward&quot;;[.B534])" office:value-type="float" office:value="1027" calcext:value-type="float">
            <text:p>1027</text:p>
          </table:table-cell>
          <table:table-cell table:formula="of:=[.E534]+IF([.A534]=&quot;forward&quot;;[.B534]*[.C534])" office:value-type="float" office:value="214951" calcext:value-type="float">
            <text:p>2149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535]+IF([.A535]=&quot;down&quot;;[.B535])+IF([.A535]=&quot;up&quot;;-[.B535])" office:value-type="float" office:value="404" calcext:value-type="float">
            <text:p>404</text:p>
          </table:table-cell>
          <table:table-cell table:formula="of:=[.D535]+IF([.A535]=&quot;forward&quot;;[.B535])" office:value-type="float" office:value="1032" calcext:value-type="float">
            <text:p>1032</text:p>
          </table:table-cell>
          <table:table-cell table:formula="of:=[.E535]+IF([.A535]=&quot;forward&quot;;[.B535]*[.C535])" office:value-type="float" office:value="216971" calcext:value-type="float">
            <text:p>2169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536]+IF([.A536]=&quot;down&quot;;[.B536])+IF([.A536]=&quot;up&quot;;-[.B536])" office:value-type="float" office:value="404" calcext:value-type="float">
            <text:p>404</text:p>
          </table:table-cell>
          <table:table-cell table:formula="of:=[.D536]+IF([.A536]=&quot;forward&quot;;[.B536])" office:value-type="float" office:value="1039" calcext:value-type="float">
            <text:p>1039</text:p>
          </table:table-cell>
          <table:table-cell table:formula="of:=[.E536]+IF([.A536]=&quot;forward&quot;;[.B536]*[.C536])" office:value-type="float" office:value="219799" calcext:value-type="float">
            <text:p>2197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537]+IF([.A537]=&quot;down&quot;;[.B537])+IF([.A537]=&quot;up&quot;;-[.B537])" office:value-type="float" office:value="404" calcext:value-type="float">
            <text:p>404</text:p>
          </table:table-cell>
          <table:table-cell table:formula="of:=[.D537]+IF([.A537]=&quot;forward&quot;;[.B537])" office:value-type="float" office:value="1047" calcext:value-type="float">
            <text:p>1047</text:p>
          </table:table-cell>
          <table:table-cell table:formula="of:=[.E537]+IF([.A537]=&quot;forward&quot;;[.B537]*[.C537])" office:value-type="float" office:value="223031" calcext:value-type="float">
            <text:p>2230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538]+IF([.A538]=&quot;down&quot;;[.B538])+IF([.A538]=&quot;up&quot;;-[.B538])" office:value-type="float" office:value="404" calcext:value-type="float">
            <text:p>404</text:p>
          </table:table-cell>
          <table:table-cell table:formula="of:=[.D538]+IF([.A538]=&quot;forward&quot;;[.B538])" office:value-type="float" office:value="1050" calcext:value-type="float">
            <text:p>1050</text:p>
          </table:table-cell>
          <table:table-cell table:formula="of:=[.E538]+IF([.A538]=&quot;forward&quot;;[.B538]*[.C538])" office:value-type="float" office:value="224243" calcext:value-type="float">
            <text:p>2242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539]+IF([.A539]=&quot;down&quot;;[.B539])+IF([.A539]=&quot;up&quot;;-[.B539])" office:value-type="float" office:value="395" calcext:value-type="float">
            <text:p>395</text:p>
          </table:table-cell>
          <table:table-cell table:formula="of:=[.D539]+IF([.A539]=&quot;forward&quot;;[.B539])" office:value-type="float" office:value="1050" calcext:value-type="float">
            <text:p>1050</text:p>
          </table:table-cell>
          <table:table-cell table:formula="of:=[.E539]+IF([.A539]=&quot;forward&quot;;[.B539]*[.C539])" office:value-type="float" office:value="224243" calcext:value-type="float">
            <text:p>2242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540]+IF([.A540]=&quot;down&quot;;[.B540])+IF([.A540]=&quot;up&quot;;-[.B540])" office:value-type="float" office:value="395" calcext:value-type="float">
            <text:p>395</text:p>
          </table:table-cell>
          <table:table-cell table:formula="of:=[.D540]+IF([.A540]=&quot;forward&quot;;[.B540])" office:value-type="float" office:value="1053" calcext:value-type="float">
            <text:p>1053</text:p>
          </table:table-cell>
          <table:table-cell table:formula="of:=[.E540]+IF([.A540]=&quot;forward&quot;;[.B540]*[.C540])" office:value-type="float" office:value="225428" calcext:value-type="float">
            <text:p>2254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541]+IF([.A541]=&quot;down&quot;;[.B541])+IF([.A541]=&quot;up&quot;;-[.B541])" office:value-type="float" office:value="402" calcext:value-type="float">
            <text:p>402</text:p>
          </table:table-cell>
          <table:table-cell table:formula="of:=[.D541]+IF([.A541]=&quot;forward&quot;;[.B541])" office:value-type="float" office:value="1053" calcext:value-type="float">
            <text:p>1053</text:p>
          </table:table-cell>
          <table:table-cell table:formula="of:=[.E541]+IF([.A541]=&quot;forward&quot;;[.B541]*[.C541])" office:value-type="float" office:value="225428" calcext:value-type="float">
            <text:p>2254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542]+IF([.A542]=&quot;down&quot;;[.B542])+IF([.A542]=&quot;up&quot;;-[.B542])" office:value-type="float" office:value="407" calcext:value-type="float">
            <text:p>407</text:p>
          </table:table-cell>
          <table:table-cell table:formula="of:=[.D542]+IF([.A542]=&quot;forward&quot;;[.B542])" office:value-type="float" office:value="1053" calcext:value-type="float">
            <text:p>1053</text:p>
          </table:table-cell>
          <table:table-cell table:formula="of:=[.E542]+IF([.A542]=&quot;forward&quot;;[.B542]*[.C542])" office:value-type="float" office:value="225428" calcext:value-type="float">
            <text:p>2254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543]+IF([.A543]=&quot;down&quot;;[.B543])+IF([.A543]=&quot;up&quot;;-[.B543])" office:value-type="float" office:value="399" calcext:value-type="float">
            <text:p>399</text:p>
          </table:table-cell>
          <table:table-cell table:formula="of:=[.D543]+IF([.A543]=&quot;forward&quot;;[.B543])" office:value-type="float" office:value="1053" calcext:value-type="float">
            <text:p>1053</text:p>
          </table:table-cell>
          <table:table-cell table:formula="of:=[.E543]+IF([.A543]=&quot;forward&quot;;[.B543]*[.C543])" office:value-type="float" office:value="225428" calcext:value-type="float">
            <text:p>2254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544]+IF([.A544]=&quot;down&quot;;[.B544])+IF([.A544]=&quot;up&quot;;-[.B544])" office:value-type="float" office:value="399" calcext:value-type="float">
            <text:p>399</text:p>
          </table:table-cell>
          <table:table-cell table:formula="of:=[.D544]+IF([.A544]=&quot;forward&quot;;[.B544])" office:value-type="float" office:value="1056" calcext:value-type="float">
            <text:p>1056</text:p>
          </table:table-cell>
          <table:table-cell table:formula="of:=[.E544]+IF([.A544]=&quot;forward&quot;;[.B544]*[.C544])" office:value-type="float" office:value="226625" calcext:value-type="float">
            <text:p>2266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545]+IF([.A545]=&quot;down&quot;;[.B545])+IF([.A545]=&quot;up&quot;;-[.B545])" office:value-type="float" office:value="393" calcext:value-type="float">
            <text:p>393</text:p>
          </table:table-cell>
          <table:table-cell table:formula="of:=[.D545]+IF([.A545]=&quot;forward&quot;;[.B545])" office:value-type="float" office:value="1056" calcext:value-type="float">
            <text:p>1056</text:p>
          </table:table-cell>
          <table:table-cell table:formula="of:=[.E545]+IF([.A545]=&quot;forward&quot;;[.B545]*[.C545])" office:value-type="float" office:value="226625" calcext:value-type="float">
            <text:p>2266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546]+IF([.A546]=&quot;down&quot;;[.B546])+IF([.A546]=&quot;up&quot;;-[.B546])" office:value-type="float" office:value="393" calcext:value-type="float">
            <text:p>393</text:p>
          </table:table-cell>
          <table:table-cell table:formula="of:=[.D546]+IF([.A546]=&quot;forward&quot;;[.B546])" office:value-type="float" office:value="1064" calcext:value-type="float">
            <text:p>1064</text:p>
          </table:table-cell>
          <table:table-cell table:formula="of:=[.E546]+IF([.A546]=&quot;forward&quot;;[.B546]*[.C546])" office:value-type="float" office:value="229769" calcext:value-type="float">
            <text:p>2297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547]+IF([.A547]=&quot;down&quot;;[.B547])+IF([.A547]=&quot;up&quot;;-[.B547])" office:value-type="float" office:value="390" calcext:value-type="float">
            <text:p>390</text:p>
          </table:table-cell>
          <table:table-cell table:formula="of:=[.D547]+IF([.A547]=&quot;forward&quot;;[.B547])" office:value-type="float" office:value="1064" calcext:value-type="float">
            <text:p>1064</text:p>
          </table:table-cell>
          <table:table-cell table:formula="of:=[.E547]+IF([.A547]=&quot;forward&quot;;[.B547]*[.C547])" office:value-type="float" office:value="229769" calcext:value-type="float">
            <text:p>2297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548]+IF([.A548]=&quot;down&quot;;[.B548])+IF([.A548]=&quot;up&quot;;-[.B548])" office:value-type="float" office:value="395" calcext:value-type="float">
            <text:p>395</text:p>
          </table:table-cell>
          <table:table-cell table:formula="of:=[.D548]+IF([.A548]=&quot;forward&quot;;[.B548])" office:value-type="float" office:value="1064" calcext:value-type="float">
            <text:p>1064</text:p>
          </table:table-cell>
          <table:table-cell table:formula="of:=[.E548]+IF([.A548]=&quot;forward&quot;;[.B548]*[.C548])" office:value-type="float" office:value="229769" calcext:value-type="float">
            <text:p>2297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549]+IF([.A549]=&quot;down&quot;;[.B549])+IF([.A549]=&quot;up&quot;;-[.B549])" office:value-type="float" office:value="395" calcext:value-type="float">
            <text:p>395</text:p>
          </table:table-cell>
          <table:table-cell table:formula="of:=[.D549]+IF([.A549]=&quot;forward&quot;;[.B549])" office:value-type="float" office:value="1069" calcext:value-type="float">
            <text:p>1069</text:p>
          </table:table-cell>
          <table:table-cell table:formula="of:=[.E549]+IF([.A549]=&quot;forward&quot;;[.B549]*[.C549])" office:value-type="float" office:value="231744" calcext:value-type="float">
            <text:p>2317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550]+IF([.A550]=&quot;down&quot;;[.B550])+IF([.A550]=&quot;up&quot;;-[.B550])" office:value-type="float" office:value="395" calcext:value-type="float">
            <text:p>395</text:p>
          </table:table-cell>
          <table:table-cell table:formula="of:=[.D550]+IF([.A550]=&quot;forward&quot;;[.B550])" office:value-type="float" office:value="1075" calcext:value-type="float">
            <text:p>1075</text:p>
          </table:table-cell>
          <table:table-cell table:formula="of:=[.E550]+IF([.A550]=&quot;forward&quot;;[.B550]*[.C550])" office:value-type="float" office:value="234114" calcext:value-type="float">
            <text:p>2341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551]+IF([.A551]=&quot;down&quot;;[.B551])+IF([.A551]=&quot;up&quot;;-[.B551])" office:value-type="float" office:value="395" calcext:value-type="float">
            <text:p>395</text:p>
          </table:table-cell>
          <table:table-cell table:formula="of:=[.D551]+IF([.A551]=&quot;forward&quot;;[.B551])" office:value-type="float" office:value="1079" calcext:value-type="float">
            <text:p>1079</text:p>
          </table:table-cell>
          <table:table-cell table:formula="of:=[.E551]+IF([.A551]=&quot;forward&quot;;[.B551]*[.C551])" office:value-type="float" office:value="235694" calcext:value-type="float">
            <text:p>2356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552]+IF([.A552]=&quot;down&quot;;[.B552])+IF([.A552]=&quot;up&quot;;-[.B552])" office:value-type="float" office:value="395" calcext:value-type="float">
            <text:p>395</text:p>
          </table:table-cell>
          <table:table-cell table:formula="of:=[.D552]+IF([.A552]=&quot;forward&quot;;[.B552])" office:value-type="float" office:value="1082" calcext:value-type="float">
            <text:p>1082</text:p>
          </table:table-cell>
          <table:table-cell table:formula="of:=[.E552]+IF([.A552]=&quot;forward&quot;;[.B552]*[.C552])" office:value-type="float" office:value="236879" calcext:value-type="float">
            <text:p>2368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553]+IF([.A553]=&quot;down&quot;;[.B553])+IF([.A553]=&quot;up&quot;;-[.B553])" office:value-type="float" office:value="395" calcext:value-type="float">
            <text:p>395</text:p>
          </table:table-cell>
          <table:table-cell table:formula="of:=[.D553]+IF([.A553]=&quot;forward&quot;;[.B553])" office:value-type="float" office:value="1090" calcext:value-type="float">
            <text:p>1090</text:p>
          </table:table-cell>
          <table:table-cell table:formula="of:=[.E553]+IF([.A553]=&quot;forward&quot;;[.B553]*[.C553])" office:value-type="float" office:value="240039" calcext:value-type="float">
            <text:p>2400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554]+IF([.A554]=&quot;down&quot;;[.B554])+IF([.A554]=&quot;up&quot;;-[.B554])" office:value-type="float" office:value="386" calcext:value-type="float">
            <text:p>386</text:p>
          </table:table-cell>
          <table:table-cell table:formula="of:=[.D554]+IF([.A554]=&quot;forward&quot;;[.B554])" office:value-type="float" office:value="1090" calcext:value-type="float">
            <text:p>1090</text:p>
          </table:table-cell>
          <table:table-cell table:formula="of:=[.E554]+IF([.A554]=&quot;forward&quot;;[.B554]*[.C554])" office:value-type="float" office:value="240039" calcext:value-type="float">
            <text:p>2400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555]+IF([.A555]=&quot;down&quot;;[.B555])+IF([.A555]=&quot;up&quot;;-[.B555])" office:value-type="float" office:value="386" calcext:value-type="float">
            <text:p>386</text:p>
          </table:table-cell>
          <table:table-cell table:formula="of:=[.D555]+IF([.A555]=&quot;forward&quot;;[.B555])" office:value-type="float" office:value="1092" calcext:value-type="float">
            <text:p>1092</text:p>
          </table:table-cell>
          <table:table-cell table:formula="of:=[.E555]+IF([.A555]=&quot;forward&quot;;[.B555]*[.C555])" office:value-type="float" office:value="240811" calcext:value-type="float">
            <text:p>2408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556]+IF([.A556]=&quot;down&quot;;[.B556])+IF([.A556]=&quot;up&quot;;-[.B556])" office:value-type="float" office:value="392" calcext:value-type="float">
            <text:p>392</text:p>
          </table:table-cell>
          <table:table-cell table:formula="of:=[.D556]+IF([.A556]=&quot;forward&quot;;[.B556])" office:value-type="float" office:value="1092" calcext:value-type="float">
            <text:p>1092</text:p>
          </table:table-cell>
          <table:table-cell table:formula="of:=[.E556]+IF([.A556]=&quot;forward&quot;;[.B556]*[.C556])" office:value-type="float" office:value="240811" calcext:value-type="float">
            <text:p>2408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557]+IF([.A557]=&quot;down&quot;;[.B557])+IF([.A557]=&quot;up&quot;;-[.B557])" office:value-type="float" office:value="396" calcext:value-type="float">
            <text:p>396</text:p>
          </table:table-cell>
          <table:table-cell table:formula="of:=[.D557]+IF([.A557]=&quot;forward&quot;;[.B557])" office:value-type="float" office:value="1092" calcext:value-type="float">
            <text:p>1092</text:p>
          </table:table-cell>
          <table:table-cell table:formula="of:=[.E557]+IF([.A557]=&quot;forward&quot;;[.B557]*[.C557])" office:value-type="float" office:value="240811" calcext:value-type="float">
            <text:p>2408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558]+IF([.A558]=&quot;down&quot;;[.B558])+IF([.A558]=&quot;up&quot;;-[.B558])" office:value-type="float" office:value="401" calcext:value-type="float">
            <text:p>401</text:p>
          </table:table-cell>
          <table:table-cell table:formula="of:=[.D558]+IF([.A558]=&quot;forward&quot;;[.B558])" office:value-type="float" office:value="1092" calcext:value-type="float">
            <text:p>1092</text:p>
          </table:table-cell>
          <table:table-cell table:formula="of:=[.E558]+IF([.A558]=&quot;forward&quot;;[.B558]*[.C558])" office:value-type="float" office:value="240811" calcext:value-type="float">
            <text:p>2408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559]+IF([.A559]=&quot;down&quot;;[.B559])+IF([.A559]=&quot;up&quot;;-[.B559])" office:value-type="float" office:value="401" calcext:value-type="float">
            <text:p>401</text:p>
          </table:table-cell>
          <table:table-cell table:formula="of:=[.D559]+IF([.A559]=&quot;forward&quot;;[.B559])" office:value-type="float" office:value="1099" calcext:value-type="float">
            <text:p>1099</text:p>
          </table:table-cell>
          <table:table-cell table:formula="of:=[.E559]+IF([.A559]=&quot;forward&quot;;[.B559]*[.C559])" office:value-type="float" office:value="243618" calcext:value-type="float">
            <text:p>2436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560]+IF([.A560]=&quot;down&quot;;[.B560])+IF([.A560]=&quot;up&quot;;-[.B560])" office:value-type="float" office:value="403" calcext:value-type="float">
            <text:p>403</text:p>
          </table:table-cell>
          <table:table-cell table:formula="of:=[.D560]+IF([.A560]=&quot;forward&quot;;[.B560])" office:value-type="float" office:value="1099" calcext:value-type="float">
            <text:p>1099</text:p>
          </table:table-cell>
          <table:table-cell table:formula="of:=[.E560]+IF([.A560]=&quot;forward&quot;;[.B560]*[.C560])" office:value-type="float" office:value="243618" calcext:value-type="float">
            <text:p>2436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561]+IF([.A561]=&quot;down&quot;;[.B561])+IF([.A561]=&quot;up&quot;;-[.B561])" office:value-type="float" office:value="398" calcext:value-type="float">
            <text:p>398</text:p>
          </table:table-cell>
          <table:table-cell table:formula="of:=[.D561]+IF([.A561]=&quot;forward&quot;;[.B561])" office:value-type="float" office:value="1099" calcext:value-type="float">
            <text:p>1099</text:p>
          </table:table-cell>
          <table:table-cell table:formula="of:=[.E561]+IF([.A561]=&quot;forward&quot;;[.B561]*[.C561])" office:value-type="float" office:value="243618" calcext:value-type="float">
            <text:p>2436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562]+IF([.A562]=&quot;down&quot;;[.B562])+IF([.A562]=&quot;up&quot;;-[.B562])" office:value-type="float" office:value="398" calcext:value-type="float">
            <text:p>398</text:p>
          </table:table-cell>
          <table:table-cell table:formula="of:=[.D562]+IF([.A562]=&quot;forward&quot;;[.B562])" office:value-type="float" office:value="1101" calcext:value-type="float">
            <text:p>1101</text:p>
          </table:table-cell>
          <table:table-cell table:formula="of:=[.E562]+IF([.A562]=&quot;forward&quot;;[.B562]*[.C562])" office:value-type="float" office:value="244414" calcext:value-type="float">
            <text:p>2444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563]+IF([.A563]=&quot;down&quot;;[.B563])+IF([.A563]=&quot;up&quot;;-[.B563])" office:value-type="float" office:value="398" calcext:value-type="float">
            <text:p>398</text:p>
          </table:table-cell>
          <table:table-cell table:formula="of:=[.D563]+IF([.A563]=&quot;forward&quot;;[.B563])" office:value-type="float" office:value="1106" calcext:value-type="float">
            <text:p>1106</text:p>
          </table:table-cell>
          <table:table-cell table:formula="of:=[.E563]+IF([.A563]=&quot;forward&quot;;[.B563]*[.C563])" office:value-type="float" office:value="246404" calcext:value-type="float">
            <text:p>2464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564]+IF([.A564]=&quot;down&quot;;[.B564])+IF([.A564]=&quot;up&quot;;-[.B564])" office:value-type="float" office:value="407" calcext:value-type="float">
            <text:p>407</text:p>
          </table:table-cell>
          <table:table-cell table:formula="of:=[.D564]+IF([.A564]=&quot;forward&quot;;[.B564])" office:value-type="float" office:value="1106" calcext:value-type="float">
            <text:p>1106</text:p>
          </table:table-cell>
          <table:table-cell table:formula="of:=[.E564]+IF([.A564]=&quot;forward&quot;;[.B564]*[.C564])" office:value-type="float" office:value="246404" calcext:value-type="float">
            <text:p>2464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565]+IF([.A565]=&quot;down&quot;;[.B565])+IF([.A565]=&quot;up&quot;;-[.B565])" office:value-type="float" office:value="407" calcext:value-type="float">
            <text:p>407</text:p>
          </table:table-cell>
          <table:table-cell table:formula="of:=[.D565]+IF([.A565]=&quot;forward&quot;;[.B565])" office:value-type="float" office:value="1114" calcext:value-type="float">
            <text:p>1114</text:p>
          </table:table-cell>
          <table:table-cell table:formula="of:=[.E565]+IF([.A565]=&quot;forward&quot;;[.B565]*[.C565])" office:value-type="float" office:value="249660" calcext:value-type="float">
            <text:p>2496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566]+IF([.A566]=&quot;down&quot;;[.B566])+IF([.A566]=&quot;up&quot;;-[.B566])" office:value-type="float" office:value="415" calcext:value-type="float">
            <text:p>415</text:p>
          </table:table-cell>
          <table:table-cell table:formula="of:=[.D566]+IF([.A566]=&quot;forward&quot;;[.B566])" office:value-type="float" office:value="1114" calcext:value-type="float">
            <text:p>1114</text:p>
          </table:table-cell>
          <table:table-cell table:formula="of:=[.E566]+IF([.A566]=&quot;forward&quot;;[.B566]*[.C566])" office:value-type="float" office:value="249660" calcext:value-type="float">
            <text:p>2496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567]+IF([.A567]=&quot;down&quot;;[.B567])+IF([.A567]=&quot;up&quot;;-[.B567])" office:value-type="float" office:value="415" calcext:value-type="float">
            <text:p>415</text:p>
          </table:table-cell>
          <table:table-cell table:formula="of:=[.D567]+IF([.A567]=&quot;forward&quot;;[.B567])" office:value-type="float" office:value="1120" calcext:value-type="float">
            <text:p>1120</text:p>
          </table:table-cell>
          <table:table-cell table:formula="of:=[.E567]+IF([.A567]=&quot;forward&quot;;[.B567]*[.C567])" office:value-type="float" office:value="252150" calcext:value-type="float">
            <text:p>252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568]+IF([.A568]=&quot;down&quot;;[.B568])+IF([.A568]=&quot;up&quot;;-[.B568])" office:value-type="float" office:value="424" calcext:value-type="float">
            <text:p>424</text:p>
          </table:table-cell>
          <table:table-cell table:formula="of:=[.D568]+IF([.A568]=&quot;forward&quot;;[.B568])" office:value-type="float" office:value="1120" calcext:value-type="float">
            <text:p>1120</text:p>
          </table:table-cell>
          <table:table-cell table:formula="of:=[.E568]+IF([.A568]=&quot;forward&quot;;[.B568]*[.C568])" office:value-type="float" office:value="252150" calcext:value-type="float">
            <text:p>252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569]+IF([.A569]=&quot;down&quot;;[.B569])+IF([.A569]=&quot;up&quot;;-[.B569])" office:value-type="float" office:value="431" calcext:value-type="float">
            <text:p>431</text:p>
          </table:table-cell>
          <table:table-cell table:formula="of:=[.D569]+IF([.A569]=&quot;forward&quot;;[.B569])" office:value-type="float" office:value="1120" calcext:value-type="float">
            <text:p>1120</text:p>
          </table:table-cell>
          <table:table-cell table:formula="of:=[.E569]+IF([.A569]=&quot;forward&quot;;[.B569]*[.C569])" office:value-type="float" office:value="252150" calcext:value-type="float">
            <text:p>252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570]+IF([.A570]=&quot;down&quot;;[.B570])+IF([.A570]=&quot;up&quot;;-[.B570])" office:value-type="float" office:value="422" calcext:value-type="float">
            <text:p>422</text:p>
          </table:table-cell>
          <table:table-cell table:formula="of:=[.D570]+IF([.A570]=&quot;forward&quot;;[.B570])" office:value-type="float" office:value="1120" calcext:value-type="float">
            <text:p>1120</text:p>
          </table:table-cell>
          <table:table-cell table:formula="of:=[.E570]+IF([.A570]=&quot;forward&quot;;[.B570]*[.C570])" office:value-type="float" office:value="252150" calcext:value-type="float">
            <text:p>252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571]+IF([.A571]=&quot;down&quot;;[.B571])+IF([.A571]=&quot;up&quot;;-[.B571])" office:value-type="float" office:value="422" calcext:value-type="float">
            <text:p>422</text:p>
          </table:table-cell>
          <table:table-cell table:formula="of:=[.D571]+IF([.A571]=&quot;forward&quot;;[.B571])" office:value-type="float" office:value="1123" calcext:value-type="float">
            <text:p>1123</text:p>
          </table:table-cell>
          <table:table-cell table:formula="of:=[.E571]+IF([.A571]=&quot;forward&quot;;[.B571]*[.C571])" office:value-type="float" office:value="253416" calcext:value-type="float">
            <text:p>2534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572]+IF([.A572]=&quot;down&quot;;[.B572])+IF([.A572]=&quot;up&quot;;-[.B572])" office:value-type="float" office:value="422" calcext:value-type="float">
            <text:p>422</text:p>
          </table:table-cell>
          <table:table-cell table:formula="of:=[.D572]+IF([.A572]=&quot;forward&quot;;[.B572])" office:value-type="float" office:value="1126" calcext:value-type="float">
            <text:p>1126</text:p>
          </table:table-cell>
          <table:table-cell table:formula="of:=[.E572]+IF([.A572]=&quot;forward&quot;;[.B572]*[.C572])" office:value-type="float" office:value="254682" calcext:value-type="float">
            <text:p>2546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573]+IF([.A573]=&quot;down&quot;;[.B573])+IF([.A573]=&quot;up&quot;;-[.B573])" office:value-type="float" office:value="417" calcext:value-type="float">
            <text:p>417</text:p>
          </table:table-cell>
          <table:table-cell table:formula="of:=[.D573]+IF([.A573]=&quot;forward&quot;;[.B573])" office:value-type="float" office:value="1126" calcext:value-type="float">
            <text:p>1126</text:p>
          </table:table-cell>
          <table:table-cell table:formula="of:=[.E573]+IF([.A573]=&quot;forward&quot;;[.B573]*[.C573])" office:value-type="float" office:value="254682" calcext:value-type="float">
            <text:p>2546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574]+IF([.A574]=&quot;down&quot;;[.B574])+IF([.A574]=&quot;up&quot;;-[.B574])" office:value-type="float" office:value="419" calcext:value-type="float">
            <text:p>419</text:p>
          </table:table-cell>
          <table:table-cell table:formula="of:=[.D574]+IF([.A574]=&quot;forward&quot;;[.B574])" office:value-type="float" office:value="1126" calcext:value-type="float">
            <text:p>1126</text:p>
          </table:table-cell>
          <table:table-cell table:formula="of:=[.E574]+IF([.A574]=&quot;forward&quot;;[.B574]*[.C574])" office:value-type="float" office:value="254682" calcext:value-type="float">
            <text:p>2546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575]+IF([.A575]=&quot;down&quot;;[.B575])+IF([.A575]=&quot;up&quot;;-[.B575])" office:value-type="float" office:value="419" calcext:value-type="float">
            <text:p>419</text:p>
          </table:table-cell>
          <table:table-cell table:formula="of:=[.D575]+IF([.A575]=&quot;forward&quot;;[.B575])" office:value-type="float" office:value="1131" calcext:value-type="float">
            <text:p>1131</text:p>
          </table:table-cell>
          <table:table-cell table:formula="of:=[.E575]+IF([.A575]=&quot;forward&quot;;[.B575]*[.C575])" office:value-type="float" office:value="256777" calcext:value-type="float">
            <text:p>2567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576]+IF([.A576]=&quot;down&quot;;[.B576])+IF([.A576]=&quot;up&quot;;-[.B576])" office:value-type="float" office:value="425" calcext:value-type="float">
            <text:p>425</text:p>
          </table:table-cell>
          <table:table-cell table:formula="of:=[.D576]+IF([.A576]=&quot;forward&quot;;[.B576])" office:value-type="float" office:value="1131" calcext:value-type="float">
            <text:p>1131</text:p>
          </table:table-cell>
          <table:table-cell table:formula="of:=[.E576]+IF([.A576]=&quot;forward&quot;;[.B576]*[.C576])" office:value-type="float" office:value="256777" calcext:value-type="float">
            <text:p>2567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577]+IF([.A577]=&quot;down&quot;;[.B577])+IF([.A577]=&quot;up&quot;;-[.B577])" office:value-type="float" office:value="431" calcext:value-type="float">
            <text:p>431</text:p>
          </table:table-cell>
          <table:table-cell table:formula="of:=[.D577]+IF([.A577]=&quot;forward&quot;;[.B577])" office:value-type="float" office:value="1131" calcext:value-type="float">
            <text:p>1131</text:p>
          </table:table-cell>
          <table:table-cell table:formula="of:=[.E577]+IF([.A577]=&quot;forward&quot;;[.B577]*[.C577])" office:value-type="float" office:value="256777" calcext:value-type="float">
            <text:p>2567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578]+IF([.A578]=&quot;down&quot;;[.B578])+IF([.A578]=&quot;up&quot;;-[.B578])" office:value-type="float" office:value="433" calcext:value-type="float">
            <text:p>433</text:p>
          </table:table-cell>
          <table:table-cell table:formula="of:=[.D578]+IF([.A578]=&quot;forward&quot;;[.B578])" office:value-type="float" office:value="1131" calcext:value-type="float">
            <text:p>1131</text:p>
          </table:table-cell>
          <table:table-cell table:formula="of:=[.E578]+IF([.A578]=&quot;forward&quot;;[.B578]*[.C578])" office:value-type="float" office:value="256777" calcext:value-type="float">
            <text:p>2567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579]+IF([.A579]=&quot;down&quot;;[.B579])+IF([.A579]=&quot;up&quot;;-[.B579])" office:value-type="float" office:value="436" calcext:value-type="float">
            <text:p>436</text:p>
          </table:table-cell>
          <table:table-cell table:formula="of:=[.D579]+IF([.A579]=&quot;forward&quot;;[.B579])" office:value-type="float" office:value="1131" calcext:value-type="float">
            <text:p>1131</text:p>
          </table:table-cell>
          <table:table-cell table:formula="of:=[.E579]+IF([.A579]=&quot;forward&quot;;[.B579]*[.C579])" office:value-type="float" office:value="256777" calcext:value-type="float">
            <text:p>2567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580]+IF([.A580]=&quot;down&quot;;[.B580])+IF([.A580]=&quot;up&quot;;-[.B580])" office:value-type="float" office:value="440" calcext:value-type="float">
            <text:p>440</text:p>
          </table:table-cell>
          <table:table-cell table:formula="of:=[.D580]+IF([.A580]=&quot;forward&quot;;[.B580])" office:value-type="float" office:value="1131" calcext:value-type="float">
            <text:p>1131</text:p>
          </table:table-cell>
          <table:table-cell table:formula="of:=[.E580]+IF([.A580]=&quot;forward&quot;;[.B580]*[.C580])" office:value-type="float" office:value="256777" calcext:value-type="float">
            <text:p>2567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[.C581]+IF([.A581]=&quot;down&quot;;[.B581])+IF([.A581]=&quot;up&quot;;-[.B581])" office:value-type="float" office:value="440" calcext:value-type="float">
            <text:p>440</text:p>
          </table:table-cell>
          <table:table-cell table:formula="of:=[.D581]+IF([.A581]=&quot;forward&quot;;[.B581])" office:value-type="float" office:value="1138" calcext:value-type="float">
            <text:p>1138</text:p>
          </table:table-cell>
          <table:table-cell table:formula="of:=[.E581]+IF([.A581]=&quot;forward&quot;;[.B581]*[.C581])" office:value-type="float" office:value="259857" calcext:value-type="float">
            <text:p>2598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582]+IF([.A582]=&quot;down&quot;;[.B582])+IF([.A582]=&quot;up&quot;;-[.B582])" office:value-type="float" office:value="439" calcext:value-type="float">
            <text:p>439</text:p>
          </table:table-cell>
          <table:table-cell table:formula="of:=[.D582]+IF([.A582]=&quot;forward&quot;;[.B582])" office:value-type="float" office:value="1138" calcext:value-type="float">
            <text:p>1138</text:p>
          </table:table-cell>
          <table:table-cell table:formula="of:=[.E582]+IF([.A582]=&quot;forward&quot;;[.B582]*[.C582])" office:value-type="float" office:value="259857" calcext:value-type="float">
            <text:p>2598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583]+IF([.A583]=&quot;down&quot;;[.B583])+IF([.A583]=&quot;up&quot;;-[.B583])" office:value-type="float" office:value="446" calcext:value-type="float">
            <text:p>446</text:p>
          </table:table-cell>
          <table:table-cell table:formula="of:=[.D583]+IF([.A583]=&quot;forward&quot;;[.B583])" office:value-type="float" office:value="1138" calcext:value-type="float">
            <text:p>1138</text:p>
          </table:table-cell>
          <table:table-cell table:formula="of:=[.E583]+IF([.A583]=&quot;forward&quot;;[.B583]*[.C583])" office:value-type="float" office:value="259857" calcext:value-type="float">
            <text:p>2598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[.C584]+IF([.A584]=&quot;down&quot;;[.B584])+IF([.A584]=&quot;up&quot;;-[.B584])" office:value-type="float" office:value="446" calcext:value-type="float">
            <text:p>446</text:p>
          </table:table-cell>
          <table:table-cell table:formula="of:=[.D584]+IF([.A584]=&quot;forward&quot;;[.B584])" office:value-type="float" office:value="1145" calcext:value-type="float">
            <text:p>1145</text:p>
          </table:table-cell>
          <table:table-cell table:formula="of:=[.E584]+IF([.A584]=&quot;forward&quot;;[.B584]*[.C584])" office:value-type="float" office:value="262979" calcext:value-type="float">
            <text:p>2629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585]+IF([.A585]=&quot;down&quot;;[.B585])+IF([.A585]=&quot;up&quot;;-[.B585])" office:value-type="float" office:value="445" calcext:value-type="float">
            <text:p>445</text:p>
          </table:table-cell>
          <table:table-cell table:formula="of:=[.D585]+IF([.A585]=&quot;forward&quot;;[.B585])" office:value-type="float" office:value="1145" calcext:value-type="float">
            <text:p>1145</text:p>
          </table:table-cell>
          <table:table-cell table:formula="of:=[.E585]+IF([.A585]=&quot;forward&quot;;[.B585]*[.C585])" office:value-type="float" office:value="262979" calcext:value-type="float">
            <text:p>2629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586]+IF([.A586]=&quot;down&quot;;[.B586])+IF([.A586]=&quot;up&quot;;-[.B586])" office:value-type="float" office:value="445" calcext:value-type="float">
            <text:p>445</text:p>
          </table:table-cell>
          <table:table-cell table:formula="of:=[.D586]+IF([.A586]=&quot;forward&quot;;[.B586])" office:value-type="float" office:value="1148" calcext:value-type="float">
            <text:p>1148</text:p>
          </table:table-cell>
          <table:table-cell table:formula="of:=[.E586]+IF([.A586]=&quot;forward&quot;;[.B586]*[.C586])" office:value-type="float" office:value="264314" calcext:value-type="float">
            <text:p>2643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587]+IF([.A587]=&quot;down&quot;;[.B587])+IF([.A587]=&quot;up&quot;;-[.B587])" office:value-type="float" office:value="439" calcext:value-type="float">
            <text:p>439</text:p>
          </table:table-cell>
          <table:table-cell table:formula="of:=[.D587]+IF([.A587]=&quot;forward&quot;;[.B587])" office:value-type="float" office:value="1148" calcext:value-type="float">
            <text:p>1148</text:p>
          </table:table-cell>
          <table:table-cell table:formula="of:=[.E587]+IF([.A587]=&quot;forward&quot;;[.B587]*[.C587])" office:value-type="float" office:value="264314" calcext:value-type="float">
            <text:p>2643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588]+IF([.A588]=&quot;down&quot;;[.B588])+IF([.A588]=&quot;up&quot;;-[.B588])" office:value-type="float" office:value="446" calcext:value-type="float">
            <text:p>446</text:p>
          </table:table-cell>
          <table:table-cell table:formula="of:=[.D588]+IF([.A588]=&quot;forward&quot;;[.B588])" office:value-type="float" office:value="1148" calcext:value-type="float">
            <text:p>1148</text:p>
          </table:table-cell>
          <table:table-cell table:formula="of:=[.E588]+IF([.A588]=&quot;forward&quot;;[.B588]*[.C588])" office:value-type="float" office:value="264314" calcext:value-type="float">
            <text:p>2643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589]+IF([.A589]=&quot;down&quot;;[.B589])+IF([.A589]=&quot;up&quot;;-[.B589])" office:value-type="float" office:value="451" calcext:value-type="float">
            <text:p>451</text:p>
          </table:table-cell>
          <table:table-cell table:formula="of:=[.D589]+IF([.A589]=&quot;forward&quot;;[.B589])" office:value-type="float" office:value="1148" calcext:value-type="float">
            <text:p>1148</text:p>
          </table:table-cell>
          <table:table-cell table:formula="of:=[.E589]+IF([.A589]=&quot;forward&quot;;[.B589]*[.C589])" office:value-type="float" office:value="264314" calcext:value-type="float">
            <text:p>2643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590]+IF([.A590]=&quot;down&quot;;[.B590])+IF([.A590]=&quot;up&quot;;-[.B590])" office:value-type="float" office:value="451" calcext:value-type="float">
            <text:p>451</text:p>
          </table:table-cell>
          <table:table-cell table:formula="of:=[.D590]+IF([.A590]=&quot;forward&quot;;[.B590])" office:value-type="float" office:value="1157" calcext:value-type="float">
            <text:p>1157</text:p>
          </table:table-cell>
          <table:table-cell table:formula="of:=[.E590]+IF([.A590]=&quot;forward&quot;;[.B590]*[.C590])" office:value-type="float" office:value="268373" calcext:value-type="float">
            <text:p>2683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591]+IF([.A591]=&quot;down&quot;;[.B591])+IF([.A591]=&quot;up&quot;;-[.B591])" office:value-type="float" office:value="451" calcext:value-type="float">
            <text:p>451</text:p>
          </table:table-cell>
          <table:table-cell table:formula="of:=[.D591]+IF([.A591]=&quot;forward&quot;;[.B591])" office:value-type="float" office:value="1159" calcext:value-type="float">
            <text:p>1159</text:p>
          </table:table-cell>
          <table:table-cell table:formula="of:=[.E591]+IF([.A591]=&quot;forward&quot;;[.B591]*[.C591])" office:value-type="float" office:value="269275" calcext:value-type="float">
            <text:p>2692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592]+IF([.A592]=&quot;down&quot;;[.B592])+IF([.A592]=&quot;up&quot;;-[.B592])" office:value-type="float" office:value="456" calcext:value-type="float">
            <text:p>456</text:p>
          </table:table-cell>
          <table:table-cell table:formula="of:=[.D592]+IF([.A592]=&quot;forward&quot;;[.B592])" office:value-type="float" office:value="1159" calcext:value-type="float">
            <text:p>1159</text:p>
          </table:table-cell>
          <table:table-cell table:formula="of:=[.E592]+IF([.A592]=&quot;forward&quot;;[.B592]*[.C592])" office:value-type="float" office:value="269275" calcext:value-type="float">
            <text:p>2692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593]+IF([.A593]=&quot;down&quot;;[.B593])+IF([.A593]=&quot;up&quot;;-[.B593])" office:value-type="float" office:value="456" calcext:value-type="float">
            <text:p>456</text:p>
          </table:table-cell>
          <table:table-cell table:formula="of:=[.D593]+IF([.A593]=&quot;forward&quot;;[.B593])" office:value-type="float" office:value="1168" calcext:value-type="float">
            <text:p>1168</text:p>
          </table:table-cell>
          <table:table-cell table:formula="of:=[.E593]+IF([.A593]=&quot;forward&quot;;[.B593]*[.C593])" office:value-type="float" office:value="273379" calcext:value-type="float">
            <text:p>2733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594]+IF([.A594]=&quot;down&quot;;[.B594])+IF([.A594]=&quot;up&quot;;-[.B594])" office:value-type="float" office:value="461" calcext:value-type="float">
            <text:p>461</text:p>
          </table:table-cell>
          <table:table-cell table:formula="of:=[.D594]+IF([.A594]=&quot;forward&quot;;[.B594])" office:value-type="float" office:value="1168" calcext:value-type="float">
            <text:p>1168</text:p>
          </table:table-cell>
          <table:table-cell table:formula="of:=[.E594]+IF([.A594]=&quot;forward&quot;;[.B594]*[.C594])" office:value-type="float" office:value="273379" calcext:value-type="float">
            <text:p>2733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595]+IF([.A595]=&quot;down&quot;;[.B595])+IF([.A595]=&quot;up&quot;;-[.B595])" office:value-type="float" office:value="461" calcext:value-type="float">
            <text:p>461</text:p>
          </table:table-cell>
          <table:table-cell table:formula="of:=[.D595]+IF([.A595]=&quot;forward&quot;;[.B595])" office:value-type="float" office:value="1177" calcext:value-type="float">
            <text:p>1177</text:p>
          </table:table-cell>
          <table:table-cell table:formula="of:=[.E595]+IF([.A595]=&quot;forward&quot;;[.B595]*[.C595])" office:value-type="float" office:value="277528" calcext:value-type="float">
            <text:p>2775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596]+IF([.A596]=&quot;down&quot;;[.B596])+IF([.A596]=&quot;up&quot;;-[.B596])" office:value-type="float" office:value="461" calcext:value-type="float">
            <text:p>461</text:p>
          </table:table-cell>
          <table:table-cell table:formula="of:=[.D596]+IF([.A596]=&quot;forward&quot;;[.B596])" office:value-type="float" office:value="1178" calcext:value-type="float">
            <text:p>1178</text:p>
          </table:table-cell>
          <table:table-cell table:formula="of:=[.E596]+IF([.A596]=&quot;forward&quot;;[.B596]*[.C596])" office:value-type="float" office:value="277989" calcext:value-type="float">
            <text:p>2779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597]+IF([.A597]=&quot;down&quot;;[.B597])+IF([.A597]=&quot;up&quot;;-[.B597])" office:value-type="float" office:value="465" calcext:value-type="float">
            <text:p>465</text:p>
          </table:table-cell>
          <table:table-cell table:formula="of:=[.D597]+IF([.A597]=&quot;forward&quot;;[.B597])" office:value-type="float" office:value="1178" calcext:value-type="float">
            <text:p>1178</text:p>
          </table:table-cell>
          <table:table-cell table:formula="of:=[.E597]+IF([.A597]=&quot;forward&quot;;[.B597]*[.C597])" office:value-type="float" office:value="277989" calcext:value-type="float">
            <text:p>2779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598]+IF([.A598]=&quot;down&quot;;[.B598])+IF([.A598]=&quot;up&quot;;-[.B598])" office:value-type="float" office:value="465" calcext:value-type="float">
            <text:p>465</text:p>
          </table:table-cell>
          <table:table-cell table:formula="of:=[.D598]+IF([.A598]=&quot;forward&quot;;[.B598])" office:value-type="float" office:value="1187" calcext:value-type="float">
            <text:p>1187</text:p>
          </table:table-cell>
          <table:table-cell table:formula="of:=[.E598]+IF([.A598]=&quot;forward&quot;;[.B598]*[.C598])" office:value-type="float" office:value="282174" calcext:value-type="float">
            <text:p>2821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599]+IF([.A599]=&quot;down&quot;;[.B599])+IF([.A599]=&quot;up&quot;;-[.B599])" office:value-type="float" office:value="470" calcext:value-type="float">
            <text:p>470</text:p>
          </table:table-cell>
          <table:table-cell table:formula="of:=[.D599]+IF([.A599]=&quot;forward&quot;;[.B599])" office:value-type="float" office:value="1187" calcext:value-type="float">
            <text:p>1187</text:p>
          </table:table-cell>
          <table:table-cell table:formula="of:=[.E599]+IF([.A599]=&quot;forward&quot;;[.B599]*[.C599])" office:value-type="float" office:value="282174" calcext:value-type="float">
            <text:p>2821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600]+IF([.A600]=&quot;down&quot;;[.B600])+IF([.A600]=&quot;up&quot;;-[.B600])" office:value-type="float" office:value="470" calcext:value-type="float">
            <text:p>470</text:p>
          </table:table-cell>
          <table:table-cell table:formula="of:=[.D600]+IF([.A600]=&quot;forward&quot;;[.B600])" office:value-type="float" office:value="1195" calcext:value-type="float">
            <text:p>1195</text:p>
          </table:table-cell>
          <table:table-cell table:formula="of:=[.E600]+IF([.A600]=&quot;forward&quot;;[.B600]*[.C600])" office:value-type="float" office:value="285934" calcext:value-type="float">
            <text:p>2859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601]+IF([.A601]=&quot;down&quot;;[.B601])+IF([.A601]=&quot;up&quot;;-[.B601])" office:value-type="float" office:value="476" calcext:value-type="float">
            <text:p>476</text:p>
          </table:table-cell>
          <table:table-cell table:formula="of:=[.D601]+IF([.A601]=&quot;forward&quot;;[.B601])" office:value-type="float" office:value="1195" calcext:value-type="float">
            <text:p>1195</text:p>
          </table:table-cell>
          <table:table-cell table:formula="of:=[.E601]+IF([.A601]=&quot;forward&quot;;[.B601]*[.C601])" office:value-type="float" office:value="285934" calcext:value-type="float">
            <text:p>2859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602]+IF([.A602]=&quot;down&quot;;[.B602])+IF([.A602]=&quot;up&quot;;-[.B602])" office:value-type="float" office:value="480" calcext:value-type="float">
            <text:p>480</text:p>
          </table:table-cell>
          <table:table-cell table:formula="of:=[.D602]+IF([.A602]=&quot;forward&quot;;[.B602])" office:value-type="float" office:value="1195" calcext:value-type="float">
            <text:p>1195</text:p>
          </table:table-cell>
          <table:table-cell table:formula="of:=[.E602]+IF([.A602]=&quot;forward&quot;;[.B602]*[.C602])" office:value-type="float" office:value="285934" calcext:value-type="float">
            <text:p>2859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603]+IF([.A603]=&quot;down&quot;;[.B603])+IF([.A603]=&quot;up&quot;;-[.B603])" office:value-type="float" office:value="485" calcext:value-type="float">
            <text:p>485</text:p>
          </table:table-cell>
          <table:table-cell table:formula="of:=[.D603]+IF([.A603]=&quot;forward&quot;;[.B603])" office:value-type="float" office:value="1195" calcext:value-type="float">
            <text:p>1195</text:p>
          </table:table-cell>
          <table:table-cell table:formula="of:=[.E603]+IF([.A603]=&quot;forward&quot;;[.B603]*[.C603])" office:value-type="float" office:value="285934" calcext:value-type="float">
            <text:p>2859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604]+IF([.A604]=&quot;down&quot;;[.B604])+IF([.A604]=&quot;up&quot;;-[.B604])" office:value-type="float" office:value="485" calcext:value-type="float">
            <text:p>485</text:p>
          </table:table-cell>
          <table:table-cell table:formula="of:=[.D604]+IF([.A604]=&quot;forward&quot;;[.B604])" office:value-type="float" office:value="1204" calcext:value-type="float">
            <text:p>1204</text:p>
          </table:table-cell>
          <table:table-cell table:formula="of:=[.E604]+IF([.A604]=&quot;forward&quot;;[.B604]*[.C604])" office:value-type="float" office:value="290299" calcext:value-type="float">
            <text:p>2902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605]+IF([.A605]=&quot;down&quot;;[.B605])+IF([.A605]=&quot;up&quot;;-[.B605])" office:value-type="float" office:value="486" calcext:value-type="float">
            <text:p>486</text:p>
          </table:table-cell>
          <table:table-cell table:formula="of:=[.D605]+IF([.A605]=&quot;forward&quot;;[.B605])" office:value-type="float" office:value="1204" calcext:value-type="float">
            <text:p>1204</text:p>
          </table:table-cell>
          <table:table-cell table:formula="of:=[.E605]+IF([.A605]=&quot;forward&quot;;[.B605]*[.C605])" office:value-type="float" office:value="290299" calcext:value-type="float">
            <text:p>2902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606]+IF([.A606]=&quot;down&quot;;[.B606])+IF([.A606]=&quot;up&quot;;-[.B606])" office:value-type="float" office:value="486" calcext:value-type="float">
            <text:p>486</text:p>
          </table:table-cell>
          <table:table-cell table:formula="of:=[.D606]+IF([.A606]=&quot;forward&quot;;[.B606])" office:value-type="float" office:value="1210" calcext:value-type="float">
            <text:p>1210</text:p>
          </table:table-cell>
          <table:table-cell table:formula="of:=[.E606]+IF([.A606]=&quot;forward&quot;;[.B606]*[.C606])" office:value-type="float" office:value="293215" calcext:value-type="float">
            <text:p>2932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607]+IF([.A607]=&quot;down&quot;;[.B607])+IF([.A607]=&quot;up&quot;;-[.B607])" office:value-type="float" office:value="486" calcext:value-type="float">
            <text:p>486</text:p>
          </table:table-cell>
          <table:table-cell table:formula="of:=[.D607]+IF([.A607]=&quot;forward&quot;;[.B607])" office:value-type="float" office:value="1219" calcext:value-type="float">
            <text:p>1219</text:p>
          </table:table-cell>
          <table:table-cell table:formula="of:=[.E607]+IF([.A607]=&quot;forward&quot;;[.B607]*[.C607])" office:value-type="float" office:value="297589" calcext:value-type="float">
            <text:p>2975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608]+IF([.A608]=&quot;down&quot;;[.B608])+IF([.A608]=&quot;up&quot;;-[.B608])" office:value-type="float" office:value="487" calcext:value-type="float">
            <text:p>487</text:p>
          </table:table-cell>
          <table:table-cell table:formula="of:=[.D608]+IF([.A608]=&quot;forward&quot;;[.B608])" office:value-type="float" office:value="1219" calcext:value-type="float">
            <text:p>1219</text:p>
          </table:table-cell>
          <table:table-cell table:formula="of:=[.E608]+IF([.A608]=&quot;forward&quot;;[.B608]*[.C608])" office:value-type="float" office:value="297589" calcext:value-type="float">
            <text:p>2975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609]+IF([.A609]=&quot;down&quot;;[.B609])+IF([.A609]=&quot;up&quot;;-[.B609])" office:value-type="float" office:value="488" calcext:value-type="float">
            <text:p>488</text:p>
          </table:table-cell>
          <table:table-cell table:formula="of:=[.D609]+IF([.A609]=&quot;forward&quot;;[.B609])" office:value-type="float" office:value="1219" calcext:value-type="float">
            <text:p>1219</text:p>
          </table:table-cell>
          <table:table-cell table:formula="of:=[.E609]+IF([.A609]=&quot;forward&quot;;[.B609]*[.C609])" office:value-type="float" office:value="297589" calcext:value-type="float">
            <text:p>2975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610]+IF([.A610]=&quot;down&quot;;[.B610])+IF([.A610]=&quot;up&quot;;-[.B610])" office:value-type="float" office:value="486" calcext:value-type="float">
            <text:p>486</text:p>
          </table:table-cell>
          <table:table-cell table:formula="of:=[.D610]+IF([.A610]=&quot;forward&quot;;[.B610])" office:value-type="float" office:value="1219" calcext:value-type="float">
            <text:p>1219</text:p>
          </table:table-cell>
          <table:table-cell table:formula="of:=[.E610]+IF([.A610]=&quot;forward&quot;;[.B610]*[.C610])" office:value-type="float" office:value="297589" calcext:value-type="float">
            <text:p>2975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611]+IF([.A611]=&quot;down&quot;;[.B611])+IF([.A611]=&quot;up&quot;;-[.B611])" office:value-type="float" office:value="486" calcext:value-type="float">
            <text:p>486</text:p>
          </table:table-cell>
          <table:table-cell table:formula="of:=[.D611]+IF([.A611]=&quot;forward&quot;;[.B611])" office:value-type="float" office:value="1224" calcext:value-type="float">
            <text:p>1224</text:p>
          </table:table-cell>
          <table:table-cell table:formula="of:=[.E611]+IF([.A611]=&quot;forward&quot;;[.B611]*[.C611])" office:value-type="float" office:value="300019" calcext:value-type="float">
            <text:p>3000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612]+IF([.A612]=&quot;down&quot;;[.B612])+IF([.A612]=&quot;up&quot;;-[.B612])" office:value-type="float" office:value="486" calcext:value-type="float">
            <text:p>486</text:p>
          </table:table-cell>
          <table:table-cell table:formula="of:=[.D612]+IF([.A612]=&quot;forward&quot;;[.B612])" office:value-type="float" office:value="1227" calcext:value-type="float">
            <text:p>1227</text:p>
          </table:table-cell>
          <table:table-cell table:formula="of:=[.E612]+IF([.A612]=&quot;forward&quot;;[.B612]*[.C612])" office:value-type="float" office:value="301477" calcext:value-type="float">
            <text:p>3014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613]+IF([.A613]=&quot;down&quot;;[.B613])+IF([.A613]=&quot;up&quot;;-[.B613])" office:value-type="float" office:value="490" calcext:value-type="float">
            <text:p>490</text:p>
          </table:table-cell>
          <table:table-cell table:formula="of:=[.D613]+IF([.A613]=&quot;forward&quot;;[.B613])" office:value-type="float" office:value="1227" calcext:value-type="float">
            <text:p>1227</text:p>
          </table:table-cell>
          <table:table-cell table:formula="of:=[.E613]+IF([.A613]=&quot;forward&quot;;[.B613]*[.C613])" office:value-type="float" office:value="301477" calcext:value-type="float">
            <text:p>3014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614]+IF([.A614]=&quot;down&quot;;[.B614])+IF([.A614]=&quot;up&quot;;-[.B614])" office:value-type="float" office:value="482" calcext:value-type="float">
            <text:p>482</text:p>
          </table:table-cell>
          <table:table-cell table:formula="of:=[.D614]+IF([.A614]=&quot;forward&quot;;[.B614])" office:value-type="float" office:value="1227" calcext:value-type="float">
            <text:p>1227</text:p>
          </table:table-cell>
          <table:table-cell table:formula="of:=[.E614]+IF([.A614]=&quot;forward&quot;;[.B614]*[.C614])" office:value-type="float" office:value="301477" calcext:value-type="float">
            <text:p>3014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615]+IF([.A615]=&quot;down&quot;;[.B615])+IF([.A615]=&quot;up&quot;;-[.B615])" office:value-type="float" office:value="482" calcext:value-type="float">
            <text:p>482</text:p>
          </table:table-cell>
          <table:table-cell table:formula="of:=[.D615]+IF([.A615]=&quot;forward&quot;;[.B615])" office:value-type="float" office:value="1235" calcext:value-type="float">
            <text:p>1235</text:p>
          </table:table-cell>
          <table:table-cell table:formula="of:=[.E615]+IF([.A615]=&quot;forward&quot;;[.B615]*[.C615])" office:value-type="float" office:value="305333" calcext:value-type="float">
            <text:p>305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616]+IF([.A616]=&quot;down&quot;;[.B616])+IF([.A616]=&quot;up&quot;;-[.B616])" office:value-type="float" office:value="484" calcext:value-type="float">
            <text:p>484</text:p>
          </table:table-cell>
          <table:table-cell table:formula="of:=[.D616]+IF([.A616]=&quot;forward&quot;;[.B616])" office:value-type="float" office:value="1235" calcext:value-type="float">
            <text:p>1235</text:p>
          </table:table-cell>
          <table:table-cell table:formula="of:=[.E616]+IF([.A616]=&quot;forward&quot;;[.B616]*[.C616])" office:value-type="float" office:value="305333" calcext:value-type="float">
            <text:p>305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617]+IF([.A617]=&quot;down&quot;;[.B617])+IF([.A617]=&quot;up&quot;;-[.B617])" office:value-type="float" office:value="484" calcext:value-type="float">
            <text:p>484</text:p>
          </table:table-cell>
          <table:table-cell table:formula="of:=[.D617]+IF([.A617]=&quot;forward&quot;;[.B617])" office:value-type="float" office:value="1238" calcext:value-type="float">
            <text:p>1238</text:p>
          </table:table-cell>
          <table:table-cell table:formula="of:=[.E617]+IF([.A617]=&quot;forward&quot;;[.B617]*[.C617])" office:value-type="float" office:value="306785" calcext:value-type="float">
            <text:p>3067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618]+IF([.A618]=&quot;down&quot;;[.B618])+IF([.A618]=&quot;up&quot;;-[.B618])" office:value-type="float" office:value="484" calcext:value-type="float">
            <text:p>484</text:p>
          </table:table-cell>
          <table:table-cell table:formula="of:=[.D618]+IF([.A618]=&quot;forward&quot;;[.B618])" office:value-type="float" office:value="1239" calcext:value-type="float">
            <text:p>1239</text:p>
          </table:table-cell>
          <table:table-cell table:formula="of:=[.E618]+IF([.A618]=&quot;forward&quot;;[.B618]*[.C618])" office:value-type="float" office:value="307269" calcext:value-type="float">
            <text:p>3072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619]+IF([.A619]=&quot;down&quot;;[.B619])+IF([.A619]=&quot;up&quot;;-[.B619])" office:value-type="float" office:value="491" calcext:value-type="float">
            <text:p>491</text:p>
          </table:table-cell>
          <table:table-cell table:formula="of:=[.D619]+IF([.A619]=&quot;forward&quot;;[.B619])" office:value-type="float" office:value="1239" calcext:value-type="float">
            <text:p>1239</text:p>
          </table:table-cell>
          <table:table-cell table:formula="of:=[.E619]+IF([.A619]=&quot;forward&quot;;[.B619]*[.C619])" office:value-type="float" office:value="307269" calcext:value-type="float">
            <text:p>3072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620]+IF([.A620]=&quot;down&quot;;[.B620])+IF([.A620]=&quot;up&quot;;-[.B620])" office:value-type="float" office:value="491" calcext:value-type="float">
            <text:p>491</text:p>
          </table:table-cell>
          <table:table-cell table:formula="of:=[.D620]+IF([.A620]=&quot;forward&quot;;[.B620])" office:value-type="float" office:value="1245" calcext:value-type="float">
            <text:p>1245</text:p>
          </table:table-cell>
          <table:table-cell table:formula="of:=[.E620]+IF([.A620]=&quot;forward&quot;;[.B620]*[.C620])" office:value-type="float" office:value="310215" calcext:value-type="float">
            <text:p>3102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621]+IF([.A621]=&quot;down&quot;;[.B621])+IF([.A621]=&quot;up&quot;;-[.B621])" office:value-type="float" office:value="491" calcext:value-type="float">
            <text:p>491</text:p>
          </table:table-cell>
          <table:table-cell table:formula="of:=[.D621]+IF([.A621]=&quot;forward&quot;;[.B621])" office:value-type="float" office:value="1250" calcext:value-type="float">
            <text:p>1250</text:p>
          </table:table-cell>
          <table:table-cell table:formula="of:=[.E621]+IF([.A621]=&quot;forward&quot;;[.B621]*[.C621])" office:value-type="float" office:value="312670" calcext:value-type="float">
            <text:p>3126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622]+IF([.A622]=&quot;down&quot;;[.B622])+IF([.A622]=&quot;up&quot;;-[.B622])" office:value-type="float" office:value="484" calcext:value-type="float">
            <text:p>484</text:p>
          </table:table-cell>
          <table:table-cell table:formula="of:=[.D622]+IF([.A622]=&quot;forward&quot;;[.B622])" office:value-type="float" office:value="1250" calcext:value-type="float">
            <text:p>1250</text:p>
          </table:table-cell>
          <table:table-cell table:formula="of:=[.E622]+IF([.A622]=&quot;forward&quot;;[.B622]*[.C622])" office:value-type="float" office:value="312670" calcext:value-type="float">
            <text:p>3126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623]+IF([.A623]=&quot;down&quot;;[.B623])+IF([.A623]=&quot;up&quot;;-[.B623])" office:value-type="float" office:value="476" calcext:value-type="float">
            <text:p>476</text:p>
          </table:table-cell>
          <table:table-cell table:formula="of:=[.D623]+IF([.A623]=&quot;forward&quot;;[.B623])" office:value-type="float" office:value="1250" calcext:value-type="float">
            <text:p>1250</text:p>
          </table:table-cell>
          <table:table-cell table:formula="of:=[.E623]+IF([.A623]=&quot;forward&quot;;[.B623]*[.C623])" office:value-type="float" office:value="312670" calcext:value-type="float">
            <text:p>3126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624]+IF([.A624]=&quot;down&quot;;[.B624])+IF([.A624]=&quot;up&quot;;-[.B624])" office:value-type="float" office:value="481" calcext:value-type="float">
            <text:p>481</text:p>
          </table:table-cell>
          <table:table-cell table:formula="of:=[.D624]+IF([.A624]=&quot;forward&quot;;[.B624])" office:value-type="float" office:value="1250" calcext:value-type="float">
            <text:p>1250</text:p>
          </table:table-cell>
          <table:table-cell table:formula="of:=[.E624]+IF([.A624]=&quot;forward&quot;;[.B624]*[.C624])" office:value-type="float" office:value="312670" calcext:value-type="float">
            <text:p>3126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625]+IF([.A625]=&quot;down&quot;;[.B625])+IF([.A625]=&quot;up&quot;;-[.B625])" office:value-type="float" office:value="478" calcext:value-type="float">
            <text:p>478</text:p>
          </table:table-cell>
          <table:table-cell table:formula="of:=[.D625]+IF([.A625]=&quot;forward&quot;;[.B625])" office:value-type="float" office:value="1250" calcext:value-type="float">
            <text:p>1250</text:p>
          </table:table-cell>
          <table:table-cell table:formula="of:=[.E625]+IF([.A625]=&quot;forward&quot;;[.B625]*[.C625])" office:value-type="float" office:value="312670" calcext:value-type="float">
            <text:p>3126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626]+IF([.A626]=&quot;down&quot;;[.B626])+IF([.A626]=&quot;up&quot;;-[.B626])" office:value-type="float" office:value="486" calcext:value-type="float">
            <text:p>486</text:p>
          </table:table-cell>
          <table:table-cell table:formula="of:=[.D626]+IF([.A626]=&quot;forward&quot;;[.B626])" office:value-type="float" office:value="1250" calcext:value-type="float">
            <text:p>1250</text:p>
          </table:table-cell>
          <table:table-cell table:formula="of:=[.E626]+IF([.A626]=&quot;forward&quot;;[.B626]*[.C626])" office:value-type="float" office:value="312670" calcext:value-type="float">
            <text:p>3126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627]+IF([.A627]=&quot;down&quot;;[.B627])+IF([.A627]=&quot;up&quot;;-[.B627])" office:value-type="float" office:value="486" calcext:value-type="float">
            <text:p>486</text:p>
          </table:table-cell>
          <table:table-cell table:formula="of:=[.D627]+IF([.A627]=&quot;forward&quot;;[.B627])" office:value-type="float" office:value="1256" calcext:value-type="float">
            <text:p>1256</text:p>
          </table:table-cell>
          <table:table-cell table:formula="of:=[.E627]+IF([.A627]=&quot;forward&quot;;[.B627]*[.C627])" office:value-type="float" office:value="315586" calcext:value-type="float">
            <text:p>3155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628]+IF([.A628]=&quot;down&quot;;[.B628])+IF([.A628]=&quot;up&quot;;-[.B628])" office:value-type="float" office:value="486" calcext:value-type="float">
            <text:p>486</text:p>
          </table:table-cell>
          <table:table-cell table:formula="of:=[.D628]+IF([.A628]=&quot;forward&quot;;[.B628])" office:value-type="float" office:value="1261" calcext:value-type="float">
            <text:p>1261</text:p>
          </table:table-cell>
          <table:table-cell table:formula="of:=[.E628]+IF([.A628]=&quot;forward&quot;;[.B628]*[.C628])" office:value-type="float" office:value="318016" calcext:value-type="float">
            <text:p>3180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[.C629]+IF([.A629]=&quot;down&quot;;[.B629])+IF([.A629]=&quot;up&quot;;-[.B629])" office:value-type="float" office:value="486" calcext:value-type="float">
            <text:p>486</text:p>
          </table:table-cell>
          <table:table-cell table:formula="of:=[.D629]+IF([.A629]=&quot;forward&quot;;[.B629])" office:value-type="float" office:value="1267" calcext:value-type="float">
            <text:p>1267</text:p>
          </table:table-cell>
          <table:table-cell table:formula="of:=[.E629]+IF([.A629]=&quot;forward&quot;;[.B629]*[.C629])" office:value-type="float" office:value="320932" calcext:value-type="float">
            <text:p>3209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630]+IF([.A630]=&quot;down&quot;;[.B630])+IF([.A630]=&quot;up&quot;;-[.B630])" office:value-type="float" office:value="485" calcext:value-type="float">
            <text:p>485</text:p>
          </table:table-cell>
          <table:table-cell table:formula="of:=[.D630]+IF([.A630]=&quot;forward&quot;;[.B630])" office:value-type="float" office:value="1267" calcext:value-type="float">
            <text:p>1267</text:p>
          </table:table-cell>
          <table:table-cell table:formula="of:=[.E630]+IF([.A630]=&quot;forward&quot;;[.B630]*[.C630])" office:value-type="float" office:value="320932" calcext:value-type="float">
            <text:p>3209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631]+IF([.A631]=&quot;down&quot;;[.B631])+IF([.A631]=&quot;up&quot;;-[.B631])" office:value-type="float" office:value="477" calcext:value-type="float">
            <text:p>477</text:p>
          </table:table-cell>
          <table:table-cell table:formula="of:=[.D631]+IF([.A631]=&quot;forward&quot;;[.B631])" office:value-type="float" office:value="1267" calcext:value-type="float">
            <text:p>1267</text:p>
          </table:table-cell>
          <table:table-cell table:formula="of:=[.E631]+IF([.A631]=&quot;forward&quot;;[.B631]*[.C631])" office:value-type="float" office:value="320932" calcext:value-type="float">
            <text:p>3209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632]+IF([.A632]=&quot;down&quot;;[.B632])+IF([.A632]=&quot;up&quot;;-[.B632])" office:value-type="float" office:value="470" calcext:value-type="float">
            <text:p>470</text:p>
          </table:table-cell>
          <table:table-cell table:formula="of:=[.D632]+IF([.A632]=&quot;forward&quot;;[.B632])" office:value-type="float" office:value="1267" calcext:value-type="float">
            <text:p>1267</text:p>
          </table:table-cell>
          <table:table-cell table:formula="of:=[.E632]+IF([.A632]=&quot;forward&quot;;[.B632]*[.C632])" office:value-type="float" office:value="320932" calcext:value-type="float">
            <text:p>3209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633]+IF([.A633]=&quot;down&quot;;[.B633])+IF([.A633]=&quot;up&quot;;-[.B633])" office:value-type="float" office:value="475" calcext:value-type="float">
            <text:p>475</text:p>
          </table:table-cell>
          <table:table-cell table:formula="of:=[.D633]+IF([.A633]=&quot;forward&quot;;[.B633])" office:value-type="float" office:value="1267" calcext:value-type="float">
            <text:p>1267</text:p>
          </table:table-cell>
          <table:table-cell table:formula="of:=[.E633]+IF([.A633]=&quot;forward&quot;;[.B633]*[.C633])" office:value-type="float" office:value="320932" calcext:value-type="float">
            <text:p>3209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634]+IF([.A634]=&quot;down&quot;;[.B634])+IF([.A634]=&quot;up&quot;;-[.B634])" office:value-type="float" office:value="475" calcext:value-type="float">
            <text:p>475</text:p>
          </table:table-cell>
          <table:table-cell table:formula="of:=[.D634]+IF([.A634]=&quot;forward&quot;;[.B634])" office:value-type="float" office:value="1270" calcext:value-type="float">
            <text:p>1270</text:p>
          </table:table-cell>
          <table:table-cell table:formula="of:=[.E634]+IF([.A634]=&quot;forward&quot;;[.B634]*[.C634])" office:value-type="float" office:value="322357" calcext:value-type="float">
            <text:p>3223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635]+IF([.A635]=&quot;down&quot;;[.B635])+IF([.A635]=&quot;up&quot;;-[.B635])" office:value-type="float" office:value="475" calcext:value-type="float">
            <text:p>475</text:p>
          </table:table-cell>
          <table:table-cell table:formula="of:=[.D635]+IF([.A635]=&quot;forward&quot;;[.B635])" office:value-type="float" office:value="1279" calcext:value-type="float">
            <text:p>1279</text:p>
          </table:table-cell>
          <table:table-cell table:formula="of:=[.E635]+IF([.A635]=&quot;forward&quot;;[.B635]*[.C635])" office:value-type="float" office:value="326632" calcext:value-type="float">
            <text:p>3266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[.C636]+IF([.A636]=&quot;down&quot;;[.B636])+IF([.A636]=&quot;up&quot;;-[.B636])" office:value-type="float" office:value="466" calcext:value-type="float">
            <text:p>466</text:p>
          </table:table-cell>
          <table:table-cell table:formula="of:=[.D636]+IF([.A636]=&quot;forward&quot;;[.B636])" office:value-type="float" office:value="1279" calcext:value-type="float">
            <text:p>1279</text:p>
          </table:table-cell>
          <table:table-cell table:formula="of:=[.E636]+IF([.A636]=&quot;forward&quot;;[.B636]*[.C636])" office:value-type="float" office:value="326632" calcext:value-type="float">
            <text:p>3266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637]+IF([.A637]=&quot;down&quot;;[.B637])+IF([.A637]=&quot;up&quot;;-[.B637])" office:value-type="float" office:value="462" calcext:value-type="float">
            <text:p>462</text:p>
          </table:table-cell>
          <table:table-cell table:formula="of:=[.D637]+IF([.A637]=&quot;forward&quot;;[.B637])" office:value-type="float" office:value="1279" calcext:value-type="float">
            <text:p>1279</text:p>
          </table:table-cell>
          <table:table-cell table:formula="of:=[.E637]+IF([.A637]=&quot;forward&quot;;[.B637]*[.C637])" office:value-type="float" office:value="326632" calcext:value-type="float">
            <text:p>3266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638]+IF([.A638]=&quot;down&quot;;[.B638])+IF([.A638]=&quot;up&quot;;-[.B638])" office:value-type="float" office:value="455" calcext:value-type="float">
            <text:p>455</text:p>
          </table:table-cell>
          <table:table-cell table:formula="of:=[.D638]+IF([.A638]=&quot;forward&quot;;[.B638])" office:value-type="float" office:value="1279" calcext:value-type="float">
            <text:p>1279</text:p>
          </table:table-cell>
          <table:table-cell table:formula="of:=[.E638]+IF([.A638]=&quot;forward&quot;;[.B638]*[.C638])" office:value-type="float" office:value="326632" calcext:value-type="float">
            <text:p>3266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639]+IF([.A639]=&quot;down&quot;;[.B639])+IF([.A639]=&quot;up&quot;;-[.B639])" office:value-type="float" office:value="447" calcext:value-type="float">
            <text:p>447</text:p>
          </table:table-cell>
          <table:table-cell table:formula="of:=[.D639]+IF([.A639]=&quot;forward&quot;;[.B639])" office:value-type="float" office:value="1279" calcext:value-type="float">
            <text:p>1279</text:p>
          </table:table-cell>
          <table:table-cell table:formula="of:=[.E639]+IF([.A639]=&quot;forward&quot;;[.B639]*[.C639])" office:value-type="float" office:value="326632" calcext:value-type="float">
            <text:p>3266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640]+IF([.A640]=&quot;down&quot;;[.B640])+IF([.A640]=&quot;up&quot;;-[.B640])" office:value-type="float" office:value="447" calcext:value-type="float">
            <text:p>447</text:p>
          </table:table-cell>
          <table:table-cell table:formula="of:=[.D640]+IF([.A640]=&quot;forward&quot;;[.B640])" office:value-type="float" office:value="1286" calcext:value-type="float">
            <text:p>1286</text:p>
          </table:table-cell>
          <table:table-cell table:formula="of:=[.E640]+IF([.A640]=&quot;forward&quot;;[.B640]*[.C640])" office:value-type="float" office:value="329761" calcext:value-type="float">
            <text:p>3297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641]+IF([.A641]=&quot;down&quot;;[.B641])+IF([.A641]=&quot;up&quot;;-[.B641])" office:value-type="float" office:value="447" calcext:value-type="float">
            <text:p>447</text:p>
          </table:table-cell>
          <table:table-cell table:formula="of:=[.D641]+IF([.A641]=&quot;forward&quot;;[.B641])" office:value-type="float" office:value="1289" calcext:value-type="float">
            <text:p>1289</text:p>
          </table:table-cell>
          <table:table-cell table:formula="of:=[.E641]+IF([.A641]=&quot;forward&quot;;[.B641]*[.C641])" office:value-type="float" office:value="331102" calcext:value-type="float">
            <text:p>331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642]+IF([.A642]=&quot;down&quot;;[.B642])+IF([.A642]=&quot;up&quot;;-[.B642])" office:value-type="float" office:value="447" calcext:value-type="float">
            <text:p>447</text:p>
          </table:table-cell>
          <table:table-cell table:formula="of:=[.D642]+IF([.A642]=&quot;forward&quot;;[.B642])" office:value-type="float" office:value="1298" calcext:value-type="float">
            <text:p>1298</text:p>
          </table:table-cell>
          <table:table-cell table:formula="of:=[.E642]+IF([.A642]=&quot;forward&quot;;[.B642]*[.C642])" office:value-type="float" office:value="335125" calcext:value-type="float">
            <text:p>3351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643]+IF([.A643]=&quot;down&quot;;[.B643])+IF([.A643]=&quot;up&quot;;-[.B643])" office:value-type="float" office:value="454" calcext:value-type="float">
            <text:p>454</text:p>
          </table:table-cell>
          <table:table-cell table:formula="of:=[.D643]+IF([.A643]=&quot;forward&quot;;[.B643])" office:value-type="float" office:value="1298" calcext:value-type="float">
            <text:p>1298</text:p>
          </table:table-cell>
          <table:table-cell table:formula="of:=[.E643]+IF([.A643]=&quot;forward&quot;;[.B643]*[.C643])" office:value-type="float" office:value="335125" calcext:value-type="float">
            <text:p>3351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644]+IF([.A644]=&quot;down&quot;;[.B644])+IF([.A644]=&quot;up&quot;;-[.B644])" office:value-type="float" office:value="454" calcext:value-type="float">
            <text:p>454</text:p>
          </table:table-cell>
          <table:table-cell table:formula="of:=[.D644]+IF([.A644]=&quot;forward&quot;;[.B644])" office:value-type="float" office:value="1301" calcext:value-type="float">
            <text:p>1301</text:p>
          </table:table-cell>
          <table:table-cell table:formula="of:=[.E644]+IF([.A644]=&quot;forward&quot;;[.B644]*[.C644])" office:value-type="float" office:value="336487" calcext:value-type="float">
            <text:p>3364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645]+IF([.A645]=&quot;down&quot;;[.B645])+IF([.A645]=&quot;up&quot;;-[.B645])" office:value-type="float" office:value="460" calcext:value-type="float">
            <text:p>460</text:p>
          </table:table-cell>
          <table:table-cell table:formula="of:=[.D645]+IF([.A645]=&quot;forward&quot;;[.B645])" office:value-type="float" office:value="1301" calcext:value-type="float">
            <text:p>1301</text:p>
          </table:table-cell>
          <table:table-cell table:formula="of:=[.E645]+IF([.A645]=&quot;forward&quot;;[.B645]*[.C645])" office:value-type="float" office:value="336487" calcext:value-type="float">
            <text:p>3364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646]+IF([.A646]=&quot;down&quot;;[.B646])+IF([.A646]=&quot;up&quot;;-[.B646])" office:value-type="float" office:value="460" calcext:value-type="float">
            <text:p>460</text:p>
          </table:table-cell>
          <table:table-cell table:formula="of:=[.D646]+IF([.A646]=&quot;forward&quot;;[.B646])" office:value-type="float" office:value="1310" calcext:value-type="float">
            <text:p>1310</text:p>
          </table:table-cell>
          <table:table-cell table:formula="of:=[.E646]+IF([.A646]=&quot;forward&quot;;[.B646]*[.C646])" office:value-type="float" office:value="340627" calcext:value-type="float">
            <text:p>3406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647]+IF([.A647]=&quot;down&quot;;[.B647])+IF([.A647]=&quot;up&quot;;-[.B647])" office:value-type="float" office:value="461" calcext:value-type="float">
            <text:p>461</text:p>
          </table:table-cell>
          <table:table-cell table:formula="of:=[.D647]+IF([.A647]=&quot;forward&quot;;[.B647])" office:value-type="float" office:value="1310" calcext:value-type="float">
            <text:p>1310</text:p>
          </table:table-cell>
          <table:table-cell table:formula="of:=[.E647]+IF([.A647]=&quot;forward&quot;;[.B647]*[.C647])" office:value-type="float" office:value="340627" calcext:value-type="float">
            <text:p>3406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648]+IF([.A648]=&quot;down&quot;;[.B648])+IF([.A648]=&quot;up&quot;;-[.B648])" office:value-type="float" office:value="461" calcext:value-type="float">
            <text:p>461</text:p>
          </table:table-cell>
          <table:table-cell table:formula="of:=[.D648]+IF([.A648]=&quot;forward&quot;;[.B648])" office:value-type="float" office:value="1313" calcext:value-type="float">
            <text:p>1313</text:p>
          </table:table-cell>
          <table:table-cell table:formula="of:=[.E648]+IF([.A648]=&quot;forward&quot;;[.B648]*[.C648])" office:value-type="float" office:value="342010" calcext:value-type="float">
            <text:p>3420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649]+IF([.A649]=&quot;down&quot;;[.B649])+IF([.A649]=&quot;up&quot;;-[.B649])" office:value-type="float" office:value="462" calcext:value-type="float">
            <text:p>462</text:p>
          </table:table-cell>
          <table:table-cell table:formula="of:=[.D649]+IF([.A649]=&quot;forward&quot;;[.B649])" office:value-type="float" office:value="1313" calcext:value-type="float">
            <text:p>1313</text:p>
          </table:table-cell>
          <table:table-cell table:formula="of:=[.E649]+IF([.A649]=&quot;forward&quot;;[.B649]*[.C649])" office:value-type="float" office:value="342010" calcext:value-type="float">
            <text:p>3420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650]+IF([.A650]=&quot;down&quot;;[.B650])+IF([.A650]=&quot;up&quot;;-[.B650])" office:value-type="float" office:value="462" calcext:value-type="float">
            <text:p>462</text:p>
          </table:table-cell>
          <table:table-cell table:formula="of:=[.D650]+IF([.A650]=&quot;forward&quot;;[.B650])" office:value-type="float" office:value="1321" calcext:value-type="float">
            <text:p>1321</text:p>
          </table:table-cell>
          <table:table-cell table:formula="of:=[.E650]+IF([.A650]=&quot;forward&quot;;[.B650]*[.C650])" office:value-type="float" office:value="345706" calcext:value-type="float">
            <text:p>3457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651]+IF([.A651]=&quot;down&quot;;[.B651])+IF([.A651]=&quot;up&quot;;-[.B651])" office:value-type="float" office:value="462" calcext:value-type="float">
            <text:p>462</text:p>
          </table:table-cell>
          <table:table-cell table:formula="of:=[.D651]+IF([.A651]=&quot;forward&quot;;[.B651])" office:value-type="float" office:value="1328" calcext:value-type="float">
            <text:p>1328</text:p>
          </table:table-cell>
          <table:table-cell table:formula="of:=[.E651]+IF([.A651]=&quot;forward&quot;;[.B651]*[.C651])" office:value-type="float" office:value="348940" calcext:value-type="float">
            <text:p>3489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652]+IF([.A652]=&quot;down&quot;;[.B652])+IF([.A652]=&quot;up&quot;;-[.B652])" office:value-type="float" office:value="464" calcext:value-type="float">
            <text:p>464</text:p>
          </table:table-cell>
          <table:table-cell table:formula="of:=[.D652]+IF([.A652]=&quot;forward&quot;;[.B652])" office:value-type="float" office:value="1328" calcext:value-type="float">
            <text:p>1328</text:p>
          </table:table-cell>
          <table:table-cell table:formula="of:=[.E652]+IF([.A652]=&quot;forward&quot;;[.B652]*[.C652])" office:value-type="float" office:value="348940" calcext:value-type="float">
            <text:p>3489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653]+IF([.A653]=&quot;down&quot;;[.B653])+IF([.A653]=&quot;up&quot;;-[.B653])" office:value-type="float" office:value="464" calcext:value-type="float">
            <text:p>464</text:p>
          </table:table-cell>
          <table:table-cell table:formula="of:=[.D653]+IF([.A653]=&quot;forward&quot;;[.B653])" office:value-type="float" office:value="1329" calcext:value-type="float">
            <text:p>1329</text:p>
          </table:table-cell>
          <table:table-cell table:formula="of:=[.E653]+IF([.A653]=&quot;forward&quot;;[.B653]*[.C653])" office:value-type="float" office:value="349404" calcext:value-type="float">
            <text:p>3494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654]+IF([.A654]=&quot;down&quot;;[.B654])+IF([.A654]=&quot;up&quot;;-[.B654])" office:value-type="float" office:value="464" calcext:value-type="float">
            <text:p>464</text:p>
          </table:table-cell>
          <table:table-cell table:formula="of:=[.D654]+IF([.A654]=&quot;forward&quot;;[.B654])" office:value-type="float" office:value="1335" calcext:value-type="float">
            <text:p>1335</text:p>
          </table:table-cell>
          <table:table-cell table:formula="of:=[.E654]+IF([.A654]=&quot;forward&quot;;[.B654]*[.C654])" office:value-type="float" office:value="352188" calcext:value-type="float">
            <text:p>3521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655]+IF([.A655]=&quot;down&quot;;[.B655])+IF([.A655]=&quot;up&quot;;-[.B655])" office:value-type="float" office:value="464" calcext:value-type="float">
            <text:p>464</text:p>
          </table:table-cell>
          <table:table-cell table:formula="of:=[.D655]+IF([.A655]=&quot;forward&quot;;[.B655])" office:value-type="float" office:value="1342" calcext:value-type="float">
            <text:p>1342</text:p>
          </table:table-cell>
          <table:table-cell table:formula="of:=[.E655]+IF([.A655]=&quot;forward&quot;;[.B655]*[.C655])" office:value-type="float" office:value="355436" calcext:value-type="float">
            <text:p>3554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656]+IF([.A656]=&quot;down&quot;;[.B656])+IF([.A656]=&quot;up&quot;;-[.B656])" office:value-type="float" office:value="467" calcext:value-type="float">
            <text:p>467</text:p>
          </table:table-cell>
          <table:table-cell table:formula="of:=[.D656]+IF([.A656]=&quot;forward&quot;;[.B656])" office:value-type="float" office:value="1342" calcext:value-type="float">
            <text:p>1342</text:p>
          </table:table-cell>
          <table:table-cell table:formula="of:=[.E656]+IF([.A656]=&quot;forward&quot;;[.B656]*[.C656])" office:value-type="float" office:value="355436" calcext:value-type="float">
            <text:p>3554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657]+IF([.A657]=&quot;down&quot;;[.B657])+IF([.A657]=&quot;up&quot;;-[.B657])" office:value-type="float" office:value="469" calcext:value-type="float">
            <text:p>469</text:p>
          </table:table-cell>
          <table:table-cell table:formula="of:=[.D657]+IF([.A657]=&quot;forward&quot;;[.B657])" office:value-type="float" office:value="1342" calcext:value-type="float">
            <text:p>1342</text:p>
          </table:table-cell>
          <table:table-cell table:formula="of:=[.E657]+IF([.A657]=&quot;forward&quot;;[.B657]*[.C657])" office:value-type="float" office:value="355436" calcext:value-type="float">
            <text:p>3554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658]+IF([.A658]=&quot;down&quot;;[.B658])+IF([.A658]=&quot;up&quot;;-[.B658])" office:value-type="float" office:value="470" calcext:value-type="float">
            <text:p>470</text:p>
          </table:table-cell>
          <table:table-cell table:formula="of:=[.D658]+IF([.A658]=&quot;forward&quot;;[.B658])" office:value-type="float" office:value="1342" calcext:value-type="float">
            <text:p>1342</text:p>
          </table:table-cell>
          <table:table-cell table:formula="of:=[.E658]+IF([.A658]=&quot;forward&quot;;[.B658]*[.C658])" office:value-type="float" office:value="355436" calcext:value-type="float">
            <text:p>3554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659]+IF([.A659]=&quot;down&quot;;[.B659])+IF([.A659]=&quot;up&quot;;-[.B659])" office:value-type="float" office:value="470" calcext:value-type="float">
            <text:p>470</text:p>
          </table:table-cell>
          <table:table-cell table:formula="of:=[.D659]+IF([.A659]=&quot;forward&quot;;[.B659])" office:value-type="float" office:value="1349" calcext:value-type="float">
            <text:p>1349</text:p>
          </table:table-cell>
          <table:table-cell table:formula="of:=[.E659]+IF([.A659]=&quot;forward&quot;;[.B659]*[.C659])" office:value-type="float" office:value="358726" calcext:value-type="float">
            <text:p>3587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660]+IF([.A660]=&quot;down&quot;;[.B660])+IF([.A660]=&quot;up&quot;;-[.B660])" office:value-type="float" office:value="470" calcext:value-type="float">
            <text:p>470</text:p>
          </table:table-cell>
          <table:table-cell table:formula="of:=[.D660]+IF([.A660]=&quot;forward&quot;;[.B660])" office:value-type="float" office:value="1353" calcext:value-type="float">
            <text:p>1353</text:p>
          </table:table-cell>
          <table:table-cell table:formula="of:=[.E660]+IF([.A660]=&quot;forward&quot;;[.B660]*[.C660])" office:value-type="float" office:value="360606" calcext:value-type="float">
            <text:p>3606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[.C661]+IF([.A661]=&quot;down&quot;;[.B661])+IF([.A661]=&quot;up&quot;;-[.B661])" office:value-type="float" office:value="476" calcext:value-type="float">
            <text:p>476</text:p>
          </table:table-cell>
          <table:table-cell table:formula="of:=[.D661]+IF([.A661]=&quot;forward&quot;;[.B661])" office:value-type="float" office:value="1353" calcext:value-type="float">
            <text:p>1353</text:p>
          </table:table-cell>
          <table:table-cell table:formula="of:=[.E661]+IF([.A661]=&quot;forward&quot;;[.B661]*[.C661])" office:value-type="float" office:value="360606" calcext:value-type="float">
            <text:p>3606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662]+IF([.A662]=&quot;down&quot;;[.B662])+IF([.A662]=&quot;up&quot;;-[.B662])" office:value-type="float" office:value="472" calcext:value-type="float">
            <text:p>472</text:p>
          </table:table-cell>
          <table:table-cell table:formula="of:=[.D662]+IF([.A662]=&quot;forward&quot;;[.B662])" office:value-type="float" office:value="1353" calcext:value-type="float">
            <text:p>1353</text:p>
          </table:table-cell>
          <table:table-cell table:formula="of:=[.E662]+IF([.A662]=&quot;forward&quot;;[.B662]*[.C662])" office:value-type="float" office:value="360606" calcext:value-type="float">
            <text:p>3606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663]+IF([.A663]=&quot;down&quot;;[.B663])+IF([.A663]=&quot;up&quot;;-[.B663])" office:value-type="float" office:value="472" calcext:value-type="float">
            <text:p>472</text:p>
          </table:table-cell>
          <table:table-cell table:formula="of:=[.D663]+IF([.A663]=&quot;forward&quot;;[.B663])" office:value-type="float" office:value="1357" calcext:value-type="float">
            <text:p>1357</text:p>
          </table:table-cell>
          <table:table-cell table:formula="of:=[.E663]+IF([.A663]=&quot;forward&quot;;[.B663]*[.C663])" office:value-type="float" office:value="362494" calcext:value-type="float">
            <text:p>3624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664]+IF([.A664]=&quot;down&quot;;[.B664])+IF([.A664]=&quot;up&quot;;-[.B664])" office:value-type="float" office:value="472" calcext:value-type="float">
            <text:p>472</text:p>
          </table:table-cell>
          <table:table-cell table:formula="of:=[.D664]+IF([.A664]=&quot;forward&quot;;[.B664])" office:value-type="float" office:value="1366" calcext:value-type="float">
            <text:p>1366</text:p>
          </table:table-cell>
          <table:table-cell table:formula="of:=[.E664]+IF([.A664]=&quot;forward&quot;;[.B664]*[.C664])" office:value-type="float" office:value="366742" calcext:value-type="float">
            <text:p>3667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665]+IF([.A665]=&quot;down&quot;;[.B665])+IF([.A665]=&quot;up&quot;;-[.B665])" office:value-type="float" office:value="472" calcext:value-type="float">
            <text:p>472</text:p>
          </table:table-cell>
          <table:table-cell table:formula="of:=[.D665]+IF([.A665]=&quot;forward&quot;;[.B665])" office:value-type="float" office:value="1369" calcext:value-type="float">
            <text:p>1369</text:p>
          </table:table-cell>
          <table:table-cell table:formula="of:=[.E665]+IF([.A665]=&quot;forward&quot;;[.B665]*[.C665])" office:value-type="float" office:value="368158" calcext:value-type="float">
            <text:p>3681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666]+IF([.A666]=&quot;down&quot;;[.B666])+IF([.A666]=&quot;up&quot;;-[.B666])" office:value-type="float" office:value="473" calcext:value-type="float">
            <text:p>473</text:p>
          </table:table-cell>
          <table:table-cell table:formula="of:=[.D666]+IF([.A666]=&quot;forward&quot;;[.B666])" office:value-type="float" office:value="1369" calcext:value-type="float">
            <text:p>1369</text:p>
          </table:table-cell>
          <table:table-cell table:formula="of:=[.E666]+IF([.A666]=&quot;forward&quot;;[.B666]*[.C666])" office:value-type="float" office:value="368158" calcext:value-type="float">
            <text:p>3681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667]+IF([.A667]=&quot;down&quot;;[.B667])+IF([.A667]=&quot;up&quot;;-[.B667])" office:value-type="float" office:value="471" calcext:value-type="float">
            <text:p>471</text:p>
          </table:table-cell>
          <table:table-cell table:formula="of:=[.D667]+IF([.A667]=&quot;forward&quot;;[.B667])" office:value-type="float" office:value="1369" calcext:value-type="float">
            <text:p>1369</text:p>
          </table:table-cell>
          <table:table-cell table:formula="of:=[.E667]+IF([.A667]=&quot;forward&quot;;[.B667]*[.C667])" office:value-type="float" office:value="368158" calcext:value-type="float">
            <text:p>3681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668]+IF([.A668]=&quot;down&quot;;[.B668])+IF([.A668]=&quot;up&quot;;-[.B668])" office:value-type="float" office:value="474" calcext:value-type="float">
            <text:p>474</text:p>
          </table:table-cell>
          <table:table-cell table:formula="of:=[.D668]+IF([.A668]=&quot;forward&quot;;[.B668])" office:value-type="float" office:value="1369" calcext:value-type="float">
            <text:p>1369</text:p>
          </table:table-cell>
          <table:table-cell table:formula="of:=[.E668]+IF([.A668]=&quot;forward&quot;;[.B668]*[.C668])" office:value-type="float" office:value="368158" calcext:value-type="float">
            <text:p>3681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669]+IF([.A669]=&quot;down&quot;;[.B669])+IF([.A669]=&quot;up&quot;;-[.B669])" office:value-type="float" office:value="479" calcext:value-type="float">
            <text:p>479</text:p>
          </table:table-cell>
          <table:table-cell table:formula="of:=[.D669]+IF([.A669]=&quot;forward&quot;;[.B669])" office:value-type="float" office:value="1369" calcext:value-type="float">
            <text:p>1369</text:p>
          </table:table-cell>
          <table:table-cell table:formula="of:=[.E669]+IF([.A669]=&quot;forward&quot;;[.B669]*[.C669])" office:value-type="float" office:value="368158" calcext:value-type="float">
            <text:p>3681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670]+IF([.A670]=&quot;down&quot;;[.B670])+IF([.A670]=&quot;up&quot;;-[.B670])" office:value-type="float" office:value="479" calcext:value-type="float">
            <text:p>479</text:p>
          </table:table-cell>
          <table:table-cell table:formula="of:=[.D670]+IF([.A670]=&quot;forward&quot;;[.B670])" office:value-type="float" office:value="1376" calcext:value-type="float">
            <text:p>1376</text:p>
          </table:table-cell>
          <table:table-cell table:formula="of:=[.E670]+IF([.A670]=&quot;forward&quot;;[.B670]*[.C670])" office:value-type="float" office:value="371511" calcext:value-type="float">
            <text:p>3715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[.C671]+IF([.A671]=&quot;down&quot;;[.B671])+IF([.A671]=&quot;up&quot;;-[.B671])" office:value-type="float" office:value="479" calcext:value-type="float">
            <text:p>479</text:p>
          </table:table-cell>
          <table:table-cell table:formula="of:=[.D671]+IF([.A671]=&quot;forward&quot;;[.B671])" office:value-type="float" office:value="1381" calcext:value-type="float">
            <text:p>1381</text:p>
          </table:table-cell>
          <table:table-cell table:formula="of:=[.E671]+IF([.A671]=&quot;forward&quot;;[.B671]*[.C671])" office:value-type="float" office:value="373906" calcext:value-type="float">
            <text:p>3739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672]+IF([.A672]=&quot;down&quot;;[.B672])+IF([.A672]=&quot;up&quot;;-[.B672])" office:value-type="float" office:value="478" calcext:value-type="float">
            <text:p>478</text:p>
          </table:table-cell>
          <table:table-cell table:formula="of:=[.D672]+IF([.A672]=&quot;forward&quot;;[.B672])" office:value-type="float" office:value="1381" calcext:value-type="float">
            <text:p>1381</text:p>
          </table:table-cell>
          <table:table-cell table:formula="of:=[.E672]+IF([.A672]=&quot;forward&quot;;[.B672]*[.C672])" office:value-type="float" office:value="373906" calcext:value-type="float">
            <text:p>3739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673]+IF([.A673]=&quot;down&quot;;[.B673])+IF([.A673]=&quot;up&quot;;-[.B673])" office:value-type="float" office:value="480" calcext:value-type="float">
            <text:p>480</text:p>
          </table:table-cell>
          <table:table-cell table:formula="of:=[.D673]+IF([.A673]=&quot;forward&quot;;[.B673])" office:value-type="float" office:value="1381" calcext:value-type="float">
            <text:p>1381</text:p>
          </table:table-cell>
          <table:table-cell table:formula="of:=[.E673]+IF([.A673]=&quot;forward&quot;;[.B673]*[.C673])" office:value-type="float" office:value="373906" calcext:value-type="float">
            <text:p>3739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674]+IF([.A674]=&quot;down&quot;;[.B674])+IF([.A674]=&quot;up&quot;;-[.B674])" office:value-type="float" office:value="483" calcext:value-type="float">
            <text:p>483</text:p>
          </table:table-cell>
          <table:table-cell table:formula="of:=[.D674]+IF([.A674]=&quot;forward&quot;;[.B674])" office:value-type="float" office:value="1381" calcext:value-type="float">
            <text:p>1381</text:p>
          </table:table-cell>
          <table:table-cell table:formula="of:=[.E674]+IF([.A674]=&quot;forward&quot;;[.B674]*[.C674])" office:value-type="float" office:value="373906" calcext:value-type="float">
            <text:p>3739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675]+IF([.A675]=&quot;down&quot;;[.B675])+IF([.A675]=&quot;up&quot;;-[.B675])" office:value-type="float" office:value="491" calcext:value-type="float">
            <text:p>491</text:p>
          </table:table-cell>
          <table:table-cell table:formula="of:=[.D675]+IF([.A675]=&quot;forward&quot;;[.B675])" office:value-type="float" office:value="1381" calcext:value-type="float">
            <text:p>1381</text:p>
          </table:table-cell>
          <table:table-cell table:formula="of:=[.E675]+IF([.A675]=&quot;forward&quot;;[.B675]*[.C675])" office:value-type="float" office:value="373906" calcext:value-type="float">
            <text:p>3739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676]+IF([.A676]=&quot;down&quot;;[.B676])+IF([.A676]=&quot;up&quot;;-[.B676])" office:value-type="float" office:value="491" calcext:value-type="float">
            <text:p>491</text:p>
          </table:table-cell>
          <table:table-cell table:formula="of:=[.D676]+IF([.A676]=&quot;forward&quot;;[.B676])" office:value-type="float" office:value="1382" calcext:value-type="float">
            <text:p>1382</text:p>
          </table:table-cell>
          <table:table-cell table:formula="of:=[.E676]+IF([.A676]=&quot;forward&quot;;[.B676]*[.C676])" office:value-type="float" office:value="374397" calcext:value-type="float">
            <text:p>3743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677]+IF([.A677]=&quot;down&quot;;[.B677])+IF([.A677]=&quot;up&quot;;-[.B677])" office:value-type="float" office:value="495" calcext:value-type="float">
            <text:p>495</text:p>
          </table:table-cell>
          <table:table-cell table:formula="of:=[.D677]+IF([.A677]=&quot;forward&quot;;[.B677])" office:value-type="float" office:value="1382" calcext:value-type="float">
            <text:p>1382</text:p>
          </table:table-cell>
          <table:table-cell table:formula="of:=[.E677]+IF([.A677]=&quot;forward&quot;;[.B677]*[.C677])" office:value-type="float" office:value="374397" calcext:value-type="float">
            <text:p>3743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678]+IF([.A678]=&quot;down&quot;;[.B678])+IF([.A678]=&quot;up&quot;;-[.B678])" office:value-type="float" office:value="495" calcext:value-type="float">
            <text:p>495</text:p>
          </table:table-cell>
          <table:table-cell table:formula="of:=[.D678]+IF([.A678]=&quot;forward&quot;;[.B678])" office:value-type="float" office:value="1387" calcext:value-type="float">
            <text:p>1387</text:p>
          </table:table-cell>
          <table:table-cell table:formula="of:=[.E678]+IF([.A678]=&quot;forward&quot;;[.B678]*[.C678])" office:value-type="float" office:value="376872" calcext:value-type="float">
            <text:p>3768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679]+IF([.A679]=&quot;down&quot;;[.B679])+IF([.A679]=&quot;up&quot;;-[.B679])" office:value-type="float" office:value="500" calcext:value-type="float">
            <text:p>500</text:p>
          </table:table-cell>
          <table:table-cell table:formula="of:=[.D679]+IF([.A679]=&quot;forward&quot;;[.B679])" office:value-type="float" office:value="1387" calcext:value-type="float">
            <text:p>1387</text:p>
          </table:table-cell>
          <table:table-cell table:formula="of:=[.E679]+IF([.A679]=&quot;forward&quot;;[.B679]*[.C679])" office:value-type="float" office:value="376872" calcext:value-type="float">
            <text:p>3768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680]+IF([.A680]=&quot;down&quot;;[.B680])+IF([.A680]=&quot;up&quot;;-[.B680])" office:value-type="float" office:value="494" calcext:value-type="float">
            <text:p>494</text:p>
          </table:table-cell>
          <table:table-cell table:formula="of:=[.D680]+IF([.A680]=&quot;forward&quot;;[.B680])" office:value-type="float" office:value="1387" calcext:value-type="float">
            <text:p>1387</text:p>
          </table:table-cell>
          <table:table-cell table:formula="of:=[.E680]+IF([.A680]=&quot;forward&quot;;[.B680]*[.C680])" office:value-type="float" office:value="376872" calcext:value-type="float">
            <text:p>3768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681]+IF([.A681]=&quot;down&quot;;[.B681])+IF([.A681]=&quot;up&quot;;-[.B681])" office:value-type="float" office:value="500" calcext:value-type="float">
            <text:p>500</text:p>
          </table:table-cell>
          <table:table-cell table:formula="of:=[.D681]+IF([.A681]=&quot;forward&quot;;[.B681])" office:value-type="float" office:value="1387" calcext:value-type="float">
            <text:p>1387</text:p>
          </table:table-cell>
          <table:table-cell table:formula="of:=[.E681]+IF([.A681]=&quot;forward&quot;;[.B681]*[.C681])" office:value-type="float" office:value="376872" calcext:value-type="float">
            <text:p>3768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682]+IF([.A682]=&quot;down&quot;;[.B682])+IF([.A682]=&quot;up&quot;;-[.B682])" office:value-type="float" office:value="508" calcext:value-type="float">
            <text:p>508</text:p>
          </table:table-cell>
          <table:table-cell table:formula="of:=[.D682]+IF([.A682]=&quot;forward&quot;;[.B682])" office:value-type="float" office:value="1387" calcext:value-type="float">
            <text:p>1387</text:p>
          </table:table-cell>
          <table:table-cell table:formula="of:=[.E682]+IF([.A682]=&quot;forward&quot;;[.B682]*[.C682])" office:value-type="float" office:value="376872" calcext:value-type="float">
            <text:p>3768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683]+IF([.A683]=&quot;down&quot;;[.B683])+IF([.A683]=&quot;up&quot;;-[.B683])" office:value-type="float" office:value="508" calcext:value-type="float">
            <text:p>508</text:p>
          </table:table-cell>
          <table:table-cell table:formula="of:=[.D683]+IF([.A683]=&quot;forward&quot;;[.B683])" office:value-type="float" office:value="1388" calcext:value-type="float">
            <text:p>1388</text:p>
          </table:table-cell>
          <table:table-cell table:formula="of:=[.E683]+IF([.A683]=&quot;forward&quot;;[.B683]*[.C683])" office:value-type="float" office:value="377380" calcext:value-type="float">
            <text:p>3773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684]+IF([.A684]=&quot;down&quot;;[.B684])+IF([.A684]=&quot;up&quot;;-[.B684])" office:value-type="float" office:value="508" calcext:value-type="float">
            <text:p>508</text:p>
          </table:table-cell>
          <table:table-cell table:formula="of:=[.D684]+IF([.A684]=&quot;forward&quot;;[.B684])" office:value-type="float" office:value="1397" calcext:value-type="float">
            <text:p>1397</text:p>
          </table:table-cell>
          <table:table-cell table:formula="of:=[.E684]+IF([.A684]=&quot;forward&quot;;[.B684]*[.C684])" office:value-type="float" office:value="381952" calcext:value-type="float">
            <text:p>3819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685]+IF([.A685]=&quot;down&quot;;[.B685])+IF([.A685]=&quot;up&quot;;-[.B685])" office:value-type="float" office:value="503" calcext:value-type="float">
            <text:p>503</text:p>
          </table:table-cell>
          <table:table-cell table:formula="of:=[.D685]+IF([.A685]=&quot;forward&quot;;[.B685])" office:value-type="float" office:value="1397" calcext:value-type="float">
            <text:p>1397</text:p>
          </table:table-cell>
          <table:table-cell table:formula="of:=[.E685]+IF([.A685]=&quot;forward&quot;;[.B685]*[.C685])" office:value-type="float" office:value="381952" calcext:value-type="float">
            <text:p>3819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686]+IF([.A686]=&quot;down&quot;;[.B686])+IF([.A686]=&quot;up&quot;;-[.B686])" office:value-type="float" office:value="503" calcext:value-type="float">
            <text:p>503</text:p>
          </table:table-cell>
          <table:table-cell table:formula="of:=[.D686]+IF([.A686]=&quot;forward&quot;;[.B686])" office:value-type="float" office:value="1399" calcext:value-type="float">
            <text:p>1399</text:p>
          </table:table-cell>
          <table:table-cell table:formula="of:=[.E686]+IF([.A686]=&quot;forward&quot;;[.B686]*[.C686])" office:value-type="float" office:value="382958" calcext:value-type="float">
            <text:p>3829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687]+IF([.A687]=&quot;down&quot;;[.B687])+IF([.A687]=&quot;up&quot;;-[.B687])" office:value-type="float" office:value="512" calcext:value-type="float">
            <text:p>512</text:p>
          </table:table-cell>
          <table:table-cell table:formula="of:=[.D687]+IF([.A687]=&quot;forward&quot;;[.B687])" office:value-type="float" office:value="1399" calcext:value-type="float">
            <text:p>1399</text:p>
          </table:table-cell>
          <table:table-cell table:formula="of:=[.E687]+IF([.A687]=&quot;forward&quot;;[.B687]*[.C687])" office:value-type="float" office:value="382958" calcext:value-type="float">
            <text:p>3829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688]+IF([.A688]=&quot;down&quot;;[.B688])+IF([.A688]=&quot;up&quot;;-[.B688])" office:value-type="float" office:value="517" calcext:value-type="float">
            <text:p>517</text:p>
          </table:table-cell>
          <table:table-cell table:formula="of:=[.D688]+IF([.A688]=&quot;forward&quot;;[.B688])" office:value-type="float" office:value="1399" calcext:value-type="float">
            <text:p>1399</text:p>
          </table:table-cell>
          <table:table-cell table:formula="of:=[.E688]+IF([.A688]=&quot;forward&quot;;[.B688]*[.C688])" office:value-type="float" office:value="382958" calcext:value-type="float">
            <text:p>3829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689]+IF([.A689]=&quot;down&quot;;[.B689])+IF([.A689]=&quot;up&quot;;-[.B689])" office:value-type="float" office:value="518" calcext:value-type="float">
            <text:p>518</text:p>
          </table:table-cell>
          <table:table-cell table:formula="of:=[.D689]+IF([.A689]=&quot;forward&quot;;[.B689])" office:value-type="float" office:value="1399" calcext:value-type="float">
            <text:p>1399</text:p>
          </table:table-cell>
          <table:table-cell table:formula="of:=[.E689]+IF([.A689]=&quot;forward&quot;;[.B689]*[.C689])" office:value-type="float" office:value="382958" calcext:value-type="float">
            <text:p>3829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690]+IF([.A690]=&quot;down&quot;;[.B690])+IF([.A690]=&quot;up&quot;;-[.B690])" office:value-type="float" office:value="522" calcext:value-type="float">
            <text:p>522</text:p>
          </table:table-cell>
          <table:table-cell table:formula="of:=[.D690]+IF([.A690]=&quot;forward&quot;;[.B690])" office:value-type="float" office:value="1399" calcext:value-type="float">
            <text:p>1399</text:p>
          </table:table-cell>
          <table:table-cell table:formula="of:=[.E690]+IF([.A690]=&quot;forward&quot;;[.B690]*[.C690])" office:value-type="float" office:value="382958" calcext:value-type="float">
            <text:p>3829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691]+IF([.A691]=&quot;down&quot;;[.B691])+IF([.A691]=&quot;up&quot;;-[.B691])" office:value-type="float" office:value="531" calcext:value-type="float">
            <text:p>531</text:p>
          </table:table-cell>
          <table:table-cell table:formula="of:=[.D691]+IF([.A691]=&quot;forward&quot;;[.B691])" office:value-type="float" office:value="1399" calcext:value-type="float">
            <text:p>1399</text:p>
          </table:table-cell>
          <table:table-cell table:formula="of:=[.E691]+IF([.A691]=&quot;forward&quot;;[.B691]*[.C691])" office:value-type="float" office:value="382958" calcext:value-type="float">
            <text:p>3829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692]+IF([.A692]=&quot;down&quot;;[.B692])+IF([.A692]=&quot;up&quot;;-[.B692])" office:value-type="float" office:value="539" calcext:value-type="float">
            <text:p>539</text:p>
          </table:table-cell>
          <table:table-cell table:formula="of:=[.D692]+IF([.A692]=&quot;forward&quot;;[.B692])" office:value-type="float" office:value="1399" calcext:value-type="float">
            <text:p>1399</text:p>
          </table:table-cell>
          <table:table-cell table:formula="of:=[.E692]+IF([.A692]=&quot;forward&quot;;[.B692]*[.C692])" office:value-type="float" office:value="382958" calcext:value-type="float">
            <text:p>3829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693]+IF([.A693]=&quot;down&quot;;[.B693])+IF([.A693]=&quot;up&quot;;-[.B693])" office:value-type="float" office:value="539" calcext:value-type="float">
            <text:p>539</text:p>
          </table:table-cell>
          <table:table-cell table:formula="of:=[.D693]+IF([.A693]=&quot;forward&quot;;[.B693])" office:value-type="float" office:value="1401" calcext:value-type="float">
            <text:p>1401</text:p>
          </table:table-cell>
          <table:table-cell table:formula="of:=[.E693]+IF([.A693]=&quot;forward&quot;;[.B693]*[.C693])" office:value-type="float" office:value="384036" calcext:value-type="float">
            <text:p>3840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694]+IF([.A694]=&quot;down&quot;;[.B694])+IF([.A694]=&quot;up&quot;;-[.B694])" office:value-type="float" office:value="539" calcext:value-type="float">
            <text:p>539</text:p>
          </table:table-cell>
          <table:table-cell table:formula="of:=[.D694]+IF([.A694]=&quot;forward&quot;;[.B694])" office:value-type="float" office:value="1405" calcext:value-type="float">
            <text:p>1405</text:p>
          </table:table-cell>
          <table:table-cell table:formula="of:=[.E694]+IF([.A694]=&quot;forward&quot;;[.B694]*[.C694])" office:value-type="float" office:value="386192" calcext:value-type="float">
            <text:p>3861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695]+IF([.A695]=&quot;down&quot;;[.B695])+IF([.A695]=&quot;up&quot;;-[.B695])" office:value-type="float" office:value="537" calcext:value-type="float">
            <text:p>537</text:p>
          </table:table-cell>
          <table:table-cell table:formula="of:=[.D695]+IF([.A695]=&quot;forward&quot;;[.B695])" office:value-type="float" office:value="1405" calcext:value-type="float">
            <text:p>1405</text:p>
          </table:table-cell>
          <table:table-cell table:formula="of:=[.E695]+IF([.A695]=&quot;forward&quot;;[.B695]*[.C695])" office:value-type="float" office:value="386192" calcext:value-type="float">
            <text:p>3861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696]+IF([.A696]=&quot;down&quot;;[.B696])+IF([.A696]=&quot;up&quot;;-[.B696])" office:value-type="float" office:value="537" calcext:value-type="float">
            <text:p>537</text:p>
          </table:table-cell>
          <table:table-cell table:formula="of:=[.D696]+IF([.A696]=&quot;forward&quot;;[.B696])" office:value-type="float" office:value="1408" calcext:value-type="float">
            <text:p>1408</text:p>
          </table:table-cell>
          <table:table-cell table:formula="of:=[.E696]+IF([.A696]=&quot;forward&quot;;[.B696]*[.C696])" office:value-type="float" office:value="387803" calcext:value-type="float">
            <text:p>3878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697]+IF([.A697]=&quot;down&quot;;[.B697])+IF([.A697]=&quot;up&quot;;-[.B697])" office:value-type="float" office:value="545" calcext:value-type="float">
            <text:p>545</text:p>
          </table:table-cell>
          <table:table-cell table:formula="of:=[.D697]+IF([.A697]=&quot;forward&quot;;[.B697])" office:value-type="float" office:value="1408" calcext:value-type="float">
            <text:p>1408</text:p>
          </table:table-cell>
          <table:table-cell table:formula="of:=[.E697]+IF([.A697]=&quot;forward&quot;;[.B697]*[.C697])" office:value-type="float" office:value="387803" calcext:value-type="float">
            <text:p>3878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698]+IF([.A698]=&quot;down&quot;;[.B698])+IF([.A698]=&quot;up&quot;;-[.B698])" office:value-type="float" office:value="550" calcext:value-type="float">
            <text:p>550</text:p>
          </table:table-cell>
          <table:table-cell table:formula="of:=[.D698]+IF([.A698]=&quot;forward&quot;;[.B698])" office:value-type="float" office:value="1408" calcext:value-type="float">
            <text:p>1408</text:p>
          </table:table-cell>
          <table:table-cell table:formula="of:=[.E698]+IF([.A698]=&quot;forward&quot;;[.B698]*[.C698])" office:value-type="float" office:value="387803" calcext:value-type="float">
            <text:p>3878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699]+IF([.A699]=&quot;down&quot;;[.B699])+IF([.A699]=&quot;up&quot;;-[.B699])" office:value-type="float" office:value="545" calcext:value-type="float">
            <text:p>545</text:p>
          </table:table-cell>
          <table:table-cell table:formula="of:=[.D699]+IF([.A699]=&quot;forward&quot;;[.B699])" office:value-type="float" office:value="1408" calcext:value-type="float">
            <text:p>1408</text:p>
          </table:table-cell>
          <table:table-cell table:formula="of:=[.E699]+IF([.A699]=&quot;forward&quot;;[.B699]*[.C699])" office:value-type="float" office:value="387803" calcext:value-type="float">
            <text:p>3878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700]+IF([.A700]=&quot;down&quot;;[.B700])+IF([.A700]=&quot;up&quot;;-[.B700])" office:value-type="float" office:value="545" calcext:value-type="float">
            <text:p>545</text:p>
          </table:table-cell>
          <table:table-cell table:formula="of:=[.D700]+IF([.A700]=&quot;forward&quot;;[.B700])" office:value-type="float" office:value="1416" calcext:value-type="float">
            <text:p>1416</text:p>
          </table:table-cell>
          <table:table-cell table:formula="of:=[.E700]+IF([.A700]=&quot;forward&quot;;[.B700]*[.C700])" office:value-type="float" office:value="392163" calcext:value-type="float">
            <text:p>3921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701]+IF([.A701]=&quot;down&quot;;[.B701])+IF([.A701]=&quot;up&quot;;-[.B701])" office:value-type="float" office:value="543" calcext:value-type="float">
            <text:p>543</text:p>
          </table:table-cell>
          <table:table-cell table:formula="of:=[.D701]+IF([.A701]=&quot;forward&quot;;[.B701])" office:value-type="float" office:value="1416" calcext:value-type="float">
            <text:p>1416</text:p>
          </table:table-cell>
          <table:table-cell table:formula="of:=[.E701]+IF([.A701]=&quot;forward&quot;;[.B701]*[.C701])" office:value-type="float" office:value="392163" calcext:value-type="float">
            <text:p>3921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702]+IF([.A702]=&quot;down&quot;;[.B702])+IF([.A702]=&quot;up&quot;;-[.B702])" office:value-type="float" office:value="551" calcext:value-type="float">
            <text:p>551</text:p>
          </table:table-cell>
          <table:table-cell table:formula="of:=[.D702]+IF([.A702]=&quot;forward&quot;;[.B702])" office:value-type="float" office:value="1416" calcext:value-type="float">
            <text:p>1416</text:p>
          </table:table-cell>
          <table:table-cell table:formula="of:=[.E702]+IF([.A702]=&quot;forward&quot;;[.B702]*[.C702])" office:value-type="float" office:value="392163" calcext:value-type="float">
            <text:p>3921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703]+IF([.A703]=&quot;down&quot;;[.B703])+IF([.A703]=&quot;up&quot;;-[.B703])" office:value-type="float" office:value="548" calcext:value-type="float">
            <text:p>548</text:p>
          </table:table-cell>
          <table:table-cell table:formula="of:=[.D703]+IF([.A703]=&quot;forward&quot;;[.B703])" office:value-type="float" office:value="1416" calcext:value-type="float">
            <text:p>1416</text:p>
          </table:table-cell>
          <table:table-cell table:formula="of:=[.E703]+IF([.A703]=&quot;forward&quot;;[.B703]*[.C703])" office:value-type="float" office:value="392163" calcext:value-type="float">
            <text:p>3921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704]+IF([.A704]=&quot;down&quot;;[.B704])+IF([.A704]=&quot;up&quot;;-[.B704])" office:value-type="float" office:value="548" calcext:value-type="float">
            <text:p>548</text:p>
          </table:table-cell>
          <table:table-cell table:formula="of:=[.D704]+IF([.A704]=&quot;forward&quot;;[.B704])" office:value-type="float" office:value="1423" calcext:value-type="float">
            <text:p>1423</text:p>
          </table:table-cell>
          <table:table-cell table:formula="of:=[.E704]+IF([.A704]=&quot;forward&quot;;[.B704]*[.C704])" office:value-type="float" office:value="395999" calcext:value-type="float">
            <text:p>395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705]+IF([.A705]=&quot;down&quot;;[.B705])+IF([.A705]=&quot;up&quot;;-[.B705])" office:value-type="float" office:value="555" calcext:value-type="float">
            <text:p>555</text:p>
          </table:table-cell>
          <table:table-cell table:formula="of:=[.D705]+IF([.A705]=&quot;forward&quot;;[.B705])" office:value-type="float" office:value="1423" calcext:value-type="float">
            <text:p>1423</text:p>
          </table:table-cell>
          <table:table-cell table:formula="of:=[.E705]+IF([.A705]=&quot;forward&quot;;[.B705]*[.C705])" office:value-type="float" office:value="395999" calcext:value-type="float">
            <text:p>395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706]+IF([.A706]=&quot;down&quot;;[.B706])+IF([.A706]=&quot;up&quot;;-[.B706])" office:value-type="float" office:value="555" calcext:value-type="float">
            <text:p>555</text:p>
          </table:table-cell>
          <table:table-cell table:formula="of:=[.D706]+IF([.A706]=&quot;forward&quot;;[.B706])" office:value-type="float" office:value="1431" calcext:value-type="float">
            <text:p>1431</text:p>
          </table:table-cell>
          <table:table-cell table:formula="of:=[.E706]+IF([.A706]=&quot;forward&quot;;[.B706]*[.C706])" office:value-type="float" office:value="400439" calcext:value-type="float">
            <text:p>4004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707]+IF([.A707]=&quot;down&quot;;[.B707])+IF([.A707]=&quot;up&quot;;-[.B707])" office:value-type="float" office:value="562" calcext:value-type="float">
            <text:p>562</text:p>
          </table:table-cell>
          <table:table-cell table:formula="of:=[.D707]+IF([.A707]=&quot;forward&quot;;[.B707])" office:value-type="float" office:value="1431" calcext:value-type="float">
            <text:p>1431</text:p>
          </table:table-cell>
          <table:table-cell table:formula="of:=[.E707]+IF([.A707]=&quot;forward&quot;;[.B707]*[.C707])" office:value-type="float" office:value="400439" calcext:value-type="float">
            <text:p>4004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708]+IF([.A708]=&quot;down&quot;;[.B708])+IF([.A708]=&quot;up&quot;;-[.B708])" office:value-type="float" office:value="565" calcext:value-type="float">
            <text:p>565</text:p>
          </table:table-cell>
          <table:table-cell table:formula="of:=[.D708]+IF([.A708]=&quot;forward&quot;;[.B708])" office:value-type="float" office:value="1431" calcext:value-type="float">
            <text:p>1431</text:p>
          </table:table-cell>
          <table:table-cell table:formula="of:=[.E708]+IF([.A708]=&quot;forward&quot;;[.B708]*[.C708])" office:value-type="float" office:value="400439" calcext:value-type="float">
            <text:p>4004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709]+IF([.A709]=&quot;down&quot;;[.B709])+IF([.A709]=&quot;up&quot;;-[.B709])" office:value-type="float" office:value="559" calcext:value-type="float">
            <text:p>559</text:p>
          </table:table-cell>
          <table:table-cell table:formula="of:=[.D709]+IF([.A709]=&quot;forward&quot;;[.B709])" office:value-type="float" office:value="1431" calcext:value-type="float">
            <text:p>1431</text:p>
          </table:table-cell>
          <table:table-cell table:formula="of:=[.E709]+IF([.A709]=&quot;forward&quot;;[.B709]*[.C709])" office:value-type="float" office:value="400439" calcext:value-type="float">
            <text:p>4004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[.C710]+IF([.A710]=&quot;down&quot;;[.B710])+IF([.A710]=&quot;up&quot;;-[.B710])" office:value-type="float" office:value="559" calcext:value-type="float">
            <text:p>559</text:p>
          </table:table-cell>
          <table:table-cell table:formula="of:=[.D710]+IF([.A710]=&quot;forward&quot;;[.B710])" office:value-type="float" office:value="1436" calcext:value-type="float">
            <text:p>1436</text:p>
          </table:table-cell>
          <table:table-cell table:formula="of:=[.E710]+IF([.A710]=&quot;forward&quot;;[.B710]*[.C710])" office:value-type="float" office:value="403234" calcext:value-type="float">
            <text:p>403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711]+IF([.A711]=&quot;down&quot;;[.B711])+IF([.A711]=&quot;up&quot;;-[.B711])" office:value-type="float" office:value="555" calcext:value-type="float">
            <text:p>555</text:p>
          </table:table-cell>
          <table:table-cell table:formula="of:=[.D711]+IF([.A711]=&quot;forward&quot;;[.B711])" office:value-type="float" office:value="1436" calcext:value-type="float">
            <text:p>1436</text:p>
          </table:table-cell>
          <table:table-cell table:formula="of:=[.E711]+IF([.A711]=&quot;forward&quot;;[.B711]*[.C711])" office:value-type="float" office:value="403234" calcext:value-type="float">
            <text:p>403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712]+IF([.A712]=&quot;down&quot;;[.B712])+IF([.A712]=&quot;up&quot;;-[.B712])" office:value-type="float" office:value="550" calcext:value-type="float">
            <text:p>550</text:p>
          </table:table-cell>
          <table:table-cell table:formula="of:=[.D712]+IF([.A712]=&quot;forward&quot;;[.B712])" office:value-type="float" office:value="1436" calcext:value-type="float">
            <text:p>1436</text:p>
          </table:table-cell>
          <table:table-cell table:formula="of:=[.E712]+IF([.A712]=&quot;forward&quot;;[.B712]*[.C712])" office:value-type="float" office:value="403234" calcext:value-type="float">
            <text:p>403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713]+IF([.A713]=&quot;down&quot;;[.B713])+IF([.A713]=&quot;up&quot;;-[.B713])" office:value-type="float" office:value="550" calcext:value-type="float">
            <text:p>550</text:p>
          </table:table-cell>
          <table:table-cell table:formula="of:=[.D713]+IF([.A713]=&quot;forward&quot;;[.B713])" office:value-type="float" office:value="1445" calcext:value-type="float">
            <text:p>1445</text:p>
          </table:table-cell>
          <table:table-cell table:formula="of:=[.E713]+IF([.A713]=&quot;forward&quot;;[.B713]*[.C713])" office:value-type="float" office:value="408184" calcext:value-type="float">
            <text:p>4081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714]+IF([.A714]=&quot;down&quot;;[.B714])+IF([.A714]=&quot;up&quot;;-[.B714])" office:value-type="float" office:value="550" calcext:value-type="float">
            <text:p>550</text:p>
          </table:table-cell>
          <table:table-cell table:formula="of:=[.D714]+IF([.A714]=&quot;forward&quot;;[.B714])" office:value-type="float" office:value="1451" calcext:value-type="float">
            <text:p>1451</text:p>
          </table:table-cell>
          <table:table-cell table:formula="of:=[.E714]+IF([.A714]=&quot;forward&quot;;[.B714]*[.C714])" office:value-type="float" office:value="411484" calcext:value-type="float">
            <text:p>4114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715]+IF([.A715]=&quot;down&quot;;[.B715])+IF([.A715]=&quot;up&quot;;-[.B715])" office:value-type="float" office:value="559" calcext:value-type="float">
            <text:p>559</text:p>
          </table:table-cell>
          <table:table-cell table:formula="of:=[.D715]+IF([.A715]=&quot;forward&quot;;[.B715])" office:value-type="float" office:value="1451" calcext:value-type="float">
            <text:p>1451</text:p>
          </table:table-cell>
          <table:table-cell table:formula="of:=[.E715]+IF([.A715]=&quot;forward&quot;;[.B715]*[.C715])" office:value-type="float" office:value="411484" calcext:value-type="float">
            <text:p>4114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716]+IF([.A716]=&quot;down&quot;;[.B716])+IF([.A716]=&quot;up&quot;;-[.B716])" office:value-type="float" office:value="559" calcext:value-type="float">
            <text:p>559</text:p>
          </table:table-cell>
          <table:table-cell table:formula="of:=[.D716]+IF([.A716]=&quot;forward&quot;;[.B716])" office:value-type="float" office:value="1456" calcext:value-type="float">
            <text:p>1456</text:p>
          </table:table-cell>
          <table:table-cell table:formula="of:=[.E716]+IF([.A716]=&quot;forward&quot;;[.B716]*[.C716])" office:value-type="float" office:value="414279" calcext:value-type="float">
            <text:p>4142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717]+IF([.A717]=&quot;down&quot;;[.B717])+IF([.A717]=&quot;up&quot;;-[.B717])" office:value-type="float" office:value="564" calcext:value-type="float">
            <text:p>564</text:p>
          </table:table-cell>
          <table:table-cell table:formula="of:=[.D717]+IF([.A717]=&quot;forward&quot;;[.B717])" office:value-type="float" office:value="1456" calcext:value-type="float">
            <text:p>1456</text:p>
          </table:table-cell>
          <table:table-cell table:formula="of:=[.E717]+IF([.A717]=&quot;forward&quot;;[.B717]*[.C717])" office:value-type="float" office:value="414279" calcext:value-type="float">
            <text:p>4142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718]+IF([.A718]=&quot;down&quot;;[.B718])+IF([.A718]=&quot;up&quot;;-[.B718])" office:value-type="float" office:value="567" calcext:value-type="float">
            <text:p>567</text:p>
          </table:table-cell>
          <table:table-cell table:formula="of:=[.D718]+IF([.A718]=&quot;forward&quot;;[.B718])" office:value-type="float" office:value="1456" calcext:value-type="float">
            <text:p>1456</text:p>
          </table:table-cell>
          <table:table-cell table:formula="of:=[.E718]+IF([.A718]=&quot;forward&quot;;[.B718]*[.C718])" office:value-type="float" office:value="414279" calcext:value-type="float">
            <text:p>4142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719]+IF([.A719]=&quot;down&quot;;[.B719])+IF([.A719]=&quot;up&quot;;-[.B719])" office:value-type="float" office:value="567" calcext:value-type="float">
            <text:p>567</text:p>
          </table:table-cell>
          <table:table-cell table:formula="of:=[.D719]+IF([.A719]=&quot;forward&quot;;[.B719])" office:value-type="float" office:value="1458" calcext:value-type="float">
            <text:p>1458</text:p>
          </table:table-cell>
          <table:table-cell table:formula="of:=[.E719]+IF([.A719]=&quot;forward&quot;;[.B719]*[.C719])" office:value-type="float" office:value="415413" calcext:value-type="float">
            <text:p>4154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720]+IF([.A720]=&quot;down&quot;;[.B720])+IF([.A720]=&quot;up&quot;;-[.B720])" office:value-type="float" office:value="568" calcext:value-type="float">
            <text:p>568</text:p>
          </table:table-cell>
          <table:table-cell table:formula="of:=[.D720]+IF([.A720]=&quot;forward&quot;;[.B720])" office:value-type="float" office:value="1458" calcext:value-type="float">
            <text:p>1458</text:p>
          </table:table-cell>
          <table:table-cell table:formula="of:=[.E720]+IF([.A720]=&quot;forward&quot;;[.B720]*[.C720])" office:value-type="float" office:value="415413" calcext:value-type="float">
            <text:p>4154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721]+IF([.A721]=&quot;down&quot;;[.B721])+IF([.A721]=&quot;up&quot;;-[.B721])" office:value-type="float" office:value="559" calcext:value-type="float">
            <text:p>559</text:p>
          </table:table-cell>
          <table:table-cell table:formula="of:=[.D721]+IF([.A721]=&quot;forward&quot;;[.B721])" office:value-type="float" office:value="1458" calcext:value-type="float">
            <text:p>1458</text:p>
          </table:table-cell>
          <table:table-cell table:formula="of:=[.E721]+IF([.A721]=&quot;forward&quot;;[.B721]*[.C721])" office:value-type="float" office:value="415413" calcext:value-type="float">
            <text:p>4154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722]+IF([.A722]=&quot;down&quot;;[.B722])+IF([.A722]=&quot;up&quot;;-[.B722])" office:value-type="float" office:value="551" calcext:value-type="float">
            <text:p>551</text:p>
          </table:table-cell>
          <table:table-cell table:formula="of:=[.D722]+IF([.A722]=&quot;forward&quot;;[.B722])" office:value-type="float" office:value="1458" calcext:value-type="float">
            <text:p>1458</text:p>
          </table:table-cell>
          <table:table-cell table:formula="of:=[.E722]+IF([.A722]=&quot;forward&quot;;[.B722]*[.C722])" office:value-type="float" office:value="415413" calcext:value-type="float">
            <text:p>4154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723]+IF([.A723]=&quot;down&quot;;[.B723])+IF([.A723]=&quot;up&quot;;-[.B723])" office:value-type="float" office:value="557" calcext:value-type="float">
            <text:p>557</text:p>
          </table:table-cell>
          <table:table-cell table:formula="of:=[.D723]+IF([.A723]=&quot;forward&quot;;[.B723])" office:value-type="float" office:value="1458" calcext:value-type="float">
            <text:p>1458</text:p>
          </table:table-cell>
          <table:table-cell table:formula="of:=[.E723]+IF([.A723]=&quot;forward&quot;;[.B723]*[.C723])" office:value-type="float" office:value="415413" calcext:value-type="float">
            <text:p>4154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724]+IF([.A724]=&quot;down&quot;;[.B724])+IF([.A724]=&quot;up&quot;;-[.B724])" office:value-type="float" office:value="558" calcext:value-type="float">
            <text:p>558</text:p>
          </table:table-cell>
          <table:table-cell table:formula="of:=[.D724]+IF([.A724]=&quot;forward&quot;;[.B724])" office:value-type="float" office:value="1458" calcext:value-type="float">
            <text:p>1458</text:p>
          </table:table-cell>
          <table:table-cell table:formula="of:=[.E724]+IF([.A724]=&quot;forward&quot;;[.B724]*[.C724])" office:value-type="float" office:value="415413" calcext:value-type="float">
            <text:p>4154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725]+IF([.A725]=&quot;down&quot;;[.B725])+IF([.A725]=&quot;up&quot;;-[.B725])" office:value-type="float" office:value="558" calcext:value-type="float">
            <text:p>558</text:p>
          </table:table-cell>
          <table:table-cell table:formula="of:=[.D725]+IF([.A725]=&quot;forward&quot;;[.B725])" office:value-type="float" office:value="1467" calcext:value-type="float">
            <text:p>1467</text:p>
          </table:table-cell>
          <table:table-cell table:formula="of:=[.E725]+IF([.A725]=&quot;forward&quot;;[.B725]*[.C725])" office:value-type="float" office:value="420435" calcext:value-type="float">
            <text:p>4204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726]+IF([.A726]=&quot;down&quot;;[.B726])+IF([.A726]=&quot;up&quot;;-[.B726])" office:value-type="float" office:value="558" calcext:value-type="float">
            <text:p>558</text:p>
          </table:table-cell>
          <table:table-cell table:formula="of:=[.D726]+IF([.A726]=&quot;forward&quot;;[.B726])" office:value-type="float" office:value="1471" calcext:value-type="float">
            <text:p>1471</text:p>
          </table:table-cell>
          <table:table-cell table:formula="of:=[.E726]+IF([.A726]=&quot;forward&quot;;[.B726]*[.C726])" office:value-type="float" office:value="422667" calcext:value-type="float">
            <text:p>4226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[.C727]+IF([.A727]=&quot;down&quot;;[.B727])+IF([.A727]=&quot;up&quot;;-[.B727])" office:value-type="float" office:value="558" calcext:value-type="float">
            <text:p>558</text:p>
          </table:table-cell>
          <table:table-cell table:formula="of:=[.D727]+IF([.A727]=&quot;forward&quot;;[.B727])" office:value-type="float" office:value="1473" calcext:value-type="float">
            <text:p>1473</text:p>
          </table:table-cell>
          <table:table-cell table:formula="of:=[.E727]+IF([.A727]=&quot;forward&quot;;[.B727]*[.C727])" office:value-type="float" office:value="423783" calcext:value-type="float">
            <text:p>4237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728]+IF([.A728]=&quot;down&quot;;[.B728])+IF([.A728]=&quot;up&quot;;-[.B728])" office:value-type="float" office:value="557" calcext:value-type="float">
            <text:p>557</text:p>
          </table:table-cell>
          <table:table-cell table:formula="of:=[.D728]+IF([.A728]=&quot;forward&quot;;[.B728])" office:value-type="float" office:value="1473" calcext:value-type="float">
            <text:p>1473</text:p>
          </table:table-cell>
          <table:table-cell table:formula="of:=[.E728]+IF([.A728]=&quot;forward&quot;;[.B728]*[.C728])" office:value-type="float" office:value="423783" calcext:value-type="float">
            <text:p>4237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729]+IF([.A729]=&quot;down&quot;;[.B729])+IF([.A729]=&quot;up&quot;;-[.B729])" office:value-type="float" office:value="557" calcext:value-type="float">
            <text:p>557</text:p>
          </table:table-cell>
          <table:table-cell table:formula="of:=[.D729]+IF([.A729]=&quot;forward&quot;;[.B729])" office:value-type="float" office:value="1478" calcext:value-type="float">
            <text:p>1478</text:p>
          </table:table-cell>
          <table:table-cell table:formula="of:=[.E729]+IF([.A729]=&quot;forward&quot;;[.B729]*[.C729])" office:value-type="float" office:value="426568" calcext:value-type="float">
            <text:p>4265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730]+IF([.A730]=&quot;down&quot;;[.B730])+IF([.A730]=&quot;up&quot;;-[.B730])" office:value-type="float" office:value="557" calcext:value-type="float">
            <text:p>557</text:p>
          </table:table-cell>
          <table:table-cell table:formula="of:=[.D730]+IF([.A730]=&quot;forward&quot;;[.B730])" office:value-type="float" office:value="1487" calcext:value-type="float">
            <text:p>1487</text:p>
          </table:table-cell>
          <table:table-cell table:formula="of:=[.E730]+IF([.A730]=&quot;forward&quot;;[.B730]*[.C730])" office:value-type="float" office:value="431581" calcext:value-type="float">
            <text:p>4315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731]+IF([.A731]=&quot;down&quot;;[.B731])+IF([.A731]=&quot;up&quot;;-[.B731])" office:value-type="float" office:value="552" calcext:value-type="float">
            <text:p>552</text:p>
          </table:table-cell>
          <table:table-cell table:formula="of:=[.D731]+IF([.A731]=&quot;forward&quot;;[.B731])" office:value-type="float" office:value="1487" calcext:value-type="float">
            <text:p>1487</text:p>
          </table:table-cell>
          <table:table-cell table:formula="of:=[.E731]+IF([.A731]=&quot;forward&quot;;[.B731]*[.C731])" office:value-type="float" office:value="431581" calcext:value-type="float">
            <text:p>4315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732]+IF([.A732]=&quot;down&quot;;[.B732])+IF([.A732]=&quot;up&quot;;-[.B732])" office:value-type="float" office:value="552" calcext:value-type="float">
            <text:p>552</text:p>
          </table:table-cell>
          <table:table-cell table:formula="of:=[.D732]+IF([.A732]=&quot;forward&quot;;[.B732])" office:value-type="float" office:value="1495" calcext:value-type="float">
            <text:p>1495</text:p>
          </table:table-cell>
          <table:table-cell table:formula="of:=[.E732]+IF([.A732]=&quot;forward&quot;;[.B732]*[.C732])" office:value-type="float" office:value="435997" calcext:value-type="float">
            <text:p>4359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733]+IF([.A733]=&quot;down&quot;;[.B733])+IF([.A733]=&quot;up&quot;;-[.B733])" office:value-type="float" office:value="552" calcext:value-type="float">
            <text:p>552</text:p>
          </table:table-cell>
          <table:table-cell table:formula="of:=[.D733]+IF([.A733]=&quot;forward&quot;;[.B733])" office:value-type="float" office:value="1499" calcext:value-type="float">
            <text:p>1499</text:p>
          </table:table-cell>
          <table:table-cell table:formula="of:=[.E733]+IF([.A733]=&quot;forward&quot;;[.B733]*[.C733])" office:value-type="float" office:value="438205" calcext:value-type="float">
            <text:p>4382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734]+IF([.A734]=&quot;down&quot;;[.B734])+IF([.A734]=&quot;up&quot;;-[.B734])" office:value-type="float" office:value="556" calcext:value-type="float">
            <text:p>556</text:p>
          </table:table-cell>
          <table:table-cell table:formula="of:=[.D734]+IF([.A734]=&quot;forward&quot;;[.B734])" office:value-type="float" office:value="1499" calcext:value-type="float">
            <text:p>1499</text:p>
          </table:table-cell>
          <table:table-cell table:formula="of:=[.E734]+IF([.A734]=&quot;forward&quot;;[.B734]*[.C734])" office:value-type="float" office:value="438205" calcext:value-type="float">
            <text:p>4382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735]+IF([.A735]=&quot;down&quot;;[.B735])+IF([.A735]=&quot;up&quot;;-[.B735])" office:value-type="float" office:value="560" calcext:value-type="float">
            <text:p>560</text:p>
          </table:table-cell>
          <table:table-cell table:formula="of:=[.D735]+IF([.A735]=&quot;forward&quot;;[.B735])" office:value-type="float" office:value="1499" calcext:value-type="float">
            <text:p>1499</text:p>
          </table:table-cell>
          <table:table-cell table:formula="of:=[.E735]+IF([.A735]=&quot;forward&quot;;[.B735]*[.C735])" office:value-type="float" office:value="438205" calcext:value-type="float">
            <text:p>4382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736]+IF([.A736]=&quot;down&quot;;[.B736])+IF([.A736]=&quot;up&quot;;-[.B736])" office:value-type="float" office:value="562" calcext:value-type="float">
            <text:p>562</text:p>
          </table:table-cell>
          <table:table-cell table:formula="of:=[.D736]+IF([.A736]=&quot;forward&quot;;[.B736])" office:value-type="float" office:value="1499" calcext:value-type="float">
            <text:p>1499</text:p>
          </table:table-cell>
          <table:table-cell table:formula="of:=[.E736]+IF([.A736]=&quot;forward&quot;;[.B736]*[.C736])" office:value-type="float" office:value="438205" calcext:value-type="float">
            <text:p>4382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737]+IF([.A737]=&quot;down&quot;;[.B737])+IF([.A737]=&quot;up&quot;;-[.B737])" office:value-type="float" office:value="562" calcext:value-type="float">
            <text:p>562</text:p>
          </table:table-cell>
          <table:table-cell table:formula="of:=[.D737]+IF([.A737]=&quot;forward&quot;;[.B737])" office:value-type="float" office:value="1500" calcext:value-type="float">
            <text:p>1500</text:p>
          </table:table-cell>
          <table:table-cell table:formula="of:=[.E737]+IF([.A737]=&quot;forward&quot;;[.B737]*[.C737])" office:value-type="float" office:value="438767" calcext:value-type="float">
            <text:p>4387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738]+IF([.A738]=&quot;down&quot;;[.B738])+IF([.A738]=&quot;up&quot;;-[.B738])" office:value-type="float" office:value="562" calcext:value-type="float">
            <text:p>562</text:p>
          </table:table-cell>
          <table:table-cell table:formula="of:=[.D738]+IF([.A738]=&quot;forward&quot;;[.B738])" office:value-type="float" office:value="1507" calcext:value-type="float">
            <text:p>1507</text:p>
          </table:table-cell>
          <table:table-cell table:formula="of:=[.E738]+IF([.A738]=&quot;forward&quot;;[.B738]*[.C738])" office:value-type="float" office:value="442701" calcext:value-type="float">
            <text:p>4427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739]+IF([.A739]=&quot;down&quot;;[.B739])+IF([.A739]=&quot;up&quot;;-[.B739])" office:value-type="float" office:value="571" calcext:value-type="float">
            <text:p>571</text:p>
          </table:table-cell>
          <table:table-cell table:formula="of:=[.D739]+IF([.A739]=&quot;forward&quot;;[.B739])" office:value-type="float" office:value="1507" calcext:value-type="float">
            <text:p>1507</text:p>
          </table:table-cell>
          <table:table-cell table:formula="of:=[.E739]+IF([.A739]=&quot;forward&quot;;[.B739]*[.C739])" office:value-type="float" office:value="442701" calcext:value-type="float">
            <text:p>4427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740]+IF([.A740]=&quot;down&quot;;[.B740])+IF([.A740]=&quot;up&quot;;-[.B740])" office:value-type="float" office:value="571" calcext:value-type="float">
            <text:p>571</text:p>
          </table:table-cell>
          <table:table-cell table:formula="of:=[.D740]+IF([.A740]=&quot;forward&quot;;[.B740])" office:value-type="float" office:value="1511" calcext:value-type="float">
            <text:p>1511</text:p>
          </table:table-cell>
          <table:table-cell table:formula="of:=[.E740]+IF([.A740]=&quot;forward&quot;;[.B740]*[.C740])" office:value-type="float" office:value="444985" calcext:value-type="float">
            <text:p>4449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741]+IF([.A741]=&quot;down&quot;;[.B741])+IF([.A741]=&quot;up&quot;;-[.B741])" office:value-type="float" office:value="576" calcext:value-type="float">
            <text:p>576</text:p>
          </table:table-cell>
          <table:table-cell table:formula="of:=[.D741]+IF([.A741]=&quot;forward&quot;;[.B741])" office:value-type="float" office:value="1511" calcext:value-type="float">
            <text:p>1511</text:p>
          </table:table-cell>
          <table:table-cell table:formula="of:=[.E741]+IF([.A741]=&quot;forward&quot;;[.B741]*[.C741])" office:value-type="float" office:value="444985" calcext:value-type="float">
            <text:p>4449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742]+IF([.A742]=&quot;down&quot;;[.B742])+IF([.A742]=&quot;up&quot;;-[.B742])" office:value-type="float" office:value="580" calcext:value-type="float">
            <text:p>580</text:p>
          </table:table-cell>
          <table:table-cell table:formula="of:=[.D742]+IF([.A742]=&quot;forward&quot;;[.B742])" office:value-type="float" office:value="1511" calcext:value-type="float">
            <text:p>1511</text:p>
          </table:table-cell>
          <table:table-cell table:formula="of:=[.E742]+IF([.A742]=&quot;forward&quot;;[.B742]*[.C742])" office:value-type="float" office:value="444985" calcext:value-type="float">
            <text:p>4449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743]+IF([.A743]=&quot;down&quot;;[.B743])+IF([.A743]=&quot;up&quot;;-[.B743])" office:value-type="float" office:value="587" calcext:value-type="float">
            <text:p>587</text:p>
          </table:table-cell>
          <table:table-cell table:formula="of:=[.D743]+IF([.A743]=&quot;forward&quot;;[.B743])" office:value-type="float" office:value="1511" calcext:value-type="float">
            <text:p>1511</text:p>
          </table:table-cell>
          <table:table-cell table:formula="of:=[.E743]+IF([.A743]=&quot;forward&quot;;[.B743]*[.C743])" office:value-type="float" office:value="444985" calcext:value-type="float">
            <text:p>4449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744]+IF([.A744]=&quot;down&quot;;[.B744])+IF([.A744]=&quot;up&quot;;-[.B744])" office:value-type="float" office:value="589" calcext:value-type="float">
            <text:p>589</text:p>
          </table:table-cell>
          <table:table-cell table:formula="of:=[.D744]+IF([.A744]=&quot;forward&quot;;[.B744])" office:value-type="float" office:value="1511" calcext:value-type="float">
            <text:p>1511</text:p>
          </table:table-cell>
          <table:table-cell table:formula="of:=[.E744]+IF([.A744]=&quot;forward&quot;;[.B744]*[.C744])" office:value-type="float" office:value="444985" calcext:value-type="float">
            <text:p>4449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745]+IF([.A745]=&quot;down&quot;;[.B745])+IF([.A745]=&quot;up&quot;;-[.B745])" office:value-type="float" office:value="589" calcext:value-type="float">
            <text:p>589</text:p>
          </table:table-cell>
          <table:table-cell table:formula="of:=[.D745]+IF([.A745]=&quot;forward&quot;;[.B745])" office:value-type="float" office:value="1520" calcext:value-type="float">
            <text:p>1520</text:p>
          </table:table-cell>
          <table:table-cell table:formula="of:=[.E745]+IF([.A745]=&quot;forward&quot;;[.B745]*[.C745])" office:value-type="float" office:value="450286" calcext:value-type="float">
            <text:p>4502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746]+IF([.A746]=&quot;down&quot;;[.B746])+IF([.A746]=&quot;up&quot;;-[.B746])" office:value-type="float" office:value="592" calcext:value-type="float">
            <text:p>592</text:p>
          </table:table-cell>
          <table:table-cell table:formula="of:=[.D746]+IF([.A746]=&quot;forward&quot;;[.B746])" office:value-type="float" office:value="1520" calcext:value-type="float">
            <text:p>1520</text:p>
          </table:table-cell>
          <table:table-cell table:formula="of:=[.E746]+IF([.A746]=&quot;forward&quot;;[.B746]*[.C746])" office:value-type="float" office:value="450286" calcext:value-type="float">
            <text:p>4502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747]+IF([.A747]=&quot;down&quot;;[.B747])+IF([.A747]=&quot;up&quot;;-[.B747])" office:value-type="float" office:value="592" calcext:value-type="float">
            <text:p>592</text:p>
          </table:table-cell>
          <table:table-cell table:formula="of:=[.D747]+IF([.A747]=&quot;forward&quot;;[.B747])" office:value-type="float" office:value="1526" calcext:value-type="float">
            <text:p>1526</text:p>
          </table:table-cell>
          <table:table-cell table:formula="of:=[.E747]+IF([.A747]=&quot;forward&quot;;[.B747]*[.C747])" office:value-type="float" office:value="453838" calcext:value-type="float">
            <text:p>4538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748]+IF([.A748]=&quot;down&quot;;[.B748])+IF([.A748]=&quot;up&quot;;-[.B748])" office:value-type="float" office:value="592" calcext:value-type="float">
            <text:p>592</text:p>
          </table:table-cell>
          <table:table-cell table:formula="of:=[.D748]+IF([.A748]=&quot;forward&quot;;[.B748])" office:value-type="float" office:value="1529" calcext:value-type="float">
            <text:p>1529</text:p>
          </table:table-cell>
          <table:table-cell table:formula="of:=[.E748]+IF([.A748]=&quot;forward&quot;;[.B748]*[.C748])" office:value-type="float" office:value="455614" calcext:value-type="float">
            <text:p>4556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749]+IF([.A749]=&quot;down&quot;;[.B749])+IF([.A749]=&quot;up&quot;;-[.B749])" office:value-type="float" office:value="601" calcext:value-type="float">
            <text:p>601</text:p>
          </table:table-cell>
          <table:table-cell table:formula="of:=[.D749]+IF([.A749]=&quot;forward&quot;;[.B749])" office:value-type="float" office:value="1529" calcext:value-type="float">
            <text:p>1529</text:p>
          </table:table-cell>
          <table:table-cell table:formula="of:=[.E749]+IF([.A749]=&quot;forward&quot;;[.B749]*[.C749])" office:value-type="float" office:value="455614" calcext:value-type="float">
            <text:p>4556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750]+IF([.A750]=&quot;down&quot;;[.B750])+IF([.A750]=&quot;up&quot;;-[.B750])" office:value-type="float" office:value="604" calcext:value-type="float">
            <text:p>604</text:p>
          </table:table-cell>
          <table:table-cell table:formula="of:=[.D750]+IF([.A750]=&quot;forward&quot;;[.B750])" office:value-type="float" office:value="1529" calcext:value-type="float">
            <text:p>1529</text:p>
          </table:table-cell>
          <table:table-cell table:formula="of:=[.E750]+IF([.A750]=&quot;forward&quot;;[.B750]*[.C750])" office:value-type="float" office:value="455614" calcext:value-type="float">
            <text:p>4556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751]+IF([.A751]=&quot;down&quot;;[.B751])+IF([.A751]=&quot;up&quot;;-[.B751])" office:value-type="float" office:value="608" calcext:value-type="float">
            <text:p>608</text:p>
          </table:table-cell>
          <table:table-cell table:formula="of:=[.D751]+IF([.A751]=&quot;forward&quot;;[.B751])" office:value-type="float" office:value="1529" calcext:value-type="float">
            <text:p>1529</text:p>
          </table:table-cell>
          <table:table-cell table:formula="of:=[.E751]+IF([.A751]=&quot;forward&quot;;[.B751]*[.C751])" office:value-type="float" office:value="455614" calcext:value-type="float">
            <text:p>4556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752]+IF([.A752]=&quot;down&quot;;[.B752])+IF([.A752]=&quot;up&quot;;-[.B752])" office:value-type="float" office:value="617" calcext:value-type="float">
            <text:p>617</text:p>
          </table:table-cell>
          <table:table-cell table:formula="of:=[.D752]+IF([.A752]=&quot;forward&quot;;[.B752])" office:value-type="float" office:value="1529" calcext:value-type="float">
            <text:p>1529</text:p>
          </table:table-cell>
          <table:table-cell table:formula="of:=[.E752]+IF([.A752]=&quot;forward&quot;;[.B752]*[.C752])" office:value-type="float" office:value="455614" calcext:value-type="float">
            <text:p>4556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753]+IF([.A753]=&quot;down&quot;;[.B753])+IF([.A753]=&quot;up&quot;;-[.B753])" office:value-type="float" office:value="626" calcext:value-type="float">
            <text:p>626</text:p>
          </table:table-cell>
          <table:table-cell table:formula="of:=[.D753]+IF([.A753]=&quot;forward&quot;;[.B753])" office:value-type="float" office:value="1529" calcext:value-type="float">
            <text:p>1529</text:p>
          </table:table-cell>
          <table:table-cell table:formula="of:=[.E753]+IF([.A753]=&quot;forward&quot;;[.B753]*[.C753])" office:value-type="float" office:value="455614" calcext:value-type="float">
            <text:p>4556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754]+IF([.A754]=&quot;down&quot;;[.B754])+IF([.A754]=&quot;up&quot;;-[.B754])" office:value-type="float" office:value="620" calcext:value-type="float">
            <text:p>620</text:p>
          </table:table-cell>
          <table:table-cell table:formula="of:=[.D754]+IF([.A754]=&quot;forward&quot;;[.B754])" office:value-type="float" office:value="1529" calcext:value-type="float">
            <text:p>1529</text:p>
          </table:table-cell>
          <table:table-cell table:formula="of:=[.E754]+IF([.A754]=&quot;forward&quot;;[.B754]*[.C754])" office:value-type="float" office:value="455614" calcext:value-type="float">
            <text:p>4556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[.C755]+IF([.A755]=&quot;down&quot;;[.B755])+IF([.A755]=&quot;up&quot;;-[.B755])" office:value-type="float" office:value="625" calcext:value-type="float">
            <text:p>625</text:p>
          </table:table-cell>
          <table:table-cell table:formula="of:=[.D755]+IF([.A755]=&quot;forward&quot;;[.B755])" office:value-type="float" office:value="1529" calcext:value-type="float">
            <text:p>1529</text:p>
          </table:table-cell>
          <table:table-cell table:formula="of:=[.E755]+IF([.A755]=&quot;forward&quot;;[.B755]*[.C755])" office:value-type="float" office:value="455614" calcext:value-type="float">
            <text:p>4556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756]+IF([.A756]=&quot;down&quot;;[.B756])+IF([.A756]=&quot;up&quot;;-[.B756])" office:value-type="float" office:value="621" calcext:value-type="float">
            <text:p>621</text:p>
          </table:table-cell>
          <table:table-cell table:formula="of:=[.D756]+IF([.A756]=&quot;forward&quot;;[.B756])" office:value-type="float" office:value="1529" calcext:value-type="float">
            <text:p>1529</text:p>
          </table:table-cell>
          <table:table-cell table:formula="of:=[.E756]+IF([.A756]=&quot;forward&quot;;[.B756]*[.C756])" office:value-type="float" office:value="455614" calcext:value-type="float">
            <text:p>4556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757]+IF([.A757]=&quot;down&quot;;[.B757])+IF([.A757]=&quot;up&quot;;-[.B757])" office:value-type="float" office:value="622" calcext:value-type="float">
            <text:p>622</text:p>
          </table:table-cell>
          <table:table-cell table:formula="of:=[.D757]+IF([.A757]=&quot;forward&quot;;[.B757])" office:value-type="float" office:value="1529" calcext:value-type="float">
            <text:p>1529</text:p>
          </table:table-cell>
          <table:table-cell table:formula="of:=[.E757]+IF([.A757]=&quot;forward&quot;;[.B757]*[.C757])" office:value-type="float" office:value="455614" calcext:value-type="float">
            <text:p>4556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758]+IF([.A758]=&quot;down&quot;;[.B758])+IF([.A758]=&quot;up&quot;;-[.B758])" office:value-type="float" office:value="623" calcext:value-type="float">
            <text:p>623</text:p>
          </table:table-cell>
          <table:table-cell table:formula="of:=[.D758]+IF([.A758]=&quot;forward&quot;;[.B758])" office:value-type="float" office:value="1529" calcext:value-type="float">
            <text:p>1529</text:p>
          </table:table-cell>
          <table:table-cell table:formula="of:=[.E758]+IF([.A758]=&quot;forward&quot;;[.B758]*[.C758])" office:value-type="float" office:value="455614" calcext:value-type="float">
            <text:p>4556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759]+IF([.A759]=&quot;down&quot;;[.B759])+IF([.A759]=&quot;up&quot;;-[.B759])" office:value-type="float" office:value="623" calcext:value-type="float">
            <text:p>623</text:p>
          </table:table-cell>
          <table:table-cell table:formula="of:=[.D759]+IF([.A759]=&quot;forward&quot;;[.B759])" office:value-type="float" office:value="1538" calcext:value-type="float">
            <text:p>1538</text:p>
          </table:table-cell>
          <table:table-cell table:formula="of:=[.E759]+IF([.A759]=&quot;forward&quot;;[.B759]*[.C759])" office:value-type="float" office:value="461221" calcext:value-type="float">
            <text:p>4612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760]+IF([.A760]=&quot;down&quot;;[.B760])+IF([.A760]=&quot;up&quot;;-[.B760])" office:value-type="float" office:value="623" calcext:value-type="float">
            <text:p>623</text:p>
          </table:table-cell>
          <table:table-cell table:formula="of:=[.D760]+IF([.A760]=&quot;forward&quot;;[.B760])" office:value-type="float" office:value="1545" calcext:value-type="float">
            <text:p>1545</text:p>
          </table:table-cell>
          <table:table-cell table:formula="of:=[.E760]+IF([.A760]=&quot;forward&quot;;[.B760]*[.C760])" office:value-type="float" office:value="465582" calcext:value-type="float">
            <text:p>4655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761]+IF([.A761]=&quot;down&quot;;[.B761])+IF([.A761]=&quot;up&quot;;-[.B761])" office:value-type="float" office:value="632" calcext:value-type="float">
            <text:p>632</text:p>
          </table:table-cell>
          <table:table-cell table:formula="of:=[.D761]+IF([.A761]=&quot;forward&quot;;[.B761])" office:value-type="float" office:value="1545" calcext:value-type="float">
            <text:p>1545</text:p>
          </table:table-cell>
          <table:table-cell table:formula="of:=[.E761]+IF([.A761]=&quot;forward&quot;;[.B761]*[.C761])" office:value-type="float" office:value="465582" calcext:value-type="float">
            <text:p>4655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762]+IF([.A762]=&quot;down&quot;;[.B762])+IF([.A762]=&quot;up&quot;;-[.B762])" office:value-type="float" office:value="632" calcext:value-type="float">
            <text:p>632</text:p>
          </table:table-cell>
          <table:table-cell table:formula="of:=[.D762]+IF([.A762]=&quot;forward&quot;;[.B762])" office:value-type="float" office:value="1549" calcext:value-type="float">
            <text:p>1549</text:p>
          </table:table-cell>
          <table:table-cell table:formula="of:=[.E762]+IF([.A762]=&quot;forward&quot;;[.B762]*[.C762])" office:value-type="float" office:value="468110" calcext:value-type="float">
            <text:p>4681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763]+IF([.A763]=&quot;down&quot;;[.B763])+IF([.A763]=&quot;up&quot;;-[.B763])" office:value-type="float" office:value="640" calcext:value-type="float">
            <text:p>640</text:p>
          </table:table-cell>
          <table:table-cell table:formula="of:=[.D763]+IF([.A763]=&quot;forward&quot;;[.B763])" office:value-type="float" office:value="1549" calcext:value-type="float">
            <text:p>1549</text:p>
          </table:table-cell>
          <table:table-cell table:formula="of:=[.E763]+IF([.A763]=&quot;forward&quot;;[.B763]*[.C763])" office:value-type="float" office:value="468110" calcext:value-type="float">
            <text:p>4681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764]+IF([.A764]=&quot;down&quot;;[.B764])+IF([.A764]=&quot;up&quot;;-[.B764])" office:value-type="float" office:value="647" calcext:value-type="float">
            <text:p>647</text:p>
          </table:table-cell>
          <table:table-cell table:formula="of:=[.D764]+IF([.A764]=&quot;forward&quot;;[.B764])" office:value-type="float" office:value="1549" calcext:value-type="float">
            <text:p>1549</text:p>
          </table:table-cell>
          <table:table-cell table:formula="of:=[.E764]+IF([.A764]=&quot;forward&quot;;[.B764]*[.C764])" office:value-type="float" office:value="468110" calcext:value-type="float">
            <text:p>4681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765]+IF([.A765]=&quot;down&quot;;[.B765])+IF([.A765]=&quot;up&quot;;-[.B765])" office:value-type="float" office:value="647" calcext:value-type="float">
            <text:p>647</text:p>
          </table:table-cell>
          <table:table-cell table:formula="of:=[.D765]+IF([.A765]=&quot;forward&quot;;[.B765])" office:value-type="float" office:value="1556" calcext:value-type="float">
            <text:p>1556</text:p>
          </table:table-cell>
          <table:table-cell table:formula="of:=[.E765]+IF([.A765]=&quot;forward&quot;;[.B765]*[.C765])" office:value-type="float" office:value="472639" calcext:value-type="float">
            <text:p>4726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766]+IF([.A766]=&quot;down&quot;;[.B766])+IF([.A766]=&quot;up&quot;;-[.B766])" office:value-type="float" office:value="647" calcext:value-type="float">
            <text:p>647</text:p>
          </table:table-cell>
          <table:table-cell table:formula="of:=[.D766]+IF([.A766]=&quot;forward&quot;;[.B766])" office:value-type="float" office:value="1560" calcext:value-type="float">
            <text:p>1560</text:p>
          </table:table-cell>
          <table:table-cell table:formula="of:=[.E766]+IF([.A766]=&quot;forward&quot;;[.B766]*[.C766])" office:value-type="float" office:value="475227" calcext:value-type="float">
            <text:p>475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767]+IF([.A767]=&quot;down&quot;;[.B767])+IF([.A767]=&quot;up&quot;;-[.B767])" office:value-type="float" office:value="645" calcext:value-type="float">
            <text:p>645</text:p>
          </table:table-cell>
          <table:table-cell table:formula="of:=[.D767]+IF([.A767]=&quot;forward&quot;;[.B767])" office:value-type="float" office:value="1560" calcext:value-type="float">
            <text:p>1560</text:p>
          </table:table-cell>
          <table:table-cell table:formula="of:=[.E767]+IF([.A767]=&quot;forward&quot;;[.B767]*[.C767])" office:value-type="float" office:value="475227" calcext:value-type="float">
            <text:p>475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768]+IF([.A768]=&quot;down&quot;;[.B768])+IF([.A768]=&quot;up&quot;;-[.B768])" office:value-type="float" office:value="640" calcext:value-type="float">
            <text:p>640</text:p>
          </table:table-cell>
          <table:table-cell table:formula="of:=[.D768]+IF([.A768]=&quot;forward&quot;;[.B768])" office:value-type="float" office:value="1560" calcext:value-type="float">
            <text:p>1560</text:p>
          </table:table-cell>
          <table:table-cell table:formula="of:=[.E768]+IF([.A768]=&quot;forward&quot;;[.B768]*[.C768])" office:value-type="float" office:value="475227" calcext:value-type="float">
            <text:p>475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769]+IF([.A769]=&quot;down&quot;;[.B769])+IF([.A769]=&quot;up&quot;;-[.B769])" office:value-type="float" office:value="640" calcext:value-type="float">
            <text:p>640</text:p>
          </table:table-cell>
          <table:table-cell table:formula="of:=[.D769]+IF([.A769]=&quot;forward&quot;;[.B769])" office:value-type="float" office:value="1562" calcext:value-type="float">
            <text:p>1562</text:p>
          </table:table-cell>
          <table:table-cell table:formula="of:=[.E769]+IF([.A769]=&quot;forward&quot;;[.B769]*[.C769])" office:value-type="float" office:value="476507" calcext:value-type="float">
            <text:p>4765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770]+IF([.A770]=&quot;down&quot;;[.B770])+IF([.A770]=&quot;up&quot;;-[.B770])" office:value-type="float" office:value="640" calcext:value-type="float">
            <text:p>640</text:p>
          </table:table-cell>
          <table:table-cell table:formula="of:=[.D770]+IF([.A770]=&quot;forward&quot;;[.B770])" office:value-type="float" office:value="1569" calcext:value-type="float">
            <text:p>1569</text:p>
          </table:table-cell>
          <table:table-cell table:formula="of:=[.E770]+IF([.A770]=&quot;forward&quot;;[.B770]*[.C770])" office:value-type="float" office:value="480987" calcext:value-type="float">
            <text:p>4809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771]+IF([.A771]=&quot;down&quot;;[.B771])+IF([.A771]=&quot;up&quot;;-[.B771])" office:value-type="float" office:value="641" calcext:value-type="float">
            <text:p>641</text:p>
          </table:table-cell>
          <table:table-cell table:formula="of:=[.D771]+IF([.A771]=&quot;forward&quot;;[.B771])" office:value-type="float" office:value="1569" calcext:value-type="float">
            <text:p>1569</text:p>
          </table:table-cell>
          <table:table-cell table:formula="of:=[.E771]+IF([.A771]=&quot;forward&quot;;[.B771]*[.C771])" office:value-type="float" office:value="480987" calcext:value-type="float">
            <text:p>4809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772]+IF([.A772]=&quot;down&quot;;[.B772])+IF([.A772]=&quot;up&quot;;-[.B772])" office:value-type="float" office:value="641" calcext:value-type="float">
            <text:p>641</text:p>
          </table:table-cell>
          <table:table-cell table:formula="of:=[.D772]+IF([.A772]=&quot;forward&quot;;[.B772])" office:value-type="float" office:value="1575" calcext:value-type="float">
            <text:p>1575</text:p>
          </table:table-cell>
          <table:table-cell table:formula="of:=[.E772]+IF([.A772]=&quot;forward&quot;;[.B772]*[.C772])" office:value-type="float" office:value="484833" calcext:value-type="float">
            <text:p>4848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773]+IF([.A773]=&quot;down&quot;;[.B773])+IF([.A773]=&quot;up&quot;;-[.B773])" office:value-type="float" office:value="641" calcext:value-type="float">
            <text:p>641</text:p>
          </table:table-cell>
          <table:table-cell table:formula="of:=[.D773]+IF([.A773]=&quot;forward&quot;;[.B773])" office:value-type="float" office:value="1581" calcext:value-type="float">
            <text:p>1581</text:p>
          </table:table-cell>
          <table:table-cell table:formula="of:=[.E773]+IF([.A773]=&quot;forward&quot;;[.B773]*[.C773])" office:value-type="float" office:value="488679" calcext:value-type="float">
            <text:p>4886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774]+IF([.A774]=&quot;down&quot;;[.B774])+IF([.A774]=&quot;up&quot;;-[.B774])" office:value-type="float" office:value="641" calcext:value-type="float">
            <text:p>641</text:p>
          </table:table-cell>
          <table:table-cell table:formula="of:=[.D774]+IF([.A774]=&quot;forward&quot;;[.B774])" office:value-type="float" office:value="1584" calcext:value-type="float">
            <text:p>1584</text:p>
          </table:table-cell>
          <table:table-cell table:formula="of:=[.E774]+IF([.A774]=&quot;forward&quot;;[.B774]*[.C774])" office:value-type="float" office:value="490602" calcext:value-type="float">
            <text:p>4906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775]+IF([.A775]=&quot;down&quot;;[.B775])+IF([.A775]=&quot;up&quot;;-[.B775])" office:value-type="float" office:value="641" calcext:value-type="float">
            <text:p>641</text:p>
          </table:table-cell>
          <table:table-cell table:formula="of:=[.D775]+IF([.A775]=&quot;forward&quot;;[.B775])" office:value-type="float" office:value="1592" calcext:value-type="float">
            <text:p>1592</text:p>
          </table:table-cell>
          <table:table-cell table:formula="of:=[.E775]+IF([.A775]=&quot;forward&quot;;[.B775]*[.C775])" office:value-type="float" office:value="495730" calcext:value-type="float">
            <text:p>4957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776]+IF([.A776]=&quot;down&quot;;[.B776])+IF([.A776]=&quot;up&quot;;-[.B776])" office:value-type="float" office:value="643" calcext:value-type="float">
            <text:p>643</text:p>
          </table:table-cell>
          <table:table-cell table:formula="of:=[.D776]+IF([.A776]=&quot;forward&quot;;[.B776])" office:value-type="float" office:value="1592" calcext:value-type="float">
            <text:p>1592</text:p>
          </table:table-cell>
          <table:table-cell table:formula="of:=[.E776]+IF([.A776]=&quot;forward&quot;;[.B776]*[.C776])" office:value-type="float" office:value="495730" calcext:value-type="float">
            <text:p>4957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777]+IF([.A777]=&quot;down&quot;;[.B777])+IF([.A777]=&quot;up&quot;;-[.B777])" office:value-type="float" office:value="641" calcext:value-type="float">
            <text:p>641</text:p>
          </table:table-cell>
          <table:table-cell table:formula="of:=[.D777]+IF([.A777]=&quot;forward&quot;;[.B777])" office:value-type="float" office:value="1592" calcext:value-type="float">
            <text:p>1592</text:p>
          </table:table-cell>
          <table:table-cell table:formula="of:=[.E777]+IF([.A777]=&quot;forward&quot;;[.B777]*[.C777])" office:value-type="float" office:value="495730" calcext:value-type="float">
            <text:p>4957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778]+IF([.A778]=&quot;down&quot;;[.B778])+IF([.A778]=&quot;up&quot;;-[.B778])" office:value-type="float" office:value="641" calcext:value-type="float">
            <text:p>641</text:p>
          </table:table-cell>
          <table:table-cell table:formula="of:=[.D778]+IF([.A778]=&quot;forward&quot;;[.B778])" office:value-type="float" office:value="1599" calcext:value-type="float">
            <text:p>1599</text:p>
          </table:table-cell>
          <table:table-cell table:formula="of:=[.E778]+IF([.A778]=&quot;forward&quot;;[.B778]*[.C778])" office:value-type="float" office:value="500217" calcext:value-type="float">
            <text:p>500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779]+IF([.A779]=&quot;down&quot;;[.B779])+IF([.A779]=&quot;up&quot;;-[.B779])" office:value-type="float" office:value="636" calcext:value-type="float">
            <text:p>636</text:p>
          </table:table-cell>
          <table:table-cell table:formula="of:=[.D779]+IF([.A779]=&quot;forward&quot;;[.B779])" office:value-type="float" office:value="1599" calcext:value-type="float">
            <text:p>1599</text:p>
          </table:table-cell>
          <table:table-cell table:formula="of:=[.E779]+IF([.A779]=&quot;forward&quot;;[.B779]*[.C779])" office:value-type="float" office:value="500217" calcext:value-type="float">
            <text:p>500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780]+IF([.A780]=&quot;down&quot;;[.B780])+IF([.A780]=&quot;up&quot;;-[.B780])" office:value-type="float" office:value="637" calcext:value-type="float">
            <text:p>637</text:p>
          </table:table-cell>
          <table:table-cell table:formula="of:=[.D780]+IF([.A780]=&quot;forward&quot;;[.B780])" office:value-type="float" office:value="1599" calcext:value-type="float">
            <text:p>1599</text:p>
          </table:table-cell>
          <table:table-cell table:formula="of:=[.E780]+IF([.A780]=&quot;forward&quot;;[.B780]*[.C780])" office:value-type="float" office:value="500217" calcext:value-type="float">
            <text:p>500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781]+IF([.A781]=&quot;down&quot;;[.B781])+IF([.A781]=&quot;up&quot;;-[.B781])" office:value-type="float" office:value="642" calcext:value-type="float">
            <text:p>642</text:p>
          </table:table-cell>
          <table:table-cell table:formula="of:=[.D781]+IF([.A781]=&quot;forward&quot;;[.B781])" office:value-type="float" office:value="1599" calcext:value-type="float">
            <text:p>1599</text:p>
          </table:table-cell>
          <table:table-cell table:formula="of:=[.E781]+IF([.A781]=&quot;forward&quot;;[.B781]*[.C781])" office:value-type="float" office:value="500217" calcext:value-type="float">
            <text:p>500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782]+IF([.A782]=&quot;down&quot;;[.B782])+IF([.A782]=&quot;up&quot;;-[.B782])" office:value-type="float" office:value="642" calcext:value-type="float">
            <text:p>642</text:p>
          </table:table-cell>
          <table:table-cell table:formula="of:=[.D782]+IF([.A782]=&quot;forward&quot;;[.B782])" office:value-type="float" office:value="1607" calcext:value-type="float">
            <text:p>1607</text:p>
          </table:table-cell>
          <table:table-cell table:formula="of:=[.E782]+IF([.A782]=&quot;forward&quot;;[.B782]*[.C782])" office:value-type="float" office:value="505353" calcext:value-type="float">
            <text:p>5053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783]+IF([.A783]=&quot;down&quot;;[.B783])+IF([.A783]=&quot;up&quot;;-[.B783])" office:value-type="float" office:value="648" calcext:value-type="float">
            <text:p>648</text:p>
          </table:table-cell>
          <table:table-cell table:formula="of:=[.D783]+IF([.A783]=&quot;forward&quot;;[.B783])" office:value-type="float" office:value="1607" calcext:value-type="float">
            <text:p>1607</text:p>
          </table:table-cell>
          <table:table-cell table:formula="of:=[.E783]+IF([.A783]=&quot;forward&quot;;[.B783]*[.C783])" office:value-type="float" office:value="505353" calcext:value-type="float">
            <text:p>5053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784]+IF([.A784]=&quot;down&quot;;[.B784])+IF([.A784]=&quot;up&quot;;-[.B784])" office:value-type="float" office:value="648" calcext:value-type="float">
            <text:p>648</text:p>
          </table:table-cell>
          <table:table-cell table:formula="of:=[.D784]+IF([.A784]=&quot;forward&quot;;[.B784])" office:value-type="float" office:value="1615" calcext:value-type="float">
            <text:p>1615</text:p>
          </table:table-cell>
          <table:table-cell table:formula="of:=[.E784]+IF([.A784]=&quot;forward&quot;;[.B784]*[.C784])" office:value-type="float" office:value="510537" calcext:value-type="float">
            <text:p>5105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785]+IF([.A785]=&quot;down&quot;;[.B785])+IF([.A785]=&quot;up&quot;;-[.B785])" office:value-type="float" office:value="653" calcext:value-type="float">
            <text:p>653</text:p>
          </table:table-cell>
          <table:table-cell table:formula="of:=[.D785]+IF([.A785]=&quot;forward&quot;;[.B785])" office:value-type="float" office:value="1615" calcext:value-type="float">
            <text:p>1615</text:p>
          </table:table-cell>
          <table:table-cell table:formula="of:=[.E785]+IF([.A785]=&quot;forward&quot;;[.B785]*[.C785])" office:value-type="float" office:value="510537" calcext:value-type="float">
            <text:p>5105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786]+IF([.A786]=&quot;down&quot;;[.B786])+IF([.A786]=&quot;up&quot;;-[.B786])" office:value-type="float" office:value="657" calcext:value-type="float">
            <text:p>657</text:p>
          </table:table-cell>
          <table:table-cell table:formula="of:=[.D786]+IF([.A786]=&quot;forward&quot;;[.B786])" office:value-type="float" office:value="1615" calcext:value-type="float">
            <text:p>1615</text:p>
          </table:table-cell>
          <table:table-cell table:formula="of:=[.E786]+IF([.A786]=&quot;forward&quot;;[.B786]*[.C786])" office:value-type="float" office:value="510537" calcext:value-type="float">
            <text:p>5105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787]+IF([.A787]=&quot;down&quot;;[.B787])+IF([.A787]=&quot;up&quot;;-[.B787])" office:value-type="float" office:value="663" calcext:value-type="float">
            <text:p>663</text:p>
          </table:table-cell>
          <table:table-cell table:formula="of:=[.D787]+IF([.A787]=&quot;forward&quot;;[.B787])" office:value-type="float" office:value="1615" calcext:value-type="float">
            <text:p>1615</text:p>
          </table:table-cell>
          <table:table-cell table:formula="of:=[.E787]+IF([.A787]=&quot;forward&quot;;[.B787]*[.C787])" office:value-type="float" office:value="510537" calcext:value-type="float">
            <text:p>5105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788]+IF([.A788]=&quot;down&quot;;[.B788])+IF([.A788]=&quot;up&quot;;-[.B788])" office:value-type="float" office:value="663" calcext:value-type="float">
            <text:p>663</text:p>
          </table:table-cell>
          <table:table-cell table:formula="of:=[.D788]+IF([.A788]=&quot;forward&quot;;[.B788])" office:value-type="float" office:value="1620" calcext:value-type="float">
            <text:p>1620</text:p>
          </table:table-cell>
          <table:table-cell table:formula="of:=[.E788]+IF([.A788]=&quot;forward&quot;;[.B788]*[.C788])" office:value-type="float" office:value="513852" calcext:value-type="float">
            <text:p>5138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789]+IF([.A789]=&quot;down&quot;;[.B789])+IF([.A789]=&quot;up&quot;;-[.B789])" office:value-type="float" office:value="664" calcext:value-type="float">
            <text:p>664</text:p>
          </table:table-cell>
          <table:table-cell table:formula="of:=[.D789]+IF([.A789]=&quot;forward&quot;;[.B789])" office:value-type="float" office:value="1620" calcext:value-type="float">
            <text:p>1620</text:p>
          </table:table-cell>
          <table:table-cell table:formula="of:=[.E789]+IF([.A789]=&quot;forward&quot;;[.B789]*[.C789])" office:value-type="float" office:value="513852" calcext:value-type="float">
            <text:p>5138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790]+IF([.A790]=&quot;down&quot;;[.B790])+IF([.A790]=&quot;up&quot;;-[.B790])" office:value-type="float" office:value="664" calcext:value-type="float">
            <text:p>664</text:p>
          </table:table-cell>
          <table:table-cell table:formula="of:=[.D790]+IF([.A790]=&quot;forward&quot;;[.B790])" office:value-type="float" office:value="1629" calcext:value-type="float">
            <text:p>1629</text:p>
          </table:table-cell>
          <table:table-cell table:formula="of:=[.E790]+IF([.A790]=&quot;forward&quot;;[.B790]*[.C790])" office:value-type="float" office:value="519828" calcext:value-type="float">
            <text:p>5198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791]+IF([.A791]=&quot;down&quot;;[.B791])+IF([.A791]=&quot;up&quot;;-[.B791])" office:value-type="float" office:value="664" calcext:value-type="float">
            <text:p>664</text:p>
          </table:table-cell>
          <table:table-cell table:formula="of:=[.D791]+IF([.A791]=&quot;forward&quot;;[.B791])" office:value-type="float" office:value="1637" calcext:value-type="float">
            <text:p>1637</text:p>
          </table:table-cell>
          <table:table-cell table:formula="of:=[.E791]+IF([.A791]=&quot;forward&quot;;[.B791]*[.C791])" office:value-type="float" office:value="525140" calcext:value-type="float">
            <text:p>5251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792]+IF([.A792]=&quot;down&quot;;[.B792])+IF([.A792]=&quot;up&quot;;-[.B792])" office:value-type="float" office:value="659" calcext:value-type="float">
            <text:p>659</text:p>
          </table:table-cell>
          <table:table-cell table:formula="of:=[.D792]+IF([.A792]=&quot;forward&quot;;[.B792])" office:value-type="float" office:value="1637" calcext:value-type="float">
            <text:p>1637</text:p>
          </table:table-cell>
          <table:table-cell table:formula="of:=[.E792]+IF([.A792]=&quot;forward&quot;;[.B792]*[.C792])" office:value-type="float" office:value="525140" calcext:value-type="float">
            <text:p>5251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793]+IF([.A793]=&quot;down&quot;;[.B793])+IF([.A793]=&quot;up&quot;;-[.B793])" office:value-type="float" office:value="665" calcext:value-type="float">
            <text:p>665</text:p>
          </table:table-cell>
          <table:table-cell table:formula="of:=[.D793]+IF([.A793]=&quot;forward&quot;;[.B793])" office:value-type="float" office:value="1637" calcext:value-type="float">
            <text:p>1637</text:p>
          </table:table-cell>
          <table:table-cell table:formula="of:=[.E793]+IF([.A793]=&quot;forward&quot;;[.B793]*[.C793])" office:value-type="float" office:value="525140" calcext:value-type="float">
            <text:p>5251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794]+IF([.A794]=&quot;down&quot;;[.B794])+IF([.A794]=&quot;up&quot;;-[.B794])" office:value-type="float" office:value="665" calcext:value-type="float">
            <text:p>665</text:p>
          </table:table-cell>
          <table:table-cell table:formula="of:=[.D794]+IF([.A794]=&quot;forward&quot;;[.B794])" office:value-type="float" office:value="1642" calcext:value-type="float">
            <text:p>1642</text:p>
          </table:table-cell>
          <table:table-cell table:formula="of:=[.E794]+IF([.A794]=&quot;forward&quot;;[.B794]*[.C794])" office:value-type="float" office:value="528465" calcext:value-type="float">
            <text:p>5284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795]+IF([.A795]=&quot;down&quot;;[.B795])+IF([.A795]=&quot;up&quot;;-[.B795])" office:value-type="float" office:value="660" calcext:value-type="float">
            <text:p>660</text:p>
          </table:table-cell>
          <table:table-cell table:formula="of:=[.D795]+IF([.A795]=&quot;forward&quot;;[.B795])" office:value-type="float" office:value="1642" calcext:value-type="float">
            <text:p>1642</text:p>
          </table:table-cell>
          <table:table-cell table:formula="of:=[.E795]+IF([.A795]=&quot;forward&quot;;[.B795]*[.C795])" office:value-type="float" office:value="528465" calcext:value-type="float">
            <text:p>5284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796]+IF([.A796]=&quot;down&quot;;[.B796])+IF([.A796]=&quot;up&quot;;-[.B796])" office:value-type="float" office:value="664" calcext:value-type="float">
            <text:p>664</text:p>
          </table:table-cell>
          <table:table-cell table:formula="of:=[.D796]+IF([.A796]=&quot;forward&quot;;[.B796])" office:value-type="float" office:value="1642" calcext:value-type="float">
            <text:p>1642</text:p>
          </table:table-cell>
          <table:table-cell table:formula="of:=[.E796]+IF([.A796]=&quot;forward&quot;;[.B796]*[.C796])" office:value-type="float" office:value="528465" calcext:value-type="float">
            <text:p>5284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797]+IF([.A797]=&quot;down&quot;;[.B797])+IF([.A797]=&quot;up&quot;;-[.B797])" office:value-type="float" office:value="664" calcext:value-type="float">
            <text:p>664</text:p>
          </table:table-cell>
          <table:table-cell table:formula="of:=[.D797]+IF([.A797]=&quot;forward&quot;;[.B797])" office:value-type="float" office:value="1643" calcext:value-type="float">
            <text:p>1643</text:p>
          </table:table-cell>
          <table:table-cell table:formula="of:=[.E797]+IF([.A797]=&quot;forward&quot;;[.B797]*[.C797])" office:value-type="float" office:value="529129" calcext:value-type="float">
            <text:p>5291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798]+IF([.A798]=&quot;down&quot;;[.B798])+IF([.A798]=&quot;up&quot;;-[.B798])" office:value-type="float" office:value="666" calcext:value-type="float">
            <text:p>666</text:p>
          </table:table-cell>
          <table:table-cell table:formula="of:=[.D798]+IF([.A798]=&quot;forward&quot;;[.B798])" office:value-type="float" office:value="1643" calcext:value-type="float">
            <text:p>1643</text:p>
          </table:table-cell>
          <table:table-cell table:formula="of:=[.E798]+IF([.A798]=&quot;forward&quot;;[.B798]*[.C798])" office:value-type="float" office:value="529129" calcext:value-type="float">
            <text:p>5291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799]+IF([.A799]=&quot;down&quot;;[.B799])+IF([.A799]=&quot;up&quot;;-[.B799])" office:value-type="float" office:value="671" calcext:value-type="float">
            <text:p>671</text:p>
          </table:table-cell>
          <table:table-cell table:formula="of:=[.D799]+IF([.A799]=&quot;forward&quot;;[.B799])" office:value-type="float" office:value="1643" calcext:value-type="float">
            <text:p>1643</text:p>
          </table:table-cell>
          <table:table-cell table:formula="of:=[.E799]+IF([.A799]=&quot;forward&quot;;[.B799]*[.C799])" office:value-type="float" office:value="529129" calcext:value-type="float">
            <text:p>5291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800]+IF([.A800]=&quot;down&quot;;[.B800])+IF([.A800]=&quot;up&quot;;-[.B800])" office:value-type="float" office:value="674" calcext:value-type="float">
            <text:p>674</text:p>
          </table:table-cell>
          <table:table-cell table:formula="of:=[.D800]+IF([.A800]=&quot;forward&quot;;[.B800])" office:value-type="float" office:value="1643" calcext:value-type="float">
            <text:p>1643</text:p>
          </table:table-cell>
          <table:table-cell table:formula="of:=[.E800]+IF([.A800]=&quot;forward&quot;;[.B800]*[.C800])" office:value-type="float" office:value="529129" calcext:value-type="float">
            <text:p>5291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801]+IF([.A801]=&quot;down&quot;;[.B801])+IF([.A801]=&quot;up&quot;;-[.B801])" office:value-type="float" office:value="674" calcext:value-type="float">
            <text:p>674</text:p>
          </table:table-cell>
          <table:table-cell table:formula="of:=[.D801]+IF([.A801]=&quot;forward&quot;;[.B801])" office:value-type="float" office:value="1645" calcext:value-type="float">
            <text:p>1645</text:p>
          </table:table-cell>
          <table:table-cell table:formula="of:=[.E801]+IF([.A801]=&quot;forward&quot;;[.B801]*[.C801])" office:value-type="float" office:value="530477" calcext:value-type="float">
            <text:p>5304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802]+IF([.A802]=&quot;down&quot;;[.B802])+IF([.A802]=&quot;up&quot;;-[.B802])" office:value-type="float" office:value="683" calcext:value-type="float">
            <text:p>683</text:p>
          </table:table-cell>
          <table:table-cell table:formula="of:=[.D802]+IF([.A802]=&quot;forward&quot;;[.B802])" office:value-type="float" office:value="1645" calcext:value-type="float">
            <text:p>1645</text:p>
          </table:table-cell>
          <table:table-cell table:formula="of:=[.E802]+IF([.A802]=&quot;forward&quot;;[.B802]*[.C802])" office:value-type="float" office:value="530477" calcext:value-type="float">
            <text:p>5304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803]+IF([.A803]=&quot;down&quot;;[.B803])+IF([.A803]=&quot;up&quot;;-[.B803])" office:value-type="float" office:value="683" calcext:value-type="float">
            <text:p>683</text:p>
          </table:table-cell>
          <table:table-cell table:formula="of:=[.D803]+IF([.A803]=&quot;forward&quot;;[.B803])" office:value-type="float" office:value="1646" calcext:value-type="float">
            <text:p>1646</text:p>
          </table:table-cell>
          <table:table-cell table:formula="of:=[.E803]+IF([.A803]=&quot;forward&quot;;[.B803]*[.C803])" office:value-type="float" office:value="531160" calcext:value-type="float">
            <text:p>5311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804]+IF([.A804]=&quot;down&quot;;[.B804])+IF([.A804]=&quot;up&quot;;-[.B804])" office:value-type="float" office:value="683" calcext:value-type="float">
            <text:p>683</text:p>
          </table:table-cell>
          <table:table-cell table:formula="of:=[.D804]+IF([.A804]=&quot;forward&quot;;[.B804])" office:value-type="float" office:value="1647" calcext:value-type="float">
            <text:p>1647</text:p>
          </table:table-cell>
          <table:table-cell table:formula="of:=[.E804]+IF([.A804]=&quot;forward&quot;;[.B804]*[.C804])" office:value-type="float" office:value="531843" calcext:value-type="float">
            <text:p>5318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805]+IF([.A805]=&quot;down&quot;;[.B805])+IF([.A805]=&quot;up&quot;;-[.B805])" office:value-type="float" office:value="683" calcext:value-type="float">
            <text:p>683</text:p>
          </table:table-cell>
          <table:table-cell table:formula="of:=[.D805]+IF([.A805]=&quot;forward&quot;;[.B805])" office:value-type="float" office:value="1648" calcext:value-type="float">
            <text:p>1648</text:p>
          </table:table-cell>
          <table:table-cell table:formula="of:=[.E805]+IF([.A805]=&quot;forward&quot;;[.B805]*[.C805])" office:value-type="float" office:value="532526" calcext:value-type="float">
            <text:p>5325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806]+IF([.A806]=&quot;down&quot;;[.B806])+IF([.A806]=&quot;up&quot;;-[.B806])" office:value-type="float" office:value="683" calcext:value-type="float">
            <text:p>683</text:p>
          </table:table-cell>
          <table:table-cell table:formula="of:=[.D806]+IF([.A806]=&quot;forward&quot;;[.B806])" office:value-type="float" office:value="1656" calcext:value-type="float">
            <text:p>1656</text:p>
          </table:table-cell>
          <table:table-cell table:formula="of:=[.E806]+IF([.A806]=&quot;forward&quot;;[.B806]*[.C806])" office:value-type="float" office:value="537990" calcext:value-type="float">
            <text:p>5379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807]+IF([.A807]=&quot;down&quot;;[.B807])+IF([.A807]=&quot;up&quot;;-[.B807])" office:value-type="float" office:value="683" calcext:value-type="float">
            <text:p>683</text:p>
          </table:table-cell>
          <table:table-cell table:formula="of:=[.D807]+IF([.A807]=&quot;forward&quot;;[.B807])" office:value-type="float" office:value="1658" calcext:value-type="float">
            <text:p>1658</text:p>
          </table:table-cell>
          <table:table-cell table:formula="of:=[.E807]+IF([.A807]=&quot;forward&quot;;[.B807]*[.C807])" office:value-type="float" office:value="539356" calcext:value-type="float">
            <text:p>539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808]+IF([.A808]=&quot;down&quot;;[.B808])+IF([.A808]=&quot;up&quot;;-[.B808])" office:value-type="float" office:value="691" calcext:value-type="float">
            <text:p>691</text:p>
          </table:table-cell>
          <table:table-cell table:formula="of:=[.D808]+IF([.A808]=&quot;forward&quot;;[.B808])" office:value-type="float" office:value="1658" calcext:value-type="float">
            <text:p>1658</text:p>
          </table:table-cell>
          <table:table-cell table:formula="of:=[.E808]+IF([.A808]=&quot;forward&quot;;[.B808]*[.C808])" office:value-type="float" office:value="539356" calcext:value-type="float">
            <text:p>539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[.C809]+IF([.A809]=&quot;down&quot;;[.B809])+IF([.A809]=&quot;up&quot;;-[.B809])" office:value-type="float" office:value="697" calcext:value-type="float">
            <text:p>697</text:p>
          </table:table-cell>
          <table:table-cell table:formula="of:=[.D809]+IF([.A809]=&quot;forward&quot;;[.B809])" office:value-type="float" office:value="1658" calcext:value-type="float">
            <text:p>1658</text:p>
          </table:table-cell>
          <table:table-cell table:formula="of:=[.E809]+IF([.A809]=&quot;forward&quot;;[.B809]*[.C809])" office:value-type="float" office:value="539356" calcext:value-type="float">
            <text:p>539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810]+IF([.A810]=&quot;down&quot;;[.B810])+IF([.A810]=&quot;up&quot;;-[.B810])" office:value-type="float" office:value="696" calcext:value-type="float">
            <text:p>696</text:p>
          </table:table-cell>
          <table:table-cell table:formula="of:=[.D810]+IF([.A810]=&quot;forward&quot;;[.B810])" office:value-type="float" office:value="1658" calcext:value-type="float">
            <text:p>1658</text:p>
          </table:table-cell>
          <table:table-cell table:formula="of:=[.E810]+IF([.A810]=&quot;forward&quot;;[.B810]*[.C810])" office:value-type="float" office:value="539356" calcext:value-type="float">
            <text:p>539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811]+IF([.A811]=&quot;down&quot;;[.B811])+IF([.A811]=&quot;up&quot;;-[.B811])" office:value-type="float" office:value="696" calcext:value-type="float">
            <text:p>696</text:p>
          </table:table-cell>
          <table:table-cell table:formula="of:=[.D811]+IF([.A811]=&quot;forward&quot;;[.B811])" office:value-type="float" office:value="1664" calcext:value-type="float">
            <text:p>1664</text:p>
          </table:table-cell>
          <table:table-cell table:formula="of:=[.E811]+IF([.A811]=&quot;forward&quot;;[.B811]*[.C811])" office:value-type="float" office:value="543532" calcext:value-type="float">
            <text:p>543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812]+IF([.A812]=&quot;down&quot;;[.B812])+IF([.A812]=&quot;up&quot;;-[.B812])" office:value-type="float" office:value="699" calcext:value-type="float">
            <text:p>699</text:p>
          </table:table-cell>
          <table:table-cell table:formula="of:=[.D812]+IF([.A812]=&quot;forward&quot;;[.B812])" office:value-type="float" office:value="1664" calcext:value-type="float">
            <text:p>1664</text:p>
          </table:table-cell>
          <table:table-cell table:formula="of:=[.E812]+IF([.A812]=&quot;forward&quot;;[.B812]*[.C812])" office:value-type="float" office:value="543532" calcext:value-type="float">
            <text:p>543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813]+IF([.A813]=&quot;down&quot;;[.B813])+IF([.A813]=&quot;up&quot;;-[.B813])" office:value-type="float" office:value="703" calcext:value-type="float">
            <text:p>703</text:p>
          </table:table-cell>
          <table:table-cell table:formula="of:=[.D813]+IF([.A813]=&quot;forward&quot;;[.B813])" office:value-type="float" office:value="1664" calcext:value-type="float">
            <text:p>1664</text:p>
          </table:table-cell>
          <table:table-cell table:formula="of:=[.E813]+IF([.A813]=&quot;forward&quot;;[.B813]*[.C813])" office:value-type="float" office:value="543532" calcext:value-type="float">
            <text:p>543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814]+IF([.A814]=&quot;down&quot;;[.B814])+IF([.A814]=&quot;up&quot;;-[.B814])" office:value-type="float" office:value="694" calcext:value-type="float">
            <text:p>694</text:p>
          </table:table-cell>
          <table:table-cell table:formula="of:=[.D814]+IF([.A814]=&quot;forward&quot;;[.B814])" office:value-type="float" office:value="1664" calcext:value-type="float">
            <text:p>1664</text:p>
          </table:table-cell>
          <table:table-cell table:formula="of:=[.E814]+IF([.A814]=&quot;forward&quot;;[.B814]*[.C814])" office:value-type="float" office:value="543532" calcext:value-type="float">
            <text:p>543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815]+IF([.A815]=&quot;down&quot;;[.B815])+IF([.A815]=&quot;up&quot;;-[.B815])" office:value-type="float" office:value="697" calcext:value-type="float">
            <text:p>697</text:p>
          </table:table-cell>
          <table:table-cell table:formula="of:=[.D815]+IF([.A815]=&quot;forward&quot;;[.B815])" office:value-type="float" office:value="1664" calcext:value-type="float">
            <text:p>1664</text:p>
          </table:table-cell>
          <table:table-cell table:formula="of:=[.E815]+IF([.A815]=&quot;forward&quot;;[.B815]*[.C815])" office:value-type="float" office:value="543532" calcext:value-type="float">
            <text:p>543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816]+IF([.A816]=&quot;down&quot;;[.B816])+IF([.A816]=&quot;up&quot;;-[.B816])" office:value-type="float" office:value="700" calcext:value-type="float">
            <text:p>700</text:p>
          </table:table-cell>
          <table:table-cell table:formula="of:=[.D816]+IF([.A816]=&quot;forward&quot;;[.B816])" office:value-type="float" office:value="1664" calcext:value-type="float">
            <text:p>1664</text:p>
          </table:table-cell>
          <table:table-cell table:formula="of:=[.E816]+IF([.A816]=&quot;forward&quot;;[.B816]*[.C816])" office:value-type="float" office:value="543532" calcext:value-type="float">
            <text:p>543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817]+IF([.A817]=&quot;down&quot;;[.B817])+IF([.A817]=&quot;up&quot;;-[.B817])" office:value-type="float" office:value="693" calcext:value-type="float">
            <text:p>693</text:p>
          </table:table-cell>
          <table:table-cell table:formula="of:=[.D817]+IF([.A817]=&quot;forward&quot;;[.B817])" office:value-type="float" office:value="1664" calcext:value-type="float">
            <text:p>1664</text:p>
          </table:table-cell>
          <table:table-cell table:formula="of:=[.E817]+IF([.A817]=&quot;forward&quot;;[.B817]*[.C817])" office:value-type="float" office:value="543532" calcext:value-type="float">
            <text:p>543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818]+IF([.A818]=&quot;down&quot;;[.B818])+IF([.A818]=&quot;up&quot;;-[.B818])" office:value-type="float" office:value="697" calcext:value-type="float">
            <text:p>697</text:p>
          </table:table-cell>
          <table:table-cell table:formula="of:=[.D818]+IF([.A818]=&quot;forward&quot;;[.B818])" office:value-type="float" office:value="1664" calcext:value-type="float">
            <text:p>1664</text:p>
          </table:table-cell>
          <table:table-cell table:formula="of:=[.E818]+IF([.A818]=&quot;forward&quot;;[.B818]*[.C818])" office:value-type="float" office:value="543532" calcext:value-type="float">
            <text:p>543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819]+IF([.A819]=&quot;down&quot;;[.B819])+IF([.A819]=&quot;up&quot;;-[.B819])" office:value-type="float" office:value="697" calcext:value-type="float">
            <text:p>697</text:p>
          </table:table-cell>
          <table:table-cell table:formula="of:=[.D819]+IF([.A819]=&quot;forward&quot;;[.B819])" office:value-type="float" office:value="1668" calcext:value-type="float">
            <text:p>1668</text:p>
          </table:table-cell>
          <table:table-cell table:formula="of:=[.E819]+IF([.A819]=&quot;forward&quot;;[.B819]*[.C819])" office:value-type="float" office:value="546320" calcext:value-type="float">
            <text:p>5463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820]+IF([.A820]=&quot;down&quot;;[.B820])+IF([.A820]=&quot;up&quot;;-[.B820])" office:value-type="float" office:value="697" calcext:value-type="float">
            <text:p>697</text:p>
          </table:table-cell>
          <table:table-cell table:formula="of:=[.D820]+IF([.A820]=&quot;forward&quot;;[.B820])" office:value-type="float" office:value="1677" calcext:value-type="float">
            <text:p>1677</text:p>
          </table:table-cell>
          <table:table-cell table:formula="of:=[.E820]+IF([.A820]=&quot;forward&quot;;[.B820]*[.C820])" office:value-type="float" office:value="552593" calcext:value-type="float">
            <text:p>5525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821]+IF([.A821]=&quot;down&quot;;[.B821])+IF([.A821]=&quot;up&quot;;-[.B821])" office:value-type="float" office:value="700" calcext:value-type="float">
            <text:p>700</text:p>
          </table:table-cell>
          <table:table-cell table:formula="of:=[.D821]+IF([.A821]=&quot;forward&quot;;[.B821])" office:value-type="float" office:value="1677" calcext:value-type="float">
            <text:p>1677</text:p>
          </table:table-cell>
          <table:table-cell table:formula="of:=[.E821]+IF([.A821]=&quot;forward&quot;;[.B821]*[.C821])" office:value-type="float" office:value="552593" calcext:value-type="float">
            <text:p>5525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822]+IF([.A822]=&quot;down&quot;;[.B822])+IF([.A822]=&quot;up&quot;;-[.B822])" office:value-type="float" office:value="708" calcext:value-type="float">
            <text:p>708</text:p>
          </table:table-cell>
          <table:table-cell table:formula="of:=[.D822]+IF([.A822]=&quot;forward&quot;;[.B822])" office:value-type="float" office:value="1677" calcext:value-type="float">
            <text:p>1677</text:p>
          </table:table-cell>
          <table:table-cell table:formula="of:=[.E822]+IF([.A822]=&quot;forward&quot;;[.B822]*[.C822])" office:value-type="float" office:value="552593" calcext:value-type="float">
            <text:p>5525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823]+IF([.A823]=&quot;down&quot;;[.B823])+IF([.A823]=&quot;up&quot;;-[.B823])" office:value-type="float" office:value="708" calcext:value-type="float">
            <text:p>708</text:p>
          </table:table-cell>
          <table:table-cell table:formula="of:=[.D823]+IF([.A823]=&quot;forward&quot;;[.B823])" office:value-type="float" office:value="1682" calcext:value-type="float">
            <text:p>1682</text:p>
          </table:table-cell>
          <table:table-cell table:formula="of:=[.E823]+IF([.A823]=&quot;forward&quot;;[.B823]*[.C823])" office:value-type="float" office:value="556133" calcext:value-type="float">
            <text:p>556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824]+IF([.A824]=&quot;down&quot;;[.B824])+IF([.A824]=&quot;up&quot;;-[.B824])" office:value-type="float" office:value="711" calcext:value-type="float">
            <text:p>711</text:p>
          </table:table-cell>
          <table:table-cell table:formula="of:=[.D824]+IF([.A824]=&quot;forward&quot;;[.B824])" office:value-type="float" office:value="1682" calcext:value-type="float">
            <text:p>1682</text:p>
          </table:table-cell>
          <table:table-cell table:formula="of:=[.E824]+IF([.A824]=&quot;forward&quot;;[.B824]*[.C824])" office:value-type="float" office:value="556133" calcext:value-type="float">
            <text:p>556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825]+IF([.A825]=&quot;down&quot;;[.B825])+IF([.A825]=&quot;up&quot;;-[.B825])" office:value-type="float" office:value="717" calcext:value-type="float">
            <text:p>717</text:p>
          </table:table-cell>
          <table:table-cell table:formula="of:=[.D825]+IF([.A825]=&quot;forward&quot;;[.B825])" office:value-type="float" office:value="1682" calcext:value-type="float">
            <text:p>1682</text:p>
          </table:table-cell>
          <table:table-cell table:formula="of:=[.E825]+IF([.A825]=&quot;forward&quot;;[.B825]*[.C825])" office:value-type="float" office:value="556133" calcext:value-type="float">
            <text:p>556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826]+IF([.A826]=&quot;down&quot;;[.B826])+IF([.A826]=&quot;up&quot;;-[.B826])" office:value-type="float" office:value="724" calcext:value-type="float">
            <text:p>724</text:p>
          </table:table-cell>
          <table:table-cell table:formula="of:=[.D826]+IF([.A826]=&quot;forward&quot;;[.B826])" office:value-type="float" office:value="1682" calcext:value-type="float">
            <text:p>1682</text:p>
          </table:table-cell>
          <table:table-cell table:formula="of:=[.E826]+IF([.A826]=&quot;forward&quot;;[.B826]*[.C826])" office:value-type="float" office:value="556133" calcext:value-type="float">
            <text:p>556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827]+IF([.A827]=&quot;down&quot;;[.B827])+IF([.A827]=&quot;up&quot;;-[.B827])" office:value-type="float" office:value="724" calcext:value-type="float">
            <text:p>724</text:p>
          </table:table-cell>
          <table:table-cell table:formula="of:=[.D827]+IF([.A827]=&quot;forward&quot;;[.B827])" office:value-type="float" office:value="1683" calcext:value-type="float">
            <text:p>1683</text:p>
          </table:table-cell>
          <table:table-cell table:formula="of:=[.E827]+IF([.A827]=&quot;forward&quot;;[.B827]*[.C827])" office:value-type="float" office:value="556857" calcext:value-type="float">
            <text:p>5568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828]+IF([.A828]=&quot;down&quot;;[.B828])+IF([.A828]=&quot;up&quot;;-[.B828])" office:value-type="float" office:value="722" calcext:value-type="float">
            <text:p>722</text:p>
          </table:table-cell>
          <table:table-cell table:formula="of:=[.D828]+IF([.A828]=&quot;forward&quot;;[.B828])" office:value-type="float" office:value="1683" calcext:value-type="float">
            <text:p>1683</text:p>
          </table:table-cell>
          <table:table-cell table:formula="of:=[.E828]+IF([.A828]=&quot;forward&quot;;[.B828]*[.C828])" office:value-type="float" office:value="556857" calcext:value-type="float">
            <text:p>5568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829]+IF([.A829]=&quot;down&quot;;[.B829])+IF([.A829]=&quot;up&quot;;-[.B829])" office:value-type="float" office:value="722" calcext:value-type="float">
            <text:p>722</text:p>
          </table:table-cell>
          <table:table-cell table:formula="of:=[.D829]+IF([.A829]=&quot;forward&quot;;[.B829])" office:value-type="float" office:value="1691" calcext:value-type="float">
            <text:p>1691</text:p>
          </table:table-cell>
          <table:table-cell table:formula="of:=[.E829]+IF([.A829]=&quot;forward&quot;;[.B829]*[.C829])" office:value-type="float" office:value="562633" calcext:value-type="float">
            <text:p>5626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830]+IF([.A830]=&quot;down&quot;;[.B830])+IF([.A830]=&quot;up&quot;;-[.B830])" office:value-type="float" office:value="723" calcext:value-type="float">
            <text:p>723</text:p>
          </table:table-cell>
          <table:table-cell table:formula="of:=[.D830]+IF([.A830]=&quot;forward&quot;;[.B830])" office:value-type="float" office:value="1691" calcext:value-type="float">
            <text:p>1691</text:p>
          </table:table-cell>
          <table:table-cell table:formula="of:=[.E830]+IF([.A830]=&quot;forward&quot;;[.B830]*[.C830])" office:value-type="float" office:value="562633" calcext:value-type="float">
            <text:p>5626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831]+IF([.A831]=&quot;down&quot;;[.B831])+IF([.A831]=&quot;up&quot;;-[.B831])" office:value-type="float" office:value="727" calcext:value-type="float">
            <text:p>727</text:p>
          </table:table-cell>
          <table:table-cell table:formula="of:=[.D831]+IF([.A831]=&quot;forward&quot;;[.B831])" office:value-type="float" office:value="1691" calcext:value-type="float">
            <text:p>1691</text:p>
          </table:table-cell>
          <table:table-cell table:formula="of:=[.E831]+IF([.A831]=&quot;forward&quot;;[.B831]*[.C831])" office:value-type="float" office:value="562633" calcext:value-type="float">
            <text:p>5626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832]+IF([.A832]=&quot;down&quot;;[.B832])+IF([.A832]=&quot;up&quot;;-[.B832])" office:value-type="float" office:value="718" calcext:value-type="float">
            <text:p>718</text:p>
          </table:table-cell>
          <table:table-cell table:formula="of:=[.D832]+IF([.A832]=&quot;forward&quot;;[.B832])" office:value-type="float" office:value="1691" calcext:value-type="float">
            <text:p>1691</text:p>
          </table:table-cell>
          <table:table-cell table:formula="of:=[.E832]+IF([.A832]=&quot;forward&quot;;[.B832]*[.C832])" office:value-type="float" office:value="562633" calcext:value-type="float">
            <text:p>5626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[.C833]+IF([.A833]=&quot;down&quot;;[.B833])+IF([.A833]=&quot;up&quot;;-[.B833])" office:value-type="float" office:value="718" calcext:value-type="float">
            <text:p>718</text:p>
          </table:table-cell>
          <table:table-cell table:formula="of:=[.D833]+IF([.A833]=&quot;forward&quot;;[.B833])" office:value-type="float" office:value="1700" calcext:value-type="float">
            <text:p>1700</text:p>
          </table:table-cell>
          <table:table-cell table:formula="of:=[.E833]+IF([.A833]=&quot;forward&quot;;[.B833]*[.C833])" office:value-type="float" office:value="569095" calcext:value-type="float">
            <text:p>569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834]+IF([.A834]=&quot;down&quot;;[.B834])+IF([.A834]=&quot;up&quot;;-[.B834])" office:value-type="float" office:value="714" calcext:value-type="float">
            <text:p>714</text:p>
          </table:table-cell>
          <table:table-cell table:formula="of:=[.D834]+IF([.A834]=&quot;forward&quot;;[.B834])" office:value-type="float" office:value="1700" calcext:value-type="float">
            <text:p>1700</text:p>
          </table:table-cell>
          <table:table-cell table:formula="of:=[.E834]+IF([.A834]=&quot;forward&quot;;[.B834]*[.C834])" office:value-type="float" office:value="569095" calcext:value-type="float">
            <text:p>569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835]+IF([.A835]=&quot;down&quot;;[.B835])+IF([.A835]=&quot;up&quot;;-[.B835])" office:value-type="float" office:value="712" calcext:value-type="float">
            <text:p>712</text:p>
          </table:table-cell>
          <table:table-cell table:formula="of:=[.D835]+IF([.A835]=&quot;forward&quot;;[.B835])" office:value-type="float" office:value="1700" calcext:value-type="float">
            <text:p>1700</text:p>
          </table:table-cell>
          <table:table-cell table:formula="of:=[.E835]+IF([.A835]=&quot;forward&quot;;[.B835]*[.C835])" office:value-type="float" office:value="569095" calcext:value-type="float">
            <text:p>569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836]+IF([.A836]=&quot;down&quot;;[.B836])+IF([.A836]=&quot;up&quot;;-[.B836])" office:value-type="float" office:value="712" calcext:value-type="float">
            <text:p>712</text:p>
          </table:table-cell>
          <table:table-cell table:formula="of:=[.D836]+IF([.A836]=&quot;forward&quot;;[.B836])" office:value-type="float" office:value="1703" calcext:value-type="float">
            <text:p>1703</text:p>
          </table:table-cell>
          <table:table-cell table:formula="of:=[.E836]+IF([.A836]=&quot;forward&quot;;[.B836]*[.C836])" office:value-type="float" office:value="571231" calcext:value-type="float">
            <text:p>5712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837]+IF([.A837]=&quot;down&quot;;[.B837])+IF([.A837]=&quot;up&quot;;-[.B837])" office:value-type="float" office:value="712" calcext:value-type="float">
            <text:p>712</text:p>
          </table:table-cell>
          <table:table-cell table:formula="of:=[.D837]+IF([.A837]=&quot;forward&quot;;[.B837])" office:value-type="float" office:value="1707" calcext:value-type="float">
            <text:p>1707</text:p>
          </table:table-cell>
          <table:table-cell table:formula="of:=[.E837]+IF([.A837]=&quot;forward&quot;;[.B837]*[.C837])" office:value-type="float" office:value="574079" calcext:value-type="float">
            <text:p>5740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838]+IF([.A838]=&quot;down&quot;;[.B838])+IF([.A838]=&quot;up&quot;;-[.B838])" office:value-type="float" office:value="714" calcext:value-type="float">
            <text:p>714</text:p>
          </table:table-cell>
          <table:table-cell table:formula="of:=[.D838]+IF([.A838]=&quot;forward&quot;;[.B838])" office:value-type="float" office:value="1707" calcext:value-type="float">
            <text:p>1707</text:p>
          </table:table-cell>
          <table:table-cell table:formula="of:=[.E838]+IF([.A838]=&quot;forward&quot;;[.B838]*[.C838])" office:value-type="float" office:value="574079" calcext:value-type="float">
            <text:p>5740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839]+IF([.A839]=&quot;down&quot;;[.B839])+IF([.A839]=&quot;up&quot;;-[.B839])" office:value-type="float" office:value="716" calcext:value-type="float">
            <text:p>716</text:p>
          </table:table-cell>
          <table:table-cell table:formula="of:=[.D839]+IF([.A839]=&quot;forward&quot;;[.B839])" office:value-type="float" office:value="1707" calcext:value-type="float">
            <text:p>1707</text:p>
          </table:table-cell>
          <table:table-cell table:formula="of:=[.E839]+IF([.A839]=&quot;forward&quot;;[.B839]*[.C839])" office:value-type="float" office:value="574079" calcext:value-type="float">
            <text:p>5740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840]+IF([.A840]=&quot;down&quot;;[.B840])+IF([.A840]=&quot;up&quot;;-[.B840])" office:value-type="float" office:value="722" calcext:value-type="float">
            <text:p>722</text:p>
          </table:table-cell>
          <table:table-cell table:formula="of:=[.D840]+IF([.A840]=&quot;forward&quot;;[.B840])" office:value-type="float" office:value="1707" calcext:value-type="float">
            <text:p>1707</text:p>
          </table:table-cell>
          <table:table-cell table:formula="of:=[.E840]+IF([.A840]=&quot;forward&quot;;[.B840]*[.C840])" office:value-type="float" office:value="574079" calcext:value-type="float">
            <text:p>5740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841]+IF([.A841]=&quot;down&quot;;[.B841])+IF([.A841]=&quot;up&quot;;-[.B841])" office:value-type="float" office:value="722" calcext:value-type="float">
            <text:p>722</text:p>
          </table:table-cell>
          <table:table-cell table:formula="of:=[.D841]+IF([.A841]=&quot;forward&quot;;[.B841])" office:value-type="float" office:value="1713" calcext:value-type="float">
            <text:p>1713</text:p>
          </table:table-cell>
          <table:table-cell table:formula="of:=[.E841]+IF([.A841]=&quot;forward&quot;;[.B841]*[.C841])" office:value-type="float" office:value="578411" calcext:value-type="float">
            <text:p>5784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842]+IF([.A842]=&quot;down&quot;;[.B842])+IF([.A842]=&quot;up&quot;;-[.B842])" office:value-type="float" office:value="722" calcext:value-type="float">
            <text:p>722</text:p>
          </table:table-cell>
          <table:table-cell table:formula="of:=[.D842]+IF([.A842]=&quot;forward&quot;;[.B842])" office:value-type="float" office:value="1721" calcext:value-type="float">
            <text:p>1721</text:p>
          </table:table-cell>
          <table:table-cell table:formula="of:=[.E842]+IF([.A842]=&quot;forward&quot;;[.B842]*[.C842])" office:value-type="float" office:value="584187" calcext:value-type="float">
            <text:p>5841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843]+IF([.A843]=&quot;down&quot;;[.B843])+IF([.A843]=&quot;up&quot;;-[.B843])" office:value-type="float" office:value="728" calcext:value-type="float">
            <text:p>728</text:p>
          </table:table-cell>
          <table:table-cell table:formula="of:=[.D843]+IF([.A843]=&quot;forward&quot;;[.B843])" office:value-type="float" office:value="1721" calcext:value-type="float">
            <text:p>1721</text:p>
          </table:table-cell>
          <table:table-cell table:formula="of:=[.E843]+IF([.A843]=&quot;forward&quot;;[.B843]*[.C843])" office:value-type="float" office:value="584187" calcext:value-type="float">
            <text:p>5841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844]+IF([.A844]=&quot;down&quot;;[.B844])+IF([.A844]=&quot;up&quot;;-[.B844])" office:value-type="float" office:value="722" calcext:value-type="float">
            <text:p>722</text:p>
          </table:table-cell>
          <table:table-cell table:formula="of:=[.D844]+IF([.A844]=&quot;forward&quot;;[.B844])" office:value-type="float" office:value="1721" calcext:value-type="float">
            <text:p>1721</text:p>
          </table:table-cell>
          <table:table-cell table:formula="of:=[.E844]+IF([.A844]=&quot;forward&quot;;[.B844]*[.C844])" office:value-type="float" office:value="584187" calcext:value-type="float">
            <text:p>5841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845]+IF([.A845]=&quot;down&quot;;[.B845])+IF([.A845]=&quot;up&quot;;-[.B845])" office:value-type="float" office:value="727" calcext:value-type="float">
            <text:p>727</text:p>
          </table:table-cell>
          <table:table-cell table:formula="of:=[.D845]+IF([.A845]=&quot;forward&quot;;[.B845])" office:value-type="float" office:value="1721" calcext:value-type="float">
            <text:p>1721</text:p>
          </table:table-cell>
          <table:table-cell table:formula="of:=[.E845]+IF([.A845]=&quot;forward&quot;;[.B845]*[.C845])" office:value-type="float" office:value="584187" calcext:value-type="float">
            <text:p>5841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846]+IF([.A846]=&quot;down&quot;;[.B846])+IF([.A846]=&quot;up&quot;;-[.B846])" office:value-type="float" office:value="727" calcext:value-type="float">
            <text:p>727</text:p>
          </table:table-cell>
          <table:table-cell table:formula="of:=[.D846]+IF([.A846]=&quot;forward&quot;;[.B846])" office:value-type="float" office:value="1722" calcext:value-type="float">
            <text:p>1722</text:p>
          </table:table-cell>
          <table:table-cell table:formula="of:=[.E846]+IF([.A846]=&quot;forward&quot;;[.B846]*[.C846])" office:value-type="float" office:value="584914" calcext:value-type="float">
            <text:p>5849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847]+IF([.A847]=&quot;down&quot;;[.B847])+IF([.A847]=&quot;up&quot;;-[.B847])" office:value-type="float" office:value="731" calcext:value-type="float">
            <text:p>731</text:p>
          </table:table-cell>
          <table:table-cell table:formula="of:=[.D847]+IF([.A847]=&quot;forward&quot;;[.B847])" office:value-type="float" office:value="1722" calcext:value-type="float">
            <text:p>1722</text:p>
          </table:table-cell>
          <table:table-cell table:formula="of:=[.E847]+IF([.A847]=&quot;forward&quot;;[.B847]*[.C847])" office:value-type="float" office:value="584914" calcext:value-type="float">
            <text:p>5849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848]+IF([.A848]=&quot;down&quot;;[.B848])+IF([.A848]=&quot;up&quot;;-[.B848])" office:value-type="float" office:value="722" calcext:value-type="float">
            <text:p>722</text:p>
          </table:table-cell>
          <table:table-cell table:formula="of:=[.D848]+IF([.A848]=&quot;forward&quot;;[.B848])" office:value-type="float" office:value="1722" calcext:value-type="float">
            <text:p>1722</text:p>
          </table:table-cell>
          <table:table-cell table:formula="of:=[.E848]+IF([.A848]=&quot;forward&quot;;[.B848]*[.C848])" office:value-type="float" office:value="584914" calcext:value-type="float">
            <text:p>5849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849]+IF([.A849]=&quot;down&quot;;[.B849])+IF([.A849]=&quot;up&quot;;-[.B849])" office:value-type="float" office:value="722" calcext:value-type="float">
            <text:p>722</text:p>
          </table:table-cell>
          <table:table-cell table:formula="of:=[.D849]+IF([.A849]=&quot;forward&quot;;[.B849])" office:value-type="float" office:value="1723" calcext:value-type="float">
            <text:p>1723</text:p>
          </table:table-cell>
          <table:table-cell table:formula="of:=[.E849]+IF([.A849]=&quot;forward&quot;;[.B849]*[.C849])" office:value-type="float" office:value="585636" calcext:value-type="float">
            <text:p>5856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850]+IF([.A850]=&quot;down&quot;;[.B850])+IF([.A850]=&quot;up&quot;;-[.B850])" office:value-type="float" office:value="722" calcext:value-type="float">
            <text:p>722</text:p>
          </table:table-cell>
          <table:table-cell table:formula="of:=[.D850]+IF([.A850]=&quot;forward&quot;;[.B850])" office:value-type="float" office:value="1726" calcext:value-type="float">
            <text:p>1726</text:p>
          </table:table-cell>
          <table:table-cell table:formula="of:=[.E850]+IF([.A850]=&quot;forward&quot;;[.B850]*[.C850])" office:value-type="float" office:value="587802" calcext:value-type="float">
            <text:p>5878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851]+IF([.A851]=&quot;down&quot;;[.B851])+IF([.A851]=&quot;up&quot;;-[.B851])" office:value-type="float" office:value="723" calcext:value-type="float">
            <text:p>723</text:p>
          </table:table-cell>
          <table:table-cell table:formula="of:=[.D851]+IF([.A851]=&quot;forward&quot;;[.B851])" office:value-type="float" office:value="1726" calcext:value-type="float">
            <text:p>1726</text:p>
          </table:table-cell>
          <table:table-cell table:formula="of:=[.E851]+IF([.A851]=&quot;forward&quot;;[.B851]*[.C851])" office:value-type="float" office:value="587802" calcext:value-type="float">
            <text:p>5878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852]+IF([.A852]=&quot;down&quot;;[.B852])+IF([.A852]=&quot;up&quot;;-[.B852])" office:value-type="float" office:value="727" calcext:value-type="float">
            <text:p>727</text:p>
          </table:table-cell>
          <table:table-cell table:formula="of:=[.D852]+IF([.A852]=&quot;forward&quot;;[.B852])" office:value-type="float" office:value="1726" calcext:value-type="float">
            <text:p>1726</text:p>
          </table:table-cell>
          <table:table-cell table:formula="of:=[.E852]+IF([.A852]=&quot;forward&quot;;[.B852]*[.C852])" office:value-type="float" office:value="587802" calcext:value-type="float">
            <text:p>5878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853]+IF([.A853]=&quot;down&quot;;[.B853])+IF([.A853]=&quot;up&quot;;-[.B853])" office:value-type="float" office:value="721" calcext:value-type="float">
            <text:p>721</text:p>
          </table:table-cell>
          <table:table-cell table:formula="of:=[.D853]+IF([.A853]=&quot;forward&quot;;[.B853])" office:value-type="float" office:value="1726" calcext:value-type="float">
            <text:p>1726</text:p>
          </table:table-cell>
          <table:table-cell table:formula="of:=[.E853]+IF([.A853]=&quot;forward&quot;;[.B853]*[.C853])" office:value-type="float" office:value="587802" calcext:value-type="float">
            <text:p>5878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854]+IF([.A854]=&quot;down&quot;;[.B854])+IF([.A854]=&quot;up&quot;;-[.B854])" office:value-type="float" office:value="721" calcext:value-type="float">
            <text:p>721</text:p>
          </table:table-cell>
          <table:table-cell table:formula="of:=[.D854]+IF([.A854]=&quot;forward&quot;;[.B854])" office:value-type="float" office:value="1731" calcext:value-type="float">
            <text:p>1731</text:p>
          </table:table-cell>
          <table:table-cell table:formula="of:=[.E854]+IF([.A854]=&quot;forward&quot;;[.B854]*[.C854])" office:value-type="float" office:value="591407" calcext:value-type="float">
            <text:p>5914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855]+IF([.A855]=&quot;down&quot;;[.B855])+IF([.A855]=&quot;up&quot;;-[.B855])" office:value-type="float" office:value="721" calcext:value-type="float">
            <text:p>721</text:p>
          </table:table-cell>
          <table:table-cell table:formula="of:=[.D855]+IF([.A855]=&quot;forward&quot;;[.B855])" office:value-type="float" office:value="1737" calcext:value-type="float">
            <text:p>1737</text:p>
          </table:table-cell>
          <table:table-cell table:formula="of:=[.E855]+IF([.A855]=&quot;forward&quot;;[.B855]*[.C855])" office:value-type="float" office:value="595733" calcext:value-type="float">
            <text:p>5957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856]+IF([.A856]=&quot;down&quot;;[.B856])+IF([.A856]=&quot;up&quot;;-[.B856])" office:value-type="float" office:value="712" calcext:value-type="float">
            <text:p>712</text:p>
          </table:table-cell>
          <table:table-cell table:formula="of:=[.D856]+IF([.A856]=&quot;forward&quot;;[.B856])" office:value-type="float" office:value="1737" calcext:value-type="float">
            <text:p>1737</text:p>
          </table:table-cell>
          <table:table-cell table:formula="of:=[.E856]+IF([.A856]=&quot;forward&quot;;[.B856]*[.C856])" office:value-type="float" office:value="595733" calcext:value-type="float">
            <text:p>5957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857]+IF([.A857]=&quot;down&quot;;[.B857])+IF([.A857]=&quot;up&quot;;-[.B857])" office:value-type="float" office:value="703" calcext:value-type="float">
            <text:p>703</text:p>
          </table:table-cell>
          <table:table-cell table:formula="of:=[.D857]+IF([.A857]=&quot;forward&quot;;[.B857])" office:value-type="float" office:value="1737" calcext:value-type="float">
            <text:p>1737</text:p>
          </table:table-cell>
          <table:table-cell table:formula="of:=[.E857]+IF([.A857]=&quot;forward&quot;;[.B857]*[.C857])" office:value-type="float" office:value="595733" calcext:value-type="float">
            <text:p>5957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858]+IF([.A858]=&quot;down&quot;;[.B858])+IF([.A858]=&quot;up&quot;;-[.B858])" office:value-type="float" office:value="705" calcext:value-type="float">
            <text:p>705</text:p>
          </table:table-cell>
          <table:table-cell table:formula="of:=[.D858]+IF([.A858]=&quot;forward&quot;;[.B858])" office:value-type="float" office:value="1737" calcext:value-type="float">
            <text:p>1737</text:p>
          </table:table-cell>
          <table:table-cell table:formula="of:=[.E858]+IF([.A858]=&quot;forward&quot;;[.B858]*[.C858])" office:value-type="float" office:value="595733" calcext:value-type="float">
            <text:p>5957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859]+IF([.A859]=&quot;down&quot;;[.B859])+IF([.A859]=&quot;up&quot;;-[.B859])" office:value-type="float" office:value="699" calcext:value-type="float">
            <text:p>699</text:p>
          </table:table-cell>
          <table:table-cell table:formula="of:=[.D859]+IF([.A859]=&quot;forward&quot;;[.B859])" office:value-type="float" office:value="1737" calcext:value-type="float">
            <text:p>1737</text:p>
          </table:table-cell>
          <table:table-cell table:formula="of:=[.E859]+IF([.A859]=&quot;forward&quot;;[.B859]*[.C859])" office:value-type="float" office:value="595733" calcext:value-type="float">
            <text:p>5957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860]+IF([.A860]=&quot;down&quot;;[.B860])+IF([.A860]=&quot;up&quot;;-[.B860])" office:value-type="float" office:value="699" calcext:value-type="float">
            <text:p>699</text:p>
          </table:table-cell>
          <table:table-cell table:formula="of:=[.D860]+IF([.A860]=&quot;forward&quot;;[.B860])" office:value-type="float" office:value="1738" calcext:value-type="float">
            <text:p>1738</text:p>
          </table:table-cell>
          <table:table-cell table:formula="of:=[.E860]+IF([.A860]=&quot;forward&quot;;[.B860]*[.C860])" office:value-type="float" office:value="596432" calcext:value-type="float">
            <text:p>5964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861]+IF([.A861]=&quot;down&quot;;[.B861])+IF([.A861]=&quot;up&quot;;-[.B861])" office:value-type="float" office:value="699" calcext:value-type="float">
            <text:p>699</text:p>
          </table:table-cell>
          <table:table-cell table:formula="of:=[.D861]+IF([.A861]=&quot;forward&quot;;[.B861])" office:value-type="float" office:value="1740" calcext:value-type="float">
            <text:p>1740</text:p>
          </table:table-cell>
          <table:table-cell table:formula="of:=[.E861]+IF([.A861]=&quot;forward&quot;;[.B861]*[.C861])" office:value-type="float" office:value="597830" calcext:value-type="float">
            <text:p>5978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862]+IF([.A862]=&quot;down&quot;;[.B862])+IF([.A862]=&quot;up&quot;;-[.B862])" office:value-type="float" office:value="699" calcext:value-type="float">
            <text:p>699</text:p>
          </table:table-cell>
          <table:table-cell table:formula="of:=[.D862]+IF([.A862]=&quot;forward&quot;;[.B862])" office:value-type="float" office:value="1743" calcext:value-type="float">
            <text:p>1743</text:p>
          </table:table-cell>
          <table:table-cell table:formula="of:=[.E862]+IF([.A862]=&quot;forward&quot;;[.B862]*[.C862])" office:value-type="float" office:value="599927" calcext:value-type="float">
            <text:p>5999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863]+IF([.A863]=&quot;down&quot;;[.B863])+IF([.A863]=&quot;up&quot;;-[.B863])" office:value-type="float" office:value="699" calcext:value-type="float">
            <text:p>699</text:p>
          </table:table-cell>
          <table:table-cell table:formula="of:=[.D863]+IF([.A863]=&quot;forward&quot;;[.B863])" office:value-type="float" office:value="1746" calcext:value-type="float">
            <text:p>1746</text:p>
          </table:table-cell>
          <table:table-cell table:formula="of:=[.E863]+IF([.A863]=&quot;forward&quot;;[.B863]*[.C863])" office:value-type="float" office:value="602024" calcext:value-type="float">
            <text:p>6020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864]+IF([.A864]=&quot;down&quot;;[.B864])+IF([.A864]=&quot;up&quot;;-[.B864])" office:value-type="float" office:value="699" calcext:value-type="float">
            <text:p>699</text:p>
          </table:table-cell>
          <table:table-cell table:formula="of:=[.D864]+IF([.A864]=&quot;forward&quot;;[.B864])" office:value-type="float" office:value="1752" calcext:value-type="float">
            <text:p>1752</text:p>
          </table:table-cell>
          <table:table-cell table:formula="of:=[.E864]+IF([.A864]=&quot;forward&quot;;[.B864]*[.C864])" office:value-type="float" office:value="606218" calcext:value-type="float">
            <text:p>606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865]+IF([.A865]=&quot;down&quot;;[.B865])+IF([.A865]=&quot;up&quot;;-[.B865])" office:value-type="float" office:value="697" calcext:value-type="float">
            <text:p>697</text:p>
          </table:table-cell>
          <table:table-cell table:formula="of:=[.D865]+IF([.A865]=&quot;forward&quot;;[.B865])" office:value-type="float" office:value="1752" calcext:value-type="float">
            <text:p>1752</text:p>
          </table:table-cell>
          <table:table-cell table:formula="of:=[.E865]+IF([.A865]=&quot;forward&quot;;[.B865]*[.C865])" office:value-type="float" office:value="606218" calcext:value-type="float">
            <text:p>606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866]+IF([.A866]=&quot;down&quot;;[.B866])+IF([.A866]=&quot;up&quot;;-[.B866])" office:value-type="float" office:value="705" calcext:value-type="float">
            <text:p>705</text:p>
          </table:table-cell>
          <table:table-cell table:formula="of:=[.D866]+IF([.A866]=&quot;forward&quot;;[.B866])" office:value-type="float" office:value="1752" calcext:value-type="float">
            <text:p>1752</text:p>
          </table:table-cell>
          <table:table-cell table:formula="of:=[.E866]+IF([.A866]=&quot;forward&quot;;[.B866]*[.C866])" office:value-type="float" office:value="606218" calcext:value-type="float">
            <text:p>606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867]+IF([.A867]=&quot;down&quot;;[.B867])+IF([.A867]=&quot;up&quot;;-[.B867])" office:value-type="float" office:value="714" calcext:value-type="float">
            <text:p>714</text:p>
          </table:table-cell>
          <table:table-cell table:formula="of:=[.D867]+IF([.A867]=&quot;forward&quot;;[.B867])" office:value-type="float" office:value="1752" calcext:value-type="float">
            <text:p>1752</text:p>
          </table:table-cell>
          <table:table-cell table:formula="of:=[.E867]+IF([.A867]=&quot;forward&quot;;[.B867]*[.C867])" office:value-type="float" office:value="606218" calcext:value-type="float">
            <text:p>606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[.C868]+IF([.A868]=&quot;down&quot;;[.B868])+IF([.A868]=&quot;up&quot;;-[.B868])" office:value-type="float" office:value="714" calcext:value-type="float">
            <text:p>714</text:p>
          </table:table-cell>
          <table:table-cell table:formula="of:=[.D868]+IF([.A868]=&quot;forward&quot;;[.B868])" office:value-type="float" office:value="1759" calcext:value-type="float">
            <text:p>1759</text:p>
          </table:table-cell>
          <table:table-cell table:formula="of:=[.E868]+IF([.A868]=&quot;forward&quot;;[.B868]*[.C868])" office:value-type="float" office:value="611216" calcext:value-type="float">
            <text:p>611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869]+IF([.A869]=&quot;down&quot;;[.B869])+IF([.A869]=&quot;up&quot;;-[.B869])" office:value-type="float" office:value="713" calcext:value-type="float">
            <text:p>713</text:p>
          </table:table-cell>
          <table:table-cell table:formula="of:=[.D869]+IF([.A869]=&quot;forward&quot;;[.B869])" office:value-type="float" office:value="1759" calcext:value-type="float">
            <text:p>1759</text:p>
          </table:table-cell>
          <table:table-cell table:formula="of:=[.E869]+IF([.A869]=&quot;forward&quot;;[.B869]*[.C869])" office:value-type="float" office:value="611216" calcext:value-type="float">
            <text:p>611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870]+IF([.A870]=&quot;down&quot;;[.B870])+IF([.A870]=&quot;up&quot;;-[.B870])" office:value-type="float" office:value="710" calcext:value-type="float">
            <text:p>710</text:p>
          </table:table-cell>
          <table:table-cell table:formula="of:=[.D870]+IF([.A870]=&quot;forward&quot;;[.B870])" office:value-type="float" office:value="1759" calcext:value-type="float">
            <text:p>1759</text:p>
          </table:table-cell>
          <table:table-cell table:formula="of:=[.E870]+IF([.A870]=&quot;forward&quot;;[.B870]*[.C870])" office:value-type="float" office:value="611216" calcext:value-type="float">
            <text:p>611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871]+IF([.A871]=&quot;down&quot;;[.B871])+IF([.A871]=&quot;up&quot;;-[.B871])" office:value-type="float" office:value="712" calcext:value-type="float">
            <text:p>712</text:p>
          </table:table-cell>
          <table:table-cell table:formula="of:=[.D871]+IF([.A871]=&quot;forward&quot;;[.B871])" office:value-type="float" office:value="1759" calcext:value-type="float">
            <text:p>1759</text:p>
          </table:table-cell>
          <table:table-cell table:formula="of:=[.E871]+IF([.A871]=&quot;forward&quot;;[.B871]*[.C871])" office:value-type="float" office:value="611216" calcext:value-type="float">
            <text:p>611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872]+IF([.A872]=&quot;down&quot;;[.B872])+IF([.A872]=&quot;up&quot;;-[.B872])" office:value-type="float" office:value="712" calcext:value-type="float">
            <text:p>712</text:p>
          </table:table-cell>
          <table:table-cell table:formula="of:=[.D872]+IF([.A872]=&quot;forward&quot;;[.B872])" office:value-type="float" office:value="1762" calcext:value-type="float">
            <text:p>1762</text:p>
          </table:table-cell>
          <table:table-cell table:formula="of:=[.E872]+IF([.A872]=&quot;forward&quot;;[.B872]*[.C872])" office:value-type="float" office:value="613352" calcext:value-type="float">
            <text:p>6133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873]+IF([.A873]=&quot;down&quot;;[.B873])+IF([.A873]=&quot;up&quot;;-[.B873])" office:value-type="float" office:value="720" calcext:value-type="float">
            <text:p>720</text:p>
          </table:table-cell>
          <table:table-cell table:formula="of:=[.D873]+IF([.A873]=&quot;forward&quot;;[.B873])" office:value-type="float" office:value="1762" calcext:value-type="float">
            <text:p>1762</text:p>
          </table:table-cell>
          <table:table-cell table:formula="of:=[.E873]+IF([.A873]=&quot;forward&quot;;[.B873]*[.C873])" office:value-type="float" office:value="613352" calcext:value-type="float">
            <text:p>6133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874]+IF([.A874]=&quot;down&quot;;[.B874])+IF([.A874]=&quot;up&quot;;-[.B874])" office:value-type="float" office:value="720" calcext:value-type="float">
            <text:p>720</text:p>
          </table:table-cell>
          <table:table-cell table:formula="of:=[.D874]+IF([.A874]=&quot;forward&quot;;[.B874])" office:value-type="float" office:value="1771" calcext:value-type="float">
            <text:p>1771</text:p>
          </table:table-cell>
          <table:table-cell table:formula="of:=[.E874]+IF([.A874]=&quot;forward&quot;;[.B874]*[.C874])" office:value-type="float" office:value="619832" calcext:value-type="float">
            <text:p>6198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875]+IF([.A875]=&quot;down&quot;;[.B875])+IF([.A875]=&quot;up&quot;;-[.B875])" office:value-type="float" office:value="723" calcext:value-type="float">
            <text:p>723</text:p>
          </table:table-cell>
          <table:table-cell table:formula="of:=[.D875]+IF([.A875]=&quot;forward&quot;;[.B875])" office:value-type="float" office:value="1771" calcext:value-type="float">
            <text:p>1771</text:p>
          </table:table-cell>
          <table:table-cell table:formula="of:=[.E875]+IF([.A875]=&quot;forward&quot;;[.B875]*[.C875])" office:value-type="float" office:value="619832" calcext:value-type="float">
            <text:p>6198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876]+IF([.A876]=&quot;down&quot;;[.B876])+IF([.A876]=&quot;up&quot;;-[.B876])" office:value-type="float" office:value="723" calcext:value-type="float">
            <text:p>723</text:p>
          </table:table-cell>
          <table:table-cell table:formula="of:=[.D876]+IF([.A876]=&quot;forward&quot;;[.B876])" office:value-type="float" office:value="1777" calcext:value-type="float">
            <text:p>1777</text:p>
          </table:table-cell>
          <table:table-cell table:formula="of:=[.E876]+IF([.A876]=&quot;forward&quot;;[.B876]*[.C876])" office:value-type="float" office:value="624170" calcext:value-type="float">
            <text:p>6241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877]+IF([.A877]=&quot;down&quot;;[.B877])+IF([.A877]=&quot;up&quot;;-[.B877])" office:value-type="float" office:value="721" calcext:value-type="float">
            <text:p>721</text:p>
          </table:table-cell>
          <table:table-cell table:formula="of:=[.D877]+IF([.A877]=&quot;forward&quot;;[.B877])" office:value-type="float" office:value="1777" calcext:value-type="float">
            <text:p>1777</text:p>
          </table:table-cell>
          <table:table-cell table:formula="of:=[.E877]+IF([.A877]=&quot;forward&quot;;[.B877]*[.C877])" office:value-type="float" office:value="624170" calcext:value-type="float">
            <text:p>6241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878]+IF([.A878]=&quot;down&quot;;[.B878])+IF([.A878]=&quot;up&quot;;-[.B878])" office:value-type="float" office:value="721" calcext:value-type="float">
            <text:p>721</text:p>
          </table:table-cell>
          <table:table-cell table:formula="of:=[.D878]+IF([.A878]=&quot;forward&quot;;[.B878])" office:value-type="float" office:value="1784" calcext:value-type="float">
            <text:p>1784</text:p>
          </table:table-cell>
          <table:table-cell table:formula="of:=[.E878]+IF([.A878]=&quot;forward&quot;;[.B878]*[.C878])" office:value-type="float" office:value="629217" calcext:value-type="float">
            <text:p>629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879]+IF([.A879]=&quot;down&quot;;[.B879])+IF([.A879]=&quot;up&quot;;-[.B879])" office:value-type="float" office:value="723" calcext:value-type="float">
            <text:p>723</text:p>
          </table:table-cell>
          <table:table-cell table:formula="of:=[.D879]+IF([.A879]=&quot;forward&quot;;[.B879])" office:value-type="float" office:value="1784" calcext:value-type="float">
            <text:p>1784</text:p>
          </table:table-cell>
          <table:table-cell table:formula="of:=[.E879]+IF([.A879]=&quot;forward&quot;;[.B879]*[.C879])" office:value-type="float" office:value="629217" calcext:value-type="float">
            <text:p>629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880]+IF([.A880]=&quot;down&quot;;[.B880])+IF([.A880]=&quot;up&quot;;-[.B880])" office:value-type="float" office:value="723" calcext:value-type="float">
            <text:p>723</text:p>
          </table:table-cell>
          <table:table-cell table:formula="of:=[.D880]+IF([.A880]=&quot;forward&quot;;[.B880])" office:value-type="float" office:value="1789" calcext:value-type="float">
            <text:p>1789</text:p>
          </table:table-cell>
          <table:table-cell table:formula="of:=[.E880]+IF([.A880]=&quot;forward&quot;;[.B880]*[.C880])" office:value-type="float" office:value="632832" calcext:value-type="float">
            <text:p>6328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881]+IF([.A881]=&quot;down&quot;;[.B881])+IF([.A881]=&quot;up&quot;;-[.B881])" office:value-type="float" office:value="727" calcext:value-type="float">
            <text:p>727</text:p>
          </table:table-cell>
          <table:table-cell table:formula="of:=[.D881]+IF([.A881]=&quot;forward&quot;;[.B881])" office:value-type="float" office:value="1789" calcext:value-type="float">
            <text:p>1789</text:p>
          </table:table-cell>
          <table:table-cell table:formula="of:=[.E881]+IF([.A881]=&quot;forward&quot;;[.B881]*[.C881])" office:value-type="float" office:value="632832" calcext:value-type="float">
            <text:p>6328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882]+IF([.A882]=&quot;down&quot;;[.B882])+IF([.A882]=&quot;up&quot;;-[.B882])" office:value-type="float" office:value="729" calcext:value-type="float">
            <text:p>729</text:p>
          </table:table-cell>
          <table:table-cell table:formula="of:=[.D882]+IF([.A882]=&quot;forward&quot;;[.B882])" office:value-type="float" office:value="1789" calcext:value-type="float">
            <text:p>1789</text:p>
          </table:table-cell>
          <table:table-cell table:formula="of:=[.E882]+IF([.A882]=&quot;forward&quot;;[.B882]*[.C882])" office:value-type="float" office:value="632832" calcext:value-type="float">
            <text:p>6328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883]+IF([.A883]=&quot;down&quot;;[.B883])+IF([.A883]=&quot;up&quot;;-[.B883])" office:value-type="float" office:value="721" calcext:value-type="float">
            <text:p>721</text:p>
          </table:table-cell>
          <table:table-cell table:formula="of:=[.D883]+IF([.A883]=&quot;forward&quot;;[.B883])" office:value-type="float" office:value="1789" calcext:value-type="float">
            <text:p>1789</text:p>
          </table:table-cell>
          <table:table-cell table:formula="of:=[.E883]+IF([.A883]=&quot;forward&quot;;[.B883]*[.C883])" office:value-type="float" office:value="632832" calcext:value-type="float">
            <text:p>6328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884]+IF([.A884]=&quot;down&quot;;[.B884])+IF([.A884]=&quot;up&quot;;-[.B884])" office:value-type="float" office:value="721" calcext:value-type="float">
            <text:p>721</text:p>
          </table:table-cell>
          <table:table-cell table:formula="of:=[.D884]+IF([.A884]=&quot;forward&quot;;[.B884])" office:value-type="float" office:value="1792" calcext:value-type="float">
            <text:p>1792</text:p>
          </table:table-cell>
          <table:table-cell table:formula="of:=[.E884]+IF([.A884]=&quot;forward&quot;;[.B884]*[.C884])" office:value-type="float" office:value="634995" calcext:value-type="float">
            <text:p>6349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885]+IF([.A885]=&quot;down&quot;;[.B885])+IF([.A885]=&quot;up&quot;;-[.B885])" office:value-type="float" office:value="721" calcext:value-type="float">
            <text:p>721</text:p>
          </table:table-cell>
          <table:table-cell table:formula="of:=[.D885]+IF([.A885]=&quot;forward&quot;;[.B885])" office:value-type="float" office:value="1797" calcext:value-type="float">
            <text:p>1797</text:p>
          </table:table-cell>
          <table:table-cell table:formula="of:=[.E885]+IF([.A885]=&quot;forward&quot;;[.B885]*[.C885])" office:value-type="float" office:value="638600" calcext:value-type="float">
            <text:p>638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886]+IF([.A886]=&quot;down&quot;;[.B886])+IF([.A886]=&quot;up&quot;;-[.B886])" office:value-type="float" office:value="721" calcext:value-type="float">
            <text:p>721</text:p>
          </table:table-cell>
          <table:table-cell table:formula="of:=[.D886]+IF([.A886]=&quot;forward&quot;;[.B886])" office:value-type="float" office:value="1806" calcext:value-type="float">
            <text:p>1806</text:p>
          </table:table-cell>
          <table:table-cell table:formula="of:=[.E886]+IF([.A886]=&quot;forward&quot;;[.B886]*[.C886])" office:value-type="float" office:value="645089" calcext:value-type="float">
            <text:p>6450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887]+IF([.A887]=&quot;down&quot;;[.B887])+IF([.A887]=&quot;up&quot;;-[.B887])" office:value-type="float" office:value="721" calcext:value-type="float">
            <text:p>721</text:p>
          </table:table-cell>
          <table:table-cell table:formula="of:=[.D887]+IF([.A887]=&quot;forward&quot;;[.B887])" office:value-type="float" office:value="1811" calcext:value-type="float">
            <text:p>1811</text:p>
          </table:table-cell>
          <table:table-cell table:formula="of:=[.E887]+IF([.A887]=&quot;forward&quot;;[.B887]*[.C887])" office:value-type="float" office:value="648694" calcext:value-type="float">
            <text:p>6486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888]+IF([.A888]=&quot;down&quot;;[.B888])+IF([.A888]=&quot;up&quot;;-[.B888])" office:value-type="float" office:value="721" calcext:value-type="float">
            <text:p>721</text:p>
          </table:table-cell>
          <table:table-cell table:formula="of:=[.D888]+IF([.A888]=&quot;forward&quot;;[.B888])" office:value-type="float" office:value="1814" calcext:value-type="float">
            <text:p>1814</text:p>
          </table:table-cell>
          <table:table-cell table:formula="of:=[.E888]+IF([.A888]=&quot;forward&quot;;[.B888]*[.C888])" office:value-type="float" office:value="650857" calcext:value-type="float">
            <text:p>6508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889]+IF([.A889]=&quot;down&quot;;[.B889])+IF([.A889]=&quot;up&quot;;-[.B889])" office:value-type="float" office:value="712" calcext:value-type="float">
            <text:p>712</text:p>
          </table:table-cell>
          <table:table-cell table:formula="of:=[.D889]+IF([.A889]=&quot;forward&quot;;[.B889])" office:value-type="float" office:value="1814" calcext:value-type="float">
            <text:p>1814</text:p>
          </table:table-cell>
          <table:table-cell table:formula="of:=[.E889]+IF([.A889]=&quot;forward&quot;;[.B889]*[.C889])" office:value-type="float" office:value="650857" calcext:value-type="float">
            <text:p>6508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890]+IF([.A890]=&quot;down&quot;;[.B890])+IF([.A890]=&quot;up&quot;;-[.B890])" office:value-type="float" office:value="719" calcext:value-type="float">
            <text:p>719</text:p>
          </table:table-cell>
          <table:table-cell table:formula="of:=[.D890]+IF([.A890]=&quot;forward&quot;;[.B890])" office:value-type="float" office:value="1814" calcext:value-type="float">
            <text:p>1814</text:p>
          </table:table-cell>
          <table:table-cell table:formula="of:=[.E890]+IF([.A890]=&quot;forward&quot;;[.B890]*[.C890])" office:value-type="float" office:value="650857" calcext:value-type="float">
            <text:p>6508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891]+IF([.A891]=&quot;down&quot;;[.B891])+IF([.A891]=&quot;up&quot;;-[.B891])" office:value-type="float" office:value="719" calcext:value-type="float">
            <text:p>719</text:p>
          </table:table-cell>
          <table:table-cell table:formula="of:=[.D891]+IF([.A891]=&quot;forward&quot;;[.B891])" office:value-type="float" office:value="1818" calcext:value-type="float">
            <text:p>1818</text:p>
          </table:table-cell>
          <table:table-cell table:formula="of:=[.E891]+IF([.A891]=&quot;forward&quot;;[.B891]*[.C891])" office:value-type="float" office:value="653733" calcext:value-type="float">
            <text:p>6537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892]+IF([.A892]=&quot;down&quot;;[.B892])+IF([.A892]=&quot;up&quot;;-[.B892])" office:value-type="float" office:value="719" calcext:value-type="float">
            <text:p>719</text:p>
          </table:table-cell>
          <table:table-cell table:formula="of:=[.D892]+IF([.A892]=&quot;forward&quot;;[.B892])" office:value-type="float" office:value="1820" calcext:value-type="float">
            <text:p>1820</text:p>
          </table:table-cell>
          <table:table-cell table:formula="of:=[.E892]+IF([.A892]=&quot;forward&quot;;[.B892]*[.C892])" office:value-type="float" office:value="655171" calcext:value-type="float">
            <text:p>6551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893]+IF([.A893]=&quot;down&quot;;[.B893])+IF([.A893]=&quot;up&quot;;-[.B893])" office:value-type="float" office:value="719" calcext:value-type="float">
            <text:p>719</text:p>
          </table:table-cell>
          <table:table-cell table:formula="of:=[.D893]+IF([.A893]=&quot;forward&quot;;[.B893])" office:value-type="float" office:value="1827" calcext:value-type="float">
            <text:p>1827</text:p>
          </table:table-cell>
          <table:table-cell table:formula="of:=[.E893]+IF([.A893]=&quot;forward&quot;;[.B893]*[.C893])" office:value-type="float" office:value="660204" calcext:value-type="float">
            <text:p>6602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894]+IF([.A894]=&quot;down&quot;;[.B894])+IF([.A894]=&quot;up&quot;;-[.B894])" office:value-type="float" office:value="724" calcext:value-type="float">
            <text:p>724</text:p>
          </table:table-cell>
          <table:table-cell table:formula="of:=[.D894]+IF([.A894]=&quot;forward&quot;;[.B894])" office:value-type="float" office:value="1827" calcext:value-type="float">
            <text:p>1827</text:p>
          </table:table-cell>
          <table:table-cell table:formula="of:=[.E894]+IF([.A894]=&quot;forward&quot;;[.B894]*[.C894])" office:value-type="float" office:value="660204" calcext:value-type="float">
            <text:p>6602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895]+IF([.A895]=&quot;down&quot;;[.B895])+IF([.A895]=&quot;up&quot;;-[.B895])" office:value-type="float" office:value="718" calcext:value-type="float">
            <text:p>718</text:p>
          </table:table-cell>
          <table:table-cell table:formula="of:=[.D895]+IF([.A895]=&quot;forward&quot;;[.B895])" office:value-type="float" office:value="1827" calcext:value-type="float">
            <text:p>1827</text:p>
          </table:table-cell>
          <table:table-cell table:formula="of:=[.E895]+IF([.A895]=&quot;forward&quot;;[.B895]*[.C895])" office:value-type="float" office:value="660204" calcext:value-type="float">
            <text:p>6602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896]+IF([.A896]=&quot;down&quot;;[.B896])+IF([.A896]=&quot;up&quot;;-[.B896])" office:value-type="float" office:value="712" calcext:value-type="float">
            <text:p>712</text:p>
          </table:table-cell>
          <table:table-cell table:formula="of:=[.D896]+IF([.A896]=&quot;forward&quot;;[.B896])" office:value-type="float" office:value="1827" calcext:value-type="float">
            <text:p>1827</text:p>
          </table:table-cell>
          <table:table-cell table:formula="of:=[.E896]+IF([.A896]=&quot;forward&quot;;[.B896]*[.C896])" office:value-type="float" office:value="660204" calcext:value-type="float">
            <text:p>6602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897]+IF([.A897]=&quot;down&quot;;[.B897])+IF([.A897]=&quot;up&quot;;-[.B897])" office:value-type="float" office:value="712" calcext:value-type="float">
            <text:p>712</text:p>
          </table:table-cell>
          <table:table-cell table:formula="of:=[.D897]+IF([.A897]=&quot;forward&quot;;[.B897])" office:value-type="float" office:value="1835" calcext:value-type="float">
            <text:p>1835</text:p>
          </table:table-cell>
          <table:table-cell table:formula="of:=[.E897]+IF([.A897]=&quot;forward&quot;;[.B897]*[.C897])" office:value-type="float" office:value="665900" calcext:value-type="float">
            <text:p>665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898]+IF([.A898]=&quot;down&quot;;[.B898])+IF([.A898]=&quot;up&quot;;-[.B898])" office:value-type="float" office:value="714" calcext:value-type="float">
            <text:p>714</text:p>
          </table:table-cell>
          <table:table-cell table:formula="of:=[.D898]+IF([.A898]=&quot;forward&quot;;[.B898])" office:value-type="float" office:value="1835" calcext:value-type="float">
            <text:p>1835</text:p>
          </table:table-cell>
          <table:table-cell table:formula="of:=[.E898]+IF([.A898]=&quot;forward&quot;;[.B898]*[.C898])" office:value-type="float" office:value="665900" calcext:value-type="float">
            <text:p>665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[.C899]+IF([.A899]=&quot;down&quot;;[.B899])+IF([.A899]=&quot;up&quot;;-[.B899])" office:value-type="float" office:value="714" calcext:value-type="float">
            <text:p>714</text:p>
          </table:table-cell>
          <table:table-cell table:formula="of:=[.D899]+IF([.A899]=&quot;forward&quot;;[.B899])" office:value-type="float" office:value="1836" calcext:value-type="float">
            <text:p>1836</text:p>
          </table:table-cell>
          <table:table-cell table:formula="of:=[.E899]+IF([.A899]=&quot;forward&quot;;[.B899]*[.C899])" office:value-type="float" office:value="666614" calcext:value-type="float">
            <text:p>6666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900]+IF([.A900]=&quot;down&quot;;[.B900])+IF([.A900]=&quot;up&quot;;-[.B900])" office:value-type="float" office:value="713" calcext:value-type="float">
            <text:p>713</text:p>
          </table:table-cell>
          <table:table-cell table:formula="of:=[.D900]+IF([.A900]=&quot;forward&quot;;[.B900])" office:value-type="float" office:value="1836" calcext:value-type="float">
            <text:p>1836</text:p>
          </table:table-cell>
          <table:table-cell table:formula="of:=[.E900]+IF([.A900]=&quot;forward&quot;;[.B900]*[.C900])" office:value-type="float" office:value="666614" calcext:value-type="float">
            <text:p>6666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901]+IF([.A901]=&quot;down&quot;;[.B901])+IF([.A901]=&quot;up&quot;;-[.B901])" office:value-type="float" office:value="704" calcext:value-type="float">
            <text:p>704</text:p>
          </table:table-cell>
          <table:table-cell table:formula="of:=[.D901]+IF([.A901]=&quot;forward&quot;;[.B901])" office:value-type="float" office:value="1836" calcext:value-type="float">
            <text:p>1836</text:p>
          </table:table-cell>
          <table:table-cell table:formula="of:=[.E901]+IF([.A901]=&quot;forward&quot;;[.B901]*[.C901])" office:value-type="float" office:value="666614" calcext:value-type="float">
            <text:p>6666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902]+IF([.A902]=&quot;down&quot;;[.B902])+IF([.A902]=&quot;up&quot;;-[.B902])" office:value-type="float" office:value="696" calcext:value-type="float">
            <text:p>696</text:p>
          </table:table-cell>
          <table:table-cell table:formula="of:=[.D902]+IF([.A902]=&quot;forward&quot;;[.B902])" office:value-type="float" office:value="1836" calcext:value-type="float">
            <text:p>1836</text:p>
          </table:table-cell>
          <table:table-cell table:formula="of:=[.E902]+IF([.A902]=&quot;forward&quot;;[.B902]*[.C902])" office:value-type="float" office:value="666614" calcext:value-type="float">
            <text:p>6666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[.C903]+IF([.A903]=&quot;down&quot;;[.B903])+IF([.A903]=&quot;up&quot;;-[.B903])" office:value-type="float" office:value="693" calcext:value-type="float">
            <text:p>693</text:p>
          </table:table-cell>
          <table:table-cell table:formula="of:=[.D903]+IF([.A903]=&quot;forward&quot;;[.B903])" office:value-type="float" office:value="1836" calcext:value-type="float">
            <text:p>1836</text:p>
          </table:table-cell>
          <table:table-cell table:formula="of:=[.E903]+IF([.A903]=&quot;forward&quot;;[.B903]*[.C903])" office:value-type="float" office:value="666614" calcext:value-type="float">
            <text:p>6666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904]+IF([.A904]=&quot;down&quot;;[.B904])+IF([.A904]=&quot;up&quot;;-[.B904])" office:value-type="float" office:value="689" calcext:value-type="float">
            <text:p>689</text:p>
          </table:table-cell>
          <table:table-cell table:formula="of:=[.D904]+IF([.A904]=&quot;forward&quot;;[.B904])" office:value-type="float" office:value="1836" calcext:value-type="float">
            <text:p>1836</text:p>
          </table:table-cell>
          <table:table-cell table:formula="of:=[.E904]+IF([.A904]=&quot;forward&quot;;[.B904]*[.C904])" office:value-type="float" office:value="666614" calcext:value-type="float">
            <text:p>6666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905]+IF([.A905]=&quot;down&quot;;[.B905])+IF([.A905]=&quot;up&quot;;-[.B905])" office:value-type="float" office:value="691" calcext:value-type="float">
            <text:p>691</text:p>
          </table:table-cell>
          <table:table-cell table:formula="of:=[.D905]+IF([.A905]=&quot;forward&quot;;[.B905])" office:value-type="float" office:value="1836" calcext:value-type="float">
            <text:p>1836</text:p>
          </table:table-cell>
          <table:table-cell table:formula="of:=[.E905]+IF([.A905]=&quot;forward&quot;;[.B905]*[.C905])" office:value-type="float" office:value="666614" calcext:value-type="float">
            <text:p>6666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906]+IF([.A906]=&quot;down&quot;;[.B906])+IF([.A906]=&quot;up&quot;;-[.B906])" office:value-type="float" office:value="684" calcext:value-type="float">
            <text:p>684</text:p>
          </table:table-cell>
          <table:table-cell table:formula="of:=[.D906]+IF([.A906]=&quot;forward&quot;;[.B906])" office:value-type="float" office:value="1836" calcext:value-type="float">
            <text:p>1836</text:p>
          </table:table-cell>
          <table:table-cell table:formula="of:=[.E906]+IF([.A906]=&quot;forward&quot;;[.B906]*[.C906])" office:value-type="float" office:value="666614" calcext:value-type="float">
            <text:p>6666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907]+IF([.A907]=&quot;down&quot;;[.B907])+IF([.A907]=&quot;up&quot;;-[.B907])" office:value-type="float" office:value="688" calcext:value-type="float">
            <text:p>688</text:p>
          </table:table-cell>
          <table:table-cell table:formula="of:=[.D907]+IF([.A907]=&quot;forward&quot;;[.B907])" office:value-type="float" office:value="1836" calcext:value-type="float">
            <text:p>1836</text:p>
          </table:table-cell>
          <table:table-cell table:formula="of:=[.E907]+IF([.A907]=&quot;forward&quot;;[.B907]*[.C907])" office:value-type="float" office:value="666614" calcext:value-type="float">
            <text:p>6666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908]+IF([.A908]=&quot;down&quot;;[.B908])+IF([.A908]=&quot;up&quot;;-[.B908])" office:value-type="float" office:value="683" calcext:value-type="float">
            <text:p>683</text:p>
          </table:table-cell>
          <table:table-cell table:formula="of:=[.D908]+IF([.A908]=&quot;forward&quot;;[.B908])" office:value-type="float" office:value="1836" calcext:value-type="float">
            <text:p>1836</text:p>
          </table:table-cell>
          <table:table-cell table:formula="of:=[.E908]+IF([.A908]=&quot;forward&quot;;[.B908]*[.C908])" office:value-type="float" office:value="666614" calcext:value-type="float">
            <text:p>6666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909]+IF([.A909]=&quot;down&quot;;[.B909])+IF([.A909]=&quot;up&quot;;-[.B909])" office:value-type="float" office:value="684" calcext:value-type="float">
            <text:p>684</text:p>
          </table:table-cell>
          <table:table-cell table:formula="of:=[.D909]+IF([.A909]=&quot;forward&quot;;[.B909])" office:value-type="float" office:value="1836" calcext:value-type="float">
            <text:p>1836</text:p>
          </table:table-cell>
          <table:table-cell table:formula="of:=[.E909]+IF([.A909]=&quot;forward&quot;;[.B909]*[.C909])" office:value-type="float" office:value="666614" calcext:value-type="float">
            <text:p>6666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910]+IF([.A910]=&quot;down&quot;;[.B910])+IF([.A910]=&quot;up&quot;;-[.B910])" office:value-type="float" office:value="675" calcext:value-type="float">
            <text:p>675</text:p>
          </table:table-cell>
          <table:table-cell table:formula="of:=[.D910]+IF([.A910]=&quot;forward&quot;;[.B910])" office:value-type="float" office:value="1836" calcext:value-type="float">
            <text:p>1836</text:p>
          </table:table-cell>
          <table:table-cell table:formula="of:=[.E910]+IF([.A910]=&quot;forward&quot;;[.B910]*[.C910])" office:value-type="float" office:value="666614" calcext:value-type="float">
            <text:p>6666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911]+IF([.A911]=&quot;down&quot;;[.B911])+IF([.A911]=&quot;up&quot;;-[.B911])" office:value-type="float" office:value="680" calcext:value-type="float">
            <text:p>680</text:p>
          </table:table-cell>
          <table:table-cell table:formula="of:=[.D911]+IF([.A911]=&quot;forward&quot;;[.B911])" office:value-type="float" office:value="1836" calcext:value-type="float">
            <text:p>1836</text:p>
          </table:table-cell>
          <table:table-cell table:formula="of:=[.E911]+IF([.A911]=&quot;forward&quot;;[.B911]*[.C911])" office:value-type="float" office:value="666614" calcext:value-type="float">
            <text:p>6666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912]+IF([.A912]=&quot;down&quot;;[.B912])+IF([.A912]=&quot;up&quot;;-[.B912])" office:value-type="float" office:value="689" calcext:value-type="float">
            <text:p>689</text:p>
          </table:table-cell>
          <table:table-cell table:formula="of:=[.D912]+IF([.A912]=&quot;forward&quot;;[.B912])" office:value-type="float" office:value="1836" calcext:value-type="float">
            <text:p>1836</text:p>
          </table:table-cell>
          <table:table-cell table:formula="of:=[.E912]+IF([.A912]=&quot;forward&quot;;[.B912]*[.C912])" office:value-type="float" office:value="666614" calcext:value-type="float">
            <text:p>6666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913]+IF([.A913]=&quot;down&quot;;[.B913])+IF([.A913]=&quot;up&quot;;-[.B913])" office:value-type="float" office:value="693" calcext:value-type="float">
            <text:p>693</text:p>
          </table:table-cell>
          <table:table-cell table:formula="of:=[.D913]+IF([.A913]=&quot;forward&quot;;[.B913])" office:value-type="float" office:value="1836" calcext:value-type="float">
            <text:p>1836</text:p>
          </table:table-cell>
          <table:table-cell table:formula="of:=[.E913]+IF([.A913]=&quot;forward&quot;;[.B913]*[.C913])" office:value-type="float" office:value="666614" calcext:value-type="float">
            <text:p>6666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914]+IF([.A914]=&quot;down&quot;;[.B914])+IF([.A914]=&quot;up&quot;;-[.B914])" office:value-type="float" office:value="691" calcext:value-type="float">
            <text:p>691</text:p>
          </table:table-cell>
          <table:table-cell table:formula="of:=[.D914]+IF([.A914]=&quot;forward&quot;;[.B914])" office:value-type="float" office:value="1836" calcext:value-type="float">
            <text:p>1836</text:p>
          </table:table-cell>
          <table:table-cell table:formula="of:=[.E914]+IF([.A914]=&quot;forward&quot;;[.B914]*[.C914])" office:value-type="float" office:value="666614" calcext:value-type="float">
            <text:p>6666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915]+IF([.A915]=&quot;down&quot;;[.B915])+IF([.A915]=&quot;up&quot;;-[.B915])" office:value-type="float" office:value="699" calcext:value-type="float">
            <text:p>699</text:p>
          </table:table-cell>
          <table:table-cell table:formula="of:=[.D915]+IF([.A915]=&quot;forward&quot;;[.B915])" office:value-type="float" office:value="1836" calcext:value-type="float">
            <text:p>1836</text:p>
          </table:table-cell>
          <table:table-cell table:formula="of:=[.E915]+IF([.A915]=&quot;forward&quot;;[.B915]*[.C915])" office:value-type="float" office:value="666614" calcext:value-type="float">
            <text:p>6666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916]+IF([.A916]=&quot;down&quot;;[.B916])+IF([.A916]=&quot;up&quot;;-[.B916])" office:value-type="float" office:value="697" calcext:value-type="float">
            <text:p>697</text:p>
          </table:table-cell>
          <table:table-cell table:formula="of:=[.D916]+IF([.A916]=&quot;forward&quot;;[.B916])" office:value-type="float" office:value="1836" calcext:value-type="float">
            <text:p>1836</text:p>
          </table:table-cell>
          <table:table-cell table:formula="of:=[.E916]+IF([.A916]=&quot;forward&quot;;[.B916]*[.C916])" office:value-type="float" office:value="666614" calcext:value-type="float">
            <text:p>6666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917]+IF([.A917]=&quot;down&quot;;[.B917])+IF([.A917]=&quot;up&quot;;-[.B917])" office:value-type="float" office:value="690" calcext:value-type="float">
            <text:p>690</text:p>
          </table:table-cell>
          <table:table-cell table:formula="of:=[.D917]+IF([.A917]=&quot;forward&quot;;[.B917])" office:value-type="float" office:value="1836" calcext:value-type="float">
            <text:p>1836</text:p>
          </table:table-cell>
          <table:table-cell table:formula="of:=[.E917]+IF([.A917]=&quot;forward&quot;;[.B917]*[.C917])" office:value-type="float" office:value="666614" calcext:value-type="float">
            <text:p>6666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918]+IF([.A918]=&quot;down&quot;;[.B918])+IF([.A918]=&quot;up&quot;;-[.B918])" office:value-type="float" office:value="681" calcext:value-type="float">
            <text:p>681</text:p>
          </table:table-cell>
          <table:table-cell table:formula="of:=[.D918]+IF([.A918]=&quot;forward&quot;;[.B918])" office:value-type="float" office:value="1836" calcext:value-type="float">
            <text:p>1836</text:p>
          </table:table-cell>
          <table:table-cell table:formula="of:=[.E918]+IF([.A918]=&quot;forward&quot;;[.B918]*[.C918])" office:value-type="float" office:value="666614" calcext:value-type="float">
            <text:p>6666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919]+IF([.A919]=&quot;down&quot;;[.B919])+IF([.A919]=&quot;up&quot;;-[.B919])" office:value-type="float" office:value="681" calcext:value-type="float">
            <text:p>681</text:p>
          </table:table-cell>
          <table:table-cell table:formula="of:=[.D919]+IF([.A919]=&quot;forward&quot;;[.B919])" office:value-type="float" office:value="1840" calcext:value-type="float">
            <text:p>1840</text:p>
          </table:table-cell>
          <table:table-cell table:formula="of:=[.E919]+IF([.A919]=&quot;forward&quot;;[.B919]*[.C919])" office:value-type="float" office:value="669338" calcext:value-type="float">
            <text:p>6693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920]+IF([.A920]=&quot;down&quot;;[.B920])+IF([.A920]=&quot;up&quot;;-[.B920])" office:value-type="float" office:value="681" calcext:value-type="float">
            <text:p>681</text:p>
          </table:table-cell>
          <table:table-cell table:formula="of:=[.D920]+IF([.A920]=&quot;forward&quot;;[.B920])" office:value-type="float" office:value="1842" calcext:value-type="float">
            <text:p>1842</text:p>
          </table:table-cell>
          <table:table-cell table:formula="of:=[.E920]+IF([.A920]=&quot;forward&quot;;[.B920]*[.C920])" office:value-type="float" office:value="670700" calcext:value-type="float">
            <text:p>6707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921]+IF([.A921]=&quot;down&quot;;[.B921])+IF([.A921]=&quot;up&quot;;-[.B921])" office:value-type="float" office:value="681" calcext:value-type="float">
            <text:p>681</text:p>
          </table:table-cell>
          <table:table-cell table:formula="of:=[.D921]+IF([.A921]=&quot;forward&quot;;[.B921])" office:value-type="float" office:value="1843" calcext:value-type="float">
            <text:p>1843</text:p>
          </table:table-cell>
          <table:table-cell table:formula="of:=[.E921]+IF([.A921]=&quot;forward&quot;;[.B921]*[.C921])" office:value-type="float" office:value="671381" calcext:value-type="float">
            <text:p>6713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922]+IF([.A922]=&quot;down&quot;;[.B922])+IF([.A922]=&quot;up&quot;;-[.B922])" office:value-type="float" office:value="681" calcext:value-type="float">
            <text:p>681</text:p>
          </table:table-cell>
          <table:table-cell table:formula="of:=[.D922]+IF([.A922]=&quot;forward&quot;;[.B922])" office:value-type="float" office:value="1849" calcext:value-type="float">
            <text:p>1849</text:p>
          </table:table-cell>
          <table:table-cell table:formula="of:=[.E922]+IF([.A922]=&quot;forward&quot;;[.B922]*[.C922])" office:value-type="float" office:value="675467" calcext:value-type="float">
            <text:p>6754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[.C923]+IF([.A923]=&quot;down&quot;;[.B923])+IF([.A923]=&quot;up&quot;;-[.B923])" office:value-type="float" office:value="681" calcext:value-type="float">
            <text:p>681</text:p>
          </table:table-cell>
          <table:table-cell table:formula="of:=[.D923]+IF([.A923]=&quot;forward&quot;;[.B923])" office:value-type="float" office:value="1857" calcext:value-type="float">
            <text:p>1857</text:p>
          </table:table-cell>
          <table:table-cell table:formula="of:=[.E923]+IF([.A923]=&quot;forward&quot;;[.B923]*[.C923])" office:value-type="float" office:value="680915" calcext:value-type="float">
            <text:p>6809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924]+IF([.A924]=&quot;down&quot;;[.B924])+IF([.A924]=&quot;up&quot;;-[.B924])" office:value-type="float" office:value="676" calcext:value-type="float">
            <text:p>676</text:p>
          </table:table-cell>
          <table:table-cell table:formula="of:=[.D924]+IF([.A924]=&quot;forward&quot;;[.B924])" office:value-type="float" office:value="1857" calcext:value-type="float">
            <text:p>1857</text:p>
          </table:table-cell>
          <table:table-cell table:formula="of:=[.E924]+IF([.A924]=&quot;forward&quot;;[.B924]*[.C924])" office:value-type="float" office:value="680915" calcext:value-type="float">
            <text:p>6809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925]+IF([.A925]=&quot;down&quot;;[.B925])+IF([.A925]=&quot;up&quot;;-[.B925])" office:value-type="float" office:value="676" calcext:value-type="float">
            <text:p>676</text:p>
          </table:table-cell>
          <table:table-cell table:formula="of:=[.D925]+IF([.A925]=&quot;forward&quot;;[.B925])" office:value-type="float" office:value="1862" calcext:value-type="float">
            <text:p>1862</text:p>
          </table:table-cell>
          <table:table-cell table:formula="of:=[.E925]+IF([.A925]=&quot;forward&quot;;[.B925]*[.C925])" office:value-type="float" office:value="684295" calcext:value-type="float">
            <text:p>6842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926]+IF([.A926]=&quot;down&quot;;[.B926])+IF([.A926]=&quot;up&quot;;-[.B926])" office:value-type="float" office:value="676" calcext:value-type="float">
            <text:p>676</text:p>
          </table:table-cell>
          <table:table-cell table:formula="of:=[.D926]+IF([.A926]=&quot;forward&quot;;[.B926])" office:value-type="float" office:value="1867" calcext:value-type="float">
            <text:p>1867</text:p>
          </table:table-cell>
          <table:table-cell table:formula="of:=[.E926]+IF([.A926]=&quot;forward&quot;;[.B926]*[.C926])" office:value-type="float" office:value="687675" calcext:value-type="float">
            <text:p>6876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927]+IF([.A927]=&quot;down&quot;;[.B927])+IF([.A927]=&quot;up&quot;;-[.B927])" office:value-type="float" office:value="680" calcext:value-type="float">
            <text:p>680</text:p>
          </table:table-cell>
          <table:table-cell table:formula="of:=[.D927]+IF([.A927]=&quot;forward&quot;;[.B927])" office:value-type="float" office:value="1867" calcext:value-type="float">
            <text:p>1867</text:p>
          </table:table-cell>
          <table:table-cell table:formula="of:=[.E927]+IF([.A927]=&quot;forward&quot;;[.B927]*[.C927])" office:value-type="float" office:value="687675" calcext:value-type="float">
            <text:p>6876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928]+IF([.A928]=&quot;down&quot;;[.B928])+IF([.A928]=&quot;up&quot;;-[.B928])" office:value-type="float" office:value="674" calcext:value-type="float">
            <text:p>674</text:p>
          </table:table-cell>
          <table:table-cell table:formula="of:=[.D928]+IF([.A928]=&quot;forward&quot;;[.B928])" office:value-type="float" office:value="1867" calcext:value-type="float">
            <text:p>1867</text:p>
          </table:table-cell>
          <table:table-cell table:formula="of:=[.E928]+IF([.A928]=&quot;forward&quot;;[.B928]*[.C928])" office:value-type="float" office:value="687675" calcext:value-type="float">
            <text:p>6876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929]+IF([.A929]=&quot;down&quot;;[.B929])+IF([.A929]=&quot;up&quot;;-[.B929])" office:value-type="float" office:value="674" calcext:value-type="float">
            <text:p>674</text:p>
          </table:table-cell>
          <table:table-cell table:formula="of:=[.D929]+IF([.A929]=&quot;forward&quot;;[.B929])" office:value-type="float" office:value="1870" calcext:value-type="float">
            <text:p>1870</text:p>
          </table:table-cell>
          <table:table-cell table:formula="of:=[.E929]+IF([.A929]=&quot;forward&quot;;[.B929]*[.C929])" office:value-type="float" office:value="689697" calcext:value-type="float">
            <text:p>6896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930]+IF([.A930]=&quot;down&quot;;[.B930])+IF([.A930]=&quot;up&quot;;-[.B930])" office:value-type="float" office:value="683" calcext:value-type="float">
            <text:p>683</text:p>
          </table:table-cell>
          <table:table-cell table:formula="of:=[.D930]+IF([.A930]=&quot;forward&quot;;[.B930])" office:value-type="float" office:value="1870" calcext:value-type="float">
            <text:p>1870</text:p>
          </table:table-cell>
          <table:table-cell table:formula="of:=[.E930]+IF([.A930]=&quot;forward&quot;;[.B930]*[.C930])" office:value-type="float" office:value="689697" calcext:value-type="float">
            <text:p>6896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931]+IF([.A931]=&quot;down&quot;;[.B931])+IF([.A931]=&quot;up&quot;;-[.B931])" office:value-type="float" office:value="690" calcext:value-type="float">
            <text:p>690</text:p>
          </table:table-cell>
          <table:table-cell table:formula="of:=[.D931]+IF([.A931]=&quot;forward&quot;;[.B931])" office:value-type="float" office:value="1870" calcext:value-type="float">
            <text:p>1870</text:p>
          </table:table-cell>
          <table:table-cell table:formula="of:=[.E931]+IF([.A931]=&quot;forward&quot;;[.B931]*[.C931])" office:value-type="float" office:value="689697" calcext:value-type="float">
            <text:p>6896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932]+IF([.A932]=&quot;down&quot;;[.B932])+IF([.A932]=&quot;up&quot;;-[.B932])" office:value-type="float" office:value="690" calcext:value-type="float">
            <text:p>690</text:p>
          </table:table-cell>
          <table:table-cell table:formula="of:=[.D932]+IF([.A932]=&quot;forward&quot;;[.B932])" office:value-type="float" office:value="1874" calcext:value-type="float">
            <text:p>1874</text:p>
          </table:table-cell>
          <table:table-cell table:formula="of:=[.E932]+IF([.A932]=&quot;forward&quot;;[.B932]*[.C932])" office:value-type="float" office:value="692457" calcext:value-type="float">
            <text:p>6924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[.C933]+IF([.A933]=&quot;down&quot;;[.B933])+IF([.A933]=&quot;up&quot;;-[.B933])" office:value-type="float" office:value="693" calcext:value-type="float">
            <text:p>693</text:p>
          </table:table-cell>
          <table:table-cell table:formula="of:=[.D933]+IF([.A933]=&quot;forward&quot;;[.B933])" office:value-type="float" office:value="1874" calcext:value-type="float">
            <text:p>1874</text:p>
          </table:table-cell>
          <table:table-cell table:formula="of:=[.E933]+IF([.A933]=&quot;forward&quot;;[.B933]*[.C933])" office:value-type="float" office:value="692457" calcext:value-type="float">
            <text:p>6924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934]+IF([.A934]=&quot;down&quot;;[.B934])+IF([.A934]=&quot;up&quot;;-[.B934])" office:value-type="float" office:value="692" calcext:value-type="float">
            <text:p>692</text:p>
          </table:table-cell>
          <table:table-cell table:formula="of:=[.D934]+IF([.A934]=&quot;forward&quot;;[.B934])" office:value-type="float" office:value="1874" calcext:value-type="float">
            <text:p>1874</text:p>
          </table:table-cell>
          <table:table-cell table:formula="of:=[.E934]+IF([.A934]=&quot;forward&quot;;[.B934]*[.C934])" office:value-type="float" office:value="692457" calcext:value-type="float">
            <text:p>6924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935]+IF([.A935]=&quot;down&quot;;[.B935])+IF([.A935]=&quot;up&quot;;-[.B935])" office:value-type="float" office:value="692" calcext:value-type="float">
            <text:p>692</text:p>
          </table:table-cell>
          <table:table-cell table:formula="of:=[.D935]+IF([.A935]=&quot;forward&quot;;[.B935])" office:value-type="float" office:value="1878" calcext:value-type="float">
            <text:p>1878</text:p>
          </table:table-cell>
          <table:table-cell table:formula="of:=[.E935]+IF([.A935]=&quot;forward&quot;;[.B935]*[.C935])" office:value-type="float" office:value="695225" calcext:value-type="float">
            <text:p>6952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936]+IF([.A936]=&quot;down&quot;;[.B936])+IF([.A936]=&quot;up&quot;;-[.B936])" office:value-type="float" office:value="694" calcext:value-type="float">
            <text:p>694</text:p>
          </table:table-cell>
          <table:table-cell table:formula="of:=[.D936]+IF([.A936]=&quot;forward&quot;;[.B936])" office:value-type="float" office:value="1878" calcext:value-type="float">
            <text:p>1878</text:p>
          </table:table-cell>
          <table:table-cell table:formula="of:=[.E936]+IF([.A936]=&quot;forward&quot;;[.B936]*[.C936])" office:value-type="float" office:value="695225" calcext:value-type="float">
            <text:p>6952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937]+IF([.A937]=&quot;down&quot;;[.B937])+IF([.A937]=&quot;up&quot;;-[.B937])" office:value-type="float" office:value="700" calcext:value-type="float">
            <text:p>700</text:p>
          </table:table-cell>
          <table:table-cell table:formula="of:=[.D937]+IF([.A937]=&quot;forward&quot;;[.B937])" office:value-type="float" office:value="1878" calcext:value-type="float">
            <text:p>1878</text:p>
          </table:table-cell>
          <table:table-cell table:formula="of:=[.E937]+IF([.A937]=&quot;forward&quot;;[.B937]*[.C937])" office:value-type="float" office:value="695225" calcext:value-type="float">
            <text:p>6952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[.C938]+IF([.A938]=&quot;down&quot;;[.B938])+IF([.A938]=&quot;up&quot;;-[.B938])" office:value-type="float" office:value="697" calcext:value-type="float">
            <text:p>697</text:p>
          </table:table-cell>
          <table:table-cell table:formula="of:=[.D938]+IF([.A938]=&quot;forward&quot;;[.B938])" office:value-type="float" office:value="1878" calcext:value-type="float">
            <text:p>1878</text:p>
          </table:table-cell>
          <table:table-cell table:formula="of:=[.E938]+IF([.A938]=&quot;forward&quot;;[.B938]*[.C938])" office:value-type="float" office:value="695225" calcext:value-type="float">
            <text:p>6952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939]+IF([.A939]=&quot;down&quot;;[.B939])+IF([.A939]=&quot;up&quot;;-[.B939])" office:value-type="float" office:value="696" calcext:value-type="float">
            <text:p>696</text:p>
          </table:table-cell>
          <table:table-cell table:formula="of:=[.D939]+IF([.A939]=&quot;forward&quot;;[.B939])" office:value-type="float" office:value="1878" calcext:value-type="float">
            <text:p>1878</text:p>
          </table:table-cell>
          <table:table-cell table:formula="of:=[.E939]+IF([.A939]=&quot;forward&quot;;[.B939]*[.C939])" office:value-type="float" office:value="695225" calcext:value-type="float">
            <text:p>6952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[.C940]+IF([.A940]=&quot;down&quot;;[.B940])+IF([.A940]=&quot;up&quot;;-[.B940])" office:value-type="float" office:value="705" calcext:value-type="float">
            <text:p>705</text:p>
          </table:table-cell>
          <table:table-cell table:formula="of:=[.D940]+IF([.A940]=&quot;forward&quot;;[.B940])" office:value-type="float" office:value="1878" calcext:value-type="float">
            <text:p>1878</text:p>
          </table:table-cell>
          <table:table-cell table:formula="of:=[.E940]+IF([.A940]=&quot;forward&quot;;[.B940]*[.C940])" office:value-type="float" office:value="695225" calcext:value-type="float">
            <text:p>6952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941]+IF([.A941]=&quot;down&quot;;[.B941])+IF([.A941]=&quot;up&quot;;-[.B941])" office:value-type="float" office:value="712" calcext:value-type="float">
            <text:p>712</text:p>
          </table:table-cell>
          <table:table-cell table:formula="of:=[.D941]+IF([.A941]=&quot;forward&quot;;[.B941])" office:value-type="float" office:value="1878" calcext:value-type="float">
            <text:p>1878</text:p>
          </table:table-cell>
          <table:table-cell table:formula="of:=[.E941]+IF([.A941]=&quot;forward&quot;;[.B941]*[.C941])" office:value-type="float" office:value="695225" calcext:value-type="float">
            <text:p>6952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942]+IF([.A942]=&quot;down&quot;;[.B942])+IF([.A942]=&quot;up&quot;;-[.B942])" office:value-type="float" office:value="721" calcext:value-type="float">
            <text:p>721</text:p>
          </table:table-cell>
          <table:table-cell table:formula="of:=[.D942]+IF([.A942]=&quot;forward&quot;;[.B942])" office:value-type="float" office:value="1878" calcext:value-type="float">
            <text:p>1878</text:p>
          </table:table-cell>
          <table:table-cell table:formula="of:=[.E942]+IF([.A942]=&quot;forward&quot;;[.B942]*[.C942])" office:value-type="float" office:value="695225" calcext:value-type="float">
            <text:p>6952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943]+IF([.A943]=&quot;down&quot;;[.B943])+IF([.A943]=&quot;up&quot;;-[.B943])" office:value-type="float" office:value="721" calcext:value-type="float">
            <text:p>721</text:p>
          </table:table-cell>
          <table:table-cell table:formula="of:=[.D943]+IF([.A943]=&quot;forward&quot;;[.B943])" office:value-type="float" office:value="1881" calcext:value-type="float">
            <text:p>1881</text:p>
          </table:table-cell>
          <table:table-cell table:formula="of:=[.E943]+IF([.A943]=&quot;forward&quot;;[.B943]*[.C943])" office:value-type="float" office:value="697388" calcext:value-type="float">
            <text:p>6973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944]+IF([.A944]=&quot;down&quot;;[.B944])+IF([.A944]=&quot;up&quot;;-[.B944])" office:value-type="float" office:value="721" calcext:value-type="float">
            <text:p>721</text:p>
          </table:table-cell>
          <table:table-cell table:formula="of:=[.D944]+IF([.A944]=&quot;forward&quot;;[.B944])" office:value-type="float" office:value="1889" calcext:value-type="float">
            <text:p>1889</text:p>
          </table:table-cell>
          <table:table-cell table:formula="of:=[.E944]+IF([.A944]=&quot;forward&quot;;[.B944]*[.C944])" office:value-type="float" office:value="703156" calcext:value-type="float">
            <text:p>703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945]+IF([.A945]=&quot;down&quot;;[.B945])+IF([.A945]=&quot;up&quot;;-[.B945])" office:value-type="float" office:value="729" calcext:value-type="float">
            <text:p>729</text:p>
          </table:table-cell>
          <table:table-cell table:formula="of:=[.D945]+IF([.A945]=&quot;forward&quot;;[.B945])" office:value-type="float" office:value="1889" calcext:value-type="float">
            <text:p>1889</text:p>
          </table:table-cell>
          <table:table-cell table:formula="of:=[.E945]+IF([.A945]=&quot;forward&quot;;[.B945]*[.C945])" office:value-type="float" office:value="703156" calcext:value-type="float">
            <text:p>703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946]+IF([.A946]=&quot;down&quot;;[.B946])+IF([.A946]=&quot;up&quot;;-[.B946])" office:value-type="float" office:value="722" calcext:value-type="float">
            <text:p>722</text:p>
          </table:table-cell>
          <table:table-cell table:formula="of:=[.D946]+IF([.A946]=&quot;forward&quot;;[.B946])" office:value-type="float" office:value="1889" calcext:value-type="float">
            <text:p>1889</text:p>
          </table:table-cell>
          <table:table-cell table:formula="of:=[.E946]+IF([.A946]=&quot;forward&quot;;[.B946]*[.C946])" office:value-type="float" office:value="703156" calcext:value-type="float">
            <text:p>703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[.C947]+IF([.A947]=&quot;down&quot;;[.B947])+IF([.A947]=&quot;up&quot;;-[.B947])" office:value-type="float" office:value="716" calcext:value-type="float">
            <text:p>716</text:p>
          </table:table-cell>
          <table:table-cell table:formula="of:=[.D947]+IF([.A947]=&quot;forward&quot;;[.B947])" office:value-type="float" office:value="1889" calcext:value-type="float">
            <text:p>1889</text:p>
          </table:table-cell>
          <table:table-cell table:formula="of:=[.E947]+IF([.A947]=&quot;forward&quot;;[.B947]*[.C947])" office:value-type="float" office:value="703156" calcext:value-type="float">
            <text:p>703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948]+IF([.A948]=&quot;down&quot;;[.B948])+IF([.A948]=&quot;up&quot;;-[.B948])" office:value-type="float" office:value="718" calcext:value-type="float">
            <text:p>718</text:p>
          </table:table-cell>
          <table:table-cell table:formula="of:=[.D948]+IF([.A948]=&quot;forward&quot;;[.B948])" office:value-type="float" office:value="1889" calcext:value-type="float">
            <text:p>1889</text:p>
          </table:table-cell>
          <table:table-cell table:formula="of:=[.E948]+IF([.A948]=&quot;forward&quot;;[.B948]*[.C948])" office:value-type="float" office:value="703156" calcext:value-type="float">
            <text:p>703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[.C949]+IF([.A949]=&quot;down&quot;;[.B949])+IF([.A949]=&quot;up&quot;;-[.B949])" office:value-type="float" office:value="727" calcext:value-type="float">
            <text:p>727</text:p>
          </table:table-cell>
          <table:table-cell table:formula="of:=[.D949]+IF([.A949]=&quot;forward&quot;;[.B949])" office:value-type="float" office:value="1889" calcext:value-type="float">
            <text:p>1889</text:p>
          </table:table-cell>
          <table:table-cell table:formula="of:=[.E949]+IF([.A949]=&quot;forward&quot;;[.B949]*[.C949])" office:value-type="float" office:value="703156" calcext:value-type="float">
            <text:p>703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950]+IF([.A950]=&quot;down&quot;;[.B950])+IF([.A950]=&quot;up&quot;;-[.B950])" office:value-type="float" office:value="728" calcext:value-type="float">
            <text:p>728</text:p>
          </table:table-cell>
          <table:table-cell table:formula="of:=[.D950]+IF([.A950]=&quot;forward&quot;;[.B950])" office:value-type="float" office:value="1889" calcext:value-type="float">
            <text:p>1889</text:p>
          </table:table-cell>
          <table:table-cell table:formula="of:=[.E950]+IF([.A950]=&quot;forward&quot;;[.B950]*[.C950])" office:value-type="float" office:value="703156" calcext:value-type="float">
            <text:p>703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951]+IF([.A951]=&quot;down&quot;;[.B951])+IF([.A951]=&quot;up&quot;;-[.B951])" office:value-type="float" office:value="737" calcext:value-type="float">
            <text:p>737</text:p>
          </table:table-cell>
          <table:table-cell table:formula="of:=[.D951]+IF([.A951]=&quot;forward&quot;;[.B951])" office:value-type="float" office:value="1889" calcext:value-type="float">
            <text:p>1889</text:p>
          </table:table-cell>
          <table:table-cell table:formula="of:=[.E951]+IF([.A951]=&quot;forward&quot;;[.B951]*[.C951])" office:value-type="float" office:value="703156" calcext:value-type="float">
            <text:p>703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[.C952]+IF([.A952]=&quot;down&quot;;[.B952])+IF([.A952]=&quot;up&quot;;-[.B952])" office:value-type="float" office:value="737" calcext:value-type="float">
            <text:p>737</text:p>
          </table:table-cell>
          <table:table-cell table:formula="of:=[.D952]+IF([.A952]=&quot;forward&quot;;[.B952])" office:value-type="float" office:value="1895" calcext:value-type="float">
            <text:p>1895</text:p>
          </table:table-cell>
          <table:table-cell table:formula="of:=[.E952]+IF([.A952]=&quot;forward&quot;;[.B952]*[.C952])" office:value-type="float" office:value="707578" calcext:value-type="float">
            <text:p>7075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[.C953]+IF([.A953]=&quot;down&quot;;[.B953])+IF([.A953]=&quot;up&quot;;-[.B953])" office:value-type="float" office:value="733" calcext:value-type="float">
            <text:p>733</text:p>
          </table:table-cell>
          <table:table-cell table:formula="of:=[.D953]+IF([.A953]=&quot;forward&quot;;[.B953])" office:value-type="float" office:value="1895" calcext:value-type="float">
            <text:p>1895</text:p>
          </table:table-cell>
          <table:table-cell table:formula="of:=[.E953]+IF([.A953]=&quot;forward&quot;;[.B953]*[.C953])" office:value-type="float" office:value="707578" calcext:value-type="float">
            <text:p>7075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954]+IF([.A954]=&quot;down&quot;;[.B954])+IF([.A954]=&quot;up&quot;;-[.B954])" office:value-type="float" office:value="736" calcext:value-type="float">
            <text:p>736</text:p>
          </table:table-cell>
          <table:table-cell table:formula="of:=[.D954]+IF([.A954]=&quot;forward&quot;;[.B954])" office:value-type="float" office:value="1895" calcext:value-type="float">
            <text:p>1895</text:p>
          </table:table-cell>
          <table:table-cell table:formula="of:=[.E954]+IF([.A954]=&quot;forward&quot;;[.B954]*[.C954])" office:value-type="float" office:value="707578" calcext:value-type="float">
            <text:p>7075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955]+IF([.A955]=&quot;down&quot;;[.B955])+IF([.A955]=&quot;up&quot;;-[.B955])" office:value-type="float" office:value="736" calcext:value-type="float">
            <text:p>736</text:p>
          </table:table-cell>
          <table:table-cell table:formula="of:=[.D955]+IF([.A955]=&quot;forward&quot;;[.B955])" office:value-type="float" office:value="1900" calcext:value-type="float">
            <text:p>1900</text:p>
          </table:table-cell>
          <table:table-cell table:formula="of:=[.E955]+IF([.A955]=&quot;forward&quot;;[.B955]*[.C955])" office:value-type="float" office:value="711258" calcext:value-type="float">
            <text:p>7112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956]+IF([.A956]=&quot;down&quot;;[.B956])+IF([.A956]=&quot;up&quot;;-[.B956])" office:value-type="float" office:value="733" calcext:value-type="float">
            <text:p>733</text:p>
          </table:table-cell>
          <table:table-cell table:formula="of:=[.D956]+IF([.A956]=&quot;forward&quot;;[.B956])" office:value-type="float" office:value="1900" calcext:value-type="float">
            <text:p>1900</text:p>
          </table:table-cell>
          <table:table-cell table:formula="of:=[.E956]+IF([.A956]=&quot;forward&quot;;[.B956]*[.C956])" office:value-type="float" office:value="711258" calcext:value-type="float">
            <text:p>7112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957]+IF([.A957]=&quot;down&quot;;[.B957])+IF([.A957]=&quot;up&quot;;-[.B957])" office:value-type="float" office:value="724" calcext:value-type="float">
            <text:p>724</text:p>
          </table:table-cell>
          <table:table-cell table:formula="of:=[.D957]+IF([.A957]=&quot;forward&quot;;[.B957])" office:value-type="float" office:value="1900" calcext:value-type="float">
            <text:p>1900</text:p>
          </table:table-cell>
          <table:table-cell table:formula="of:=[.E957]+IF([.A957]=&quot;forward&quot;;[.B957]*[.C957])" office:value-type="float" office:value="711258" calcext:value-type="float">
            <text:p>7112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958]+IF([.A958]=&quot;down&quot;;[.B958])+IF([.A958]=&quot;up&quot;;-[.B958])" office:value-type="float" office:value="716" calcext:value-type="float">
            <text:p>716</text:p>
          </table:table-cell>
          <table:table-cell table:formula="of:=[.D958]+IF([.A958]=&quot;forward&quot;;[.B958])" office:value-type="float" office:value="1900" calcext:value-type="float">
            <text:p>1900</text:p>
          </table:table-cell>
          <table:table-cell table:formula="of:=[.E958]+IF([.A958]=&quot;forward&quot;;[.B958]*[.C958])" office:value-type="float" office:value="711258" calcext:value-type="float">
            <text:p>7112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959]+IF([.A959]=&quot;down&quot;;[.B959])+IF([.A959]=&quot;up&quot;;-[.B959])" office:value-type="float" office:value="716" calcext:value-type="float">
            <text:p>716</text:p>
          </table:table-cell>
          <table:table-cell table:formula="of:=[.D959]+IF([.A959]=&quot;forward&quot;;[.B959])" office:value-type="float" office:value="1906" calcext:value-type="float">
            <text:p>1906</text:p>
          </table:table-cell>
          <table:table-cell table:formula="of:=[.E959]+IF([.A959]=&quot;forward&quot;;[.B959]*[.C959])" office:value-type="float" office:value="715554" calcext:value-type="float">
            <text:p>7155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960]+IF([.A960]=&quot;down&quot;;[.B960])+IF([.A960]=&quot;up&quot;;-[.B960])" office:value-type="float" office:value="724" calcext:value-type="float">
            <text:p>724</text:p>
          </table:table-cell>
          <table:table-cell table:formula="of:=[.D960]+IF([.A960]=&quot;forward&quot;;[.B960])" office:value-type="float" office:value="1906" calcext:value-type="float">
            <text:p>1906</text:p>
          </table:table-cell>
          <table:table-cell table:formula="of:=[.E960]+IF([.A960]=&quot;forward&quot;;[.B960]*[.C960])" office:value-type="float" office:value="715554" calcext:value-type="float">
            <text:p>7155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961]+IF([.A961]=&quot;down&quot;;[.B961])+IF([.A961]=&quot;up&quot;;-[.B961])" office:value-type="float" office:value="724" calcext:value-type="float">
            <text:p>724</text:p>
          </table:table-cell>
          <table:table-cell table:formula="of:=[.D961]+IF([.A961]=&quot;forward&quot;;[.B961])" office:value-type="float" office:value="1912" calcext:value-type="float">
            <text:p>1912</text:p>
          </table:table-cell>
          <table:table-cell table:formula="of:=[.E961]+IF([.A961]=&quot;forward&quot;;[.B961]*[.C961])" office:value-type="float" office:value="719898" calcext:value-type="float">
            <text:p>7198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962]+IF([.A962]=&quot;down&quot;;[.B962])+IF([.A962]=&quot;up&quot;;-[.B962])" office:value-type="float" office:value="724" calcext:value-type="float">
            <text:p>724</text:p>
          </table:table-cell>
          <table:table-cell table:formula="of:=[.D962]+IF([.A962]=&quot;forward&quot;;[.B962])" office:value-type="float" office:value="1918" calcext:value-type="float">
            <text:p>1918</text:p>
          </table:table-cell>
          <table:table-cell table:formula="of:=[.E962]+IF([.A962]=&quot;forward&quot;;[.B962]*[.C962])" office:value-type="float" office:value="724242" calcext:value-type="float">
            <text:p>7242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[.C963]+IF([.A963]=&quot;down&quot;;[.B963])+IF([.A963]=&quot;up&quot;;-[.B963])" office:value-type="float" office:value="724" calcext:value-type="float">
            <text:p>724</text:p>
          </table:table-cell>
          <table:table-cell table:formula="of:=[.D963]+IF([.A963]=&quot;forward&quot;;[.B963])" office:value-type="float" office:value="1923" calcext:value-type="float">
            <text:p>1923</text:p>
          </table:table-cell>
          <table:table-cell table:formula="of:=[.E963]+IF([.A963]=&quot;forward&quot;;[.B963]*[.C963])" office:value-type="float" office:value="727862" calcext:value-type="float">
            <text:p>7278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964]+IF([.A964]=&quot;down&quot;;[.B964])+IF([.A964]=&quot;up&quot;;-[.B964])" office:value-type="float" office:value="720" calcext:value-type="float">
            <text:p>720</text:p>
          </table:table-cell>
          <table:table-cell table:formula="of:=[.D964]+IF([.A964]=&quot;forward&quot;;[.B964])" office:value-type="float" office:value="1923" calcext:value-type="float">
            <text:p>1923</text:p>
          </table:table-cell>
          <table:table-cell table:formula="of:=[.E964]+IF([.A964]=&quot;forward&quot;;[.B964]*[.C964])" office:value-type="float" office:value="727862" calcext:value-type="float">
            <text:p>7278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965]+IF([.A965]=&quot;down&quot;;[.B965])+IF([.A965]=&quot;up&quot;;-[.B965])" office:value-type="float" office:value="724" calcext:value-type="float">
            <text:p>724</text:p>
          </table:table-cell>
          <table:table-cell table:formula="of:=[.D965]+IF([.A965]=&quot;forward&quot;;[.B965])" office:value-type="float" office:value="1923" calcext:value-type="float">
            <text:p>1923</text:p>
          </table:table-cell>
          <table:table-cell table:formula="of:=[.E965]+IF([.A965]=&quot;forward&quot;;[.B965]*[.C965])" office:value-type="float" office:value="727862" calcext:value-type="float">
            <text:p>7278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[.C966]+IF([.A966]=&quot;down&quot;;[.B966])+IF([.A966]=&quot;up&quot;;-[.B966])" office:value-type="float" office:value="718" calcext:value-type="float">
            <text:p>718</text:p>
          </table:table-cell>
          <table:table-cell table:formula="of:=[.D966]+IF([.A966]=&quot;forward&quot;;[.B966])" office:value-type="float" office:value="1923" calcext:value-type="float">
            <text:p>1923</text:p>
          </table:table-cell>
          <table:table-cell table:formula="of:=[.E966]+IF([.A966]=&quot;forward&quot;;[.B966]*[.C966])" office:value-type="float" office:value="727862" calcext:value-type="float">
            <text:p>7278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967]+IF([.A967]=&quot;down&quot;;[.B967])+IF([.A967]=&quot;up&quot;;-[.B967])" office:value-type="float" office:value="714" calcext:value-type="float">
            <text:p>714</text:p>
          </table:table-cell>
          <table:table-cell table:formula="of:=[.D967]+IF([.A967]=&quot;forward&quot;;[.B967])" office:value-type="float" office:value="1923" calcext:value-type="float">
            <text:p>1923</text:p>
          </table:table-cell>
          <table:table-cell table:formula="of:=[.E967]+IF([.A967]=&quot;forward&quot;;[.B967]*[.C967])" office:value-type="float" office:value="727862" calcext:value-type="float">
            <text:p>7278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[.C968]+IF([.A968]=&quot;down&quot;;[.B968])+IF([.A968]=&quot;up&quot;;-[.B968])" office:value-type="float" office:value="714" calcext:value-type="float">
            <text:p>714</text:p>
          </table:table-cell>
          <table:table-cell table:formula="of:=[.D968]+IF([.A968]=&quot;forward&quot;;[.B968])" office:value-type="float" office:value="1925" calcext:value-type="float">
            <text:p>1925</text:p>
          </table:table-cell>
          <table:table-cell table:formula="of:=[.E968]+IF([.A968]=&quot;forward&quot;;[.B968]*[.C968])" office:value-type="float" office:value="729290" calcext:value-type="float">
            <text:p>7292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969]+IF([.A969]=&quot;down&quot;;[.B969])+IF([.A969]=&quot;up&quot;;-[.B969])" office:value-type="float" office:value="719" calcext:value-type="float">
            <text:p>719</text:p>
          </table:table-cell>
          <table:table-cell table:formula="of:=[.D969]+IF([.A969]=&quot;forward&quot;;[.B969])" office:value-type="float" office:value="1925" calcext:value-type="float">
            <text:p>1925</text:p>
          </table:table-cell>
          <table:table-cell table:formula="of:=[.E969]+IF([.A969]=&quot;forward&quot;;[.B969]*[.C969])" office:value-type="float" office:value="729290" calcext:value-type="float">
            <text:p>7292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[.C970]+IF([.A970]=&quot;down&quot;;[.B970])+IF([.A970]=&quot;up&quot;;-[.B970])" office:value-type="float" office:value="719" calcext:value-type="float">
            <text:p>719</text:p>
          </table:table-cell>
          <table:table-cell table:formula="of:=[.D970]+IF([.A970]=&quot;forward&quot;;[.B970])" office:value-type="float" office:value="1934" calcext:value-type="float">
            <text:p>1934</text:p>
          </table:table-cell>
          <table:table-cell table:formula="of:=[.E970]+IF([.A970]=&quot;forward&quot;;[.B970]*[.C970])" office:value-type="float" office:value="735761" calcext:value-type="float">
            <text:p>7357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[.C971]+IF([.A971]=&quot;down&quot;;[.B971])+IF([.A971]=&quot;up&quot;;-[.B971])" office:value-type="float" office:value="712" calcext:value-type="float">
            <text:p>712</text:p>
          </table:table-cell>
          <table:table-cell table:formula="of:=[.D971]+IF([.A971]=&quot;forward&quot;;[.B971])" office:value-type="float" office:value="1934" calcext:value-type="float">
            <text:p>1934</text:p>
          </table:table-cell>
          <table:table-cell table:formula="of:=[.E971]+IF([.A971]=&quot;forward&quot;;[.B971]*[.C971])" office:value-type="float" office:value="735761" calcext:value-type="float">
            <text:p>7357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972]+IF([.A972]=&quot;down&quot;;[.B972])+IF([.A972]=&quot;up&quot;;-[.B972])" office:value-type="float" office:value="706" calcext:value-type="float">
            <text:p>706</text:p>
          </table:table-cell>
          <table:table-cell table:formula="of:=[.D972]+IF([.A972]=&quot;forward&quot;;[.B972])" office:value-type="float" office:value="1934" calcext:value-type="float">
            <text:p>1934</text:p>
          </table:table-cell>
          <table:table-cell table:formula="of:=[.E972]+IF([.A972]=&quot;forward&quot;;[.B972]*[.C972])" office:value-type="float" office:value="735761" calcext:value-type="float">
            <text:p>7357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973]+IF([.A973]=&quot;down&quot;;[.B973])+IF([.A973]=&quot;up&quot;;-[.B973])" office:value-type="float" office:value="710" calcext:value-type="float">
            <text:p>710</text:p>
          </table:table-cell>
          <table:table-cell table:formula="of:=[.D973]+IF([.A973]=&quot;forward&quot;;[.B973])" office:value-type="float" office:value="1934" calcext:value-type="float">
            <text:p>1934</text:p>
          </table:table-cell>
          <table:table-cell table:formula="of:=[.E973]+IF([.A973]=&quot;forward&quot;;[.B973]*[.C973])" office:value-type="float" office:value="735761" calcext:value-type="float">
            <text:p>7357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[.C974]+IF([.A974]=&quot;down&quot;;[.B974])+IF([.A974]=&quot;up&quot;;-[.B974])" office:value-type="float" office:value="710" calcext:value-type="float">
            <text:p>710</text:p>
          </table:table-cell>
          <table:table-cell table:formula="of:=[.D974]+IF([.A974]=&quot;forward&quot;;[.B974])" office:value-type="float" office:value="1941" calcext:value-type="float">
            <text:p>1941</text:p>
          </table:table-cell>
          <table:table-cell table:formula="of:=[.E974]+IF([.A974]=&quot;forward&quot;;[.B974]*[.C974])" office:value-type="float" office:value="740731" calcext:value-type="float">
            <text:p>7407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975]+IF([.A975]=&quot;down&quot;;[.B975])+IF([.A975]=&quot;up&quot;;-[.B975])" office:value-type="float" office:value="710" calcext:value-type="float">
            <text:p>710</text:p>
          </table:table-cell>
          <table:table-cell table:formula="of:=[.D975]+IF([.A975]=&quot;forward&quot;;[.B975])" office:value-type="float" office:value="1947" calcext:value-type="float">
            <text:p>1947</text:p>
          </table:table-cell>
          <table:table-cell table:formula="of:=[.E975]+IF([.A975]=&quot;forward&quot;;[.B975]*[.C975])" office:value-type="float" office:value="744991" calcext:value-type="float">
            <text:p>7449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976]+IF([.A976]=&quot;down&quot;;[.B976])+IF([.A976]=&quot;up&quot;;-[.B976])" office:value-type="float" office:value="708" calcext:value-type="float">
            <text:p>708</text:p>
          </table:table-cell>
          <table:table-cell table:formula="of:=[.D976]+IF([.A976]=&quot;forward&quot;;[.B976])" office:value-type="float" office:value="1947" calcext:value-type="float">
            <text:p>1947</text:p>
          </table:table-cell>
          <table:table-cell table:formula="of:=[.E976]+IF([.A976]=&quot;forward&quot;;[.B976]*[.C976])" office:value-type="float" office:value="744991" calcext:value-type="float">
            <text:p>7449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[.C977]+IF([.A977]=&quot;down&quot;;[.B977])+IF([.A977]=&quot;up&quot;;-[.B977])" office:value-type="float" office:value="716" calcext:value-type="float">
            <text:p>716</text:p>
          </table:table-cell>
          <table:table-cell table:formula="of:=[.D977]+IF([.A977]=&quot;forward&quot;;[.B977])" office:value-type="float" office:value="1947" calcext:value-type="float">
            <text:p>1947</text:p>
          </table:table-cell>
          <table:table-cell table:formula="of:=[.E977]+IF([.A977]=&quot;forward&quot;;[.B977]*[.C977])" office:value-type="float" office:value="744991" calcext:value-type="float">
            <text:p>7449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978]+IF([.A978]=&quot;down&quot;;[.B978])+IF([.A978]=&quot;up&quot;;-[.B978])" office:value-type="float" office:value="722" calcext:value-type="float">
            <text:p>722</text:p>
          </table:table-cell>
          <table:table-cell table:formula="of:=[.D978]+IF([.A978]=&quot;forward&quot;;[.B978])" office:value-type="float" office:value="1947" calcext:value-type="float">
            <text:p>1947</text:p>
          </table:table-cell>
          <table:table-cell table:formula="of:=[.E978]+IF([.A978]=&quot;forward&quot;;[.B978]*[.C978])" office:value-type="float" office:value="744991" calcext:value-type="float">
            <text:p>7449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[.C979]+IF([.A979]=&quot;down&quot;;[.B979])+IF([.A979]=&quot;up&quot;;-[.B979])" office:value-type="float" office:value="722" calcext:value-type="float">
            <text:p>722</text:p>
          </table:table-cell>
          <table:table-cell table:formula="of:=[.D979]+IF([.A979]=&quot;forward&quot;;[.B979])" office:value-type="float" office:value="1952" calcext:value-type="float">
            <text:p>1952</text:p>
          </table:table-cell>
          <table:table-cell table:formula="of:=[.E979]+IF([.A979]=&quot;forward&quot;;[.B979]*[.C979])" office:value-type="float" office:value="748601" calcext:value-type="float">
            <text:p>7486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[.C980]+IF([.A980]=&quot;down&quot;;[.B980])+IF([.A980]=&quot;up&quot;;-[.B980])" office:value-type="float" office:value="720" calcext:value-type="float">
            <text:p>720</text:p>
          </table:table-cell>
          <table:table-cell table:formula="of:=[.D980]+IF([.A980]=&quot;forward&quot;;[.B980])" office:value-type="float" office:value="1952" calcext:value-type="float">
            <text:p>1952</text:p>
          </table:table-cell>
          <table:table-cell table:formula="of:=[.E980]+IF([.A980]=&quot;forward&quot;;[.B980]*[.C980])" office:value-type="float" office:value="748601" calcext:value-type="float">
            <text:p>7486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[.C981]+IF([.A981]=&quot;down&quot;;[.B981])+IF([.A981]=&quot;up&quot;;-[.B981])" office:value-type="float" office:value="720" calcext:value-type="float">
            <text:p>720</text:p>
          </table:table-cell>
          <table:table-cell table:formula="of:=[.D981]+IF([.A981]=&quot;forward&quot;;[.B981])" office:value-type="float" office:value="1957" calcext:value-type="float">
            <text:p>1957</text:p>
          </table:table-cell>
          <table:table-cell table:formula="of:=[.E981]+IF([.A981]=&quot;forward&quot;;[.B981]*[.C981])" office:value-type="float" office:value="752201" calcext:value-type="float">
            <text:p>7522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[.C982]+IF([.A982]=&quot;down&quot;;[.B982])+IF([.A982]=&quot;up&quot;;-[.B982])" office:value-type="float" office:value="720" calcext:value-type="float">
            <text:p>720</text:p>
          </table:table-cell>
          <table:table-cell table:formula="of:=[.D982]+IF([.A982]=&quot;forward&quot;;[.B982])" office:value-type="float" office:value="1958" calcext:value-type="float">
            <text:p>1958</text:p>
          </table:table-cell>
          <table:table-cell table:formula="of:=[.E982]+IF([.A982]=&quot;forward&quot;;[.B982]*[.C982])" office:value-type="float" office:value="752921" calcext:value-type="float">
            <text:p>7529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[.C983]+IF([.A983]=&quot;down&quot;;[.B983])+IF([.A983]=&quot;up&quot;;-[.B983])" office:value-type="float" office:value="711" calcext:value-type="float">
            <text:p>711</text:p>
          </table:table-cell>
          <table:table-cell table:formula="of:=[.D983]+IF([.A983]=&quot;forward&quot;;[.B983])" office:value-type="float" office:value="1958" calcext:value-type="float">
            <text:p>1958</text:p>
          </table:table-cell>
          <table:table-cell table:formula="of:=[.E983]+IF([.A983]=&quot;forward&quot;;[.B983]*[.C983])" office:value-type="float" office:value="752921" calcext:value-type="float">
            <text:p>7529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984]+IF([.A984]=&quot;down&quot;;[.B984])+IF([.A984]=&quot;up&quot;;-[.B984])" office:value-type="float" office:value="719" calcext:value-type="float">
            <text:p>719</text:p>
          </table:table-cell>
          <table:table-cell table:formula="of:=[.D984]+IF([.A984]=&quot;forward&quot;;[.B984])" office:value-type="float" office:value="1958" calcext:value-type="float">
            <text:p>1958</text:p>
          </table:table-cell>
          <table:table-cell table:formula="of:=[.E984]+IF([.A984]=&quot;forward&quot;;[.B984]*[.C984])" office:value-type="float" office:value="752921" calcext:value-type="float">
            <text:p>7529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[.C985]+IF([.A985]=&quot;down&quot;;[.B985])+IF([.A985]=&quot;up&quot;;-[.B985])" office:value-type="float" office:value="719" calcext:value-type="float">
            <text:p>719</text:p>
          </table:table-cell>
          <table:table-cell table:formula="of:=[.D985]+IF([.A985]=&quot;forward&quot;;[.B985])" office:value-type="float" office:value="1965" calcext:value-type="float">
            <text:p>1965</text:p>
          </table:table-cell>
          <table:table-cell table:formula="of:=[.E985]+IF([.A985]=&quot;forward&quot;;[.B985]*[.C985])" office:value-type="float" office:value="757954" calcext:value-type="float">
            <text:p>7579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[.C986]+IF([.A986]=&quot;down&quot;;[.B986])+IF([.A986]=&quot;up&quot;;-[.B986])" office:value-type="float" office:value="715" calcext:value-type="float">
            <text:p>715</text:p>
          </table:table-cell>
          <table:table-cell table:formula="of:=[.D986]+IF([.A986]=&quot;forward&quot;;[.B986])" office:value-type="float" office:value="1965" calcext:value-type="float">
            <text:p>1965</text:p>
          </table:table-cell>
          <table:table-cell table:formula="of:=[.E986]+IF([.A986]=&quot;forward&quot;;[.B986]*[.C986])" office:value-type="float" office:value="757954" calcext:value-type="float">
            <text:p>7579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[.C987]+IF([.A987]=&quot;down&quot;;[.B987])+IF([.A987]=&quot;up&quot;;-[.B987])" office:value-type="float" office:value="715" calcext:value-type="float">
            <text:p>715</text:p>
          </table:table-cell>
          <table:table-cell table:formula="of:=[.D987]+IF([.A987]=&quot;forward&quot;;[.B987])" office:value-type="float" office:value="1973" calcext:value-type="float">
            <text:p>1973</text:p>
          </table:table-cell>
          <table:table-cell table:formula="of:=[.E987]+IF([.A987]=&quot;forward&quot;;[.B987]*[.C987])" office:value-type="float" office:value="763674" calcext:value-type="float">
            <text:p>7636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988]+IF([.A988]=&quot;down&quot;;[.B988])+IF([.A988]=&quot;up&quot;;-[.B988])" office:value-type="float" office:value="719" calcext:value-type="float">
            <text:p>719</text:p>
          </table:table-cell>
          <table:table-cell table:formula="of:=[.D988]+IF([.A988]=&quot;forward&quot;;[.B988])" office:value-type="float" office:value="1973" calcext:value-type="float">
            <text:p>1973</text:p>
          </table:table-cell>
          <table:table-cell table:formula="of:=[.E988]+IF([.A988]=&quot;forward&quot;;[.B988]*[.C988])" office:value-type="float" office:value="763674" calcext:value-type="float">
            <text:p>7636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989]+IF([.A989]=&quot;down&quot;;[.B989])+IF([.A989]=&quot;up&quot;;-[.B989])" office:value-type="float" office:value="719" calcext:value-type="float">
            <text:p>719</text:p>
          </table:table-cell>
          <table:table-cell table:formula="of:=[.D989]+IF([.A989]=&quot;forward&quot;;[.B989])" office:value-type="float" office:value="1976" calcext:value-type="float">
            <text:p>1976</text:p>
          </table:table-cell>
          <table:table-cell table:formula="of:=[.E989]+IF([.A989]=&quot;forward&quot;;[.B989]*[.C989])" office:value-type="float" office:value="765831" calcext:value-type="float">
            <text:p>7658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[.C990]+IF([.A990]=&quot;down&quot;;[.B990])+IF([.A990]=&quot;up&quot;;-[.B990])" office:value-type="float" office:value="719" calcext:value-type="float">
            <text:p>719</text:p>
          </table:table-cell>
          <table:table-cell table:formula="of:=[.D990]+IF([.A990]=&quot;forward&quot;;[.B990])" office:value-type="float" office:value="1979" calcext:value-type="float">
            <text:p>1979</text:p>
          </table:table-cell>
          <table:table-cell table:formula="of:=[.E990]+IF([.A990]=&quot;forward&quot;;[.B990]*[.C990])" office:value-type="float" office:value="767988" calcext:value-type="float">
            <text:p>7679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991]+IF([.A991]=&quot;down&quot;;[.B991])+IF([.A991]=&quot;up&quot;;-[.B991])" office:value-type="float" office:value="728" calcext:value-type="float">
            <text:p>728</text:p>
          </table:table-cell>
          <table:table-cell table:formula="of:=[.D991]+IF([.A991]=&quot;forward&quot;;[.B991])" office:value-type="float" office:value="1979" calcext:value-type="float">
            <text:p>1979</text:p>
          </table:table-cell>
          <table:table-cell table:formula="of:=[.E991]+IF([.A991]=&quot;forward&quot;;[.B991]*[.C991])" office:value-type="float" office:value="767988" calcext:value-type="float">
            <text:p>7679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992]+IF([.A992]=&quot;down&quot;;[.B992])+IF([.A992]=&quot;up&quot;;-[.B992])" office:value-type="float" office:value="728" calcext:value-type="float">
            <text:p>728</text:p>
          </table:table-cell>
          <table:table-cell table:formula="of:=[.D992]+IF([.A992]=&quot;forward&quot;;[.B992])" office:value-type="float" office:value="1983" calcext:value-type="float">
            <text:p>1983</text:p>
          </table:table-cell>
          <table:table-cell table:formula="of:=[.E992]+IF([.A992]=&quot;forward&quot;;[.B992]*[.C992])" office:value-type="float" office:value="770900" calcext:value-type="float">
            <text:p>770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[.C993]+IF([.A993]=&quot;down&quot;;[.B993])+IF([.A993]=&quot;up&quot;;-[.B993])" office:value-type="float" office:value="728" calcext:value-type="float">
            <text:p>728</text:p>
          </table:table-cell>
          <table:table-cell table:formula="of:=[.D993]+IF([.A993]=&quot;forward&quot;;[.B993])" office:value-type="float" office:value="1992" calcext:value-type="float">
            <text:p>1992</text:p>
          </table:table-cell>
          <table:table-cell table:formula="of:=[.E993]+IF([.A993]=&quot;forward&quot;;[.B993]*[.C993])" office:value-type="float" office:value="777452" calcext:value-type="float">
            <text:p>7774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994]+IF([.A994]=&quot;down&quot;;[.B994])+IF([.A994]=&quot;up&quot;;-[.B994])" office:value-type="float" office:value="720" calcext:value-type="float">
            <text:p>720</text:p>
          </table:table-cell>
          <table:table-cell table:formula="of:=[.D994]+IF([.A994]=&quot;forward&quot;;[.B994])" office:value-type="float" office:value="1992" calcext:value-type="float">
            <text:p>1992</text:p>
          </table:table-cell>
          <table:table-cell table:formula="of:=[.E994]+IF([.A994]=&quot;forward&quot;;[.B994]*[.C994])" office:value-type="float" office:value="777452" calcext:value-type="float">
            <text:p>7774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[.C995]+IF([.A995]=&quot;down&quot;;[.B995])+IF([.A995]=&quot;up&quot;;-[.B995])" office:value-type="float" office:value="720" calcext:value-type="float">
            <text:p>720</text:p>
          </table:table-cell>
          <table:table-cell table:formula="of:=[.D995]+IF([.A995]=&quot;forward&quot;;[.B995])" office:value-type="float" office:value="1999" calcext:value-type="float">
            <text:p>1999</text:p>
          </table:table-cell>
          <table:table-cell table:formula="of:=[.E995]+IF([.A995]=&quot;forward&quot;;[.B995]*[.C995])" office:value-type="float" office:value="782492" calcext:value-type="float">
            <text:p>7824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[.C996]+IF([.A996]=&quot;down&quot;;[.B996])+IF([.A996]=&quot;up&quot;;-[.B996])" office:value-type="float" office:value="720" calcext:value-type="float">
            <text:p>720</text:p>
          </table:table-cell>
          <table:table-cell table:formula="of:=[.D996]+IF([.A996]=&quot;forward&quot;;[.B996])" office:value-type="float" office:value="2002" calcext:value-type="float">
            <text:p>2002</text:p>
          </table:table-cell>
          <table:table-cell table:formula="of:=[.E996]+IF([.A996]=&quot;forward&quot;;[.B996]*[.C996])" office:value-type="float" office:value="784652" calcext:value-type="float">
            <text:p>7846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[.C997]+IF([.A997]=&quot;down&quot;;[.B997])+IF([.A997]=&quot;up&quot;;-[.B997])" office:value-type="float" office:value="720" calcext:value-type="float">
            <text:p>720</text:p>
          </table:table-cell>
          <table:table-cell table:formula="of:=[.D997]+IF([.A997]=&quot;forward&quot;;[.B997])" office:value-type="float" office:value="2011" calcext:value-type="float">
            <text:p>2011</text:p>
          </table:table-cell>
          <table:table-cell table:formula="of:=[.E997]+IF([.A997]=&quot;forward&quot;;[.B997]*[.C997])" office:value-type="float" office:value="791132" calcext:value-type="float">
            <text:p>7911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[.C998]+IF([.A998]=&quot;down&quot;;[.B998])+IF([.A998]=&quot;up&quot;;-[.B998])" office:value-type="float" office:value="720" calcext:value-type="float">
            <text:p>720</text:p>
          </table:table-cell>
          <table:table-cell table:formula="of:=[.D998]+IF([.A998]=&quot;forward&quot;;[.B998])" office:value-type="float" office:value="2015" calcext:value-type="float">
            <text:p>2015</text:p>
          </table:table-cell>
          <table:table-cell table:formula="of:=[.E998]+IF([.A998]=&quot;forward&quot;;[.B998]*[.C998])" office:value-type="float" office:value="794012" calcext:value-type="float">
            <text:p>7940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[.C999]+IF([.A999]=&quot;down&quot;;[.B999])+IF([.A999]=&quot;up&quot;;-[.B999])" office:value-type="float" office:value="717" calcext:value-type="float">
            <text:p>717</text:p>
          </table:table-cell>
          <table:table-cell table:formula="of:=[.D999]+IF([.A999]=&quot;forward&quot;;[.B999])" office:value-type="float" office:value="2015" calcext:value-type="float">
            <text:p>2015</text:p>
          </table:table-cell>
          <table:table-cell table:formula="of:=[.E999]+IF([.A999]=&quot;forward&quot;;[.B999]*[.C999])" office:value-type="float" office:value="794012" calcext:value-type="float">
            <text:p>7940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[.C1000]+IF([.A1000]=&quot;down&quot;;[.B1000])+IF([.A1000]=&quot;up&quot;;-[.B1000])" office:value-type="float" office:value="717" calcext:value-type="float">
            <text:p>717</text:p>
          </table:table-cell>
          <table:table-cell table:formula="of:=[.D1000]+IF([.A1000]=&quot;forward&quot;;[.B1000])" office:value-type="float" office:value="2017" calcext:value-type="float">
            <text:p>2017</text:p>
          </table:table-cell>
          <table:table-cell table:formula="of:=[.E1000]+IF([.A1000]=&quot;forward&quot;;[.B1000]*[.C1000])" office:value-type="float" office:value="795446" calcext:value-type="float">
            <text:p>79544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001]+IF([.A1001]=&quot;down&quot;;[.B1001])+IF([.A1001]=&quot;up&quot;;-[.B1001])" office:value-type="float" office:value="717" calcext:value-type="float">
            <text:p>717</text:p>
          </table:table-cell>
          <table:table-cell table:formula="of:=[.D1001]+IF([.A1001]=&quot;forward&quot;;[.B1001])" office:value-type="float" office:value="2024" calcext:value-type="float">
            <text:p>2024</text:p>
          </table:table-cell>
          <table:table-cell table:formula="of:=[.E1001]+IF([.A1001]=&quot;forward&quot;;[.B1001]*[.C1001])" office:value-type="float" office:value="800465" calcext:value-type="float">
            <text:p>800465</text:p>
          </table:table-cell>
          <table:table-cell table:style-name="ce10" table:formula="of:=[.D1002]*[.E1002]" office:value-type="float" office:value="1620141160" calcext:value-type="float">
            <text:p>1620141160</text:p>
          </table:table-cell>
          <table:table-cell table:number-columns-repeated="1018"/>
        </table:table-row>
      </table:table>
      <table:named-expressions/>
      <table:data-pilot-tables>
        <table:data-pilot-table table:name="DataPilot1" table:application-data="" table:target-range-address="'Pivot Table_day2_input_1'.A1:'Pivot Table_day2_input_1'.B5" table:buttons="'Pivot Table_day2_input_1'.A1" table:show-filter-button="false" table:drill-down-on-double-click="false">
          <table:source-cell-range table:cell-range-address="day2_input.A1:day2_input.B10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irection" table:orientation="row" table:used-hierarchy="0" table:function="auto">
            <table:data-pilot-level table:show-empty="false" calcext:repeat-item-labels="false">
              <table:data-pilot-members>
                <table:data-pilot-member table:name="down" table:display="true" table:show-details="true"/>
                <table:data-pilot-member table:name="forward" table:display="true" table:show-details="true"/>
                <table:data-pilot-member table:name="u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ue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2T06:48:13.564700291</dc:date>
    <meta:editing-duration>PT56S</meta:editing-duration>
    <meta:editing-cycles>2</meta:editing-cycles>
    <meta:generator>LibreOffice/6.4.7.2$Linux_X86_64 LibreOffice_project/40$Build-2</meta:generator>
    <meta:document-statistic meta:table-count="4" meta:cell-count="7062" meta:object-count="0"/>
  </office:meta>
</office:document-meta>
</file>